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edy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log10(h)</text:p>
          </table:table-cell>
          <table:table-cell office:value-type="string">
            <text:p>log10(kon)</text:p>
          </table:table-cell>
          <table:table-cell office:value-type="string">
            <text:p>log10(num)</text:p>
          </table:table-cell>
          <table:table-cell/>
          <table:table-cell office:value-type="string">
            <text:p>R(kon)</text:p>
          </table:table-cell>
          <table:table-cell office:value-type="string">
            <text:p>R(num)</text:p>
          </table:table-cell>
        </table:table-row>
        <table:table-row table:style-name="ro1">
          <table:table-cell office:value-type="float" office:value="-1.7995153">
            <text:p>-1,7995153</text:p>
          </table:table-cell>
          <table:table-cell office:value-type="float" office:value="-4.561126">
            <text:p>-4,561126</text:p>
          </table:table-cell>
          <table:table-cell office:value-type="float" office:value="-9.3062997">
            <text:p>-9,3062997</text:p>
          </table:table-cell>
          <table:table-cell/>
          <table:table-cell table:formula="of:=([.B3]-[.B2])/([.$A3]-[.$A2])" office:value-type="float" office:value="1.9999543793308">
            <text:p>1,9999543793</text:p>
          </table:table-cell>
          <table:table-cell table:formula="of:=([.C3]-[.C2])/([.$A3]-[.$A2])" office:value-type="float" office:value="4.00354207887194">
            <text:p>4,0035420789</text:p>
          </table:table-cell>
        </table:table-row>
        <table:table-row table:style-name="ro1">
          <table:table-cell office:value-type="float" office:value="-1.9770664">
            <text:p>-1,9770664</text:p>
          </table:table-cell>
          <table:table-cell office:value-type="float" office:value="-4.9162201">
            <text:p>-4,9162201</text:p>
          </table:table-cell>
          <table:table-cell office:value-type="float" office:value="-10.017133">
            <text:p>-10,017133</text:p>
          </table:table-cell>
          <table:table-cell table:number-columns-repeated="3"/>
        </table:table-row>
        <table:table-row table:style-name="ro1">
          <table:table-cell office:value-type="float" office:value="-2.1027332">
            <text:p>-2,1027332</text:p>
          </table:table-cell>
          <table:table-cell office:value-type="float" office:value="-5.167553">
            <text:p>-5,167553</text:p>
          </table:table-cell>
          <table:table-cell office:value-type="float" office:value="-10.519887">
            <text:p>-10,519887</text:p>
          </table:table-cell>
          <table:table-cell table:number-columns-repeated="2"/>
          <table:table-cell>
            <draw:frame table:end-cell-address="bledy.S41" table:end-x="1.888cm" table:end-y="0.082cm" draw:z-index="0" draw:style-name="gr1" draw:text-style-name="P1" svg:width="29.219cm" svg:height="16.422cm" svg:x="2.025cm" svg:y="0.371cm">
              <draw:object draw:notify-on-update-of-ranges="bledy.A2:bledy.A1526 bledy.A2:bledy.A1000 bledy.B1:bledy.B1 bledy.B2:bledy.B1000 bledy.A2:bledy.A1000 bledy.C1:bledy.C1 bledy.C2:bledy.C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2.2000795">
            <text:p>-2,2000795</text:p>
          </table:table-cell>
          <table:table-cell office:value-type="float" office:value="-5.3622462">
            <text:p>-5,3622462</text:p>
          </table:table-cell>
          <table:table-cell office:value-type="float" office:value="-10.916232">
            <text:p>-10,916232</text:p>
          </table:table-cell>
          <table:table-cell table:number-columns-repeated="3"/>
        </table:table-row>
        <table:table-row table:style-name="ro1">
          <table:table-cell office:value-type="float" office:value="-2.2795513">
            <text:p>-2,2795513</text:p>
          </table:table-cell>
          <table:table-cell office:value-type="float" office:value="-5.5211907">
            <text:p>-5,5211907</text:p>
          </table:table-cell>
          <table:table-cell office:value-type="float" office:value="-11.25068">
            <text:p>-11,25068</text:p>
          </table:table-cell>
          <table:table-cell table:number-columns-repeated="3"/>
        </table:table-row>
        <table:table-row table:style-name="ro1">
          <table:table-cell office:value-type="float" office:value="-2.3467055">
            <text:p>-2,3467055</text:p>
          </table:table-cell>
          <table:table-cell office:value-type="float" office:value="-5.6555001">
            <text:p>-5,6555001</text:p>
          </table:table-cell>
          <table:table-cell office:value-type="float" office:value="-11.602832">
            <text:p>-11,602832</text:p>
          </table:table-cell>
          <table:table-cell table:number-columns-repeated="3"/>
        </table:table-row>
        <table:table-row table:style-name="ro1">
          <table:table-cell office:value-type="float" office:value="-2.404853">
            <text:p>-2,404853</text:p>
          </table:table-cell>
          <table:table-cell office:value-type="float" office:value="-5.7717957">
            <text:p>-5,7717957</text:p>
          </table:table-cell>
          <table:table-cell office:value-type="float" office:value="-11.777515">
            <text:p>-11,777515</text:p>
          </table:table-cell>
          <table:table-cell table:number-columns-repeated="3"/>
        </table:table-row>
        <table:table-row table:style-name="ro1">
          <table:table-cell office:value-type="float" office:value="-2.4561265">
            <text:p>-2,4561265</text:p>
          </table:table-cell>
          <table:table-cell office:value-type="float" office:value="-5.874343">
            <text:p>-5,874343</text:p>
          </table:table-cell>
          <table:table-cell office:value-type="float" office:value="-12.278628">
            <text:p>-12,278628</text:p>
          </table:table-cell>
          <table:table-cell table:number-columns-repeated="3"/>
        </table:table-row>
        <table:table-row table:style-name="ro1">
          <table:table-cell office:value-type="float" office:value="-2.5019807">
            <text:p>-2,5019807</text:p>
          </table:table-cell>
          <table:table-cell office:value-type="float" office:value="-5.966052">
            <text:p>-5,966052</text:p>
          </table:table-cell>
          <table:table-cell office:value-type="float" office:value="-11.66411">
            <text:p>-11,66411</text:p>
          </table:table-cell>
          <table:table-cell table:number-columns-repeated="3"/>
        </table:table-row>
        <table:table-row table:style-name="ro1">
          <table:table-cell office:value-type="float" office:value="-2.5434525">
            <text:p>-2,5434525</text:p>
          </table:table-cell>
          <table:table-cell office:value-type="float" office:value="-6.0489955">
            <text:p>-6,0489955</text:p>
          </table:table-cell>
          <table:table-cell office:value-type="float" office:value="-11.854806">
            <text:p>-11,854806</text:p>
          </table:table-cell>
          <table:table-cell table:number-columns-repeated="3"/>
        </table:table-row>
        <table:table-row table:style-name="ro1">
          <table:table-cell office:value-type="float" office:value="-2.5813069">
            <text:p>-2,5813069</text:p>
          </table:table-cell>
          <table:table-cell office:value-type="float" office:value="-6.1247052">
            <text:p>-6,1247052</text:p>
          </table:table-cell>
          <table:table-cell office:value-type="float" office:value="-12.002815">
            <text:p>-12,002815</text:p>
          </table:table-cell>
          <table:table-cell table:number-columns-repeated="3"/>
        </table:table-row>
        <table:table-row table:style-name="ro1">
          <table:table-cell office:value-type="float" office:value="-2.6161248">
            <text:p>-2,6161248</text:p>
          </table:table-cell>
          <table:table-cell office:value-type="float" office:value="-6.1943391">
            <text:p>-6,1943391</text:p>
          </table:table-cell>
          <table:table-cell office:value-type="float" office:value="-11.660741">
            <text:p>-11,660741</text:p>
          </table:table-cell>
          <table:table-cell table:number-columns-repeated="3"/>
        </table:table-row>
        <table:table-row table:style-name="ro1">
          <table:table-cell office:value-type="float" office:value="-2.6483573">
            <text:p>-2,6483573</text:p>
          </table:table-cell>
          <table:table-cell office:value-type="float" office:value="-6.2588028">
            <text:p>-6,2588028</text:p>
          </table:table-cell>
          <table:table-cell office:value-type="float" office:value="-11.570469">
            <text:p>-11,570469</text:p>
          </table:table-cell>
          <table:table-cell table:number-columns-repeated="3"/>
        </table:table-row>
        <table:table-row table:style-name="ro1">
          <table:table-cell office:value-type="float" office:value="-2.6783619">
            <text:p>-2,6783619</text:p>
          </table:table-cell>
          <table:table-cell office:value-type="float" office:value="-6.3188127">
            <text:p>-6,3188127</text:p>
          </table:table-cell>
          <table:table-cell office:value-type="float" office:value="-11.639838">
            <text:p>-11,639838</text:p>
          </table:table-cell>
          <table:table-cell table:number-columns-repeated="3"/>
        </table:table-row>
        <table:table-row table:style-name="ro1">
          <table:table-cell office:value-type="float" office:value="-2.7064269">
            <text:p>-2,7064269</text:p>
          </table:table-cell>
          <table:table-cell office:value-type="float" office:value="-6.3749453">
            <text:p>-6,3749453</text:p>
          </table:table-cell>
          <table:table-cell office:value-type="float" office:value="-11.765493">
            <text:p>-11,765493</text:p>
          </table:table-cell>
          <table:table-cell table:number-columns-repeated="3"/>
        </table:table-row>
        <table:table-row table:style-name="ro1">
          <table:table-cell office:value-type="float" office:value="-2.7327878">
            <text:p>-2,7327878</text:p>
          </table:table-cell>
          <table:table-cell office:value-type="float" office:value="-6.4276613">
            <text:p>-6,4276613</text:p>
          </table:table-cell>
          <table:table-cell office:value-type="float" office:value="-11.390018">
            <text:p>-11,390018</text:p>
          </table:table-cell>
          <table:table-cell table:number-columns-repeated="3"/>
        </table:table-row>
        <table:table-row table:style-name="ro1">
          <table:table-cell office:value-type="float" office:value="-2.7576398">
            <text:p>-2,7576398</text:p>
          </table:table-cell>
          <table:table-cell office:value-type="float" office:value="-6.4773716">
            <text:p>-6,4773716</text:p>
          </table:table-cell>
          <table:table-cell office:value-type="float" office:value="-11.488375">
            <text:p>-11,488375</text:p>
          </table:table-cell>
          <table:table-cell table:number-columns-repeated="3"/>
        </table:table-row>
        <table:table-row table:style-name="ro1">
          <table:table-cell office:value-type="float" office:value="-2.7811463">
            <text:p>-2,7811463</text:p>
          </table:table-cell>
          <table:table-cell office:value-type="float" office:value="-6.5243811">
            <text:p>-6,5243811</text:p>
          </table:table-cell>
          <table:table-cell office:value-type="float" office:value="-11.433321">
            <text:p>-11,433321</text:p>
          </table:table-cell>
          <table:table-cell table:number-columns-repeated="3"/>
        </table:table-row>
        <table:table-row table:style-name="ro1">
          <table:table-cell office:value-type="float" office:value="-2.8034456">
            <text:p>-2,8034456</text:p>
          </table:table-cell>
          <table:table-cell office:value-type="float" office:value="-6.5689811">
            <text:p>-6,5689811</text:p>
          </table:table-cell>
          <table:table-cell office:value-type="float" office:value="-11.433897">
            <text:p>-11,433897</text:p>
          </table:table-cell>
          <table:table-cell table:number-columns-repeated="3"/>
        </table:table-row>
        <table:table-row table:style-name="ro1">
          <table:table-cell office:value-type="float" office:value="-2.8246556">
            <text:p>-2,8246556</text:p>
          </table:table-cell>
          <table:table-cell office:value-type="float" office:value="-6.6113974">
            <text:p>-6,6113974</text:p>
          </table:table-cell>
          <table:table-cell office:value-type="float" office:value="-11.34838">
            <text:p>-11,34838</text:p>
          </table:table-cell>
          <table:table-cell table:number-columns-repeated="3"/>
        </table:table-row>
        <table:table-row table:style-name="ro1">
          <table:table-cell office:value-type="float" office:value="-2.8448778">
            <text:p>-2,8448778</text:p>
          </table:table-cell>
          <table:table-cell office:value-type="float" office:value="-6.6518357">
            <text:p>-6,6518357</text:p>
          </table:table-cell>
          <table:table-cell office:value-type="float" office:value="-11.2743">
            <text:p>-11,2743</text:p>
          </table:table-cell>
          <table:table-cell table:number-columns-repeated="3"/>
        </table:table-row>
        <table:table-row table:style-name="ro1">
          <table:table-cell office:value-type="float" office:value="-2.8642002">
            <text:p>-2,8642002</text:p>
          </table:table-cell>
          <table:table-cell office:value-type="float" office:value="-6.6904691">
            <text:p>-6,6904691</text:p>
          </table:table-cell>
          <table:table-cell office:value-type="float" office:value="-11.252521">
            <text:p>-11,252521</text:p>
          </table:table-cell>
          <table:table-cell table:number-columns-repeated="3"/>
        </table:table-row>
        <table:table-row table:style-name="ro1">
          <table:table-cell office:value-type="float" office:value="-2.8826993">
            <text:p>-2,8826993</text:p>
          </table:table-cell>
          <table:table-cell office:value-type="float" office:value="-6.7274948">
            <text:p>-6,7274948</text:p>
          </table:table-cell>
          <table:table-cell office:value-type="float" office:value="-11.499562">
            <text:p>-11,499562</text:p>
          </table:table-cell>
          <table:table-cell table:number-columns-repeated="3"/>
        </table:table-row>
        <table:table-row table:style-name="ro1">
          <table:table-cell office:value-type="float" office:value="-2.9004426">
            <text:p>-2,9004426</text:p>
          </table:table-cell>
          <table:table-cell office:value-type="float" office:value="-6.7629553">
            <text:p>-6,7629553</text:p>
          </table:table-cell>
          <table:table-cell office:value-type="float" office:value="-11.098647">
            <text:p>-11,098647</text:p>
          </table:table-cell>
          <table:table-cell table:number-columns-repeated="3"/>
        </table:table-row>
        <table:table-row table:style-name="ro1">
          <table:table-cell office:value-type="float" office:value="-2.9174893">
            <text:p>-2,9174893</text:p>
          </table:table-cell>
          <table:table-cell office:value-type="float" office:value="-6.7970505">
            <text:p>-6,7970505</text:p>
          </table:table-cell>
          <table:table-cell office:value-type="float" office:value="-11.659573">
            <text:p>-11,659573</text:p>
          </table:table-cell>
          <table:table-cell table:number-columns-repeated="3"/>
        </table:table-row>
        <table:table-row table:style-name="ro1">
          <table:table-cell office:value-type="float" office:value="-2.9338921">
            <text:p>-2,9338921</text:p>
          </table:table-cell>
          <table:table-cell office:value-type="float" office:value="-6.8298772">
            <text:p>-6,8298772</text:p>
          </table:table-cell>
          <table:table-cell office:value-type="float" office:value="-11.235225">
            <text:p>-11,235225</text:p>
          </table:table-cell>
          <table:table-cell table:number-columns-repeated="3"/>
        </table:table-row>
        <table:table-row table:style-name="ro1">
          <table:table-cell office:value-type="float" office:value="-2.9496978">
            <text:p>-2,9496978</text:p>
          </table:table-cell>
          <table:table-cell office:value-type="float" office:value="-6.8614848">
            <text:p>-6,8614848</text:p>
          </table:table-cell>
          <table:table-cell office:value-type="float" office:value="-11.494263">
            <text:p>-11,494263</text:p>
          </table:table-cell>
          <table:table-cell table:number-columns-repeated="3"/>
        </table:table-row>
        <table:table-row table:style-name="ro1">
          <table:table-cell office:value-type="float" office:value="-2.9649485">
            <text:p>-2,9649485</text:p>
          </table:table-cell>
          <table:table-cell office:value-type="float" office:value="-6.8919654">
            <text:p>-6,8919654</text:p>
          </table:table-cell>
          <table:table-cell office:value-type="float" office:value="-12.623973">
            <text:p>-12,623973</text:p>
          </table:table-cell>
          <table:table-cell table:number-columns-repeated="3"/>
        </table:table-row>
        <table:table-row table:style-name="ro1">
          <table:table-cell office:value-type="float" office:value="-2.9796818">
            <text:p>-2,9796818</text:p>
          </table:table-cell>
          <table:table-cell office:value-type="float" office:value="-6.9214107">
            <text:p>-6,9214107</text:p>
          </table:table-cell>
          <table:table-cell office:value-type="float" office:value="-11.082393">
            <text:p>-11,082393</text:p>
          </table:table-cell>
          <table:table-cell table:number-columns-repeated="3"/>
        </table:table-row>
        <table:table-row table:style-name="ro1">
          <table:table-cell office:value-type="float" office:value="-2.9939315">
            <text:p>-2,9939315</text:p>
          </table:table-cell>
          <table:table-cell office:value-type="float" office:value="-6.9499739">
            <text:p>-6,9499739</text:p>
          </table:table-cell>
          <table:table-cell office:value-type="float" office:value="-11.734665">
            <text:p>-11,734665</text:p>
          </table:table-cell>
          <table:table-cell table:number-columns-repeated="3"/>
        </table:table-row>
        <table:table-row table:style-name="ro1">
          <table:table-cell office:value-type="float" office:value="-3.0077286">
            <text:p>-3,0077286</text:p>
          </table:table-cell>
          <table:table-cell office:value-type="float" office:value="-6.9775321">
            <text:p>-6,9775321</text:p>
          </table:table-cell>
          <table:table-cell office:value-type="float" office:value="-11.429623">
            <text:p>-11,429623</text:p>
          </table:table-cell>
          <table:table-cell table:number-columns-repeated="3"/>
        </table:table-row>
        <table:table-row table:style-name="ro1">
          <table:table-cell office:value-type="float" office:value="-3.0211008">
            <text:p>-3,0211008</text:p>
          </table:table-cell>
          <table:table-cell office:value-type="float" office:value="-7.0043243">
            <text:p>-7,0043243</text:p>
          </table:table-cell>
          <table:table-cell office:value-type="float" office:value="-10.755614">
            <text:p>-10,755614</text:p>
          </table:table-cell>
          <table:table-cell table:number-columns-repeated="3"/>
        </table:table-row>
        <table:table-row table:style-name="ro1">
          <table:table-cell office:value-type="float" office:value="-3.0340735">
            <text:p>-3,0340735</text:p>
          </table:table-cell>
          <table:table-cell office:value-type="float" office:value="-7.0301531">
            <text:p>-7,0301531</text:p>
          </table:table-cell>
          <table:table-cell office:value-type="float" office:value="-11.04112">
            <text:p>-11,04112</text:p>
          </table:table-cell>
          <table:table-cell table:number-columns-repeated="3"/>
        </table:table-row>
        <table:table-row table:style-name="ro1">
          <table:table-cell office:value-type="float" office:value="-3.0466699">
            <text:p>-3,0466699</text:p>
          </table:table-cell>
          <table:table-cell office:value-type="float" office:value="-7.0554493">
            <text:p>-7,0554493</text:p>
          </table:table-cell>
          <table:table-cell office:value-type="float" office:value="-11.24366">
            <text:p>-11,24366</text:p>
          </table:table-cell>
          <table:table-cell table:number-columns-repeated="3"/>
        </table:table-row>
        <table:table-row table:style-name="ro1">
          <table:table-cell office:value-type="float" office:value="-3.1558696">
            <text:p>-3,1558696</text:p>
          </table:table-cell>
          <table:table-cell office:value-type="float" office:value="-7.2736979">
            <text:p>-7,2736979</text:p>
          </table:table-cell>
          <table:table-cell office:value-type="float" office:value="-10.665858">
            <text:p>-10,665858</text:p>
          </table:table-cell>
          <table:table-cell table:number-columns-repeated="3"/>
        </table:table-row>
        <table:table-row table:style-name="ro1">
          <table:table-cell office:value-type="float" office:value="-3.2430549">
            <text:p>-3,2430549</text:p>
          </table:table-cell>
          <table:table-cell office:value-type="float" office:value="-7.447889">
            <text:p>-7,447889</text:p>
          </table:table-cell>
          <table:table-cell office:value-type="float" office:value="-10.231045">
            <text:p>-10,231045</text:p>
          </table:table-cell>
          <table:table-cell table:number-columns-repeated="3"/>
        </table:table-row>
        <table:table-row table:style-name="ro1">
          <table:table-cell office:value-type="float" office:value="-3.3156298">
            <text:p>-3,3156298</text:p>
          </table:table-cell>
          <table:table-cell office:value-type="float" office:value="-7.5919224">
            <text:p>-7,5919224</text:p>
          </table:table-cell>
          <table:table-cell office:value-type="float" office:value="-10.264684">
            <text:p>-10,264684</text:p>
          </table:table-cell>
          <table:table-cell table:number-columns-repeated="3"/>
        </table:table-row>
        <table:table-row table:style-name="ro1">
          <table:table-cell office:value-type="float" office:value="-3.3777956">
            <text:p>-3,3777956</text:p>
          </table:table-cell>
          <table:table-cell office:value-type="float" office:value="-7.7162677">
            <text:p>-7,7162677</text:p>
          </table:table-cell>
          <table:table-cell office:value-type="float" office:value="-10.407219">
            <text:p>-10,407219</text:p>
          </table:table-cell>
          <table:table-cell table:number-columns-repeated="3"/>
        </table:table-row>
        <table:table-row table:style-name="ro1">
          <table:table-cell office:value-type="float" office:value="-3.4321669">
            <text:p>-3,4321669</text:p>
          </table:table-cell>
          <table:table-cell office:value-type="float" office:value="-7.8242237">
            <text:p>-7,8242237</text:p>
          </table:table-cell>
          <table:table-cell office:value-type="float" office:value="-10.172699">
            <text:p>-10,172699</text:p>
          </table:table-cell>
          <table:table-cell table:number-columns-repeated="3"/>
        </table:table-row>
        <table:table-row table:style-name="ro1">
          <table:table-cell office:value-type="float" office:value="-3.4804823">
            <text:p>-3,4804823</text:p>
          </table:table-cell>
          <table:table-cell office:value-type="float" office:value="-7.9245549">
            <text:p>-7,9245549</text:p>
          </table:table-cell>
          <table:table-cell office:value-type="float" office:value="-10.488305">
            <text:p>-10,488305</text:p>
          </table:table-cell>
          <table:table-cell table:number-columns-repeated="3"/>
        </table:table-row>
        <table:table-row table:style-name="ro1">
          <table:table-cell office:value-type="float" office:value="-3.5239567">
            <text:p>-3,5239567</text:p>
          </table:table-cell>
          <table:table-cell office:value-type="float" office:value="-8.0059677">
            <text:p>-8,0059677</text:p>
          </table:table-cell>
          <table:table-cell office:value-type="float" office:value="-9.9958348">
            <text:p>-9,9958348</text:p>
          </table:table-cell>
          <table:table-cell table:number-columns-repeated="3"/>
        </table:table-row>
        <table:table-row table:style-name="ro1">
          <table:table-cell office:value-type="float" office:value="-3.5634724">
            <text:p>-3,5634724</text:p>
          </table:table-cell>
          <table:table-cell office:value-type="float" office:value="-8.0902797">
            <text:p>-8,0902797</text:p>
          </table:table-cell>
          <table:table-cell office:value-type="float" office:value="-9.8878238">
            <text:p>-9,8878238</text:p>
          </table:table-cell>
          <table:table-cell table:number-columns-repeated="3"/>
        </table:table-row>
        <table:table-row table:style-name="ro1">
          <table:table-cell office:value-type="float" office:value="-3.5996906">
            <text:p>-3,5996906</text:p>
          </table:table-cell>
          <table:table-cell office:value-type="float" office:value="-8.1690562">
            <text:p>-8,1690562</text:p>
          </table:table-cell>
          <table:table-cell office:value-type="float" office:value="-10.762413">
            <text:p>-10,762413</text:p>
          </table:table-cell>
          <table:table-cell table:number-columns-repeated="3"/>
        </table:table-row>
        <table:table-row table:style-name="ro1">
          <table:table-cell office:value-type="float" office:value="-3.6331196">
            <text:p>-3,6331196</text:p>
          </table:table-cell>
          <table:table-cell office:value-type="float" office:value="-8.2172138">
            <text:p>-8,2172138</text:p>
          </table:table-cell>
          <table:table-cell office:value-type="float" office:value="-9.857263">
            <text:p>-9,857263</text:p>
          </table:table-cell>
          <table:table-cell table:number-columns-repeated="3"/>
        </table:table-row>
        <table:table-row table:style-name="ro1">
          <table:table-cell office:value-type="float" office:value="-3.6641582">
            <text:p>-3,6641582</text:p>
          </table:table-cell>
          <table:table-cell office:value-type="float" office:value="-8.3124389">
            <text:p>-8,3124389</text:p>
          </table:table-cell>
          <table:table-cell office:value-type="float" office:value="-10.257157">
            <text:p>-10,257157</text:p>
          </table:table-cell>
          <table:table-cell table:number-columns-repeated="3"/>
        </table:table-row>
        <table:table-row table:style-name="ro1">
          <table:table-cell office:value-type="float" office:value="-3.6931258">
            <text:p>-3,6931258</text:p>
          </table:table-cell>
          <table:table-cell office:value-type="float" office:value="-8.3735493">
            <text:p>-8,3735493</text:p>
          </table:table-cell>
          <table:table-cell office:value-type="float" office:value="-10.811516">
            <text:p>-10,811516</text:p>
          </table:table-cell>
          <table:table-cell table:number-columns-repeated="3"/>
        </table:table-row>
        <table:table-row table:style-name="ro1">
          <table:table-cell office:value-type="float" office:value="-3.7202814">
            <text:p>-3,7202814</text:p>
          </table:table-cell>
          <table:table-cell office:value-type="float" office:value="-8.4344124">
            <text:p>-8,4344124</text:p>
          </table:table-cell>
          <table:table-cell office:value-type="float" office:value="-9.728982">
            <text:p>-9,728982</text:p>
          </table:table-cell>
          <table:table-cell table:number-columns-repeated="3"/>
        </table:table-row>
        <table:table-row table:style-name="ro1">
          <table:table-cell office:value-type="float" office:value="-3.7458385">
            <text:p>-3,7458385</text:p>
          </table:table-cell>
          <table:table-cell office:value-type="float" office:value="-8.4973915">
            <text:p>-8,4973915</text:p>
          </table:table-cell>
          <table:table-cell office:value-type="float" office:value="-9.4822623">
            <text:p>-9,4822623</text:p>
          </table:table-cell>
          <table:table-cell table:number-columns-repeated="3"/>
        </table:table-row>
        <table:table-row table:style-name="ro1">
          <table:table-cell office:value-type="float" office:value="-3.7699749">
            <text:p>-3,7699749</text:p>
          </table:table-cell>
          <table:table-cell office:value-type="float" office:value="-8.5223763">
            <text:p>-8,5223763</text:p>
          </table:table-cell>
          <table:table-cell office:value-type="float" office:value="-9.3649186">
            <text:p>-9,3649186</text:p>
          </table:table-cell>
          <table:table-cell table:number-columns-repeated="3"/>
        </table:table-row>
        <table:table-row table:style-name="ro1">
          <table:table-cell office:value-type="float" office:value="-3.7928402">
            <text:p>-3,7928402</text:p>
          </table:table-cell>
          <table:table-cell office:value-type="float" office:value="-8.5643984">
            <text:p>-8,5643984</text:p>
          </table:table-cell>
          <table:table-cell office:value-type="float" office:value="-9.2193191">
            <text:p>-9,2193191</text:p>
          </table:table-cell>
          <table:table-cell table:number-columns-repeated="3"/>
        </table:table-row>
        <table:table-row table:style-name="ro1">
          <table:table-cell office:value-type="float" office:value="-3.8145616">
            <text:p>-3,8145616</text:p>
          </table:table-cell>
          <table:table-cell office:value-type="float" office:value="-8.6566243">
            <text:p>-8,6566243</text:p>
          </table:table-cell>
          <table:table-cell office:value-type="float" office:value="-9.8561139">
            <text:p>-9,8561139</text:p>
          </table:table-cell>
          <table:table-cell table:number-columns-repeated="3"/>
        </table:table-row>
        <table:table-row table:style-name="ro1">
          <table:table-cell office:value-type="float" office:value="-3.8352482">
            <text:p>-3,8352482</text:p>
          </table:table-cell>
          <table:table-cell office:value-type="float" office:value="-8.6326088">
            <text:p>-8,6326088</text:p>
          </table:table-cell>
          <table:table-cell office:value-type="float" office:value="-9.3658603">
            <text:p>-9,3658603</text:p>
          </table:table-cell>
          <table:table-cell table:number-columns-repeated="3"/>
        </table:table-row>
        <table:table-row table:style-name="ro1">
          <table:table-cell office:value-type="float" office:value="-3.854994">
            <text:p>-3,854994</text:p>
          </table:table-cell>
          <table:table-cell office:value-type="float" office:value="-8.602583">
            <text:p>-8,602583</text:p>
          </table:table-cell>
          <table:table-cell office:value-type="float" office:value="-9.0945629">
            <text:p>-9,0945629</text:p>
          </table:table-cell>
          <table:table-cell table:number-columns-repeated="3"/>
        </table:table-row>
        <table:table-row table:style-name="ro1">
          <table:table-cell office:value-type="float" office:value="-3.873881">
            <text:p>-3,873881</text:p>
          </table:table-cell>
          <table:table-cell office:value-type="float" office:value="-8.7125104">
            <text:p>-8,7125104</text:p>
          </table:table-cell>
          <table:table-cell office:value-type="float" office:value="-9.4572403">
            <text:p>-9,4572403</text:p>
          </table:table-cell>
          <table:table-cell table:number-columns-repeated="3"/>
        </table:table-row>
        <table:table-row table:style-name="ro1">
          <table:table-cell office:value-type="float" office:value="-3.8919808">
            <text:p>-3,8919808</text:p>
          </table:table-cell>
          <table:table-cell office:value-type="float" office:value="-8.5989285">
            <text:p>-8,5989285</text:p>
          </table:table-cell>
          <table:table-cell office:value-type="float" office:value="-9.2298689">
            <text:p>-9,2298689</text:p>
          </table:table-cell>
          <table:table-cell table:number-columns-repeated="3"/>
        </table:table-row>
        <table:table-row table:style-name="ro1">
          <table:table-cell office:value-type="float" office:value="-3.9093562">
            <text:p>-3,9093562</text:p>
          </table:table-cell>
          <table:table-cell office:value-type="float" office:value="-8.9777805">
            <text:p>-8,9777805</text:p>
          </table:table-cell>
          <table:table-cell office:value-type="float" office:value="-9.7071055">
            <text:p>-9,7071055</text:p>
          </table:table-cell>
          <table:table-cell table:number-columns-repeated="3"/>
        </table:table-row>
        <table:table-row table:style-name="ro1">
          <table:table-cell office:value-type="float" office:value="-3.9260632">
            <text:p>-3,9260632</text:p>
          </table:table-cell>
          <table:table-cell office:value-type="float" office:value="-8.6532729">
            <text:p>-8,6532729</text:p>
          </table:table-cell>
          <table:table-cell office:value-type="float" office:value="-9.0989661">
            <text:p>-9,0989661</text:p>
          </table:table-cell>
          <table:table-cell table:number-columns-repeated="3"/>
        </table:table-row>
        <table:table-row table:style-name="ro1">
          <table:table-cell office:value-type="float" office:value="-3.9421512">
            <text:p>-3,9421512</text:p>
          </table:table-cell>
          <table:table-cell office:value-type="float" office:value="-8.7483749">
            <text:p>-8,7483749</text:p>
          </table:table-cell>
          <table:table-cell office:value-type="float" office:value="-8.9423966">
            <text:p>-8,9423966</text:p>
          </table:table-cell>
          <table:table-cell table:number-columns-repeated="3"/>
        </table:table-row>
        <table:table-row table:style-name="ro1">
          <table:table-cell office:value-type="float" office:value="-3.9576645">
            <text:p>-3,9576645</text:p>
          </table:table-cell>
          <table:table-cell office:value-type="float" office:value="-8.8975365">
            <text:p>-8,8975365</text:p>
          </table:table-cell>
          <table:table-cell office:value-type="float" office:value="-9.0194643">
            <text:p>-9,0194643</text:p>
          </table:table-cell>
          <table:table-cell table:number-columns-repeated="3"/>
        </table:table-row>
        <table:table-row table:style-name="ro1">
          <table:table-cell office:value-type="float" office:value="-3.9726427">
            <text:p>-3,9726427</text:p>
          </table:table-cell>
          <table:table-cell office:value-type="float" office:value="-9.1475235">
            <text:p>-9,1475235</text:p>
          </table:table-cell>
          <table:table-cell office:value-type="float" office:value="-9.5361387">
            <text:p>-9,5361387</text:p>
          </table:table-cell>
          <table:table-cell table:number-columns-repeated="3"/>
        </table:table-row>
        <table:table-row table:style-name="ro1">
          <table:table-cell office:value-type="float" office:value="-3.9871215">
            <text:p>-3,9871215</text:p>
          </table:table-cell>
          <table:table-cell office:value-type="float" office:value="-9.0429003">
            <text:p>-9,0429003</text:p>
          </table:table-cell>
          <table:table-cell office:value-type="float" office:value="-9.3063359">
            <text:p>-9,3063359</text:p>
          </table:table-cell>
          <table:table-cell table:number-columns-repeated="3"/>
        </table:table-row>
        <table:table-row table:style-name="ro1">
          <table:table-cell office:value-type="float" office:value="-4.0011331">
            <text:p>-4,0011331</text:p>
          </table:table-cell>
          <table:table-cell office:value-type="float" office:value="-9.1043658">
            <text:p>-9,1043658</text:p>
          </table:table-cell>
          <table:table-cell office:value-type="float" office:value="-8.7567678">
            <text:p>-8,7567678</text:p>
          </table:table-cell>
          <table:table-cell table:number-columns-repeated="3"/>
        </table:table-row>
        <table:table-row table:style-name="ro1">
          <table:table-cell office:value-type="float" office:value="-4.0147068">
            <text:p>-4,0147068</text:p>
          </table:table-cell>
          <table:table-cell office:value-type="float" office:value="-9.4409449">
            <text:p>-9,4409449</text:p>
          </table:table-cell>
          <table:table-cell office:value-type="float" office:value="-9.6348439">
            <text:p>-9,6348439</text:p>
          </table:table-cell>
          <table:table-cell table:number-columns-repeated="3"/>
        </table:table-row>
        <table:table-row table:style-name="ro1">
          <table:table-cell office:value-type="float" office:value="-4.027869">
            <text:p>-4,027869</text:p>
          </table:table-cell>
          <table:table-cell office:value-type="float" office:value="-8.7046487">
            <text:p>-8,7046487</text:p>
          </table:table-cell>
          <table:table-cell office:value-type="float" office:value="-9.0390571">
            <text:p>-9,0390571</text:p>
          </table:table-cell>
          <table:table-cell table:number-columns-repeated="3"/>
        </table:table-row>
        <table:table-row table:style-name="ro1">
          <table:table-cell office:value-type="float" office:value="-4.040644">
            <text:p>-4,040644</text:p>
          </table:table-cell>
          <table:table-cell office:value-type="float" office:value="-8.6157329">
            <text:p>-8,6157329</text:p>
          </table:table-cell>
          <table:table-cell office:value-type="float" office:value="-8.970287">
            <text:p>-8,970287</text:p>
          </table:table-cell>
          <table:table-cell table:number-columns-repeated="3"/>
        </table:table-row>
        <table:table-row table:style-name="ro1">
          <table:table-cell office:value-type="float" office:value="-4.053054">
            <text:p>-4,053054</text:p>
          </table:table-cell>
          <table:table-cell office:value-type="float" office:value="-9.6887464">
            <text:p>-9,6887464</text:p>
          </table:table-cell>
          <table:table-cell office:value-type="float" office:value="-9.225946">
            <text:p>-9,225946</text:p>
          </table:table-cell>
          <table:table-cell table:number-columns-repeated="3"/>
        </table:table-row>
        <table:table-row table:style-name="ro1">
          <table:table-cell office:value-type="float" office:value="-4.0651192">
            <text:p>-4,0651192</text:p>
          </table:table-cell>
          <table:table-cell office:value-type="float" office:value="-9.1525374">
            <text:p>-9,1525374</text:p>
          </table:table-cell>
          <table:table-cell office:value-type="float" office:value="-8.5924136">
            <text:p>-8,5924136</text:p>
          </table:table-cell>
          <table:table-cell table:number-columns-repeated="3"/>
        </table:table-row>
        <table:table-row table:style-name="ro1">
          <table:table-cell office:value-type="float" office:value="-4.0768582">
            <text:p>-4,0768582</text:p>
          </table:table-cell>
          <table:table-cell office:value-type="float" office:value="-9.8884678">
            <text:p>-9,8884678</text:p>
          </table:table-cell>
          <table:table-cell office:value-type="float" office:value="-8.8542165">
            <text:p>-8,8542165</text:p>
          </table:table-cell>
          <table:table-cell table:number-columns-repeated="3"/>
        </table:table-row>
        <table:table-row table:style-name="ro1">
          <table:table-cell office:value-type="float" office:value="-4.0882883">
            <text:p>-4,0882883</text:p>
          </table:table-cell>
          <table:table-cell office:value-type="float" office:value="-8.9978678">
            <text:p>-8,9978678</text:p>
          </table:table-cell>
          <table:table-cell office:value-type="float" office:value="-8.6145549">
            <text:p>-8,6145549</text:p>
          </table:table-cell>
          <table:table-cell table:number-columns-repeated="3"/>
        </table:table-row>
        <table:table-row table:style-name="ro1">
          <table:table-cell office:value-type="float" office:value="-4.0994252">
            <text:p>-4,0994252</text:p>
          </table:table-cell>
          <table:table-cell office:value-type="float" office:value="-9.1833955">
            <text:p>-9,1833955</text:p>
          </table:table-cell>
          <table:table-cell office:value-type="float" office:value="-8.70257">
            <text:p>-8,70257</text:p>
          </table:table-cell>
          <table:table-cell table:number-columns-repeated="3"/>
        </table:table-row>
        <table:table-row table:style-name="ro1">
          <table:table-cell office:value-type="float" office:value="-4.1102837">
            <text:p>-4,1102837</text:p>
          </table:table-cell>
          <table:table-cell office:value-type="float" office:value="-8.8209811">
            <text:p>-8,8209811</text:p>
          </table:table-cell>
          <table:table-cell office:value-type="float" office:value="-8.7532901">
            <text:p>-8,7532901</text:p>
          </table:table-cell>
          <table:table-cell table:number-columns-repeated="3"/>
        </table:table-row>
        <table:table-row table:style-name="ro1">
          <table:table-cell office:value-type="float" office:value="-4.1208773">
            <text:p>-4,1208773</text:p>
          </table:table-cell>
          <table:table-cell office:value-type="float" office:value="-8.9574065">
            <text:p>-8,9574065</text:p>
          </table:table-cell>
          <table:table-cell office:value-type="float" office:value="-8.8505506">
            <text:p>-8,8505506</text:p>
          </table:table-cell>
          <table:table-cell table:number-columns-repeated="3"/>
        </table:table-row>
        <table:table-row table:style-name="ro1">
          <table:table-cell office:value-type="float" office:value="-4.1312186">
            <text:p>-4,1312186</text:p>
          </table:table-cell>
          <table:table-cell office:value-type="float" office:value="-9.318691">
            <text:p>-9,318691</text:p>
          </table:table-cell>
          <table:table-cell office:value-type="float" office:value="-10.785512">
            <text:p>-10,785512</text:p>
          </table:table-cell>
          <table:table-cell table:number-columns-repeated="3"/>
        </table:table-row>
        <table:table-row table:style-name="ro1">
          <table:table-cell office:value-type="float" office:value="-4.1413194">
            <text:p>-4,1413194</text:p>
          </table:table-cell>
          <table:table-cell office:value-type="float" office:value="-9.8411619">
            <text:p>-9,8411619</text:p>
          </table:table-cell>
          <table:table-cell office:value-type="float" office:value="-8.6012178">
            <text:p>-8,6012178</text:p>
          </table:table-cell>
          <table:table-cell table:number-columns-repeated="3"/>
        </table:table-row>
        <table:table-row table:style-name="ro1">
          <table:table-cell office:value-type="float" office:value="-4.1511906">
            <text:p>-4,1511906</text:p>
          </table:table-cell>
          <table:table-cell office:value-type="float" office:value="-8.405792">
            <text:p>-8,405792</text:p>
          </table:table-cell>
          <table:table-cell office:value-type="float" office:value="-8.9924312">
            <text:p>-8,9924312</text:p>
          </table:table-cell>
          <table:table-cell table:number-columns-repeated="3"/>
        </table:table-row>
        <table:table-row table:style-name="ro1">
          <table:table-cell office:value-type="float" office:value="-4.1608424">
            <text:p>-4,1608424</text:p>
          </table:table-cell>
          <table:table-cell office:value-type="float" office:value="-8.4161493">
            <text:p>-8,4161493</text:p>
          </table:table-cell>
          <table:table-cell office:value-type="float" office:value="-8.5991476">
            <text:p>-8,5991476</text:p>
          </table:table-cell>
          <table:table-cell table:number-columns-repeated="3"/>
        </table:table-row>
        <table:table-row table:style-name="ro1">
          <table:table-cell office:value-type="float" office:value="-4.1702844">
            <text:p>-4,1702844</text:p>
          </table:table-cell>
          <table:table-cell office:value-type="float" office:value="-8.9830939">
            <text:p>-8,9830939</text:p>
          </table:table-cell>
          <table:table-cell office:value-type="float" office:value="-8.5070461">
            <text:p>-8,5070461</text:p>
          </table:table-cell>
          <table:table-cell table:number-columns-repeated="3"/>
        </table:table-row>
        <table:table-row table:style-name="ro1">
          <table:table-cell office:value-type="float" office:value="-4.1795255">
            <text:p>-4,1795255</text:p>
          </table:table-cell>
          <table:table-cell office:value-type="float" office:value="-9.2015227">
            <text:p>-9,2015227</text:p>
          </table:table-cell>
          <table:table-cell office:value-type="float" office:value="-9.7899803">
            <text:p>-9,7899803</text:p>
          </table:table-cell>
          <table:table-cell table:number-columns-repeated="3"/>
        </table:table-row>
        <table:table-row table:style-name="ro1">
          <table:table-cell office:value-type="float" office:value="-4.188574">
            <text:p>-4,188574</text:p>
          </table:table-cell>
          <table:table-cell office:value-type="float" office:value="-8.7077553">
            <text:p>-8,7077553</text:p>
          </table:table-cell>
          <table:table-cell office:value-type="float" office:value="-8.5649239">
            <text:p>-8,5649239</text:p>
          </table:table-cell>
          <table:table-cell table:number-columns-repeated="3"/>
        </table:table-row>
        <table:table-row table:style-name="ro1">
          <table:table-cell office:value-type="float" office:value="-4.1974378">
            <text:p>-4,1974378</text:p>
          </table:table-cell>
          <table:table-cell office:value-type="float" office:value="-8.7111005">
            <text:p>-8,7111005</text:p>
          </table:table-cell>
          <table:table-cell office:value-type="float" office:value="-8.868431">
            <text:p>-8,868431</text:p>
          </table:table-cell>
          <table:table-cell table:number-columns-repeated="3"/>
        </table:table-row>
        <table:table-row table:style-name="ro1">
          <table:table-cell office:value-type="float" office:value="-4.2061243">
            <text:p>-4,2061243</text:p>
          </table:table-cell>
          <table:table-cell office:value-type="float" office:value="-9.5572728">
            <text:p>-9,5572728</text:p>
          </table:table-cell>
          <table:table-cell office:value-type="float" office:value="-9.150818">
            <text:p>-9,150818</text:p>
          </table:table-cell>
          <table:table-cell table:number-columns-repeated="3"/>
        </table:table-row>
        <table:table-row table:style-name="ro1">
          <table:table-cell office:value-type="float" office:value="-4.2146405">
            <text:p>-4,2146405</text:p>
          </table:table-cell>
          <table:table-cell office:value-type="float" office:value="-8.382306">
            <text:p>-8,382306</text:p>
          </table:table-cell>
          <table:table-cell office:value-type="float" office:value="-8.8116793">
            <text:p>-8,8116793</text:p>
          </table:table-cell>
          <table:table-cell table:number-columns-repeated="3"/>
        </table:table-row>
        <table:table-row table:style-name="ro1">
          <table:table-cell office:value-type="float" office:value="-4.2229929">
            <text:p>-4,2229929</text:p>
          </table:table-cell>
          <table:table-cell office:value-type="float" office:value="-9.0692357">
            <text:p>-9,0692357</text:p>
          </table:table-cell>
          <table:table-cell office:value-type="float" office:value="-8.6602265">
            <text:p>-8,6602265</text:p>
          </table:table-cell>
          <table:table-cell table:number-columns-repeated="3"/>
        </table:table-row>
        <table:table-row table:style-name="ro1">
          <table:table-cell office:value-type="float" office:value="-4.2311877">
            <text:p>-4,2311877</text:p>
          </table:table-cell>
          <table:table-cell office:value-type="float" office:value="-8.3663158">
            <text:p>-8,3663158</text:p>
          </table:table-cell>
          <table:table-cell office:value-type="float" office:value="-8.490822">
            <text:p>-8,490822</text:p>
          </table:table-cell>
          <table:table-cell table:number-columns-repeated="3"/>
        </table:table-row>
        <table:table-row table:style-name="ro1">
          <table:table-cell office:value-type="float" office:value="-4.2392307">
            <text:p>-4,2392307</text:p>
          </table:table-cell>
          <table:table-cell office:value-type="float" office:value="-8.7413701">
            <text:p>-8,7413701</text:p>
          </table:table-cell>
          <table:table-cell office:value-type="float" office:value="-8.4316255">
            <text:p>-8,4316255</text:p>
          </table:table-cell>
          <table:table-cell table:number-columns-repeated="3"/>
        </table:table-row>
        <table:table-row table:style-name="ro1">
          <table:table-cell office:value-type="float" office:value="-4.2471275">
            <text:p>-4,2471275</text:p>
          </table:table-cell>
          <table:table-cell office:value-type="float" office:value="-9.5162547">
            <text:p>-9,5162547</text:p>
          </table:table-cell>
          <table:table-cell office:value-type="float" office:value="-9.0307434">
            <text:p>-9,0307434</text:p>
          </table:table-cell>
          <table:table-cell table:number-columns-repeated="3"/>
        </table:table-row>
        <table:table-row table:style-name="ro1">
          <table:table-cell office:value-type="float" office:value="-4.2548832">
            <text:p>-4,2548832</text:p>
          </table:table-cell>
          <table:table-cell office:value-type="float" office:value="-9.3546402">
            <text:p>-9,3546402</text:p>
          </table:table-cell>
          <table:table-cell office:value-type="float" office:value="-8.9479429">
            <text:p>-8,9479429</text:p>
          </table:table-cell>
          <table:table-cell table:number-columns-repeated="3"/>
        </table:table-row>
        <table:table-row table:style-name="ro1">
          <table:table-cell office:value-type="float" office:value="-4.2625029">
            <text:p>-4,2625029</text:p>
          </table:table-cell>
          <table:table-cell office:value-type="float" office:value="-8.3931042">
            <text:p>-8,3931042</text:p>
          </table:table-cell>
          <table:table-cell office:value-type="float" office:value="-8.9081422">
            <text:p>-8,9081422</text:p>
          </table:table-cell>
          <table:table-cell table:number-columns-repeated="3"/>
        </table:table-row>
        <table:table-row table:style-name="ro1">
          <table:table-cell office:value-type="float" office:value="-4.2699911">
            <text:p>-4,2699911</text:p>
          </table:table-cell>
          <table:table-cell office:value-type="float" office:value="-8.9028752">
            <text:p>-8,9028752</text:p>
          </table:table-cell>
          <table:table-cell office:value-type="float" office:value="-8.6882604">
            <text:p>-8,6882604</text:p>
          </table:table-cell>
          <table:table-cell table:number-columns-repeated="3"/>
        </table:table-row>
        <table:table-row table:style-name="ro1">
          <table:table-cell office:value-type="float" office:value="-4.2773525">
            <text:p>-4,2773525</text:p>
          </table:table-cell>
          <table:table-cell office:value-type="float" office:value="-8.896372">
            <text:p>-8,896372</text:p>
          </table:table-cell>
          <table:table-cell office:value-type="float" office:value="-8.5891114">
            <text:p>-8,5891114</text:p>
          </table:table-cell>
          <table:table-cell table:number-columns-repeated="3"/>
        </table:table-row>
        <table:table-row table:style-name="ro1">
          <table:table-cell office:value-type="float" office:value="-4.2845911">
            <text:p>-4,2845911</text:p>
          </table:table-cell>
          <table:table-cell office:value-type="float" office:value="-9.0390764">
            <text:p>-9,0390764</text:p>
          </table:table-cell>
          <table:table-cell office:value-type="float" office:value="-8.4643546">
            <text:p>-8,4643546</text:p>
          </table:table-cell>
          <table:table-cell table:number-columns-repeated="3"/>
        </table:table-row>
        <table:table-row table:style-name="ro1">
          <table:table-cell office:value-type="float" office:value="-4.2917111">
            <text:p>-4,2917111</text:p>
          </table:table-cell>
          <table:table-cell office:value-type="float" office:value="-8.2687708">
            <text:p>-8,2687708</text:p>
          </table:table-cell>
          <table:table-cell office:value-type="float" office:value="-8.4464308">
            <text:p>-8,4464308</text:p>
          </table:table-cell>
          <table:table-cell table:number-columns-repeated="3"/>
        </table:table-row>
        <table:table-row table:style-name="ro1">
          <table:table-cell office:value-type="float" office:value="-4.2987162">
            <text:p>-4,2987162</text:p>
          </table:table-cell>
          <table:table-cell office:value-type="float" office:value="-8.5408501">
            <text:p>-8,5408501</text:p>
          </table:table-cell>
          <table:table-cell office:value-type="float" office:value="-8.1633073">
            <text:p>-8,1633073</text:p>
          </table:table-cell>
          <table:table-cell table:number-columns-repeated="3"/>
        </table:table-row>
        <table:table-row table:style-name="ro1">
          <table:table-cell office:value-type="float" office:value="-4.3056102">
            <text:p>-4,3056102</text:p>
          </table:table-cell>
          <table:table-cell office:value-type="float" office:value="-8.4981574">
            <text:p>-8,4981574</text:p>
          </table:table-cell>
          <table:table-cell office:value-type="float" office:value="-9.2029285">
            <text:p>-9,2029285</text:p>
          </table:table-cell>
          <table:table-cell table:number-columns-repeated="3"/>
        </table:table-row>
        <table:table-row table:style-name="ro1">
          <table:table-cell office:value-type="float" office:value="-4.3123964">
            <text:p>-4,3123964</text:p>
          </table:table-cell>
          <table:table-cell office:value-type="float" office:value="-8.3285143">
            <text:p>-8,3285143</text:p>
          </table:table-cell>
          <table:table-cell office:value-type="float" office:value="-8.4380869">
            <text:p>-8,4380869</text:p>
          </table:table-cell>
          <table:table-cell table:number-columns-repeated="3"/>
        </table:table-row>
        <table:table-row table:style-name="ro1">
          <table:table-cell office:value-type="float" office:value="-4.3190782">
            <text:p>-4,3190782</text:p>
          </table:table-cell>
          <table:table-cell office:value-type="float" office:value="-8.2134666">
            <text:p>-8,2134666</text:p>
          </table:table-cell>
          <table:table-cell office:value-type="float" office:value="-8.8598958">
            <text:p>-8,8598958</text:p>
          </table:table-cell>
          <table:table-cell table:number-columns-repeated="3"/>
        </table:table-row>
        <table:table-row table:style-name="ro1">
          <table:table-cell office:value-type="float" office:value="-4.3256587">
            <text:p>-4,3256587</text:p>
          </table:table-cell>
          <table:table-cell office:value-type="float" office:value="-8.9620743">
            <text:p>-8,9620743</text:p>
          </table:table-cell>
          <table:table-cell office:value-type="float" office:value="-8.2157363">
            <text:p>-8,2157363</text:p>
          </table:table-cell>
          <table:table-cell table:number-columns-repeated="3"/>
        </table:table-row>
        <table:table-row table:style-name="ro1">
          <table:table-cell office:value-type="float" office:value="-4.332141">
            <text:p>-4,332141</text:p>
          </table:table-cell>
          <table:table-cell office:value-type="float" office:value="-8.1864518">
            <text:p>-8,1864518</text:p>
          </table:table-cell>
          <table:table-cell office:value-type="float" office:value="-8.3383334">
            <text:p>-8,3383334</text:p>
          </table:table-cell>
          <table:table-cell table:number-columns-repeated="3"/>
        </table:table-row>
        <table:table-row table:style-name="ro1">
          <table:table-cell office:value-type="float" office:value="-4.338528">
            <text:p>-4,338528</text:p>
          </table:table-cell>
          <table:table-cell office:value-type="float" office:value="-8.2583622">
            <text:p>-8,2583622</text:p>
          </table:table-cell>
          <table:table-cell office:value-type="float" office:value="-8.3223789">
            <text:p>-8,3223789</text:p>
          </table:table-cell>
          <table:table-cell table:number-columns-repeated="3"/>
        </table:table-row>
        <table:table-row table:style-name="ro1">
          <table:table-cell office:value-type="float" office:value="-4.3448224">
            <text:p>-4,3448224</text:p>
          </table:table-cell>
          <table:table-cell office:value-type="float" office:value="-8.1986817">
            <text:p>-8,1986817</text:p>
          </table:table-cell>
          <table:table-cell office:value-type="float" office:value="-8.7371657">
            <text:p>-8,7371657</text:p>
          </table:table-cell>
          <table:table-cell table:number-columns-repeated="3"/>
        </table:table-row>
        <table:table-row table:style-name="ro1">
          <table:table-cell office:value-type="float" office:value="-4.3510269">
            <text:p>-4,3510269</text:p>
          </table:table-cell>
          <table:table-cell office:value-type="float" office:value="-8.4951074">
            <text:p>-8,4951074</text:p>
          </table:table-cell>
          <table:table-cell office:value-type="float" office:value="-8.6869211">
            <text:p>-8,6869211</text:p>
          </table:table-cell>
          <table:table-cell table:number-columns-repeated="3"/>
        </table:table-row>
        <table:table-row table:style-name="ro1">
          <table:table-cell office:value-type="float" office:value="-4.357144">
            <text:p>-4,357144</text:p>
          </table:table-cell>
          <table:table-cell office:value-type="float" office:value="-8.3363483">
            <text:p>-8,3363483</text:p>
          </table:table-cell>
          <table:table-cell office:value-type="float" office:value="-8.4720529">
            <text:p>-8,4720529</text:p>
          </table:table-cell>
          <table:table-cell table:number-columns-repeated="3"/>
        </table:table-row>
        <table:table-row table:style-name="ro1">
          <table:table-cell office:value-type="float" office:value="-4.3631762">
            <text:p>-4,3631762</text:p>
          </table:table-cell>
          <table:table-cell office:value-type="float" office:value="-10.430649">
            <text:p>-10,430649</text:p>
          </table:table-cell>
          <table:table-cell office:value-type="float" office:value="-8.4137553">
            <text:p>-8,4137553</text:p>
          </table:table-cell>
          <table:table-cell table:number-columns-repeated="3"/>
        </table:table-row>
        <table:table-row table:style-name="ro1">
          <table:table-cell office:value-type="float" office:value="-4.3691256">
            <text:p>-4,3691256</text:p>
          </table:table-cell>
          <table:table-cell office:value-type="float" office:value="-8.0282041">
            <text:p>-8,0282041</text:p>
          </table:table-cell>
          <table:table-cell office:value-type="float" office:value="-8.0954881">
            <text:p>-8,0954881</text:p>
          </table:table-cell>
          <table:table-cell table:number-columns-repeated="3"/>
        </table:table-row>
        <table:table-row table:style-name="ro1">
          <table:table-cell office:value-type="float" office:value="-4.3749947">
            <text:p>-4,3749947</text:p>
          </table:table-cell>
          <table:table-cell office:value-type="float" office:value="-8.5819836">
            <text:p>-8,5819836</text:p>
          </table:table-cell>
          <table:table-cell office:value-type="float" office:value="-8.1278087">
            <text:p>-8,1278087</text:p>
          </table:table-cell>
          <table:table-cell table:number-columns-repeated="3"/>
        </table:table-row>
        <table:table-row table:style-name="ro1">
          <table:table-cell office:value-type="float" office:value="-4.3807856">
            <text:p>-4,3807856</text:p>
          </table:table-cell>
          <table:table-cell office:value-type="float" office:value="-8.3849607">
            <text:p>-8,3849607</text:p>
          </table:table-cell>
          <table:table-cell office:value-type="float" office:value="-8.0018325">
            <text:p>-8,0018325</text:p>
          </table:table-cell>
          <table:table-cell table:number-columns-repeated="3"/>
        </table:table-row>
        <table:table-row table:style-name="ro1">
          <table:table-cell office:value-type="float" office:value="-4.3865002">
            <text:p>-4,3865002</text:p>
          </table:table-cell>
          <table:table-cell office:value-type="float" office:value="-8.083134">
            <text:p>-8,083134</text:p>
          </table:table-cell>
          <table:table-cell office:value-type="float" office:value="-10.377573">
            <text:p>-10,377573</text:p>
          </table:table-cell>
          <table:table-cell table:number-columns-repeated="3"/>
        </table:table-row>
        <table:table-row table:style-name="ro1">
          <table:table-cell office:value-type="float" office:value="-4.3921406">
            <text:p>-4,3921406</text:p>
          </table:table-cell>
          <table:table-cell office:value-type="float" office:value="-8.2840333">
            <text:p>-8,2840333</text:p>
          </table:table-cell>
          <table:table-cell office:value-type="float" office:value="-8.2091328">
            <text:p>-8,2091328</text:p>
          </table:table-cell>
          <table:table-cell table:number-columns-repeated="3"/>
        </table:table-row>
        <table:table-row table:style-name="ro1">
          <table:table-cell office:value-type="float" office:value="-4.3977087">
            <text:p>-4,3977087</text:p>
          </table:table-cell>
          <table:table-cell office:value-type="float" office:value="-8.1484887">
            <text:p>-8,1484887</text:p>
          </table:table-cell>
          <table:table-cell office:value-type="float" office:value="-8.7293769">
            <text:p>-8,7293769</text:p>
          </table:table-cell>
          <table:table-cell table:number-columns-repeated="3"/>
        </table:table-row>
        <table:table-row table:style-name="ro1">
          <table:table-cell office:value-type="float" office:value="-4.4032063">
            <text:p>-4,4032063</text:p>
          </table:table-cell>
          <table:table-cell office:value-type="float" office:value="-8.1867537">
            <text:p>-8,1867537</text:p>
          </table:table-cell>
          <table:table-cell office:value-type="float" office:value="-8.1987024">
            <text:p>-8,1987024</text:p>
          </table:table-cell>
          <table:table-cell table:number-columns-repeated="3"/>
        </table:table-row>
        <table:table-row table:style-name="ro1">
          <table:table-cell office:value-type="float" office:value="-4.4086352">
            <text:p>-4,4086352</text:p>
          </table:table-cell>
          <table:table-cell office:value-type="float" office:value="-8.2440221">
            <text:p>-8,2440221</text:p>
          </table:table-cell>
          <table:table-cell office:value-type="float" office:value="-8.0482295">
            <text:p>-8,0482295</text:p>
          </table:table-cell>
          <table:table-cell table:number-columns-repeated="3"/>
        </table:table-row>
        <table:table-row table:style-name="ro1">
          <table:table-cell office:value-type="float" office:value="-4.4139971">
            <text:p>-4,4139971</text:p>
          </table:table-cell>
          <table:table-cell office:value-type="float" office:value="-8.2682705">
            <text:p>-8,2682705</text:p>
          </table:table-cell>
          <table:table-cell office:value-type="float" office:value="-8.2183852">
            <text:p>-8,2183852</text:p>
          </table:table-cell>
          <table:table-cell table:number-columns-repeated="3"/>
        </table:table-row>
        <table:table-row table:style-name="ro1">
          <table:table-cell office:value-type="float" office:value="-4.4192935">
            <text:p>-4,4192935</text:p>
          </table:table-cell>
          <table:table-cell office:value-type="float" office:value="-8.165003">
            <text:p>-8,165003</text:p>
          </table:table-cell>
          <table:table-cell office:value-type="float" office:value="-8.4641494">
            <text:p>-8,4641494</text:p>
          </table:table-cell>
          <table:table-cell table:number-columns-repeated="3"/>
        </table:table-row>
        <table:table-row table:style-name="ro1">
          <table:table-cell office:value-type="float" office:value="-4.4245262">
            <text:p>-4,4245262</text:p>
          </table:table-cell>
          <table:table-cell office:value-type="float" office:value="-8.7037583">
            <text:p>-8,7037583</text:p>
          </table:table-cell>
          <table:table-cell office:value-type="float" office:value="-8.2326656">
            <text:p>-8,2326656</text:p>
          </table:table-cell>
          <table:table-cell table:number-columns-repeated="3"/>
        </table:table-row>
        <table:table-row table:style-name="ro1">
          <table:table-cell office:value-type="float" office:value="-4.4296966">
            <text:p>-4,4296966</text:p>
          </table:table-cell>
          <table:table-cell office:value-type="float" office:value="-9.0381327">
            <text:p>-9,0381327</text:p>
          </table:table-cell>
          <table:table-cell office:value-type="float" office:value="-8.1876274">
            <text:p>-8,1876274</text:p>
          </table:table-cell>
          <table:table-cell table:number-columns-repeated="3"/>
        </table:table-row>
        <table:table-row table:style-name="ro1">
          <table:table-cell office:value-type="float" office:value="-4.4348061">
            <text:p>-4,4348061</text:p>
          </table:table-cell>
          <table:table-cell office:value-type="float" office:value="-9.2349095">
            <text:p>-9,2349095</text:p>
          </table:table-cell>
          <table:table-cell office:value-type="float" office:value="-8.5306733">
            <text:p>-8,5306733</text:p>
          </table:table-cell>
          <table:table-cell table:number-columns-repeated="3"/>
        </table:table-row>
        <table:table-row table:style-name="ro1">
          <table:table-cell office:value-type="float" office:value="-4.4398562">
            <text:p>-4,4398562</text:p>
          </table:table-cell>
          <table:table-cell office:value-type="float" office:value="-8.6375942">
            <text:p>-8,6375942</text:p>
          </table:table-cell>
          <table:table-cell office:value-type="float" office:value="-8.3260693">
            <text:p>-8,3260693</text:p>
          </table:table-cell>
          <table:table-cell table:number-columns-repeated="3"/>
        </table:table-row>
        <table:table-row table:style-name="ro1">
          <table:table-cell office:value-type="float" office:value="-4.4448483">
            <text:p>-4,4448483</text:p>
          </table:table-cell>
          <table:table-cell office:value-type="float" office:value="-7.8232712">
            <text:p>-7,8232712</text:p>
          </table:table-cell>
          <table:table-cell office:value-type="float" office:value="-7.9959214">
            <text:p>-7,9959214</text:p>
          </table:table-cell>
          <table:table-cell table:number-columns-repeated="3"/>
        </table:table-row>
        <table:table-row table:style-name="ro1">
          <table:table-cell office:value-type="float" office:value="-4.4497836">
            <text:p>-4,4497836</text:p>
          </table:table-cell>
          <table:table-cell office:value-type="float" office:value="-8.2745061">
            <text:p>-8,2745061</text:p>
          </table:table-cell>
          <table:table-cell office:value-type="float" office:value="-8.7273631">
            <text:p>-8,7273631</text:p>
          </table:table-cell>
          <table:table-cell table:number-columns-repeated="3"/>
        </table:table-row>
        <table:table-row table:style-name="ro1">
          <table:table-cell office:value-type="float" office:value="-4.4546635">
            <text:p>-4,4546635</text:p>
          </table:table-cell>
          <table:table-cell office:value-type="float" office:value="-8.6762799">
            <text:p>-8,6762799</text:p>
          </table:table-cell>
          <table:table-cell office:value-type="float" office:value="-7.9387623">
            <text:p>-7,9387623</text:p>
          </table:table-cell>
          <table:table-cell table:number-columns-repeated="3"/>
        </table:table-row>
        <table:table-row table:style-name="ro1">
          <table:table-cell office:value-type="float" office:value="-4.4594891">
            <text:p>-4,4594891</text:p>
          </table:table-cell>
          <table:table-cell office:value-type="float" office:value="-7.937962">
            <text:p>-7,937962</text:p>
          </table:table-cell>
          <table:table-cell office:value-type="float" office:value="-7.9117184">
            <text:p>-7,9117184</text:p>
          </table:table-cell>
          <table:table-cell table:number-columns-repeated="3"/>
        </table:table-row>
        <table:table-row table:style-name="ro1">
          <table:table-cell office:value-type="float" office:value="-4.4642617">
            <text:p>-4,4642617</text:p>
          </table:table-cell>
          <table:table-cell office:value-type="float" office:value="-8.0638959">
            <text:p>-8,0638959</text:p>
          </table:table-cell>
          <table:table-cell office:value-type="float" office:value="-7.9752428">
            <text:p>-7,9752428</text:p>
          </table:table-cell>
          <table:table-cell table:number-columns-repeated="3"/>
        </table:table-row>
        <table:table-row table:style-name="ro1">
          <table:table-cell office:value-type="float" office:value="-4.4689825">
            <text:p>-4,4689825</text:p>
          </table:table-cell>
          <table:table-cell office:value-type="float" office:value="-7.9334095">
            <text:p>-7,9334095</text:p>
          </table:table-cell>
          <table:table-cell office:value-type="float" office:value="-7.9098188">
            <text:p>-7,9098188</text:p>
          </table:table-cell>
          <table:table-cell table:number-columns-repeated="3"/>
        </table:table-row>
        <table:table-row table:style-name="ro1">
          <table:table-cell office:value-type="float" office:value="-4.4736524">
            <text:p>-4,4736524</text:p>
          </table:table-cell>
          <table:table-cell office:value-type="float" office:value="-7.9543754">
            <text:p>-7,9543754</text:p>
          </table:table-cell>
          <table:table-cell office:value-type="float" office:value="-8.3204961">
            <text:p>-8,3204961</text:p>
          </table:table-cell>
          <table:table-cell table:number-columns-repeated="3"/>
        </table:table-row>
        <table:table-row table:style-name="ro1">
          <table:table-cell office:value-type="float" office:value="-4.4782727">
            <text:p>-4,4782727</text:p>
          </table:table-cell>
          <table:table-cell office:value-type="float" office:value="-8.1212932">
            <text:p>-8,1212932</text:p>
          </table:table-cell>
          <table:table-cell office:value-type="float" office:value="-7.9506732">
            <text:p>-7,9506732</text:p>
          </table:table-cell>
          <table:table-cell table:number-columns-repeated="3"/>
        </table:table-row>
        <table:table-row table:style-name="ro1">
          <table:table-cell office:value-type="float" office:value="-4.4828444">
            <text:p>-4,4828444</text:p>
          </table:table-cell>
          <table:table-cell office:value-type="float" office:value="-9.6932722">
            <text:p>-9,6932722</text:p>
          </table:table-cell>
          <table:table-cell office:value-type="float" office:value="-8.2646814">
            <text:p>-8,2646814</text:p>
          </table:table-cell>
          <table:table-cell table:number-columns-repeated="3"/>
        </table:table-row>
        <table:table-row table:style-name="ro1">
          <table:table-cell office:value-type="float" office:value="-4.4873684">
            <text:p>-4,4873684</text:p>
          </table:table-cell>
          <table:table-cell office:value-type="float" office:value="-8.671603">
            <text:p>-8,671603</text:p>
          </table:table-cell>
          <table:table-cell office:value-type="float" office:value="-8.6719574">
            <text:p>-8,6719574</text:p>
          </table:table-cell>
          <table:table-cell table:number-columns-repeated="3"/>
        </table:table-row>
        <table:table-row table:style-name="ro1">
          <table:table-cell office:value-type="float" office:value="-4.4918458">
            <text:p>-4,4918458</text:p>
          </table:table-cell>
          <table:table-cell office:value-type="float" office:value="-8.2199349">
            <text:p>-8,2199349</text:p>
          </table:table-cell>
          <table:table-cell office:value-type="float" office:value="-8.0019753">
            <text:p>-8,0019753</text:p>
          </table:table-cell>
          <table:table-cell table:number-columns-repeated="3"/>
        </table:table-row>
        <table:table-row table:style-name="ro1">
          <table:table-cell office:value-type="float" office:value="-4.4962775">
            <text:p>-4,4962775</text:p>
          </table:table-cell>
          <table:table-cell office:value-type="float" office:value="-7.9550564">
            <text:p>-7,9550564</text:p>
          </table:table-cell>
          <table:table-cell office:value-type="float" office:value="-8.106725">
            <text:p>-8,106725</text:p>
          </table:table-cell>
          <table:table-cell table:number-columns-repeated="3"/>
        </table:table-row>
        <table:table-row table:style-name="ro1">
          <table:table-cell office:value-type="float" office:value="-4.5006645">
            <text:p>-4,5006645</text:p>
          </table:table-cell>
          <table:table-cell office:value-type="float" office:value="-7.9519068">
            <text:p>-7,9519068</text:p>
          </table:table-cell>
          <table:table-cell office:value-type="float" office:value="-9.4050921">
            <text:p>-9,4050921</text:p>
          </table:table-cell>
          <table:table-cell table:number-columns-repeated="3"/>
        </table:table-row>
        <table:table-row table:style-name="ro1">
          <table:table-cell office:value-type="float" office:value="-4.5050075">
            <text:p>-4,5050075</text:p>
          </table:table-cell>
          <table:table-cell office:value-type="float" office:value="-8.0541819">
            <text:p>-8,0541819</text:p>
          </table:table-cell>
          <table:table-cell office:value-type="float" office:value="-8.1152358">
            <text:p>-8,1152358</text:p>
          </table:table-cell>
          <table:table-cell table:number-columns-repeated="3"/>
        </table:table-row>
        <table:table-row table:style-name="ro1">
          <table:table-cell office:value-type="float" office:value="-4.5093076">
            <text:p>-4,5093076</text:p>
          </table:table-cell>
          <table:table-cell office:value-type="float" office:value="-9.0821256">
            <text:p>-9,0821256</text:p>
          </table:table-cell>
          <table:table-cell office:value-type="float" office:value="-8.1977575">
            <text:p>-8,1977575</text:p>
          </table:table-cell>
          <table:table-cell table:number-columns-repeated="3"/>
        </table:table-row>
        <table:table-row table:style-name="ro1">
          <table:table-cell office:value-type="float" office:value="-4.5135655">
            <text:p>-4,5135655</text:p>
          </table:table-cell>
          <table:table-cell office:value-type="float" office:value="-8.2599824">
            <text:p>-8,2599824</text:p>
          </table:table-cell>
          <table:table-cell office:value-type="float" office:value="-8.8030531">
            <text:p>-8,8030531</text:p>
          </table:table-cell>
          <table:table-cell table:number-columns-repeated="3"/>
        </table:table-row>
        <table:table-row table:style-name="ro1">
          <table:table-cell office:value-type="float" office:value="-4.5177821">
            <text:p>-4,5177821</text:p>
          </table:table-cell>
          <table:table-cell office:value-type="float" office:value="-9.4394667">
            <text:p>-9,4394667</text:p>
          </table:table-cell>
          <table:table-cell office:value-type="float" office:value="-7.9885124">
            <text:p>-7,9885124</text:p>
          </table:table-cell>
          <table:table-cell table:number-columns-repeated="3"/>
        </table:table-row>
        <table:table-row table:style-name="ro1">
          <table:table-cell office:value-type="float" office:value="-4.5219581">
            <text:p>-4,5219581</text:p>
          </table:table-cell>
          <table:table-cell office:value-type="float" office:value="-7.9019964">
            <text:p>-7,9019964</text:p>
          </table:table-cell>
          <table:table-cell office:value-type="float" office:value="-8.0870373">
            <text:p>-8,0870373</text:p>
          </table:table-cell>
          <table:table-cell table:number-columns-repeated="3"/>
        </table:table-row>
        <table:table-row table:style-name="ro1">
          <table:table-cell office:value-type="float" office:value="-4.5260944">
            <text:p>-4,5260944</text:p>
          </table:table-cell>
          <table:table-cell office:value-type="float" office:value="-8.4188239">
            <text:p>-8,4188239</text:p>
          </table:table-cell>
          <table:table-cell office:value-type="float" office:value="-7.8402138">
            <text:p>-7,8402138</text:p>
          </table:table-cell>
          <table:table-cell table:number-columns-repeated="3"/>
        </table:table-row>
        <table:table-row table:style-name="ro1">
          <table:table-cell office:value-type="float" office:value="-4.5301916">
            <text:p>-4,5301916</text:p>
          </table:table-cell>
          <table:table-cell office:value-type="float" office:value="-7.8883226">
            <text:p>-7,8883226</text:p>
          </table:table-cell>
          <table:table-cell office:value-type="float" office:value="-7.7758115">
            <text:p>-7,7758115</text:p>
          </table:table-cell>
          <table:table-cell table:number-columns-repeated="3"/>
        </table:table-row>
        <table:table-row table:style-name="ro1">
          <table:table-cell office:value-type="float" office:value="-4.5342505">
            <text:p>-4,5342505</text:p>
          </table:table-cell>
          <table:table-cell office:value-type="float" office:value="-9.5280162">
            <text:p>-9,5280162</text:p>
          </table:table-cell>
          <table:table-cell office:value-type="float" office:value="-9.2927222">
            <text:p>-9,2927222</text:p>
          </table:table-cell>
          <table:table-cell table:number-columns-repeated="3"/>
        </table:table-row>
        <table:table-row table:style-name="ro1">
          <table:table-cell office:value-type="float" office:value="-4.5382719">
            <text:p>-4,5382719</text:p>
          </table:table-cell>
          <table:table-cell office:value-type="float" office:value="-7.9310185">
            <text:p>-7,9310185</text:p>
          </table:table-cell>
          <table:table-cell office:value-type="float" office:value="-7.9444258">
            <text:p>-7,9444258</text:p>
          </table:table-cell>
          <table:table-cell table:number-columns-repeated="3"/>
        </table:table-row>
        <table:table-row table:style-name="ro1">
          <table:table-cell office:value-type="float" office:value="-4.5422563">
            <text:p>-4,5422563</text:p>
          </table:table-cell>
          <table:table-cell office:value-type="float" office:value="-8.0105324">
            <text:p>-8,0105324</text:p>
          </table:table-cell>
          <table:table-cell office:value-type="float" office:value="-8.1092861">
            <text:p>-8,1092861</text:p>
          </table:table-cell>
          <table:table-cell table:number-columns-repeated="3"/>
        </table:table-row>
        <table:table-row table:style-name="ro1">
          <table:table-cell office:value-type="float" office:value="-4.5462045">
            <text:p>-4,5462045</text:p>
          </table:table-cell>
          <table:table-cell office:value-type="float" office:value="-7.8196253">
            <text:p>-7,8196253</text:p>
          </table:table-cell>
          <table:table-cell office:value-type="float" office:value="-8.0826363">
            <text:p>-8,0826363</text:p>
          </table:table-cell>
          <table:table-cell table:number-columns-repeated="3"/>
        </table:table-row>
        <table:table-row table:style-name="ro1">
          <table:table-cell office:value-type="float" office:value="-4.5501172">
            <text:p>-4,5501172</text:p>
          </table:table-cell>
          <table:table-cell office:value-type="float" office:value="-8.0141099">
            <text:p>-8,0141099</text:p>
          </table:table-cell>
          <table:table-cell office:value-type="float" office:value="-8.3206528">
            <text:p>-8,3206528</text:p>
          </table:table-cell>
          <table:table-cell table:number-columns-repeated="3"/>
        </table:table-row>
        <table:table-row table:style-name="ro1">
          <table:table-cell office:value-type="float" office:value="-4.5539949">
            <text:p>-4,5539949</text:p>
          </table:table-cell>
          <table:table-cell office:value-type="float" office:value="-7.9014111">
            <text:p>-7,9014111</text:p>
          </table:table-cell>
          <table:table-cell office:value-type="float" office:value="-7.9239819">
            <text:p>-7,9239819</text:p>
          </table:table-cell>
          <table:table-cell table:number-columns-repeated="3"/>
        </table:table-row>
        <table:table-row table:style-name="ro1">
          <table:table-cell office:value-type="float" office:value="-4.5578383">
            <text:p>-4,5578383</text:p>
          </table:table-cell>
          <table:table-cell office:value-type="float" office:value="-7.9995911">
            <text:p>-7,9995911</text:p>
          </table:table-cell>
          <table:table-cell office:value-type="float" office:value="-8.0093123">
            <text:p>-8,0093123</text:p>
          </table:table-cell>
          <table:table-cell table:number-columns-repeated="3"/>
        </table:table-row>
        <table:table-row table:style-name="ro1">
          <table:table-cell office:value-type="float" office:value="-4.561648">
            <text:p>-4,561648</text:p>
          </table:table-cell>
          <table:table-cell office:value-type="float" office:value="-7.7841664">
            <text:p>-7,7841664</text:p>
          </table:table-cell>
          <table:table-cell office:value-type="float" office:value="-8.2966557">
            <text:p>-8,2966557</text:p>
          </table:table-cell>
          <table:table-cell table:number-columns-repeated="3"/>
        </table:table-row>
        <table:table-row table:style-name="ro1">
          <table:table-cell office:value-type="float" office:value="-4.5654246">
            <text:p>-4,5654246</text:p>
          </table:table-cell>
          <table:table-cell office:value-type="float" office:value="-8.1548181">
            <text:p>-8,1548181</text:p>
          </table:table-cell>
          <table:table-cell office:value-type="float" office:value="-7.9702956">
            <text:p>-7,9702956</text:p>
          </table:table-cell>
          <table:table-cell table:number-columns-repeated="3"/>
        </table:table-row>
        <table:table-row table:style-name="ro1">
          <table:table-cell office:value-type="float" office:value="-4.5691686">
            <text:p>-4,5691686</text:p>
          </table:table-cell>
          <table:table-cell office:value-type="float" office:value="-8.05649">
            <text:p>-8,05649</text:p>
          </table:table-cell>
          <table:table-cell office:value-type="float" office:value="-8.1525115">
            <text:p>-8,1525115</text:p>
          </table:table-cell>
          <table:table-cell table:number-columns-repeated="3"/>
        </table:table-row>
        <table:table-row table:style-name="ro1">
          <table:table-cell office:value-type="float" office:value="-4.5728806">
            <text:p>-4,5728806</text:p>
          </table:table-cell>
          <table:table-cell office:value-type="float" office:value="-7.9175698">
            <text:p>-7,9175698</text:p>
          </table:table-cell>
          <table:table-cell office:value-type="float" office:value="-7.825821">
            <text:p>-7,825821</text:p>
          </table:table-cell>
          <table:table-cell table:number-columns-repeated="3"/>
        </table:table-row>
        <table:table-row table:style-name="ro1">
          <table:table-cell office:value-type="float" office:value="-4.5765611">
            <text:p>-4,5765611</text:p>
          </table:table-cell>
          <table:table-cell office:value-type="float" office:value="-9.3929353">
            <text:p>-9,3929353</text:p>
          </table:table-cell>
          <table:table-cell office:value-type="float" office:value="-8.10656">
            <text:p>-8,10656</text:p>
          </table:table-cell>
          <table:table-cell table:number-columns-repeated="3"/>
        </table:table-row>
        <table:table-row table:style-name="ro1">
          <table:table-cell office:value-type="float" office:value="-4.5802108">
            <text:p>-4,5802108</text:p>
          </table:table-cell>
          <table:table-cell office:value-type="float" office:value="-8.5010926">
            <text:p>-8,5010926</text:p>
          </table:table-cell>
          <table:table-cell office:value-type="float" office:value="-7.934624">
            <text:p>-7,934624</text:p>
          </table:table-cell>
          <table:table-cell table:number-columns-repeated="3"/>
        </table:table-row>
        <table:table-row table:style-name="ro1">
          <table:table-cell office:value-type="float" office:value="-4.58383">
            <text:p>-4,58383</text:p>
          </table:table-cell>
          <table:table-cell office:value-type="float" office:value="-8.3122192">
            <text:p>-8,3122192</text:p>
          </table:table-cell>
          <table:table-cell office:value-type="float" office:value="-8.0832612">
            <text:p>-8,0832612</text:p>
          </table:table-cell>
          <table:table-cell table:number-columns-repeated="3"/>
        </table:table-row>
        <table:table-row table:style-name="ro1">
          <table:table-cell office:value-type="float" office:value="-4.5874193">
            <text:p>-4,5874193</text:p>
          </table:table-cell>
          <table:table-cell office:value-type="float" office:value="-7.987263">
            <text:p>-7,987263</text:p>
          </table:table-cell>
          <table:table-cell office:value-type="float" office:value="-9.7662568">
            <text:p>-9,7662568</text:p>
          </table:table-cell>
          <table:table-cell table:number-columns-repeated="3"/>
        </table:table-row>
        <table:table-row table:style-name="ro1">
          <table:table-cell office:value-type="float" office:value="-4.5909791">
            <text:p>-4,5909791</text:p>
          </table:table-cell>
          <table:table-cell office:value-type="float" office:value="-8.0428224">
            <text:p>-8,0428224</text:p>
          </table:table-cell>
          <table:table-cell office:value-type="float" office:value="-7.7283623">
            <text:p>-7,7283623</text:p>
          </table:table-cell>
          <table:table-cell table:number-columns-repeated="3"/>
        </table:table-row>
        <table:table-row table:style-name="ro1">
          <table:table-cell office:value-type="float" office:value="-4.5945101">
            <text:p>-4,5945101</text:p>
          </table:table-cell>
          <table:table-cell office:value-type="float" office:value="-7.5177534">
            <text:p>-7,5177534</text:p>
          </table:table-cell>
          <table:table-cell office:value-type="float" office:value="-7.9836568">
            <text:p>-7,9836568</text:p>
          </table:table-cell>
          <table:table-cell table:number-columns-repeated="3"/>
        </table:table-row>
        <table:table-row table:style-name="ro1">
          <table:table-cell office:value-type="float" office:value="-4.5980125">
            <text:p>-4,5980125</text:p>
          </table:table-cell>
          <table:table-cell office:value-type="float" office:value="-8.0879954">
            <text:p>-8,0879954</text:p>
          </table:table-cell>
          <table:table-cell office:value-type="float" office:value="-8.1579442">
            <text:p>-8,1579442</text:p>
          </table:table-cell>
          <table:table-cell table:number-columns-repeated="3"/>
        </table:table-row>
        <table:table-row table:style-name="ro1">
          <table:table-cell office:value-type="float" office:value="-4.6014869">
            <text:p>-4,6014869</text:p>
          </table:table-cell>
          <table:table-cell office:value-type="float" office:value="-7.9383538">
            <text:p>-7,9383538</text:p>
          </table:table-cell>
          <table:table-cell office:value-type="float" office:value="-7.6829516">
            <text:p>-7,6829516</text:p>
          </table:table-cell>
          <table:table-cell table:number-columns-repeated="3"/>
        </table:table-row>
        <table:table-row table:style-name="ro1">
          <table:table-cell office:value-type="float" office:value="-4.6049338">
            <text:p>-4,6049338</text:p>
          </table:table-cell>
          <table:table-cell office:value-type="float" office:value="-8.067917">
            <text:p>-8,067917</text:p>
          </table:table-cell>
          <table:table-cell office:value-type="float" office:value="-7.6552204">
            <text:p>-7,6552204</text:p>
          </table:table-cell>
          <table:table-cell table:number-columns-repeated="3"/>
        </table:table-row>
        <table:table-row table:style-name="ro1">
          <table:table-cell office:value-type="float" office:value="-4.6083535">
            <text:p>-4,6083535</text:p>
          </table:table-cell>
          <table:table-cell office:value-type="float" office:value="-7.616586">
            <text:p>-7,616586</text:p>
          </table:table-cell>
          <table:table-cell office:value-type="float" office:value="-7.5967178">
            <text:p>-7,5967178</text:p>
          </table:table-cell>
          <table:table-cell table:number-columns-repeated="3"/>
        </table:table-row>
        <table:table-row table:style-name="ro1">
          <table:table-cell office:value-type="float" office:value="-4.6117465">
            <text:p>-4,6117465</text:p>
          </table:table-cell>
          <table:table-cell office:value-type="float" office:value="-8.2219667">
            <text:p>-8,2219667</text:p>
          </table:table-cell>
          <table:table-cell office:value-type="float" office:value="-8.7523344">
            <text:p>-8,7523344</text:p>
          </table:table-cell>
          <table:table-cell table:number-columns-repeated="3"/>
        </table:table-row>
        <table:table-row table:style-name="ro1">
          <table:table-cell office:value-type="float" office:value="-4.6151132">
            <text:p>-4,6151132</text:p>
          </table:table-cell>
          <table:table-cell office:value-type="float" office:value="-8.2592325">
            <text:p>-8,2592325</text:p>
          </table:table-cell>
          <table:table-cell office:value-type="float" office:value="-7.5540542">
            <text:p>-7,5540542</text:p>
          </table:table-cell>
          <table:table-cell table:number-columns-repeated="3"/>
        </table:table-row>
        <table:table-row table:style-name="ro1">
          <table:table-cell office:value-type="float" office:value="-4.618454">
            <text:p>-4,618454</text:p>
          </table:table-cell>
          <table:table-cell office:value-type="float" office:value="-7.75525">
            <text:p>-7,75525</text:p>
          </table:table-cell>
          <table:table-cell office:value-type="float" office:value="-7.7742127">
            <text:p>-7,7742127</text:p>
          </table:table-cell>
          <table:table-cell table:number-columns-repeated="3"/>
        </table:table-row>
        <table:table-row table:style-name="ro1">
          <table:table-cell office:value-type="float" office:value="-4.6217693">
            <text:p>-4,6217693</text:p>
          </table:table-cell>
          <table:table-cell office:value-type="float" office:value="-7.7859333">
            <text:p>-7,7859333</text:p>
          </table:table-cell>
          <table:table-cell office:value-type="float" office:value="-7.5624479">
            <text:p>-7,5624479</text:p>
          </table:table-cell>
          <table:table-cell table:number-columns-repeated="3"/>
        </table:table-row>
        <table:table-row table:style-name="ro1">
          <table:table-cell office:value-type="float" office:value="-4.6250595">
            <text:p>-4,6250595</text:p>
          </table:table-cell>
          <table:table-cell office:value-type="float" office:value="-8.4993315">
            <text:p>-8,4993315</text:p>
          </table:table-cell>
          <table:table-cell office:value-type="float" office:value="-8.2193789">
            <text:p>-8,2193789</text:p>
          </table:table-cell>
          <table:table-cell table:number-columns-repeated="3"/>
        </table:table-row>
        <table:table-row table:style-name="ro1">
          <table:table-cell office:value-type="float" office:value="-4.6283249">
            <text:p>-4,6283249</text:p>
          </table:table-cell>
          <table:table-cell office:value-type="float" office:value="-7.8573943">
            <text:p>-7,8573943</text:p>
          </table:table-cell>
          <table:table-cell office:value-type="float" office:value="-7.9720629">
            <text:p>-7,9720629</text:p>
          </table:table-cell>
          <table:table-cell table:number-columns-repeated="3"/>
        </table:table-row>
        <table:table-row table:style-name="ro1">
          <table:table-cell office:value-type="float" office:value="-4.631566">
            <text:p>-4,631566</text:p>
          </table:table-cell>
          <table:table-cell office:value-type="float" office:value="-9.316546">
            <text:p>-9,316546</text:p>
          </table:table-cell>
          <table:table-cell office:value-type="float" office:value="-8.111621">
            <text:p>-8,111621</text:p>
          </table:table-cell>
          <table:table-cell table:number-columns-repeated="3"/>
        </table:table-row>
        <table:table-row table:style-name="ro1">
          <table:table-cell office:value-type="float" office:value="-4.634783">
            <text:p>-4,634783</text:p>
          </table:table-cell>
          <table:table-cell office:value-type="float" office:value="-8.0568656">
            <text:p>-8,0568656</text:p>
          </table:table-cell>
          <table:table-cell office:value-type="float" office:value="-9.2433522">
            <text:p>-9,2433522</text:p>
          </table:table-cell>
          <table:table-cell table:number-columns-repeated="3"/>
        </table:table-row>
        <table:table-row table:style-name="ro1">
          <table:table-cell office:value-type="float" office:value="-4.6379764">
            <text:p>-4,6379764</text:p>
          </table:table-cell>
          <table:table-cell office:value-type="float" office:value="-7.6432877">
            <text:p>-7,6432877</text:p>
          </table:table-cell>
          <table:table-cell office:value-type="float" office:value="-7.8788493">
            <text:p>-7,8788493</text:p>
          </table:table-cell>
          <table:table-cell table:number-columns-repeated="3"/>
        </table:table-row>
        <table:table-row table:style-name="ro1">
          <table:table-cell office:value-type="float" office:value="-4.6411465">
            <text:p>-4,6411465</text:p>
          </table:table-cell>
          <table:table-cell office:value-type="float" office:value="-7.6350317">
            <text:p>-7,6350317</text:p>
          </table:table-cell>
          <table:table-cell office:value-type="float" office:value="-7.7085806">
            <text:p>-7,7085806</text:p>
          </table:table-cell>
          <table:table-cell table:number-columns-repeated="3"/>
        </table:table-row>
        <table:table-row table:style-name="ro1">
          <table:table-cell office:value-type="float" office:value="-4.6442936">
            <text:p>-4,6442936</text:p>
          </table:table-cell>
          <table:table-cell office:value-type="float" office:value="-7.8620165">
            <text:p>-7,8620165</text:p>
          </table:table-cell>
          <table:table-cell office:value-type="float" office:value="-8.0364324">
            <text:p>-8,0364324</text:p>
          </table:table-cell>
          <table:table-cell table:number-columns-repeated="3"/>
        </table:table-row>
        <table:table-row table:style-name="ro1">
          <table:table-cell office:value-type="float" office:value="-4.6474181">
            <text:p>-4,6474181</text:p>
          </table:table-cell>
          <table:table-cell office:value-type="float" office:value="-8.252022">
            <text:p>-8,252022</text:p>
          </table:table-cell>
          <table:table-cell office:value-type="float" office:value="-8.2128889">
            <text:p>-8,2128889</text:p>
          </table:table-cell>
          <table:table-cell table:number-columns-repeated="3"/>
        </table:table-row>
        <table:table-row table:style-name="ro1">
          <table:table-cell office:value-type="float" office:value="-4.6505203">
            <text:p>-4,6505203</text:p>
          </table:table-cell>
          <table:table-cell office:value-type="float" office:value="-8.6403826">
            <text:p>-8,6403826</text:p>
          </table:table-cell>
          <table:table-cell office:value-type="float" office:value="-8.0234322">
            <text:p>-8,0234322</text:p>
          </table:table-cell>
          <table:table-cell table:number-columns-repeated="3"/>
        </table:table-row>
        <table:table-row table:style-name="ro1">
          <table:table-cell office:value-type="float" office:value="-4.6536004">
            <text:p>-4,6536004</text:p>
          </table:table-cell>
          <table:table-cell office:value-type="float" office:value="-7.8311912">
            <text:p>-7,8311912</text:p>
          </table:table-cell>
          <table:table-cell office:value-type="float" office:value="-7.7558137">
            <text:p>-7,7558137</text:p>
          </table:table-cell>
          <table:table-cell table:number-columns-repeated="3"/>
        </table:table-row>
        <table:table-row table:style-name="ro1">
          <table:table-cell office:value-type="float" office:value="-4.6566589">
            <text:p>-4,6566589</text:p>
          </table:table-cell>
          <table:table-cell office:value-type="float" office:value="-7.7892177">
            <text:p>-7,7892177</text:p>
          </table:table-cell>
          <table:table-cell office:value-type="float" office:value="-8.0694383">
            <text:p>-8,0694383</text:p>
          </table:table-cell>
          <table:table-cell table:number-columns-repeated="3"/>
        </table:table-row>
        <table:table-row table:style-name="ro1">
          <table:table-cell office:value-type="float" office:value="-4.659696">
            <text:p>-4,659696</text:p>
          </table:table-cell>
          <table:table-cell office:value-type="float" office:value="-7.8572293">
            <text:p>-7,8572293</text:p>
          </table:table-cell>
          <table:table-cell office:value-type="float" office:value="-8.4697379">
            <text:p>-8,4697379</text:p>
          </table:table-cell>
          <table:table-cell table:number-columns-repeated="3"/>
        </table:table-row>
        <table:table-row table:style-name="ro1">
          <table:table-cell office:value-type="float" office:value="-4.662712">
            <text:p>-4,662712</text:p>
          </table:table-cell>
          <table:table-cell office:value-type="float" office:value="-7.6497343">
            <text:p>-7,6497343</text:p>
          </table:table-cell>
          <table:table-cell office:value-type="float" office:value="-7.681146">
            <text:p>-7,681146</text:p>
          </table:table-cell>
          <table:table-cell table:number-columns-repeated="3"/>
        </table:table-row>
        <table:table-row table:style-name="ro1">
          <table:table-cell office:value-type="float" office:value="-4.6657072">
            <text:p>-4,6657072</text:p>
          </table:table-cell>
          <table:table-cell office:value-type="float" office:value="-7.6712533">
            <text:p>-7,6712533</text:p>
          </table:table-cell>
          <table:table-cell office:value-type="float" office:value="-8.1591366">
            <text:p>-8,1591366</text:p>
          </table:table-cell>
          <table:table-cell table:number-columns-repeated="3"/>
        </table:table-row>
        <table:table-row table:style-name="ro1">
          <table:table-cell office:value-type="float" office:value="-4.6686818">
            <text:p>-4,6686818</text:p>
          </table:table-cell>
          <table:table-cell office:value-type="float" office:value="-8.7502959">
            <text:p>-8,7502959</text:p>
          </table:table-cell>
          <table:table-cell office:value-type="float" office:value="-7.486554">
            <text:p>-7,486554</text:p>
          </table:table-cell>
          <table:table-cell table:number-columns-repeated="3"/>
        </table:table-row>
        <table:table-row table:style-name="ro1">
          <table:table-cell office:value-type="float" office:value="-4.6716363">
            <text:p>-4,6716363</text:p>
          </table:table-cell>
          <table:table-cell office:value-type="float" office:value="-7.7280768">
            <text:p>-7,7280768</text:p>
          </table:table-cell>
          <table:table-cell office:value-type="float" office:value="-7.6741845">
            <text:p>-7,6741845</text:p>
          </table:table-cell>
          <table:table-cell table:number-columns-repeated="3"/>
        </table:table-row>
        <table:table-row table:style-name="ro1">
          <table:table-cell office:value-type="float" office:value="-4.6745707">
            <text:p>-4,6745707</text:p>
          </table:table-cell>
          <table:table-cell office:value-type="float" office:value="-8.0098515">
            <text:p>-8,0098515</text:p>
          </table:table-cell>
          <table:table-cell office:value-type="float" office:value="-7.4721448">
            <text:p>-7,4721448</text:p>
          </table:table-cell>
          <table:table-cell table:number-columns-repeated="3"/>
        </table:table-row>
        <table:table-row table:style-name="ro1">
          <table:table-cell office:value-type="float" office:value="-4.6774855">
            <text:p>-4,6774855</text:p>
          </table:table-cell>
          <table:table-cell office:value-type="float" office:value="-9.0182776">
            <text:p>-9,0182776</text:p>
          </table:table-cell>
          <table:table-cell office:value-type="float" office:value="-7.43636">
            <text:p>-7,43636</text:p>
          </table:table-cell>
          <table:table-cell table:number-columns-repeated="3"/>
        </table:table-row>
        <table:table-row table:style-name="ro1">
          <table:table-cell office:value-type="float" office:value="-4.6803809">
            <text:p>-4,6803809</text:p>
          </table:table-cell>
          <table:table-cell office:value-type="float" office:value="-7.5585502">
            <text:p>-7,5585502</text:p>
          </table:table-cell>
          <table:table-cell office:value-type="float" office:value="-7.8925683">
            <text:p>-7,8925683</text:p>
          </table:table-cell>
          <table:table-cell table:number-columns-repeated="3"/>
        </table:table-row>
        <table:table-row table:style-name="ro1">
          <table:table-cell office:value-type="float" office:value="-4.683257">
            <text:p>-4,683257</text:p>
          </table:table-cell>
          <table:table-cell office:value-type="float" office:value="-7.4300149">
            <text:p>-7,4300149</text:p>
          </table:table-cell>
          <table:table-cell office:value-type="float" office:value="-7.4027241">
            <text:p>-7,4027241</text:p>
          </table:table-cell>
          <table:table-cell table:number-columns-repeated="3"/>
        </table:table-row>
        <table:table-row table:style-name="ro1">
          <table:table-cell office:value-type="float" office:value="-4.6861143">
            <text:p>-4,6861143</text:p>
          </table:table-cell>
          <table:table-cell office:value-type="float" office:value="-8.0114339">
            <text:p>-8,0114339</text:p>
          </table:table-cell>
          <table:table-cell office:value-type="float" office:value="-7.8081113">
            <text:p>-7,8081113</text:p>
          </table:table-cell>
          <table:table-cell table:number-columns-repeated="3"/>
        </table:table-row>
        <table:table-row table:style-name="ro1">
          <table:table-cell office:value-type="float" office:value="-4.6889528">
            <text:p>-4,6889528</text:p>
          </table:table-cell>
          <table:table-cell office:value-type="float" office:value="-7.6022134">
            <text:p>-7,6022134</text:p>
          </table:table-cell>
          <table:table-cell office:value-type="float" office:value="-7.7637858">
            <text:p>-7,7637858</text:p>
          </table:table-cell>
          <table:table-cell table:number-columns-repeated="3"/>
        </table:table-row>
        <table:table-row table:style-name="ro1">
          <table:table-cell office:value-type="float" office:value="-4.691773">
            <text:p>-4,691773</text:p>
          </table:table-cell>
          <table:table-cell office:value-type="float" office:value="-7.7826466">
            <text:p>-7,7826466</text:p>
          </table:table-cell>
          <table:table-cell office:value-type="float" office:value="-7.407637">
            <text:p>-7,407637</text:p>
          </table:table-cell>
          <table:table-cell table:number-columns-repeated="3"/>
        </table:table-row>
        <table:table-row table:style-name="ro1">
          <table:table-cell office:value-type="float" office:value="-4.6945749">
            <text:p>-4,6945749</text:p>
          </table:table-cell>
          <table:table-cell office:value-type="float" office:value="-7.6073455">
            <text:p>-7,6073455</text:p>
          </table:table-cell>
          <table:table-cell office:value-type="float" office:value="-7.7879589">
            <text:p>-7,7879589</text:p>
          </table:table-cell>
          <table:table-cell table:number-columns-repeated="3"/>
        </table:table-row>
        <table:table-row table:style-name="ro1">
          <table:table-cell office:value-type="float" office:value="-4.6973589">
            <text:p>-4,6973589</text:p>
          </table:table-cell>
          <table:table-cell office:value-type="float" office:value="-7.8661529">
            <text:p>-7,8661529</text:p>
          </table:table-cell>
          <table:table-cell office:value-type="float" office:value="-7.7486192">
            <text:p>-7,7486192</text:p>
          </table:table-cell>
          <table:table-cell table:number-columns-repeated="3"/>
        </table:table-row>
        <table:table-row table:style-name="ro1">
          <table:table-cell office:value-type="float" office:value="-4.7001252">
            <text:p>-4,7001252</text:p>
          </table:table-cell>
          <table:table-cell office:value-type="float" office:value="-7.4165788">
            <text:p>-7,4165788</text:p>
          </table:table-cell>
          <table:table-cell office:value-type="float" office:value="-7.6338383">
            <text:p>-7,6338383</text:p>
          </table:table-cell>
          <table:table-cell table:number-columns-repeated="3"/>
        </table:table-row>
        <table:table-row table:style-name="ro1">
          <table:table-cell office:value-type="float" office:value="-4.7028739">
            <text:p>-4,7028739</text:p>
          </table:table-cell>
          <table:table-cell office:value-type="float" office:value="-7.9089828">
            <text:p>-7,9089828</text:p>
          </table:table-cell>
          <table:table-cell office:value-type="float" office:value="-7.4350179">
            <text:p>-7,4350179</text:p>
          </table:table-cell>
          <table:table-cell table:number-columns-repeated="3"/>
        </table:table-row>
        <table:table-row table:style-name="ro1">
          <table:table-cell office:value-type="float" office:value="-4.7056054">
            <text:p>-4,7056054</text:p>
          </table:table-cell>
          <table:table-cell office:value-type="float" office:value="-7.7278533">
            <text:p>-7,7278533</text:p>
          </table:table-cell>
          <table:table-cell office:value-type="float" office:value="-7.8741662">
            <text:p>-7,8741662</text:p>
          </table:table-cell>
          <table:table-cell table:number-columns-repeated="3"/>
        </table:table-row>
        <table:table-row table:style-name="ro1">
          <table:table-cell office:value-type="float" office:value="-4.7083198">
            <text:p>-4,7083198</text:p>
          </table:table-cell>
          <table:table-cell office:value-type="float" office:value="-8.1889466">
            <text:p>-8,1889466</text:p>
          </table:table-cell>
          <table:table-cell office:value-type="float" office:value="-7.4943318">
            <text:p>-7,4943318</text:p>
          </table:table-cell>
          <table:table-cell table:number-columns-repeated="3"/>
        </table:table-row>
        <table:table-row table:style-name="ro1">
          <table:table-cell office:value-type="float" office:value="-4.7110173">
            <text:p>-4,7110173</text:p>
          </table:table-cell>
          <table:table-cell office:value-type="float" office:value="-8.1049729">
            <text:p>-8,1049729</text:p>
          </table:table-cell>
          <table:table-cell office:value-type="float" office:value="-7.6571879">
            <text:p>-7,6571879</text:p>
          </table:table-cell>
          <table:table-cell table:number-columns-repeated="3"/>
        </table:table-row>
        <table:table-row table:style-name="ro1">
          <table:table-cell office:value-type="float" office:value="-4.7136981">
            <text:p>-4,7136981</text:p>
          </table:table-cell>
          <table:table-cell office:value-type="float" office:value="-7.6509428">
            <text:p>-7,6509428</text:p>
          </table:table-cell>
          <table:table-cell office:value-type="float" office:value="-8.4513569">
            <text:p>-8,4513569</text:p>
          </table:table-cell>
          <table:table-cell table:number-columns-repeated="3"/>
        </table:table-row>
        <table:table-row table:style-name="ro1">
          <table:table-cell office:value-type="float" office:value="-4.7163626">
            <text:p>-4,7163626</text:p>
          </table:table-cell>
          <table:table-cell office:value-type="float" office:value="-7.7870634">
            <text:p>-7,7870634</text:p>
          </table:table-cell>
          <table:table-cell office:value-type="float" office:value="-7.4995352">
            <text:p>-7,4995352</text:p>
          </table:table-cell>
          <table:table-cell table:number-columns-repeated="3"/>
        </table:table-row>
        <table:table-row table:style-name="ro1">
          <table:table-cell office:value-type="float" office:value="-4.7190107">
            <text:p>-4,7190107</text:p>
          </table:table-cell>
          <table:table-cell office:value-type="float" office:value="-7.5375945">
            <text:p>-7,5375945</text:p>
          </table:table-cell>
          <table:table-cell office:value-type="float" office:value="-8.128494">
            <text:p>-8,128494</text:p>
          </table:table-cell>
          <table:table-cell table:number-columns-repeated="3"/>
        </table:table-row>
        <table:table-row table:style-name="ro1">
          <table:table-cell office:value-type="float" office:value="-4.7216429">
            <text:p>-4,7216429</text:p>
          </table:table-cell>
          <table:table-cell office:value-type="float" office:value="-7.7917194">
            <text:p>-7,7917194</text:p>
          </table:table-cell>
          <table:table-cell office:value-type="float" office:value="-7.4926433">
            <text:p>-7,4926433</text:p>
          </table:table-cell>
          <table:table-cell table:number-columns-repeated="3"/>
        </table:table-row>
        <table:table-row table:style-name="ro1">
          <table:table-cell office:value-type="float" office:value="-4.7242591">
            <text:p>-4,7242591</text:p>
          </table:table-cell>
          <table:table-cell office:value-type="float" office:value="-8.0476562">
            <text:p>-8,0476562</text:p>
          </table:table-cell>
          <table:table-cell office:value-type="float" office:value="-7.5100126">
            <text:p>-7,5100126</text:p>
          </table:table-cell>
          <table:table-cell table:number-columns-repeated="3"/>
        </table:table-row>
        <table:table-row table:style-name="ro1">
          <table:table-cell office:value-type="float" office:value="-4.7268598">
            <text:p>-4,7268598</text:p>
          </table:table-cell>
          <table:table-cell office:value-type="float" office:value="-7.703468">
            <text:p>-7,703468</text:p>
          </table:table-cell>
          <table:table-cell office:value-type="float" office:value="-8.3712418">
            <text:p>-8,3712418</text:p>
          </table:table-cell>
          <table:table-cell table:number-columns-repeated="3"/>
        </table:table-row>
        <table:table-row table:style-name="ro1">
          <table:table-cell office:value-type="float" office:value="-4.7294449">
            <text:p>-4,7294449</text:p>
          </table:table-cell>
          <table:table-cell office:value-type="float" office:value="-7.639638">
            <text:p>-7,639638</text:p>
          </table:table-cell>
          <table:table-cell office:value-type="float" office:value="-8.3430684">
            <text:p>-8,3430684</text:p>
          </table:table-cell>
          <table:table-cell table:number-columns-repeated="3"/>
        </table:table-row>
        <table:table-row table:style-name="ro1">
          <table:table-cell office:value-type="float" office:value="-4.7320147">
            <text:p>-4,7320147</text:p>
          </table:table-cell>
          <table:table-cell office:value-type="float" office:value="-7.9534165">
            <text:p>-7,9534165</text:p>
          </table:table-cell>
          <table:table-cell office:value-type="float" office:value="-7.6839675">
            <text:p>-7,6839675</text:p>
          </table:table-cell>
          <table:table-cell table:number-columns-repeated="3"/>
        </table:table-row>
        <table:table-row table:style-name="ro1">
          <table:table-cell office:value-type="float" office:value="-4.7345694">
            <text:p>-4,7345694</text:p>
          </table:table-cell>
          <table:table-cell office:value-type="float" office:value="-7.8395231">
            <text:p>-7,8395231</text:p>
          </table:table-cell>
          <table:table-cell office:value-type="float" office:value="-7.8629742">
            <text:p>-7,8629742</text:p>
          </table:table-cell>
          <table:table-cell table:number-columns-repeated="3"/>
        </table:table-row>
        <table:table-row table:style-name="ro1">
          <table:table-cell office:value-type="float" office:value="-4.7371092">
            <text:p>-4,7371092</text:p>
          </table:table-cell>
          <table:table-cell office:value-type="float" office:value="-8.3407821">
            <text:p>-8,3407821</text:p>
          </table:table-cell>
          <table:table-cell office:value-type="float" office:value="-7.5955322">
            <text:p>-7,5955322</text:p>
          </table:table-cell>
          <table:table-cell table:number-columns-repeated="3"/>
        </table:table-row>
        <table:table-row table:style-name="ro1">
          <table:table-cell office:value-type="float" office:value="-4.7396342">
            <text:p>-4,7396342</text:p>
          </table:table-cell>
          <table:table-cell office:value-type="float" office:value="-7.7195843">
            <text:p>-7,7195843</text:p>
          </table:table-cell>
          <table:table-cell office:value-type="float" office:value="-7.4944585">
            <text:p>-7,4944585</text:p>
          </table:table-cell>
          <table:table-cell table:number-columns-repeated="3"/>
        </table:table-row>
        <table:table-row table:style-name="ro1">
          <table:table-cell office:value-type="float" office:value="-4.7421446">
            <text:p>-4,7421446</text:p>
          </table:table-cell>
          <table:table-cell office:value-type="float" office:value="-7.2453025">
            <text:p>-7,2453025</text:p>
          </table:table-cell>
          <table:table-cell office:value-type="float" office:value="-7.2738813">
            <text:p>-7,2738813</text:p>
          </table:table-cell>
          <table:table-cell table:number-columns-repeated="3"/>
        </table:table-row>
        <table:table-row table:style-name="ro1">
          <table:table-cell office:value-type="float" office:value="-4.7446406">
            <text:p>-4,7446406</text:p>
          </table:table-cell>
          <table:table-cell office:value-type="float" office:value="-9.047618">
            <text:p>-9,047618</text:p>
          </table:table-cell>
          <table:table-cell office:value-type="float" office:value="-7.2435868">
            <text:p>-7,2435868</text:p>
          </table:table-cell>
          <table:table-cell table:number-columns-repeated="3"/>
        </table:table-row>
        <table:table-row table:style-name="ro1">
          <table:table-cell office:value-type="float" office:value="-4.7471223">
            <text:p>-4,7471223</text:p>
          </table:table-cell>
          <table:table-cell office:value-type="float" office:value="-7.8240555">
            <text:p>-7,8240555</text:p>
          </table:table-cell>
          <table:table-cell office:value-type="float" office:value="-7.2267561">
            <text:p>-7,2267561</text:p>
          </table:table-cell>
          <table:table-cell table:number-columns-repeated="3"/>
        </table:table-row>
        <table:table-row table:style-name="ro1">
          <table:table-cell office:value-type="float" office:value="-4.7495899">
            <text:p>-4,7495899</text:p>
          </table:table-cell>
          <table:table-cell office:value-type="float" office:value="-7.9103107">
            <text:p>-7,9103107</text:p>
          </table:table-cell>
          <table:table-cell office:value-type="float" office:value="-7.7756829">
            <text:p>-7,7756829</text:p>
          </table:table-cell>
          <table:table-cell table:number-columns-repeated="3"/>
        </table:table-row>
        <table:table-row table:style-name="ro1">
          <table:table-cell office:value-type="float" office:value="-4.7520436">
            <text:p>-4,7520436</text:p>
          </table:table-cell>
          <table:table-cell office:value-type="float" office:value="-7.5585964">
            <text:p>-7,5585964</text:p>
          </table:table-cell>
          <table:table-cell office:value-type="float" office:value="-7.2884455">
            <text:p>-7,2884455</text:p>
          </table:table-cell>
          <table:table-cell table:number-columns-repeated="3"/>
        </table:table-row>
        <table:table-row table:style-name="ro1">
          <table:table-cell office:value-type="float" office:value="-4.7544835">
            <text:p>-4,7544835</text:p>
          </table:table-cell>
          <table:table-cell office:value-type="float" office:value="-8.0953723">
            <text:p>-8,0953723</text:p>
          </table:table-cell>
          <table:table-cell office:value-type="float" office:value="-7.8906316">
            <text:p>-7,8906316</text:p>
          </table:table-cell>
          <table:table-cell table:number-columns-repeated="3"/>
        </table:table-row>
        <table:table-row table:style-name="ro1">
          <table:table-cell office:value-type="float" office:value="-4.7569097">
            <text:p>-4,7569097</text:p>
          </table:table-cell>
          <table:table-cell office:value-type="float" office:value="-7.3376792">
            <text:p>-7,3376792</text:p>
          </table:table-cell>
          <table:table-cell office:value-type="float" office:value="-7.4418504">
            <text:p>-7,4418504</text:p>
          </table:table-cell>
          <table:table-cell table:number-columns-repeated="3"/>
        </table:table-row>
        <table:table-row table:style-name="ro1">
          <table:table-cell office:value-type="float" office:value="-4.7593225">
            <text:p>-4,7593225</text:p>
          </table:table-cell>
          <table:table-cell office:value-type="float" office:value="-7.377272">
            <text:p>-7,377272</text:p>
          </table:table-cell>
          <table:table-cell office:value-type="float" office:value="-8.050901">
            <text:p>-8,050901</text:p>
          </table:table-cell>
          <table:table-cell table:number-columns-repeated="3"/>
        </table:table-row>
        <table:table-row table:style-name="ro1">
          <table:table-cell office:value-type="float" office:value="-4.761722">
            <text:p>-4,761722</text:p>
          </table:table-cell>
          <table:table-cell office:value-type="float" office:value="-7.3625381">
            <text:p>-7,3625381</text:p>
          </table:table-cell>
          <table:table-cell office:value-type="float" office:value="-7.5635137">
            <text:p>-7,5635137</text:p>
          </table:table-cell>
          <table:table-cell table:number-columns-repeated="3"/>
        </table:table-row>
        <table:table-row table:style-name="ro1">
          <table:table-cell office:value-type="float" office:value="-4.7641082">
            <text:p>-4,7641082</text:p>
          </table:table-cell>
          <table:table-cell office:value-type="float" office:value="-8.2486269">
            <text:p>-8,2486269</text:p>
          </table:table-cell>
          <table:table-cell office:value-type="float" office:value="-7.2996079">
            <text:p>-7,2996079</text:p>
          </table:table-cell>
          <table:table-cell table:number-columns-repeated="3"/>
        </table:table-row>
        <table:table-row table:style-name="ro1">
          <table:table-cell office:value-type="float" office:value="-4.7664815">
            <text:p>-4,7664815</text:p>
          </table:table-cell>
          <table:table-cell office:value-type="float" office:value="-7.2611627">
            <text:p>-7,2611627</text:p>
          </table:table-cell>
          <table:table-cell office:value-type="float" office:value="-7.7594375">
            <text:p>-7,7594375</text:p>
          </table:table-cell>
          <table:table-cell table:number-columns-repeated="3"/>
        </table:table-row>
        <table:table-row table:style-name="ro1">
          <table:table-cell office:value-type="float" office:value="-4.7688418">
            <text:p>-4,7688418</text:p>
          </table:table-cell>
          <table:table-cell office:value-type="float" office:value="-8.139107">
            <text:p>-8,139107</text:p>
          </table:table-cell>
          <table:table-cell office:value-type="float" office:value="-7.3469936">
            <text:p>-7,3469936</text:p>
          </table:table-cell>
          <table:table-cell table:number-columns-repeated="3"/>
        </table:table-row>
        <table:table-row table:style-name="ro1">
          <table:table-cell office:value-type="float" office:value="-4.7711894">
            <text:p>-4,7711894</text:p>
          </table:table-cell>
          <table:table-cell office:value-type="float" office:value="-7.3007667">
            <text:p>-7,3007667</text:p>
          </table:table-cell>
          <table:table-cell office:value-type="float" office:value="-8.4465707">
            <text:p>-8,4465707</text:p>
          </table:table-cell>
          <table:table-cell table:number-columns-repeated="3"/>
        </table:table-row>
        <table:table-row table:style-name="ro1">
          <table:table-cell office:value-type="float" office:value="-4.7735243">
            <text:p>-4,7735243</text:p>
          </table:table-cell>
          <table:table-cell office:value-type="float" office:value="-7.949308">
            <text:p>-7,949308</text:p>
          </table:table-cell>
          <table:table-cell office:value-type="float" office:value="-7.9463968">
            <text:p>-7,9463968</text:p>
          </table:table-cell>
          <table:table-cell table:number-columns-repeated="3"/>
        </table:table-row>
        <table:table-row table:style-name="ro1">
          <table:table-cell office:value-type="float" office:value="-4.7758468">
            <text:p>-4,7758468</text:p>
          </table:table-cell>
          <table:table-cell office:value-type="float" office:value="-7.9000009">
            <text:p>-7,9000009</text:p>
          </table:table-cell>
          <table:table-cell office:value-type="float" office:value="-7.2791133">
            <text:p>-7,2791133</text:p>
          </table:table-cell>
          <table:table-cell table:number-columns-repeated="3"/>
        </table:table-row>
        <table:table-row table:style-name="ro1">
          <table:table-cell office:value-type="float" office:value="-4.7781569">
            <text:p>-4,7781569</text:p>
          </table:table-cell>
          <table:table-cell office:value-type="float" office:value="-7.4890321">
            <text:p>-7,4890321</text:p>
          </table:table-cell>
          <table:table-cell office:value-type="float" office:value="-7.671028">
            <text:p>-7,671028</text:p>
          </table:table-cell>
          <table:table-cell table:number-columns-repeated="3"/>
        </table:table-row>
        <table:table-row table:style-name="ro1">
          <table:table-cell office:value-type="float" office:value="-4.7804548">
            <text:p>-4,7804548</text:p>
          </table:table-cell>
          <table:table-cell office:value-type="float" office:value="-8.1110692">
            <text:p>-8,1110692</text:p>
          </table:table-cell>
          <table:table-cell office:value-type="float" office:value="-7.3851379">
            <text:p>-7,3851379</text:p>
          </table:table-cell>
          <table:table-cell table:number-columns-repeated="3"/>
        </table:table-row>
        <table:table-row table:style-name="ro1">
          <table:table-cell office:value-type="float" office:value="-4.7827405">
            <text:p>-4,7827405</text:p>
          </table:table-cell>
          <table:table-cell office:value-type="float" office:value="-7.3507234">
            <text:p>-7,3507234</text:p>
          </table:table-cell>
          <table:table-cell office:value-type="float" office:value="-7.3126649">
            <text:p>-7,3126649</text:p>
          </table:table-cell>
          <table:table-cell table:number-columns-repeated="3"/>
        </table:table-row>
        <table:table-row table:style-name="ro1">
          <table:table-cell office:value-type="float" office:value="-4.7850144">
            <text:p>-4,7850144</text:p>
          </table:table-cell>
          <table:table-cell office:value-type="float" office:value="-7.4459305">
            <text:p>-7,4459305</text:p>
          </table:table-cell>
          <table:table-cell office:value-type="float" office:value="-7.3966115">
            <text:p>-7,3966115</text:p>
          </table:table-cell>
          <table:table-cell table:number-columns-repeated="3"/>
        </table:table-row>
        <table:table-row table:style-name="ro1">
          <table:table-cell office:value-type="float" office:value="-4.7872763">
            <text:p>-4,7872763</text:p>
          </table:table-cell>
          <table:table-cell office:value-type="float" office:value="-7.3115631">
            <text:p>-7,3115631</text:p>
          </table:table-cell>
          <table:table-cell office:value-type="float" office:value="-7.3209124">
            <text:p>-7,3209124</text:p>
          </table:table-cell>
          <table:table-cell table:number-columns-repeated="3"/>
        </table:table-row>
        <table:table-row table:style-name="ro1">
          <table:table-cell office:value-type="float" office:value="-4.7895266">
            <text:p>-4,7895266</text:p>
          </table:table-cell>
          <table:table-cell office:value-type="float" office:value="-7.3063698">
            <text:p>-7,3063698</text:p>
          </table:table-cell>
          <table:table-cell office:value-type="float" office:value="-7.5875443">
            <text:p>-7,5875443</text:p>
          </table:table-cell>
          <table:table-cell table:number-columns-repeated="3"/>
        </table:table-row>
        <table:table-row table:style-name="ro1">
          <table:table-cell office:value-type="float" office:value="-4.7917653">
            <text:p>-4,7917653</text:p>
          </table:table-cell>
          <table:table-cell office:value-type="float" office:value="-7.8525036">
            <text:p>-7,8525036</text:p>
          </table:table-cell>
          <table:table-cell office:value-type="float" office:value="-7.9064712">
            <text:p>-7,9064712</text:p>
          </table:table-cell>
          <table:table-cell table:number-columns-repeated="3"/>
        </table:table-row>
        <table:table-row table:style-name="ro1">
          <table:table-cell office:value-type="float" office:value="-4.7939924">
            <text:p>-4,7939924</text:p>
          </table:table-cell>
          <table:table-cell office:value-type="float" office:value="-8.2011285">
            <text:p>-8,2011285</text:p>
          </table:table-cell>
          <table:table-cell office:value-type="float" office:value="-7.4608194">
            <text:p>-7,4608194</text:p>
          </table:table-cell>
          <table:table-cell table:number-columns-repeated="3"/>
        </table:table-row>
        <table:table-row table:style-name="ro1">
          <table:table-cell office:value-type="float" office:value="-4.7962083">
            <text:p>-4,7962083</text:p>
          </table:table-cell>
          <table:table-cell office:value-type="float" office:value="-7.7847863">
            <text:p>-7,7847863</text:p>
          </table:table-cell>
          <table:table-cell office:value-type="float" office:value="-7.972684">
            <text:p>-7,972684</text:p>
          </table:table-cell>
          <table:table-cell table:number-columns-repeated="3"/>
        </table:table-row>
        <table:table-row table:style-name="ro1">
          <table:table-cell office:value-type="float" office:value="-4.7984128">
            <text:p>-4,7984128</text:p>
          </table:table-cell>
          <table:table-cell office:value-type="float" office:value="-7.9609846">
            <text:p>-7,9609846</text:p>
          </table:table-cell>
          <table:table-cell office:value-type="float" office:value="-7.6447508">
            <text:p>-7,6447508</text:p>
          </table:table-cell>
          <table:table-cell table:number-columns-repeated="3"/>
        </table:table-row>
        <table:table-row table:style-name="ro1">
          <table:table-cell office:value-type="float" office:value="-4.8006063">
            <text:p>-4,8006063</text:p>
          </table:table-cell>
          <table:table-cell office:value-type="float" office:value="-7.5115061">
            <text:p>-7,5115061</text:p>
          </table:table-cell>
          <table:table-cell office:value-type="float" office:value="-7.7531113">
            <text:p>-7,7531113</text:p>
          </table:table-cell>
          <table:table-cell table:number-columns-repeated="3"/>
        </table:table-row>
        <table:table-row table:style-name="ro1">
          <table:table-cell office:value-type="float" office:value="-4.8027887">
            <text:p>-4,8027887</text:p>
          </table:table-cell>
          <table:table-cell office:value-type="float" office:value="-9.1445044">
            <text:p>-9,1445044</text:p>
          </table:table-cell>
          <table:table-cell office:value-type="float" office:value="-7.3847624">
            <text:p>-7,3847624</text:p>
          </table:table-cell>
          <table:table-cell table:number-columns-repeated="3"/>
        </table:table-row>
        <table:table-row table:style-name="ro1">
          <table:table-cell office:value-type="float" office:value="-4.8049602">
            <text:p>-4,8049602</text:p>
          </table:table-cell>
          <table:table-cell office:value-type="float" office:value="-7.8480891">
            <text:p>-7,8480891</text:p>
          </table:table-cell>
          <table:table-cell office:value-type="float" office:value="-8.0262468">
            <text:p>-8,0262468</text:p>
          </table:table-cell>
          <table:table-cell table:number-columns-repeated="3"/>
        </table:table-row>
        <table:table-row table:style-name="ro1">
          <table:table-cell office:value-type="float" office:value="-4.8071209">
            <text:p>-4,8071209</text:p>
          </table:table-cell>
          <table:table-cell office:value-type="float" office:value="-7.7452957">
            <text:p>-7,7452957</text:p>
          </table:table-cell>
          <table:table-cell office:value-type="float" office:value="-7.6569426">
            <text:p>-7,6569426</text:p>
          </table:table-cell>
          <table:table-cell table:number-columns-repeated="3"/>
        </table:table-row>
        <table:table-row table:style-name="ro1">
          <table:table-cell office:value-type="float" office:value="-4.8092709">
            <text:p>-4,8092709</text:p>
          </table:table-cell>
          <table:table-cell office:value-type="float" office:value="-8.3109527">
            <text:p>-8,3109527</text:p>
          </table:table-cell>
          <table:table-cell office:value-type="float" office:value="-7.3782111">
            <text:p>-7,3782111</text:p>
          </table:table-cell>
          <table:table-cell table:number-columns-repeated="3"/>
        </table:table-row>
        <table:table-row table:style-name="ro1">
          <table:table-cell office:value-type="float" office:value="-4.8114103">
            <text:p>-4,8114103</text:p>
          </table:table-cell>
          <table:table-cell office:value-type="float" office:value="-7.4834171">
            <text:p>-7,4834171</text:p>
          </table:table-cell>
          <table:table-cell office:value-type="float" office:value="-8.0555782">
            <text:p>-8,0555782</text:p>
          </table:table-cell>
          <table:table-cell table:number-columns-repeated="3"/>
        </table:table-row>
        <table:table-row table:style-name="ro1">
          <table:table-cell office:value-type="float" office:value="-4.8135392">
            <text:p>-4,8135392</text:p>
          </table:table-cell>
          <table:table-cell office:value-type="float" office:value="-7.4851465">
            <text:p>-7,4851465</text:p>
          </table:table-cell>
          <table:table-cell office:value-type="float" office:value="-7.6866706">
            <text:p>-7,6866706</text:p>
          </table:table-cell>
          <table:table-cell table:number-columns-repeated="3"/>
        </table:table-row>
        <table:table-row table:style-name="ro1">
          <table:table-cell office:value-type="float" office:value="-4.8156577">
            <text:p>-4,8156577</text:p>
          </table:table-cell>
          <table:table-cell office:value-type="float" office:value="-7.5417279">
            <text:p>-7,5417279</text:p>
          </table:table-cell>
          <table:table-cell office:value-type="float" office:value="-7.6337656">
            <text:p>-7,6337656</text:p>
          </table:table-cell>
          <table:table-cell table:number-columns-repeated="3"/>
        </table:table-row>
        <table:table-row table:style-name="ro1">
          <table:table-cell office:value-type="float" office:value="-4.817766">
            <text:p>-4,817766</text:p>
          </table:table-cell>
          <table:table-cell office:value-type="float" office:value="-7.8941781">
            <text:p>-7,8941781</text:p>
          </table:table-cell>
          <table:table-cell office:value-type="float" office:value="-8.4342272">
            <text:p>-8,4342272</text:p>
          </table:table-cell>
          <table:table-cell table:number-columns-repeated="3"/>
        </table:table-row>
        <table:table-row table:style-name="ro1">
          <table:table-cell office:value-type="float" office:value="-4.819864">
            <text:p>-4,819864</text:p>
          </table:table-cell>
          <table:table-cell office:value-type="float" office:value="-7.3741585">
            <text:p>-7,3741585</text:p>
          </table:table-cell>
          <table:table-cell office:value-type="float" office:value="-7.217314">
            <text:p>-7,217314</text:p>
          </table:table-cell>
          <table:table-cell table:number-columns-repeated="3"/>
        </table:table-row>
        <table:table-row table:style-name="ro1">
          <table:table-cell office:value-type="float" office:value="-4.821952">
            <text:p>-4,821952</text:p>
          </table:table-cell>
          <table:table-cell office:value-type="float" office:value="-7.754787">
            <text:p>-7,754787</text:p>
          </table:table-cell>
          <table:table-cell office:value-type="float" office:value="-8.1043727">
            <text:p>-8,1043727</text:p>
          </table:table-cell>
          <table:table-cell table:number-columns-repeated="3"/>
        </table:table-row>
        <table:table-row table:style-name="ro1">
          <table:table-cell office:value-type="float" office:value="-4.82403">
            <text:p>-4,82403</text:p>
          </table:table-cell>
          <table:table-cell office:value-type="float" office:value="-7.4787353">
            <text:p>-7,4787353</text:p>
          </table:table-cell>
          <table:table-cell office:value-type="float" office:value="-7.1243433">
            <text:p>-7,1243433</text:p>
          </table:table-cell>
          <table:table-cell table:number-columns-repeated="3"/>
        </table:table-row>
        <table:table-row table:style-name="ro1">
          <table:table-cell office:value-type="float" office:value="-4.8260981">
            <text:p>-4,8260981</text:p>
          </table:table-cell>
          <table:table-cell office:value-type="float" office:value="-7.2791237">
            <text:p>-7,2791237</text:p>
          </table:table-cell>
          <table:table-cell office:value-type="float" office:value="-7.8286512">
            <text:p>-7,8286512</text:p>
          </table:table-cell>
          <table:table-cell table:number-columns-repeated="3"/>
        </table:table-row>
        <table:table-row table:style-name="ro1">
          <table:table-cell office:value-type="float" office:value="-4.8281564">
            <text:p>-4,8281564</text:p>
          </table:table-cell>
          <table:table-cell office:value-type="float" office:value="-7.1607349">
            <text:p>-7,1607349</text:p>
          </table:table-cell>
          <table:table-cell office:value-type="float" office:value="-8.3295573">
            <text:p>-8,3295573</text:p>
          </table:table-cell>
          <table:table-cell table:number-columns-repeated="3"/>
        </table:table-row>
        <table:table-row table:style-name="ro1">
          <table:table-cell office:value-type="float" office:value="-4.830205">
            <text:p>-4,830205</text:p>
          </table:table-cell>
          <table:table-cell office:value-type="float" office:value="-7.3934379">
            <text:p>-7,3934379</text:p>
          </table:table-cell>
          <table:table-cell office:value-type="float" office:value="-7.5557408">
            <text:p>-7,5557408</text:p>
          </table:table-cell>
          <table:table-cell table:number-columns-repeated="3"/>
        </table:table-row>
        <table:table-row table:style-name="ro1">
          <table:table-cell office:value-type="float" office:value="-4.8322439">
            <text:p>-4,8322439</text:p>
          </table:table-cell>
          <table:table-cell office:value-type="float" office:value="-7.1040882">
            <text:p>-7,1040882</text:p>
          </table:table-cell>
          <table:table-cell office:value-type="float" office:value="-7.2417559">
            <text:p>-7,2417559</text:p>
          </table:table-cell>
          <table:table-cell table:number-columns-repeated="3"/>
        </table:table-row>
        <table:table-row table:style-name="ro1">
          <table:table-cell office:value-type="float" office:value="-4.8342734">
            <text:p>-4,8342734</text:p>
          </table:table-cell>
          <table:table-cell office:value-type="float" office:value="-7.7302732">
            <text:p>-7,7302732</text:p>
          </table:table-cell>
          <table:table-cell office:value-type="float" office:value="-7.0887992">
            <text:p>-7,0887992</text:p>
          </table:table-cell>
          <table:table-cell table:number-columns-repeated="3"/>
        </table:table-row>
        <table:table-row table:style-name="ro1">
          <table:table-cell office:value-type="float" office:value="-4.8362934">
            <text:p>-4,8362934</text:p>
          </table:table-cell>
          <table:table-cell office:value-type="float" office:value="-7.5641561">
            <text:p>-7,5641561</text:p>
          </table:table-cell>
          <table:table-cell office:value-type="float" office:value="-7.2676875">
            <text:p>-7,2676875</text:p>
          </table:table-cell>
          <table:table-cell table:number-columns-repeated="3"/>
        </table:table-row>
        <table:table-row table:style-name="ro1">
          <table:table-cell office:value-type="float" office:value="-4.838304">
            <text:p>-4,838304</text:p>
          </table:table-cell>
          <table:table-cell office:value-type="float" office:value="-7.5732639">
            <text:p>-7,5732639</text:p>
          </table:table-cell>
          <table:table-cell office:value-type="float" office:value="-8.719189">
            <text:p>-8,719189</text:p>
          </table:table-cell>
          <table:table-cell table:number-columns-repeated="3"/>
        </table:table-row>
        <table:table-row table:style-name="ro1">
          <table:table-cell office:value-type="float" office:value="-4.8403054">
            <text:p>-4,8403054</text:p>
          </table:table-cell>
          <table:table-cell office:value-type="float" office:value="-7.2761041">
            <text:p>-7,2761041</text:p>
          </table:table-cell>
          <table:table-cell office:value-type="float" office:value="-7.4213612">
            <text:p>-7,4213612</text:p>
          </table:table-cell>
          <table:table-cell table:number-columns-repeated="3"/>
        </table:table-row>
        <table:table-row table:style-name="ro1">
          <table:table-cell office:value-type="float" office:value="-4.8422976">
            <text:p>-4,8422976</text:p>
          </table:table-cell>
          <table:table-cell office:value-type="float" office:value="-7.1256598">
            <text:p>-7,1256598</text:p>
          </table:table-cell>
          <table:table-cell office:value-type="float" office:value="-7.1848456">
            <text:p>-7,1848456</text:p>
          </table:table-cell>
          <table:table-cell table:number-columns-repeated="3"/>
        </table:table-row>
        <table:table-row table:style-name="ro1">
          <table:table-cell office:value-type="float" office:value="-4.8442807">
            <text:p>-4,8442807</text:p>
          </table:table-cell>
          <table:table-cell office:value-type="float" office:value="-8.0194888">
            <text:p>-8,0194888</text:p>
          </table:table-cell>
          <table:table-cell office:value-type="float" office:value="-7.2327519">
            <text:p>-7,2327519</text:p>
          </table:table-cell>
          <table:table-cell table:number-columns-repeated="3"/>
        </table:table-row>
        <table:table-row table:style-name="ro1">
          <table:table-cell office:value-type="float" office:value="-4.8462548">
            <text:p>-4,8462548</text:p>
          </table:table-cell>
          <table:table-cell office:value-type="float" office:value="-7.5238151">
            <text:p>-7,5238151</text:p>
          </table:table-cell>
          <table:table-cell office:value-type="float" office:value="-7.7103612">
            <text:p>-7,7103612</text:p>
          </table:table-cell>
          <table:table-cell table:number-columns-repeated="3"/>
        </table:table-row>
        <table:table-row table:style-name="ro1">
          <table:table-cell office:value-type="float" office:value="-4.8482199">
            <text:p>-4,8482199</text:p>
          </table:table-cell>
          <table:table-cell office:value-type="float" office:value="-8.0943812">
            <text:p>-8,0943812</text:p>
          </table:table-cell>
          <table:table-cell office:value-type="float" office:value="-8.4347235">
            <text:p>-8,4347235</text:p>
          </table:table-cell>
          <table:table-cell table:number-columns-repeated="3"/>
        </table:table-row>
        <table:table-row table:style-name="ro1">
          <table:table-cell office:value-type="float" office:value="-4.8501762">
            <text:p>-4,8501762</text:p>
          </table:table-cell>
          <table:table-cell office:value-type="float" office:value="-7.4748631">
            <text:p>-7,4748631</text:p>
          </table:table-cell>
          <table:table-cell office:value-type="float" office:value="-7.2434322">
            <text:p>-7,2434322</text:p>
          </table:table-cell>
          <table:table-cell table:number-columns-repeated="3"/>
        </table:table-row>
        <table:table-row table:style-name="ro1">
          <table:table-cell office:value-type="float" office:value="-4.8521238">
            <text:p>-4,8521238</text:p>
          </table:table-cell>
          <table:table-cell office:value-type="float" office:value="-9.2865382">
            <text:p>-9,2865382</text:p>
          </table:table-cell>
          <table:table-cell office:value-type="float" office:value="-7.6713623">
            <text:p>-7,6713623</text:p>
          </table:table-cell>
          <table:table-cell table:number-columns-repeated="3"/>
        </table:table-row>
        <table:table-row table:style-name="ro1">
          <table:table-cell office:value-type="float" office:value="-4.8540626">
            <text:p>-4,8540626</text:p>
          </table:table-cell>
          <table:table-cell office:value-type="float" office:value="-7.2738406">
            <text:p>-7,2738406</text:p>
          </table:table-cell>
          <table:table-cell office:value-type="float" office:value="-7.1465493">
            <text:p>-7,1465493</text:p>
          </table:table-cell>
          <table:table-cell table:number-columns-repeated="3"/>
        </table:table-row>
        <table:table-row table:style-name="ro1">
          <table:table-cell office:value-type="float" office:value="-4.8559928">
            <text:p>-4,8559928</text:p>
          </table:table-cell>
          <table:table-cell office:value-type="float" office:value="-7.484039">
            <text:p>-7,484039</text:p>
          </table:table-cell>
          <table:table-cell office:value-type="float" office:value="-7.1806882">
            <text:p>-7,1806882</text:p>
          </table:table-cell>
          <table:table-cell table:number-columns-repeated="3"/>
        </table:table-row>
        <table:table-row table:style-name="ro1">
          <table:table-cell office:value-type="float" office:value="-4.8579145">
            <text:p>-4,8579145</text:p>
          </table:table-cell>
          <table:table-cell office:value-type="float" office:value="-7.2468514">
            <text:p>-7,2468514</text:p>
          </table:table-cell>
          <table:table-cell office:value-type="float" office:value="-7.1973518">
            <text:p>-7,1973518</text:p>
          </table:table-cell>
          <table:table-cell table:number-columns-repeated="3"/>
        </table:table-row>
        <table:table-row table:style-name="ro1">
          <table:table-cell office:value-type="float" office:value="-4.8598277">
            <text:p>-4,8598277</text:p>
          </table:table-cell>
          <table:table-cell office:value-type="float" office:value="-7.8668006">
            <text:p>-7,8668006</text:p>
          </table:table-cell>
          <table:table-cell office:value-type="float" office:value="-7.2497935">
            <text:p>-7,2497935</text:p>
          </table:table-cell>
          <table:table-cell table:number-columns-repeated="3"/>
        </table:table-row>
        <table:table-row table:style-name="ro1">
          <table:table-cell office:value-type="float" office:value="-4.8617325">
            <text:p>-4,8617325</text:p>
          </table:table-cell>
          <table:table-cell office:value-type="float" office:value="-7.8235285">
            <text:p>-7,8235285</text:p>
          </table:table-cell>
          <table:table-cell office:value-type="float" office:value="-7.2540283">
            <text:p>-7,2540283</text:p>
          </table:table-cell>
          <table:table-cell table:number-columns-repeated="3"/>
        </table:table-row>
        <table:table-row table:style-name="ro1">
          <table:table-cell office:value-type="float" office:value="-4.863629">
            <text:p>-4,863629</text:p>
          </table:table-cell>
          <table:table-cell office:value-type="float" office:value="-7.2888504">
            <text:p>-7,2888504</text:p>
          </table:table-cell>
          <table:table-cell office:value-type="float" office:value="-8.1877083">
            <text:p>-8,1877083</text:p>
          </table:table-cell>
          <table:table-cell table:number-columns-repeated="3"/>
        </table:table-row>
        <table:table-row table:style-name="ro1">
          <table:table-cell office:value-type="float" office:value="-4.8655173">
            <text:p>-4,8655173</text:p>
          </table:table-cell>
          <table:table-cell office:value-type="float" office:value="-7.7328997">
            <text:p>-7,7328997</text:p>
          </table:table-cell>
          <table:table-cell office:value-type="float" office:value="-7.4132605">
            <text:p>-7,4132605</text:p>
          </table:table-cell>
          <table:table-cell table:number-columns-repeated="3"/>
        </table:table-row>
        <table:table-row table:style-name="ro1">
          <table:table-cell office:value-type="float" office:value="-4.8673974">
            <text:p>-4,8673974</text:p>
          </table:table-cell>
          <table:table-cell office:value-type="float" office:value="-7.5674935">
            <text:p>-7,5674935</text:p>
          </table:table-cell>
          <table:table-cell office:value-type="float" office:value="-8.4320331">
            <text:p>-8,4320331</text:p>
          </table:table-cell>
          <table:table-cell table:number-columns-repeated="3"/>
        </table:table-row>
        <table:table-row table:style-name="ro1">
          <table:table-cell office:value-type="float" office:value="-4.8692693">
            <text:p>-4,8692693</text:p>
          </table:table-cell>
          <table:table-cell office:value-type="float" office:value="-7.4110064">
            <text:p>-7,4110064</text:p>
          </table:table-cell>
          <table:table-cell office:value-type="float" office:value="-7.1547887">
            <text:p>-7,1547887</text:p>
          </table:table-cell>
          <table:table-cell table:number-columns-repeated="3"/>
        </table:table-row>
        <table:table-row table:style-name="ro1">
          <table:table-cell office:value-type="float" office:value="-4.8711333">
            <text:p>-4,8711333</text:p>
          </table:table-cell>
          <table:table-cell office:value-type="float" office:value="-7.5219188">
            <text:p>-7,5219188</text:p>
          </table:table-cell>
          <table:table-cell office:value-type="float" office:value="-7.4501859">
            <text:p>-7,4501859</text:p>
          </table:table-cell>
          <table:table-cell table:number-columns-repeated="3"/>
        </table:table-row>
        <table:table-row table:style-name="ro1">
          <table:table-cell office:value-type="float" office:value="-4.8729893">
            <text:p>-4,8729893</text:p>
          </table:table-cell>
          <table:table-cell office:value-type="float" office:value="-7.2242763">
            <text:p>-7,2242763</text:p>
          </table:table-cell>
          <table:table-cell office:value-type="float" office:value="-7.6166975">
            <text:p>-7,6166975</text:p>
          </table:table-cell>
          <table:table-cell table:number-columns-repeated="3"/>
        </table:table-row>
        <table:table-row table:style-name="ro1">
          <table:table-cell office:value-type="float" office:value="-4.8748374">
            <text:p>-4,8748374</text:p>
          </table:table-cell>
          <table:table-cell office:value-type="float" office:value="-7.8949253">
            <text:p>-7,8949253</text:p>
          </table:table-cell>
          <table:table-cell office:value-type="float" office:value="-8.5468987">
            <text:p>-8,5468987</text:p>
          </table:table-cell>
          <table:table-cell table:number-columns-repeated="3"/>
        </table:table-row>
        <table:table-row table:style-name="ro1">
          <table:table-cell office:value-type="float" office:value="-4.8766776">
            <text:p>-4,8766776</text:p>
          </table:table-cell>
          <table:table-cell office:value-type="float" office:value="-7.357426">
            <text:p>-7,357426</text:p>
          </table:table-cell>
          <table:table-cell office:value-type="float" office:value="-7.3633968">
            <text:p>-7,3633968</text:p>
          </table:table-cell>
          <table:table-cell table:number-columns-repeated="3"/>
        </table:table-row>
        <table:table-row table:style-name="ro1">
          <table:table-cell office:value-type="float" office:value="-4.8785101">
            <text:p>-4,8785101</text:p>
          </table:table-cell>
          <table:table-cell office:value-type="float" office:value="-9.7576496">
            <text:p>-9,7576496</text:p>
          </table:table-cell>
          <table:table-cell office:value-type="float" office:value="-7.6480096">
            <text:p>-7,6480096</text:p>
          </table:table-cell>
          <table:table-cell table:number-columns-repeated="3"/>
        </table:table-row>
        <table:table-row table:style-name="ro1">
          <table:table-cell office:value-type="float" office:value="-4.8803349">
            <text:p>-4,8803349</text:p>
          </table:table-cell>
          <table:table-cell office:value-type="float" office:value="-7.6300146">
            <text:p>-7,6300146</text:p>
          </table:table-cell>
          <table:table-cell office:value-type="float" office:value="-7.2655601">
            <text:p>-7,2655601</text:p>
          </table:table-cell>
          <table:table-cell table:number-columns-repeated="3"/>
        </table:table-row>
        <table:table-row table:style-name="ro1">
          <table:table-cell office:value-type="float" office:value="-4.882152">
            <text:p>-4,882152</text:p>
          </table:table-cell>
          <table:table-cell office:value-type="float" office:value="-7.8199532">
            <text:p>-7,8199532</text:p>
          </table:table-cell>
          <table:table-cell office:value-type="float" office:value="-7.331534">
            <text:p>-7,331534</text:p>
          </table:table-cell>
          <table:table-cell table:number-columns-repeated="3"/>
        </table:table-row>
        <table:table-row table:style-name="ro1">
          <table:table-cell office:value-type="float" office:value="-4.8839616">
            <text:p>-4,8839616</text:p>
          </table:table-cell>
          <table:table-cell office:value-type="float" office:value="-7.545648">
            <text:p>-7,545648</text:p>
          </table:table-cell>
          <table:table-cell office:value-type="float" office:value="-7.3230305">
            <text:p>-7,3230305</text:p>
          </table:table-cell>
          <table:table-cell table:number-columns-repeated="3"/>
        </table:table-row>
        <table:table-row table:style-name="ro1">
          <table:table-cell office:value-type="float" office:value="-4.8857637">
            <text:p>-4,8857637</text:p>
          </table:table-cell>
          <table:table-cell office:value-type="float" office:value="-7.4930073">
            <text:p>-7,4930073</text:p>
          </table:table-cell>
          <table:table-cell office:value-type="float" office:value="-7.224901">
            <text:p>-7,224901</text:p>
          </table:table-cell>
          <table:table-cell table:number-columns-repeated="3"/>
        </table:table-row>
        <table:table-row table:style-name="ro1">
          <table:table-cell office:value-type="float" office:value="-4.8875583">
            <text:p>-4,8875583</text:p>
          </table:table-cell>
          <table:table-cell office:value-type="float" office:value="-7.2746808">
            <text:p>-7,2746808</text:p>
          </table:table-cell>
          <table:table-cell office:value-type="float" office:value="-7.8860846">
            <text:p>-7,8860846</text:p>
          </table:table-cell>
          <table:table-cell table:number-columns-repeated="3"/>
        </table:table-row>
        <table:table-row table:style-name="ro1">
          <table:table-cell office:value-type="float" office:value="-4.8893455">
            <text:p>-4,8893455</text:p>
          </table:table-cell>
          <table:table-cell office:value-type="float" office:value="-7.655369">
            <text:p>-7,655369</text:p>
          </table:table-cell>
          <table:table-cell office:value-type="float" office:value="-7.1954843">
            <text:p>-7,1954843</text:p>
          </table:table-cell>
          <table:table-cell table:number-columns-repeated="3"/>
        </table:table-row>
        <table:table-row table:style-name="ro1">
          <table:table-cell office:value-type="float" office:value="-4.8911254">
            <text:p>-4,8911254</text:p>
          </table:table-cell>
          <table:table-cell office:value-type="float" office:value="-7.5542976">
            <text:p>-7,5542976</text:p>
          </table:table-cell>
          <table:table-cell office:value-type="float" office:value="-10.404344">
            <text:p>-10,404344</text:p>
          </table:table-cell>
          <table:table-cell table:number-columns-repeated="3"/>
        </table:table-row>
        <table:table-row table:style-name="ro1">
          <table:table-cell office:value-type="float" office:value="-4.8928981">
            <text:p>-4,8928981</text:p>
          </table:table-cell>
          <table:table-cell office:value-type="float" office:value="-7.2165797">
            <text:p>-7,2165797</text:p>
          </table:table-cell>
          <table:table-cell office:value-type="float" office:value="-6.959084">
            <text:p>-6,959084</text:p>
          </table:table-cell>
          <table:table-cell table:number-columns-repeated="3"/>
        </table:table-row>
        <table:table-row table:style-name="ro1">
          <table:table-cell office:value-type="float" office:value="-4.8946635">
            <text:p>-4,8946635</text:p>
          </table:table-cell>
          <table:table-cell office:value-type="float" office:value="-7.276121">
            <text:p>-7,276121</text:p>
          </table:table-cell>
          <table:table-cell office:value-type="float" office:value="-7.7138713">
            <text:p>-7,7138713</text:p>
          </table:table-cell>
          <table:table-cell table:number-columns-repeated="3"/>
        </table:table-row>
        <table:table-row table:style-name="ro1">
          <table:table-cell office:value-type="float" office:value="-4.8964218">
            <text:p>-4,8964218</text:p>
          </table:table-cell>
          <table:table-cell office:value-type="float" office:value="-7.1839592">
            <text:p>-7,1839592</text:p>
          </table:table-cell>
          <table:table-cell office:value-type="float" office:value="-6.9596522">
            <text:p>-6,9596522</text:p>
          </table:table-cell>
          <table:table-cell table:number-columns-repeated="3"/>
        </table:table-row>
        <table:table-row table:style-name="ro1">
          <table:table-cell office:value-type="float" office:value="-4.898173">
            <text:p>-4,898173</text:p>
          </table:table-cell>
          <table:table-cell office:value-type="float" office:value="-6.9310027">
            <text:p>-6,9310027</text:p>
          </table:table-cell>
          <table:table-cell office:value-type="float" office:value="-7.6605842">
            <text:p>-7,6605842</text:p>
          </table:table-cell>
          <table:table-cell table:number-columns-repeated="3"/>
        </table:table-row>
        <table:table-row table:style-name="ro1">
          <table:table-cell office:value-type="float" office:value="-4.8999172">
            <text:p>-4,8999172</text:p>
          </table:table-cell>
          <table:table-cell office:value-type="float" office:value="-7.3327435">
            <text:p>-7,3327435</text:p>
          </table:table-cell>
          <table:table-cell office:value-type="float" office:value="-7.0562806">
            <text:p>-7,0562806</text:p>
          </table:table-cell>
          <table:table-cell table:number-columns-repeated="3"/>
        </table:table-row>
        <table:table-row table:style-name="ro1">
          <table:table-cell office:value-type="float" office:value="-4.9016544">
            <text:p>-4,9016544</text:p>
          </table:table-cell>
          <table:table-cell office:value-type="float" office:value="-7.6291649">
            <text:p>-7,6291649</text:p>
          </table:table-cell>
          <table:table-cell office:value-type="float" office:value="-7.2251269">
            <text:p>-7,2251269</text:p>
          </table:table-cell>
          <table:table-cell table:number-columns-repeated="3"/>
        </table:table-row>
        <table:table-row table:style-name="ro1">
          <table:table-cell office:value-type="float" office:value="-4.9033847">
            <text:p>-4,9033847</text:p>
          </table:table-cell>
          <table:table-cell office:value-type="float" office:value="-7.0505502">
            <text:p>-7,0505502</text:p>
          </table:table-cell>
          <table:table-cell office:value-type="float" office:value="-7.1617675">
            <text:p>-7,1617675</text:p>
          </table:table-cell>
          <table:table-cell table:number-columns-repeated="3"/>
        </table:table-row>
        <table:table-row table:style-name="ro1">
          <table:table-cell office:value-type="float" office:value="-4.9051081">
            <text:p>-4,9051081</text:p>
          </table:table-cell>
          <table:table-cell office:value-type="float" office:value="-7.0952747">
            <text:p>-7,0952747</text:p>
          </table:table-cell>
          <table:table-cell office:value-type="float" office:value="-7.2384777">
            <text:p>-7,2384777</text:p>
          </table:table-cell>
          <table:table-cell table:number-columns-repeated="3"/>
        </table:table-row>
        <table:table-row table:style-name="ro1">
          <table:table-cell office:value-type="float" office:value="-4.9068247">
            <text:p>-4,9068247</text:p>
          </table:table-cell>
          <table:table-cell office:value-type="float" office:value="-7.2317499">
            <text:p>-7,2317499</text:p>
          </table:table-cell>
          <table:table-cell office:value-type="float" office:value="-7.0467531">
            <text:p>-7,0467531</text:p>
          </table:table-cell>
          <table:table-cell table:number-columns-repeated="3"/>
        </table:table-row>
        <table:table-row table:style-name="ro1">
          <table:table-cell office:value-type="float" office:value="-4.9085345">
            <text:p>-4,9085345</text:p>
          </table:table-cell>
          <table:table-cell office:value-type="float" office:value="-6.9751073">
            <text:p>-6,9751073</text:p>
          </table:table-cell>
          <table:table-cell office:value-type="float" office:value="-7.2341172">
            <text:p>-7,2341172</text:p>
          </table:table-cell>
          <table:table-cell table:number-columns-repeated="3"/>
        </table:table-row>
        <table:table-row table:style-name="ro1">
          <table:table-cell office:value-type="float" office:value="-4.9102376">
            <text:p>-4,9102376</text:p>
          </table:table-cell>
          <table:table-cell office:value-type="float" office:value="-7.7820365">
            <text:p>-7,7820365</text:p>
          </table:table-cell>
          <table:table-cell office:value-type="float" office:value="-8.2954234">
            <text:p>-8,2954234</text:p>
          </table:table-cell>
          <table:table-cell table:number-columns-repeated="3"/>
        </table:table-row>
        <table:table-row table:style-name="ro1">
          <table:table-cell office:value-type="float" office:value="-4.9119341">
            <text:p>-4,9119341</text:p>
          </table:table-cell>
          <table:table-cell office:value-type="float" office:value="-7.3510444">
            <text:p>-7,3510444</text:p>
          </table:table-cell>
          <table:table-cell office:value-type="float" office:value="-7.1357755">
            <text:p>-7,1357755</text:p>
          </table:table-cell>
          <table:table-cell table:number-columns-repeated="3"/>
        </table:table-row>
        <table:table-row table:style-name="ro1">
          <table:table-cell office:value-type="float" office:value="-4.913624">
            <text:p>-4,913624</text:p>
          </table:table-cell>
          <table:table-cell office:value-type="float" office:value="-7.6259627">
            <text:p>-7,6259627</text:p>
          </table:table-cell>
          <table:table-cell office:value-type="float" office:value="-7.4572021">
            <text:p>-7,4572021</text:p>
          </table:table-cell>
          <table:table-cell table:number-columns-repeated="3"/>
        </table:table-row>
        <table:table-row table:style-name="ro1">
          <table:table-cell office:value-type="float" office:value="-4.9153073">
            <text:p>-4,9153073</text:p>
          </table:table-cell>
          <table:table-cell office:value-type="float" office:value="-7.0394383">
            <text:p>-7,0394383</text:p>
          </table:table-cell>
          <table:table-cell office:value-type="float" office:value="-7.5982177">
            <text:p>-7,5982177</text:p>
          </table:table-cell>
          <table:table-cell table:number-columns-repeated="3"/>
        </table:table-row>
        <table:table-row table:style-name="ro1">
          <table:table-cell office:value-type="float" office:value="-4.9169841">
            <text:p>-4,9169841</text:p>
          </table:table-cell>
          <table:table-cell office:value-type="float" office:value="-7.788592">
            <text:p>-7,788592</text:p>
          </table:table-cell>
          <table:table-cell office:value-type="float" office:value="-7.0113367">
            <text:p>-7,0113367</text:p>
          </table:table-cell>
          <table:table-cell table:number-columns-repeated="3"/>
        </table:table-row>
        <table:table-row table:style-name="ro1">
          <table:table-cell office:value-type="float" office:value="-4.9186545">
            <text:p>-4,9186545</text:p>
          </table:table-cell>
          <table:table-cell office:value-type="float" office:value="-7.1913978">
            <text:p>-7,1913978</text:p>
          </table:table-cell>
          <table:table-cell office:value-type="float" office:value="-7.1585646">
            <text:p>-7,1585646</text:p>
          </table:table-cell>
          <table:table-cell table:number-columns-repeated="3"/>
        </table:table-row>
        <table:table-row table:style-name="ro1">
          <table:table-cell office:value-type="float" office:value="-4.9203185">
            <text:p>-4,9203185</text:p>
          </table:table-cell>
          <table:table-cell office:value-type="float" office:value="-7.4056884">
            <text:p>-7,4056884</text:p>
          </table:table-cell>
          <table:table-cell office:value-type="float" office:value="-7.0629472">
            <text:p>-7,0629472</text:p>
          </table:table-cell>
          <table:table-cell table:number-columns-repeated="3"/>
        </table:table-row>
        <table:table-row table:style-name="ro1">
          <table:table-cell office:value-type="float" office:value="-4.9219761">
            <text:p>-4,9219761</text:p>
          </table:table-cell>
          <table:table-cell office:value-type="float" office:value="-7.9871348">
            <text:p>-7,9871348</text:p>
          </table:table-cell>
          <table:table-cell office:value-type="float" office:value="-7.0908473">
            <text:p>-7,0908473</text:p>
          </table:table-cell>
          <table:table-cell table:number-columns-repeated="3"/>
        </table:table-row>
        <table:table-row table:style-name="ro1">
          <table:table-cell office:value-type="float" office:value="-4.9236275">
            <text:p>-4,9236275</text:p>
          </table:table-cell>
          <table:table-cell office:value-type="float" office:value="-7.0569109">
            <text:p>-7,0569109</text:p>
          </table:table-cell>
          <table:table-cell office:value-type="float" office:value="-7.2386653">
            <text:p>-7,2386653</text:p>
          </table:table-cell>
          <table:table-cell table:number-columns-repeated="3"/>
        </table:table-row>
        <table:table-row table:style-name="ro1">
          <table:table-cell office:value-type="float" office:value="-4.9252725">
            <text:p>-4,9252725</text:p>
          </table:table-cell>
          <table:table-cell office:value-type="float" office:value="-7.2884734">
            <text:p>-7,2884734</text:p>
          </table:table-cell>
          <table:table-cell office:value-type="float" office:value="-6.9657555">
            <text:p>-6,9657555</text:p>
          </table:table-cell>
          <table:table-cell table:number-columns-repeated="3"/>
        </table:table-row>
        <table:table-row table:style-name="ro1">
          <table:table-cell office:value-type="float" office:value="-4.9269114">
            <text:p>-4,9269114</text:p>
          </table:table-cell>
          <table:table-cell office:value-type="float" office:value="-7.027529">
            <text:p>-7,027529</text:p>
          </table:table-cell>
          <table:table-cell office:value-type="float" office:value="-7.1256086">
            <text:p>-7,1256086</text:p>
          </table:table-cell>
          <table:table-cell table:number-columns-repeated="3"/>
        </table:table-row>
        <table:table-row table:style-name="ro1">
          <table:table-cell office:value-type="float" office:value="-4.9285441">
            <text:p>-4,9285441</text:p>
          </table:table-cell>
          <table:table-cell office:value-type="float" office:value="-7.2391332">
            <text:p>-7,2391332</text:p>
          </table:table-cell>
          <table:table-cell office:value-type="float" office:value="-7.4609699">
            <text:p>-7,4609699</text:p>
          </table:table-cell>
          <table:table-cell table:number-columns-repeated="3"/>
        </table:table-row>
        <table:table-row table:style-name="ro1">
          <table:table-cell office:value-type="float" office:value="-4.9301707">
            <text:p>-4,9301707</text:p>
          </table:table-cell>
          <table:table-cell office:value-type="float" office:value="-7.6341406">
            <text:p>-7,6341406</text:p>
          </table:table-cell>
          <table:table-cell office:value-type="float" office:value="-7.1896523">
            <text:p>-7,1896523</text:p>
          </table:table-cell>
          <table:table-cell table:number-columns-repeated="3"/>
        </table:table-row>
        <table:table-row table:style-name="ro1">
          <table:table-cell office:value-type="float" office:value="-4.9317912">
            <text:p>-4,9317912</text:p>
          </table:table-cell>
          <table:table-cell office:value-type="float" office:value="-6.9773156">
            <text:p>-6,9773156</text:p>
          </table:table-cell>
          <table:table-cell office:value-type="float" office:value="-7.0561674">
            <text:p>-7,0561674</text:p>
          </table:table-cell>
          <table:table-cell table:number-columns-repeated="3"/>
        </table:table-row>
        <table:table-row table:style-name="ro1">
          <table:table-cell office:value-type="float" office:value="-4.9334057">
            <text:p>-4,9334057</text:p>
          </table:table-cell>
          <table:table-cell office:value-type="float" office:value="-7.1683922">
            <text:p>-7,1683922</text:p>
          </table:table-cell>
          <table:table-cell office:value-type="float" office:value="-7.3229616">
            <text:p>-7,3229616</text:p>
          </table:table-cell>
          <table:table-cell table:number-columns-repeated="3"/>
        </table:table-row>
        <table:table-row table:style-name="ro1">
          <table:table-cell office:value-type="float" office:value="-4.9350142">
            <text:p>-4,9350142</text:p>
          </table:table-cell>
          <table:table-cell office:value-type="float" office:value="-7.3472113">
            <text:p>-7,3472113</text:p>
          </table:table-cell>
          <table:table-cell office:value-type="float" office:value="-7.0290851">
            <text:p>-7,0290851</text:p>
          </table:table-cell>
          <table:table-cell table:number-columns-repeated="3"/>
        </table:table-row>
        <table:table-row table:style-name="ro1">
          <table:table-cell office:value-type="float" office:value="-4.9366168">
            <text:p>-4,9366168</text:p>
          </table:table-cell>
          <table:table-cell office:value-type="float" office:value="-6.9934663">
            <text:p>-6,9934663</text:p>
          </table:table-cell>
          <table:table-cell office:value-type="float" office:value="-8.411824">
            <text:p>-8,411824</text:p>
          </table:table-cell>
          <table:table-cell table:number-columns-repeated="3"/>
        </table:table-row>
        <table:table-row table:style-name="ro1">
          <table:table-cell office:value-type="float" office:value="-4.9382134">
            <text:p>-4,9382134</text:p>
          </table:table-cell>
          <table:table-cell office:value-type="float" office:value="-7.088112">
            <text:p>-7,088112</text:p>
          </table:table-cell>
          <table:table-cell office:value-type="float" office:value="-7.2570908">
            <text:p>-7,2570908</text:p>
          </table:table-cell>
          <table:table-cell table:number-columns-repeated="3"/>
        </table:table-row>
        <table:table-row table:style-name="ro1">
          <table:table-cell office:value-type="float" office:value="-4.9398043">
            <text:p>-4,9398043</text:p>
          </table:table-cell>
          <table:table-cell office:value-type="float" office:value="-7.1250711">
            <text:p>-7,1250711</text:p>
          </table:table-cell>
          <table:table-cell office:value-type="float" office:value="-8.8765111">
            <text:p>-8,8765111</text:p>
          </table:table-cell>
          <table:table-cell table:number-columns-repeated="3"/>
        </table:table-row>
        <table:table-row table:style-name="ro1">
          <table:table-cell office:value-type="float" office:value="-4.9413893">
            <text:p>-4,9413893</text:p>
          </table:table-cell>
          <table:table-cell office:value-type="float" office:value="-7.4442957">
            <text:p>-7,4442957</text:p>
          </table:table-cell>
          <table:table-cell office:value-type="float" office:value="-7.4467403">
            <text:p>-7,4467403</text:p>
          </table:table-cell>
          <table:table-cell table:number-columns-repeated="3"/>
        </table:table-row>
        <table:table-row table:style-name="ro1">
          <table:table-cell office:value-type="float" office:value="-4.9429686">
            <text:p>-4,9429686</text:p>
          </table:table-cell>
          <table:table-cell office:value-type="float" office:value="-7.3907243">
            <text:p>-7,3907243</text:p>
          </table:table-cell>
          <table:table-cell office:value-type="float" office:value="-7.041135">
            <text:p>-7,041135</text:p>
          </table:table-cell>
          <table:table-cell table:number-columns-repeated="3"/>
        </table:table-row>
        <table:table-row table:style-name="ro1">
          <table:table-cell office:value-type="float" office:value="-4.9445421">
            <text:p>-4,9445421</text:p>
          </table:table-cell>
          <table:table-cell office:value-type="float" office:value="-7.1530919">
            <text:p>-7,1530919</text:p>
          </table:table-cell>
          <table:table-cell office:value-type="float" office:value="-7.2686828">
            <text:p>-7,2686828</text:p>
          </table:table-cell>
          <table:table-cell table:number-columns-repeated="3"/>
        </table:table-row>
        <table:table-row table:style-name="ro1">
          <table:table-cell office:value-type="float" office:value="-4.94611">
            <text:p>-4,94611</text:p>
          </table:table-cell>
          <table:table-cell office:value-type="float" office:value="-7.0581362">
            <text:p>-7,0581362</text:p>
          </table:table-cell>
          <table:table-cell office:value-type="float" office:value="-7.4663374">
            <text:p>-7,4663374</text:p>
          </table:table-cell>
          <table:table-cell table:number-columns-repeated="3"/>
        </table:table-row>
        <table:table-row table:style-name="ro1">
          <table:table-cell office:value-type="float" office:value="-4.9476722">
            <text:p>-4,9476722</text:p>
          </table:table-cell>
          <table:table-cell office:value-type="float" office:value="-7.2839275">
            <text:p>-7,2839275</text:p>
          </table:table-cell>
          <table:table-cell office:value-type="float" office:value="-9.7470634">
            <text:p>-9,7470634</text:p>
          </table:table-cell>
          <table:table-cell table:number-columns-repeated="3"/>
        </table:table-row>
        <table:table-row table:style-name="ro1">
          <table:table-cell office:value-type="float" office:value="-4.9492288">
            <text:p>-4,9492288</text:p>
          </table:table-cell>
          <table:table-cell office:value-type="float" office:value="-7.1826712">
            <text:p>-7,1826712</text:p>
          </table:table-cell>
          <table:table-cell office:value-type="float" office:value="-7.1497996">
            <text:p>-7,1497996</text:p>
          </table:table-cell>
          <table:table-cell table:number-columns-repeated="3"/>
        </table:table-row>
        <table:table-row table:style-name="ro1">
          <table:table-cell office:value-type="float" office:value="-4.9507799">
            <text:p>-4,9507799</text:p>
          </table:table-cell>
          <table:table-cell office:value-type="float" office:value="-7.3761633">
            <text:p>-7,3761633</text:p>
          </table:table-cell>
          <table:table-cell office:value-type="float" office:value="-7.6351834">
            <text:p>-7,6351834</text:p>
          </table:table-cell>
          <table:table-cell table:number-columns-repeated="3"/>
        </table:table-row>
        <table:table-row table:style-name="ro1">
          <table:table-cell office:value-type="float" office:value="-4.9523254">
            <text:p>-4,9523254</text:p>
          </table:table-cell>
          <table:table-cell office:value-type="float" office:value="-7.2706507">
            <text:p>-7,2706507</text:p>
          </table:table-cell>
          <table:table-cell office:value-type="float" office:value="-7.0572212">
            <text:p>-7,0572212</text:p>
          </table:table-cell>
          <table:table-cell table:number-columns-repeated="3"/>
        </table:table-row>
        <table:table-row table:style-name="ro1">
          <table:table-cell office:value-type="float" office:value="-4.9538655">
            <text:p>-4,9538655</text:p>
          </table:table-cell>
          <table:table-cell office:value-type="float" office:value="-7.1034953">
            <text:p>-7,1034953</text:p>
          </table:table-cell>
          <table:table-cell office:value-type="float" office:value="-8.4869795">
            <text:p>-8,4869795</text:p>
          </table:table-cell>
          <table:table-cell table:number-columns-repeated="3"/>
        </table:table-row>
        <table:table-row table:style-name="ro1">
          <table:table-cell office:value-type="float" office:value="-4.9554001">
            <text:p>-4,9554001</text:p>
          </table:table-cell>
          <table:table-cell office:value-type="float" office:value="-7.225156">
            <text:p>-7,225156</text:p>
          </table:table-cell>
          <table:table-cell office:value-type="float" office:value="-7.0450788">
            <text:p>-7,0450788</text:p>
          </table:table-cell>
          <table:table-cell table:number-columns-repeated="3"/>
        </table:table-row>
        <table:table-row table:style-name="ro1">
          <table:table-cell office:value-type="float" office:value="-4.9569293">
            <text:p>-4,9569293</text:p>
          </table:table-cell>
          <table:table-cell office:value-type="float" office:value="-7.217556">
            <text:p>-7,217556</text:p>
          </table:table-cell>
          <table:table-cell office:value-type="float" office:value="-7.239043">
            <text:p>-7,239043</text:p>
          </table:table-cell>
          <table:table-cell table:number-columns-repeated="3"/>
        </table:table-row>
        <table:table-row table:style-name="ro1">
          <table:table-cell office:value-type="float" office:value="-4.9584532">
            <text:p>-4,9584532</text:p>
          </table:table-cell>
          <table:table-cell office:value-type="float" office:value="-7.4532812">
            <text:p>-7,4532812</text:p>
          </table:table-cell>
          <table:table-cell office:value-type="float" office:value="-7.4359686">
            <text:p>-7,4359686</text:p>
          </table:table-cell>
          <table:table-cell table:number-columns-repeated="3"/>
        </table:table-row>
        <table:table-row table:style-name="ro1">
          <table:table-cell office:value-type="float" office:value="-4.9599717">
            <text:p>-4,9599717</text:p>
          </table:table-cell>
          <table:table-cell office:value-type="float" office:value="-7.1916853">
            <text:p>-7,1916853</text:p>
          </table:table-cell>
          <table:table-cell office:value-type="float" office:value="-7.3259536">
            <text:p>-7,3259536</text:p>
          </table:table-cell>
          <table:table-cell table:number-columns-repeated="3"/>
        </table:table-row>
        <table:table-row table:style-name="ro1">
          <table:table-cell office:value-type="float" office:value="-4.961485">
            <text:p>-4,961485</text:p>
          </table:table-cell>
          <table:table-cell office:value-type="float" office:value="-7.1842829">
            <text:p>-7,1842829</text:p>
          </table:table-cell>
          <table:table-cell office:value-type="float" office:value="-7.2126174">
            <text:p>-7,2126174</text:p>
          </table:table-cell>
          <table:table-cell table:number-columns-repeated="3"/>
        </table:table-row>
        <table:table-row table:style-name="ro1">
          <table:table-cell office:value-type="float" office:value="-4.9629929">
            <text:p>-4,9629929</text:p>
          </table:table-cell>
          <table:table-cell office:value-type="float" office:value="-7.2154995">
            <text:p>-7,2154995</text:p>
          </table:table-cell>
          <table:table-cell office:value-type="float" office:value="-8.7880159">
            <text:p>-8,7880159</text:p>
          </table:table-cell>
          <table:table-cell table:number-columns-repeated="3"/>
        </table:table-row>
        <table:table-row table:style-name="ro1">
          <table:table-cell office:value-type="float" office:value="-4.9644957">
            <text:p>-4,9644957</text:p>
          </table:table-cell>
          <table:table-cell office:value-type="float" office:value="-7.148844">
            <text:p>-7,148844</text:p>
          </table:table-cell>
          <table:table-cell office:value-type="float" office:value="-7.3181953">
            <text:p>-7,3181953</text:p>
          </table:table-cell>
          <table:table-cell table:number-columns-repeated="3"/>
        </table:table-row>
        <table:table-row table:style-name="ro1">
          <table:table-cell office:value-type="float" office:value="-4.9659933">
            <text:p>-4,9659933</text:p>
          </table:table-cell>
          <table:table-cell office:value-type="float" office:value="-7.4350207">
            <text:p>-7,4350207</text:p>
          </table:table-cell>
          <table:table-cell office:value-type="float" office:value="-7.8448608">
            <text:p>-7,8448608</text:p>
          </table:table-cell>
          <table:table-cell table:number-columns-repeated="3"/>
        </table:table-row>
        <table:table-row table:style-name="ro1">
          <table:table-cell office:value-type="float" office:value="-4.9674857">
            <text:p>-4,9674857</text:p>
          </table:table-cell>
          <table:table-cell office:value-type="float" office:value="-7.608856">
            <text:p>-7,608856</text:p>
          </table:table-cell>
          <table:table-cell office:value-type="float" office:value="-7.1166071">
            <text:p>-7,1166071</text:p>
          </table:table-cell>
          <table:table-cell table:number-columns-repeated="3"/>
        </table:table-row>
        <table:table-row table:style-name="ro1">
          <table:table-cell office:value-type="float" office:value="-4.968973">
            <text:p>-4,968973</text:p>
          </table:table-cell>
          <table:table-cell office:value-type="float" office:value="-6.8434999">
            <text:p>-6,8434999</text:p>
          </table:table-cell>
          <table:table-cell office:value-type="float" office:value="-7.0685539">
            <text:p>-7,0685539</text:p>
          </table:table-cell>
          <table:table-cell table:number-columns-repeated="3"/>
        </table:table-row>
        <table:table-row table:style-name="ro1">
          <table:table-cell office:value-type="float" office:value="-4.9704553">
            <text:p>-4,9704553</text:p>
          </table:table-cell>
          <table:table-cell office:value-type="float" office:value="-6.7556574">
            <text:p>-6,7556574</text:p>
          </table:table-cell>
          <table:table-cell office:value-type="float" office:value="-7.3533304">
            <text:p>-7,3533304</text:p>
          </table:table-cell>
          <table:table-cell table:number-columns-repeated="3"/>
        </table:table-row>
        <table:table-row table:style-name="ro1">
          <table:table-cell office:value-type="float" office:value="-4.9719325">
            <text:p>-4,9719325</text:p>
          </table:table-cell>
          <table:table-cell office:value-type="float" office:value="-7.3833312">
            <text:p>-7,3833312</text:p>
          </table:table-cell>
          <table:table-cell office:value-type="float" office:value="-7.1402043">
            <text:p>-7,1402043</text:p>
          </table:table-cell>
          <table:table-cell table:number-columns-repeated="3"/>
        </table:table-row>
        <table:table-row table:style-name="ro1">
          <table:table-cell office:value-type="float" office:value="-4.9734047">
            <text:p>-4,9734047</text:p>
          </table:table-cell>
          <table:table-cell office:value-type="float" office:value="-6.9487582">
            <text:p>-6,9487582</text:p>
          </table:table-cell>
          <table:table-cell office:value-type="float" office:value="-6.790569">
            <text:p>-6,790569</text:p>
          </table:table-cell>
          <table:table-cell table:number-columns-repeated="3"/>
        </table:table-row>
        <table:table-row table:style-name="ro1">
          <table:table-cell office:value-type="float" office:value="-4.9748719">
            <text:p>-4,9748719</text:p>
          </table:table-cell>
          <table:table-cell office:value-type="float" office:value="-7.005644">
            <text:p>-7,005644</text:p>
          </table:table-cell>
          <table:table-cell office:value-type="float" office:value="-7.0824072">
            <text:p>-7,0824072</text:p>
          </table:table-cell>
          <table:table-cell table:number-columns-repeated="3"/>
        </table:table-row>
        <table:table-row table:style-name="ro1">
          <table:table-cell office:value-type="float" office:value="-4.9763342">
            <text:p>-4,9763342</text:p>
          </table:table-cell>
          <table:table-cell office:value-type="float" office:value="-7.1705872">
            <text:p>-7,1705872</text:p>
          </table:table-cell>
          <table:table-cell office:value-type="float" office:value="-6.8783104">
            <text:p>-6,8783104</text:p>
          </table:table-cell>
          <table:table-cell table:number-columns-repeated="3"/>
        </table:table-row>
        <table:table-row table:style-name="ro1">
          <table:table-cell office:value-type="float" office:value="-4.9777916">
            <text:p>-4,9777916</text:p>
          </table:table-cell>
          <table:table-cell office:value-type="float" office:value="-6.8424149">
            <text:p>-6,8424149</text:p>
          </table:table-cell>
          <table:table-cell office:value-type="float" office:value="-7.4670993">
            <text:p>-7,4670993</text:p>
          </table:table-cell>
          <table:table-cell table:number-columns-repeated="3"/>
        </table:table-row>
        <table:table-row table:style-name="ro1">
          <table:table-cell office:value-type="float" office:value="-4.9792441">
            <text:p>-4,9792441</text:p>
          </table:table-cell>
          <table:table-cell office:value-type="float" office:value="-7.9582597">
            <text:p>-7,9582597</text:p>
          </table:table-cell>
          <table:table-cell office:value-type="float" office:value="-7.1720046">
            <text:p>-7,1720046</text:p>
          </table:table-cell>
          <table:table-cell table:number-columns-repeated="3"/>
        </table:table-row>
        <table:table-row table:style-name="ro1">
          <table:table-cell office:value-type="float" office:value="-4.9806917">
            <text:p>-4,9806917</text:p>
          </table:table-cell>
          <table:table-cell office:value-type="float" office:value="-6.9415075">
            <text:p>-6,9415075</text:p>
          </table:table-cell>
          <table:table-cell office:value-type="float" office:value="-7.5214739">
            <text:p>-7,5214739</text:p>
          </table:table-cell>
          <table:table-cell table:number-columns-repeated="3"/>
        </table:table-row>
        <table:table-row table:style-name="ro1">
          <table:table-cell office:value-type="float" office:value="-4.9821346">
            <text:p>-4,9821346</text:p>
          </table:table-cell>
          <table:table-cell office:value-type="float" office:value="-6.7776044">
            <text:p>-6,7776044</text:p>
          </table:table-cell>
          <table:table-cell office:value-type="float" office:value="-7.1182819">
            <text:p>-7,1182819</text:p>
          </table:table-cell>
          <table:table-cell table:number-columns-repeated="3"/>
        </table:table-row>
        <table:table-row table:style-name="ro1">
          <table:table-cell office:value-type="float" office:value="-4.9835726">
            <text:p>-4,9835726</text:p>
          </table:table-cell>
          <table:table-cell office:value-type="float" office:value="-6.9572022">
            <text:p>-6,9572022</text:p>
          </table:table-cell>
          <table:table-cell office:value-type="float" office:value="-6.8727532">
            <text:p>-6,8727532</text:p>
          </table:table-cell>
          <table:table-cell table:number-columns-repeated="3"/>
        </table:table-row>
        <table:table-row table:style-name="ro1">
          <table:table-cell office:value-type="float" office:value="-4.985006">
            <text:p>-4,985006</text:p>
          </table:table-cell>
          <table:table-cell office:value-type="float" office:value="-7.4478225">
            <text:p>-7,4478225</text:p>
          </table:table-cell>
          <table:table-cell office:value-type="float" office:value="-8.078973">
            <text:p>-8,078973</text:p>
          </table:table-cell>
          <table:table-cell table:number-columns-repeated="3"/>
        </table:table-row>
        <table:table-row table:style-name="ro1">
          <table:table-cell office:value-type="float" office:value="-4.9864346">
            <text:p>-4,9864346</text:p>
          </table:table-cell>
          <table:table-cell office:value-type="float" office:value="-7.1301493">
            <text:p>-7,1301493</text:p>
          </table:table-cell>
          <table:table-cell office:value-type="float" office:value="-7.094098">
            <text:p>-7,094098</text:p>
          </table:table-cell>
          <table:table-cell table:number-columns-repeated="3"/>
        </table:table-row>
        <table:table-row table:style-name="ro1">
          <table:table-cell office:value-type="float" office:value="-4.9878585">
            <text:p>-4,9878585</text:p>
          </table:table-cell>
          <table:table-cell office:value-type="float" office:value="-7.042738">
            <text:p>-7,042738</text:p>
          </table:table-cell>
          <table:table-cell office:value-type="float" office:value="-8.0627376">
            <text:p>-8,0627376</text:p>
          </table:table-cell>
          <table:table-cell table:number-columns-repeated="3"/>
        </table:table-row>
        <table:table-row table:style-name="ro1">
          <table:table-cell office:value-type="float" office:value="-4.9892778">
            <text:p>-4,9892778</text:p>
          </table:table-cell>
          <table:table-cell office:value-type="float" office:value="-6.8872583">
            <text:p>-6,8872583</text:p>
          </table:table-cell>
          <table:table-cell office:value-type="float" office:value="-6.929127">
            <text:p>-6,929127</text:p>
          </table:table-cell>
          <table:table-cell table:number-columns-repeated="3"/>
        </table:table-row>
        <table:table-row table:style-name="ro1">
          <table:table-cell office:value-type="float" office:value="-4.9906924">
            <text:p>-4,9906924</text:p>
          </table:table-cell>
          <table:table-cell office:value-type="float" office:value="-7.0852351">
            <text:p>-7,0852351</text:p>
          </table:table-cell>
          <table:table-cell office:value-type="float" office:value="-7.3547532">
            <text:p>-7,3547532</text:p>
          </table:table-cell>
          <table:table-cell table:number-columns-repeated="3"/>
        </table:table-row>
        <table:table-row table:style-name="ro1">
          <table:table-cell office:value-type="float" office:value="-4.9921025">
            <text:p>-4,9921025</text:p>
          </table:table-cell>
          <table:table-cell office:value-type="float" office:value="-6.8367635">
            <text:p>-6,8367635</text:p>
          </table:table-cell>
          <table:table-cell office:value-type="float" office:value="-6.9726773">
            <text:p>-6,9726773</text:p>
          </table:table-cell>
          <table:table-cell table:number-columns-repeated="3"/>
        </table:table-row>
        <table:table-row table:style-name="ro1">
          <table:table-cell office:value-type="float" office:value="-4.993508">
            <text:p>-4,993508</text:p>
          </table:table-cell>
          <table:table-cell office:value-type="float" office:value="-7.3972825">
            <text:p>-7,3972825</text:p>
          </table:table-cell>
          <table:table-cell office:value-type="float" office:value="-7.4375074">
            <text:p>-7,4375074</text:p>
          </table:table-cell>
          <table:table-cell table:number-columns-repeated="3"/>
        </table:table-row>
        <table:table-row table:style-name="ro1">
          <table:table-cell office:value-type="float" office:value="-4.9949089">
            <text:p>-4,9949089</text:p>
          </table:table-cell>
          <table:table-cell office:value-type="float" office:value="-6.9116524">
            <text:p>-6,9116524</text:p>
          </table:table-cell>
          <table:table-cell office:value-type="float" office:value="-7.2512014">
            <text:p>-7,2512014</text:p>
          </table:table-cell>
          <table:table-cell table:number-columns-repeated="3"/>
        </table:table-row>
        <table:table-row table:style-name="ro1">
          <table:table-cell office:value-type="float" office:value="-4.9963054">
            <text:p>-4,9963054</text:p>
          </table:table-cell>
          <table:table-cell office:value-type="float" office:value="-6.9764183">
            <text:p>-6,9764183</text:p>
          </table:table-cell>
          <table:table-cell office:value-type="float" office:value="-6.8448344">
            <text:p>-6,8448344</text:p>
          </table:table-cell>
          <table:table-cell table:number-columns-repeated="3"/>
        </table:table-row>
        <table:table-row table:style-name="ro1">
          <table:table-cell office:value-type="float" office:value="-4.9976974">
            <text:p>-4,9976974</text:p>
          </table:table-cell>
          <table:table-cell office:value-type="float" office:value="-7.6152301">
            <text:p>-7,6152301</text:p>
          </table:table-cell>
          <table:table-cell office:value-type="float" office:value="-7.8511561">
            <text:p>-7,8511561</text:p>
          </table:table-cell>
          <table:table-cell table:number-columns-repeated="3"/>
        </table:table-row>
        <table:table-row table:style-name="ro1">
          <table:table-cell office:value-type="float" office:value="-4.9990849">
            <text:p>-4,9990849</text:p>
          </table:table-cell>
          <table:table-cell office:value-type="float" office:value="-7.0374453">
            <text:p>-7,0374453</text:p>
          </table:table-cell>
          <table:table-cell office:value-type="float" office:value="-6.8489933">
            <text:p>-6,8489933</text:p>
          </table:table-cell>
          <table:table-cell table:number-columns-repeated="3"/>
        </table:table-row>
        <table:table-row table:style-name="ro1">
          <table:table-cell office:value-type="float" office:value="-5.000468">
            <text:p>-5,000468</text:p>
          </table:table-cell>
          <table:table-cell office:value-type="float" office:value="-7.034534">
            <text:p>-7,034534</text:p>
          </table:table-cell>
          <table:table-cell office:value-type="float" office:value="-7.1631667">
            <text:p>-7,1631667</text:p>
          </table:table-cell>
          <table:table-cell table:number-columns-repeated="3"/>
        </table:table-row>
        <table:table-row table:style-name="ro1">
          <table:table-cell office:value-type="float" office:value="-5.0018467">
            <text:p>-5,0018467</text:p>
          </table:table-cell>
          <table:table-cell office:value-type="float" office:value="-7.2143348">
            <text:p>-7,2143348</text:p>
          </table:table-cell>
          <table:table-cell office:value-type="float" office:value="-7.7346664">
            <text:p>-7,7346664</text:p>
          </table:table-cell>
          <table:table-cell table:number-columns-repeated="3"/>
        </table:table-row>
        <table:table-row table:style-name="ro1">
          <table:table-cell office:value-type="float" office:value="-5.0032211">
            <text:p>-5,0032211</text:p>
          </table:table-cell>
          <table:table-cell office:value-type="float" office:value="-7.3187464">
            <text:p>-7,3187464</text:p>
          </table:table-cell>
          <table:table-cell office:value-type="float" office:value="-6.899484">
            <text:p>-6,899484</text:p>
          </table:table-cell>
          <table:table-cell table:number-columns-repeated="3"/>
        </table:table-row>
        <table:table-row table:style-name="ro1">
          <table:table-cell office:value-type="float" office:value="-5.0045911">
            <text:p>-5,0045911</text:p>
          </table:table-cell>
          <table:table-cell office:value-type="float" office:value="-6.9880326">
            <text:p>-6,9880326</text:p>
          </table:table-cell>
          <table:table-cell office:value-type="float" office:value="-6.947476">
            <text:p>-6,947476</text:p>
          </table:table-cell>
          <table:table-cell table:number-columns-repeated="3"/>
        </table:table-row>
        <table:table-row table:style-name="ro1">
          <table:table-cell office:value-type="float" office:value="-5.0059568">
            <text:p>-5,0059568</text:p>
          </table:table-cell>
          <table:table-cell office:value-type="float" office:value="-7.1445735">
            <text:p>-7,1445735</text:p>
          </table:table-cell>
          <table:table-cell office:value-type="float" office:value="-9.4656377">
            <text:p>-9,4656377</text:p>
          </table:table-cell>
          <table:table-cell table:number-columns-repeated="3"/>
        </table:table-row>
        <table:table-row table:style-name="ro1">
          <table:table-cell office:value-type="float" office:value="-5.0073183">
            <text:p>-5,0073183</text:p>
          </table:table-cell>
          <table:table-cell office:value-type="float" office:value="-6.988215">
            <text:p>-6,988215</text:p>
          </table:table-cell>
          <table:table-cell office:value-type="float" office:value="-6.8466099">
            <text:p>-6,8466099</text:p>
          </table:table-cell>
          <table:table-cell table:number-columns-repeated="3"/>
        </table:table-row>
        <table:table-row table:style-name="ro1">
          <table:table-cell office:value-type="float" office:value="-5.0086755">
            <text:p>-5,0086755</text:p>
          </table:table-cell>
          <table:table-cell office:value-type="float" office:value="-7.1502496">
            <text:p>-7,1502496</text:p>
          </table:table-cell>
          <table:table-cell office:value-type="float" office:value="-7.1696077">
            <text:p>-7,1696077</text:p>
          </table:table-cell>
          <table:table-cell table:number-columns-repeated="3"/>
        </table:table-row>
        <table:table-row table:style-name="ro1">
          <table:table-cell office:value-type="float" office:value="-5.0100284">
            <text:p>-5,0100284</text:p>
          </table:table-cell>
          <table:table-cell office:value-type="float" office:value="-6.8586769">
            <text:p>-6,8586769</text:p>
          </table:table-cell>
          <table:table-cell office:value-type="float" office:value="-6.9731819">
            <text:p>-6,9731819</text:p>
          </table:table-cell>
          <table:table-cell table:number-columns-repeated="3"/>
        </table:table-row>
        <table:table-row table:style-name="ro1">
          <table:table-cell office:value-type="float" office:value="-5.0113772">
            <text:p>-5,0113772</text:p>
          </table:table-cell>
          <table:table-cell office:value-type="float" office:value="-6.8559224">
            <text:p>-6,8559224</text:p>
          </table:table-cell>
          <table:table-cell office:value-type="float" office:value="-6.8698876">
            <text:p>-6,8698876</text:p>
          </table:table-cell>
          <table:table-cell table:number-columns-repeated="3"/>
        </table:table-row>
        <table:table-row table:style-name="ro1">
          <table:table-cell office:value-type="float" office:value="-5.0127217">
            <text:p>-5,0127217</text:p>
          </table:table-cell>
          <table:table-cell office:value-type="float" office:value="-7.0477928">
            <text:p>-7,0477928</text:p>
          </table:table-cell>
          <table:table-cell office:value-type="float" office:value="-6.8778821">
            <text:p>-6,8778821</text:p>
          </table:table-cell>
          <table:table-cell table:number-columns-repeated="3"/>
        </table:table-row>
        <table:table-row table:style-name="ro1">
          <table:table-cell office:value-type="float" office:value="-5.0140622">
            <text:p>-5,0140622</text:p>
          </table:table-cell>
          <table:table-cell office:value-type="float" office:value="-9.4580872">
            <text:p>-9,4580872</text:p>
          </table:table-cell>
          <table:table-cell office:value-type="float" office:value="-7.0012078">
            <text:p>-7,0012078</text:p>
          </table:table-cell>
          <table:table-cell table:number-columns-repeated="3"/>
        </table:table-row>
        <table:table-row table:style-name="ro1">
          <table:table-cell office:value-type="float" office:value="-5.0153985">
            <text:p>-5,0153985</text:p>
          </table:table-cell>
          <table:table-cell office:value-type="float" office:value="-6.8453961">
            <text:p>-6,8453961</text:p>
          </table:table-cell>
          <table:table-cell office:value-type="float" office:value="-7.5262797">
            <text:p>-7,5262797</text:p>
          </table:table-cell>
          <table:table-cell table:number-columns-repeated="3"/>
        </table:table-row>
        <table:table-row table:style-name="ro1">
          <table:table-cell office:value-type="float" office:value="-5.0167307">
            <text:p>-5,0167307</text:p>
          </table:table-cell>
          <table:table-cell office:value-type="float" office:value="-7.338815">
            <text:p>-7,338815</text:p>
          </table:table-cell>
          <table:table-cell office:value-type="float" office:value="-7.2040053">
            <text:p>-7,2040053</text:p>
          </table:table-cell>
          <table:table-cell table:number-columns-repeated="3"/>
        </table:table-row>
        <table:table-row table:style-name="ro1">
          <table:table-cell office:value-type="float" office:value="-5.0180588">
            <text:p>-5,0180588</text:p>
          </table:table-cell>
          <table:table-cell office:value-type="float" office:value="-6.8966062">
            <text:p>-6,8966062</text:p>
          </table:table-cell>
          <table:table-cell office:value-type="float" office:value="-7.4039947">
            <text:p>-7,4039947</text:p>
          </table:table-cell>
          <table:table-cell table:number-columns-repeated="3"/>
        </table:table-row>
        <table:table-row table:style-name="ro1">
          <table:table-cell office:value-type="float" office:value="-5.0193829">
            <text:p>-5,0193829</text:p>
          </table:table-cell>
          <table:table-cell office:value-type="float" office:value="-7.2922888">
            <text:p>-7,2922888</text:p>
          </table:table-cell>
          <table:table-cell office:value-type="float" office:value="-8.6977692">
            <text:p>-8,6977692</text:p>
          </table:table-cell>
          <table:table-cell table:number-columns-repeated="3"/>
        </table:table-row>
        <table:table-row table:style-name="ro1">
          <table:table-cell office:value-type="float" office:value="-5.0207029">
            <text:p>-5,0207029</text:p>
          </table:table-cell>
          <table:table-cell office:value-type="float" office:value="-7.2644249">
            <text:p>-7,2644249</text:p>
          </table:table-cell>
          <table:table-cell office:value-type="float" office:value="-7.2134172">
            <text:p>-7,2134172</text:p>
          </table:table-cell>
          <table:table-cell table:number-columns-repeated="3"/>
        </table:table-row>
        <table:table-row table:style-name="ro1">
          <table:table-cell office:value-type="float" office:value="-5.022019">
            <text:p>-5,022019</text:p>
          </table:table-cell>
          <table:table-cell office:value-type="float" office:value="-7.1348201">
            <text:p>-7,1348201</text:p>
          </table:table-cell>
          <table:table-cell office:value-type="float" office:value="-8.2721929">
            <text:p>-8,2721929</text:p>
          </table:table-cell>
          <table:table-cell table:number-columns-repeated="3"/>
        </table:table-row>
        <table:table-row table:style-name="ro1">
          <table:table-cell office:value-type="float" office:value="-5.023331">
            <text:p>-5,023331</text:p>
          </table:table-cell>
          <table:table-cell office:value-type="float" office:value="-6.935835">
            <text:p>-6,935835</text:p>
          </table:table-cell>
          <table:table-cell office:value-type="float" office:value="-8.2171753">
            <text:p>-8,2171753</text:p>
          </table:table-cell>
          <table:table-cell table:number-columns-repeated="3"/>
        </table:table-row>
        <table:table-row table:style-name="ro1">
          <table:table-cell office:value-type="float" office:value="-5.0246392">
            <text:p>-5,0246392</text:p>
          </table:table-cell>
          <table:table-cell office:value-type="float" office:value="-7.1926097">
            <text:p>-7,1926097</text:p>
          </table:table-cell>
          <table:table-cell office:value-type="float" office:value="-7.1625508">
            <text:p>-7,1625508</text:p>
          </table:table-cell>
          <table:table-cell table:number-columns-repeated="3"/>
        </table:table-row>
        <table:table-row table:style-name="ro1">
          <table:table-cell office:value-type="float" office:value="-5.0259434">
            <text:p>-5,0259434</text:p>
          </table:table-cell>
          <table:table-cell office:value-type="float" office:value="-8.1477757">
            <text:p>-8,1477757</text:p>
          </table:table-cell>
          <table:table-cell office:value-type="float" office:value="-6.9099748">
            <text:p>-6,9099748</text:p>
          </table:table-cell>
          <table:table-cell table:number-columns-repeated="3"/>
        </table:table-row>
        <table:table-row table:style-name="ro1">
          <table:table-cell office:value-type="float" office:value="-5.0272437">
            <text:p>-5,0272437</text:p>
          </table:table-cell>
          <table:table-cell office:value-type="float" office:value="-7.5744137">
            <text:p>-7,5744137</text:p>
          </table:table-cell>
          <table:table-cell office:value-type="float" office:value="-8.1456996">
            <text:p>-8,1456996</text:p>
          </table:table-cell>
          <table:table-cell table:number-columns-repeated="3"/>
        </table:table-row>
        <table:table-row table:style-name="ro1">
          <table:table-cell office:value-type="float" office:value="-5.0285401">
            <text:p>-5,0285401</text:p>
          </table:table-cell>
          <table:table-cell office:value-type="float" office:value="-7.2361831">
            <text:p>-7,2361831</text:p>
          </table:table-cell>
          <table:table-cell office:value-type="float" office:value="-7.1197467">
            <text:p>-7,1197467</text:p>
          </table:table-cell>
          <table:table-cell table:number-columns-repeated="3"/>
        </table:table-row>
        <table:table-row table:style-name="ro1">
          <table:table-cell office:value-type="float" office:value="-5.0298326">
            <text:p>-5,0298326</text:p>
          </table:table-cell>
          <table:table-cell office:value-type="float" office:value="-7.8753956">
            <text:p>-7,8753956</text:p>
          </table:table-cell>
          <table:table-cell office:value-type="float" office:value="-7.3401065">
            <text:p>-7,3401065</text:p>
          </table:table-cell>
          <table:table-cell table:number-columns-repeated="3"/>
        </table:table-row>
        <table:table-row table:style-name="ro1">
          <table:table-cell office:value-type="float" office:value="-5.0311213">
            <text:p>-5,0311213</text:p>
          </table:table-cell>
          <table:table-cell office:value-type="float" office:value="-8.2853291">
            <text:p>-8,2853291</text:p>
          </table:table-cell>
          <table:table-cell office:value-type="float" office:value="-7.3377746">
            <text:p>-7,3377746</text:p>
          </table:table-cell>
          <table:table-cell table:number-columns-repeated="3"/>
        </table:table-row>
        <table:table-row table:style-name="ro1">
          <table:table-cell office:value-type="float" office:value="-5.0324062">
            <text:p>-5,0324062</text:p>
          </table:table-cell>
          <table:table-cell office:value-type="float" office:value="-7.2577658">
            <text:p>-7,2577658</text:p>
          </table:table-cell>
          <table:table-cell office:value-type="float" office:value="-7.2047219">
            <text:p>-7,2047219</text:p>
          </table:table-cell>
          <table:table-cell table:number-columns-repeated="3"/>
        </table:table-row>
        <table:table-row table:style-name="ro1">
          <table:table-cell office:value-type="float" office:value="-5.0336873">
            <text:p>-5,0336873</text:p>
          </table:table-cell>
          <table:table-cell office:value-type="float" office:value="-6.9722641">
            <text:p>-6,9722641</text:p>
          </table:table-cell>
          <table:table-cell office:value-type="float" office:value="-7.2195878">
            <text:p>-7,2195878</text:p>
          </table:table-cell>
          <table:table-cell table:number-columns-repeated="3"/>
        </table:table-row>
        <table:table-row table:style-name="ro1">
          <table:table-cell office:value-type="float" office:value="-5.0349647">
            <text:p>-5,0349647</text:p>
          </table:table-cell>
          <table:table-cell office:value-type="float" office:value="-6.9669385">
            <text:p>-6,9669385</text:p>
          </table:table-cell>
          <table:table-cell office:value-type="float" office:value="-7.039871">
            <text:p>-7,039871</text:p>
          </table:table-cell>
          <table:table-cell table:number-columns-repeated="3"/>
        </table:table-row>
        <table:table-row table:style-name="ro1">
          <table:table-cell office:value-type="float" office:value="-5.0362383">
            <text:p>-5,0362383</text:p>
          </table:table-cell>
          <table:table-cell office:value-type="float" office:value="-6.9095555">
            <text:p>-6,9095555</text:p>
          </table:table-cell>
          <table:table-cell office:value-type="float" office:value="-7.0295925">
            <text:p>-7,0295925</text:p>
          </table:table-cell>
          <table:table-cell table:number-columns-repeated="3"/>
        </table:table-row>
        <table:table-row table:style-name="ro1">
          <table:table-cell office:value-type="float" office:value="-5.0375082">
            <text:p>-5,0375082</text:p>
          </table:table-cell>
          <table:table-cell office:value-type="float" office:value="-7.9545751">
            <text:p>-7,9545751</text:p>
          </table:table-cell>
          <table:table-cell office:value-type="float" office:value="-7.4860399">
            <text:p>-7,4860399</text:p>
          </table:table-cell>
          <table:table-cell table:number-columns-repeated="3"/>
        </table:table-row>
        <table:table-row table:style-name="ro1">
          <table:table-cell office:value-type="float" office:value="-5.0387743">
            <text:p>-5,0387743</text:p>
          </table:table-cell>
          <table:table-cell office:value-type="float" office:value="-7.5007615">
            <text:p>-7,5007615</text:p>
          </table:table-cell>
          <table:table-cell office:value-type="float" office:value="-7.0483408">
            <text:p>-7,0483408</text:p>
          </table:table-cell>
          <table:table-cell table:number-columns-repeated="3"/>
        </table:table-row>
        <table:table-row table:style-name="ro1">
          <table:table-cell office:value-type="float" office:value="-5.0400368">
            <text:p>-5,0400368</text:p>
          </table:table-cell>
          <table:table-cell office:value-type="float" office:value="-7.2241284">
            <text:p>-7,2241284</text:p>
          </table:table-cell>
          <table:table-cell office:value-type="float" office:value="-6.9635156">
            <text:p>-6,9635156</text:p>
          </table:table-cell>
          <table:table-cell table:number-columns-repeated="3"/>
        </table:table-row>
        <table:table-row table:style-name="ro1">
          <table:table-cell office:value-type="float" office:value="-5.0412957">
            <text:p>-5,0412957</text:p>
          </table:table-cell>
          <table:table-cell office:value-type="float" office:value="-7.5481116">
            <text:p>-7,5481116</text:p>
          </table:table-cell>
          <table:table-cell office:value-type="float" office:value="-7.0280392">
            <text:p>-7,0280392</text:p>
          </table:table-cell>
          <table:table-cell table:number-columns-repeated="3"/>
        </table:table-row>
        <table:table-row table:style-name="ro1">
          <table:table-cell office:value-type="float" office:value="-5.0425509">
            <text:p>-5,0425509</text:p>
          </table:table-cell>
          <table:table-cell office:value-type="float" office:value="-6.7072847">
            <text:p>-6,7072847</text:p>
          </table:table-cell>
          <table:table-cell office:value-type="float" office:value="-8.5041025">
            <text:p>-8,5041025</text:p>
          </table:table-cell>
          <table:table-cell table:number-columns-repeated="3"/>
        </table:table-row>
        <table:table-row table:style-name="ro1">
          <table:table-cell office:value-type="float" office:value="-5.0438024">
            <text:p>-5,0438024</text:p>
          </table:table-cell>
          <table:table-cell office:value-type="float" office:value="-6.6585211">
            <text:p>-6,6585211</text:p>
          </table:table-cell>
          <table:table-cell office:value-type="float" office:value="-6.6282009">
            <text:p>-6,6282009</text:p>
          </table:table-cell>
          <table:table-cell table:number-columns-repeated="3"/>
        </table:table-row>
        <table:table-row table:style-name="ro1">
          <table:table-cell office:value-type="float" office:value="-5.0450504">
            <text:p>-5,0450504</text:p>
          </table:table-cell>
          <table:table-cell office:value-type="float" office:value="-6.8336743">
            <text:p>-6,8336743</text:p>
          </table:table-cell>
          <table:table-cell office:value-type="float" office:value="-6.6751066">
            <text:p>-6,6751066</text:p>
          </table:table-cell>
          <table:table-cell table:number-columns-repeated="3"/>
        </table:table-row>
        <table:table-row table:style-name="ro1">
          <table:table-cell office:value-type="float" office:value="-5.0462948">
            <text:p>-5,0462948</text:p>
          </table:table-cell>
          <table:table-cell office:value-type="float" office:value="-6.9439123">
            <text:p>-6,9439123</text:p>
          </table:table-cell>
          <table:table-cell office:value-type="float" office:value="-7.0089619">
            <text:p>-7,0089619</text:p>
          </table:table-cell>
          <table:table-cell table:number-columns-repeated="3"/>
        </table:table-row>
      </table:table>
      <table:table table:name="wartosci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Rozwiązanie analityczne</text:p>
          </table:table-cell>
          <table:table-cell office:value-type="string">
            <text:p>3-punktowa metoda konwencjonalna</text:p>
          </table:table-cell>
          <table:table-cell office:value-type="string">
            <text:p>metoda numerowa</text:p>
          </table:table-cell>
          <table:table-cell>
            <draw:frame table:end-cell-address="wartosci.V47" table:end-x="2.062cm" table:end-y="0.436cm" draw:z-index="0" draw:style-name="gr1" draw:text-style-name="P1" svg:width="39.102cm" svg:height="21.096cm" svg:x="1.348cm" svg:y="0.114cm">
              <draw:object draw:notify-on-update-of-ranges="wartosci.A1:wartosci.A1 wartosci.A2:wartosci.A101 wartosci.B1:wartosci.B1 wartosci.B2:wartosci.B101 wartosci.A2:wartosci.A101 wartosci.C1:wartosci.C1 wartosci.C2:wartosci.C101 wartosci.A2:wartosci.A101 wartosci.D1:wartosci.D1 wartosci.D2:wartosci.D101 wartosci.A2:wartosci.A1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158666">
            <text:p>0,0158666</text:p>
          </table:table-cell>
          <table:table-cell office:value-type="float" office:value="0.0158646">
            <text:p>0,0158646</text:p>
          </table:table-cell>
          <table:table-cell office:value-type="float" office:value="0.0158654">
            <text:p>0,0158654</text:p>
          </table:table-cell>
          <table:table-cell office:value-type="float" office:value="0.0158646">
            <text:p>0,0158646</text:p>
          </table:table-cell>
          <table:table-cell/>
        </table:table-row>
        <table:table-row table:style-name="ro1">
          <table:table-cell office:value-type="float" office:value="0.0317333">
            <text:p>0,0317333</text:p>
          </table:table-cell>
          <table:table-cell office:value-type="float" office:value="0.0317173">
            <text:p>0,0317173</text:p>
          </table:table-cell>
          <table:table-cell office:value-type="float" office:value="0.0317189">
            <text:p>0,0317189</text:p>
          </table:table-cell>
          <table:table-cell office:value-type="float" office:value="0.0317173">
            <text:p>0,0317173</text:p>
          </table:table-cell>
          <table:table-cell/>
        </table:table-row>
        <table:table-row table:style-name="ro1">
          <table:table-cell office:value-type="float" office:value="0.0475999">
            <text:p>0,0475999</text:p>
          </table:table-cell>
          <table:table-cell office:value-type="float" office:value="0.047546">
            <text:p>0,047546</text:p>
          </table:table-cell>
          <table:table-cell office:value-type="float" office:value="0.0475483">
            <text:p>0,0475483</text:p>
          </table:table-cell>
          <table:table-cell office:value-type="float" office:value="0.047546">
            <text:p>0,047546</text:p>
          </table:table-cell>
          <table:table-cell/>
        </table:table-row>
        <table:table-row table:style-name="ro1">
          <table:table-cell office:value-type="float" office:value="0.0634665">
            <text:p>0,0634665</text:p>
          </table:table-cell>
          <table:table-cell office:value-type="float" office:value="0.0633387">
            <text:p>0,0633387</text:p>
          </table:table-cell>
          <table:table-cell office:value-type="float" office:value="0.0633419">
            <text:p>0,0633419</text:p>
          </table:table-cell>
          <table:table-cell office:value-type="float" office:value="0.0633387">
            <text:p>0,0633387</text:p>
          </table:table-cell>
          <table:table-cell/>
        </table:table-row>
        <table:table-row table:style-name="ro1">
          <table:table-cell office:value-type="float" office:value="0.0793331">
            <text:p>0,0793331</text:p>
          </table:table-cell>
          <table:table-cell office:value-type="float" office:value="0.0790836">
            <text:p>0,0790836</text:p>
          </table:table-cell>
          <table:table-cell office:value-type="float" office:value="0.0790876">
            <text:p>0,0790876</text:p>
          </table:table-cell>
          <table:table-cell office:value-type="float" office:value="0.0790836">
            <text:p>0,0790836</text:p>
          </table:table-cell>
          <table:table-cell/>
        </table:table-row>
        <table:table-row table:style-name="ro1">
          <table:table-cell office:value-type="float" office:value="0.0951998">
            <text:p>0,0951998</text:p>
          </table:table-cell>
          <table:table-cell office:value-type="float" office:value="0.0947687">
            <text:p>0,0947687</text:p>
          </table:table-cell>
          <table:table-cell office:value-type="float" office:value="0.0947734">
            <text:p>0,0947734</text:p>
          </table:table-cell>
          <table:table-cell office:value-type="float" office:value="0.0947687">
            <text:p>0,0947687</text:p>
          </table:table-cell>
          <table:table-cell/>
        </table:table-row>
        <table:table-row table:style-name="ro1">
          <table:table-cell office:value-type="float" office:value="0.111066">
            <text:p>0,111066</text:p>
          </table:table-cell>
          <table:table-cell office:value-type="float" office:value="0.110382">
            <text:p>0,110382</text:p>
          </table:table-cell>
          <table:table-cell office:value-type="float" office:value="0.110388">
            <text:p>0,110388</text:p>
          </table:table-cell>
          <table:table-cell office:value-type="float" office:value="0.110382">
            <text:p>0,110382</text:p>
          </table:table-cell>
          <table:table-cell/>
        </table:table-row>
        <table:table-row table:style-name="ro1">
          <table:table-cell office:value-type="float" office:value="0.126933">
            <text:p>0,126933</text:p>
          </table:table-cell>
          <table:table-cell office:value-type="float" office:value="0.125912">
            <text:p>0,125912</text:p>
          </table:table-cell>
          <table:table-cell office:value-type="float" office:value="0.125918">
            <text:p>0,125918</text:p>
          </table:table-cell>
          <table:table-cell office:value-type="float" office:value="0.125912">
            <text:p>0,125912</text:p>
          </table:table-cell>
          <table:table-cell/>
        </table:table-row>
        <table:table-row table:style-name="ro1">
          <table:table-cell office:value-type="float" office:value="0.1428">
            <text:p>0,1428</text:p>
          </table:table-cell>
          <table:table-cell office:value-type="float" office:value="0.141346">
            <text:p>0,141346</text:p>
          </table:table-cell>
          <table:table-cell office:value-type="float" office:value="0.141353">
            <text:p>0,141353</text:p>
          </table:table-cell>
          <table:table-cell office:value-type="float" office:value="0.141346">
            <text:p>0,141346</text:p>
          </table:table-cell>
          <table:table-cell/>
        </table:table-row>
        <table:table-row table:style-name="ro1">
          <table:table-cell office:value-type="float" office:value="0.158666">
            <text:p>0,158666</text:p>
          </table:table-cell>
          <table:table-cell office:value-type="float" office:value="0.156673">
            <text:p>0,156673</text:p>
          </table:table-cell>
          <table:table-cell office:value-type="float" office:value="0.156681">
            <text:p>0,156681</text:p>
          </table:table-cell>
          <table:table-cell office:value-type="float" office:value="0.156673">
            <text:p>0,156673</text:p>
          </table:table-cell>
          <table:table-cell/>
        </table:table-row>
        <table:table-row table:style-name="ro1">
          <table:table-cell office:value-type="float" office:value="0.174533">
            <text:p>0,174533</text:p>
          </table:table-cell>
          <table:table-cell office:value-type="float" office:value="0.171881">
            <text:p>0,171881</text:p>
          </table:table-cell>
          <table:table-cell office:value-type="float" office:value="0.17189">
            <text:p>0,17189</text:p>
          </table:table-cell>
          <table:table-cell office:value-type="float" office:value="0.171881">
            <text:p>0,171881</text:p>
          </table:table-cell>
          <table:table-cell/>
        </table:table-row>
        <table:table-row table:style-name="ro1">
          <table:table-cell office:value-type="float" office:value="0.1904">
            <text:p>0,1904</text:p>
          </table:table-cell>
          <table:table-cell office:value-type="float" office:value="0.186959">
            <text:p>0,186959</text:p>
          </table:table-cell>
          <table:table-cell office:value-type="float" office:value="0.186968">
            <text:p>0,186968</text:p>
          </table:table-cell>
          <table:table-cell office:value-type="float" office:value="0.186959">
            <text:p>0,186959</text:p>
          </table:table-cell>
          <table:table-cell/>
        </table:table-row>
        <table:table-row table:style-name="ro1">
          <table:table-cell office:value-type="float" office:value="0.206266">
            <text:p>0,206266</text:p>
          </table:table-cell>
          <table:table-cell office:value-type="float" office:value="0.201894">
            <text:p>0,201894</text:p>
          </table:table-cell>
          <table:table-cell office:value-type="float" office:value="0.201904">
            <text:p>0,201904</text:p>
          </table:table-cell>
          <table:table-cell office:value-type="float" office:value="0.201894">
            <text:p>0,201894</text:p>
          </table:table-cell>
          <table:table-cell/>
        </table:table-row>
        <table:table-row table:style-name="ro1">
          <table:table-cell office:value-type="float" office:value="0.222133">
            <text:p>0,222133</text:p>
          </table:table-cell>
          <table:table-cell office:value-type="float" office:value="0.216675">
            <text:p>0,216675</text:p>
          </table:table-cell>
          <table:table-cell office:value-type="float" office:value="0.216686">
            <text:p>0,216686</text:p>
          </table:table-cell>
          <table:table-cell office:value-type="float" office:value="0.216675">
            <text:p>0,216675</text:p>
          </table:table-cell>
          <table:table-cell/>
        </table:table-row>
        <table:table-row table:style-name="ro1">
          <table:table-cell office:value-type="float" office:value="0.237999">
            <text:p>0,237999</text:p>
          </table:table-cell>
          <table:table-cell office:value-type="float" office:value="0.231291">
            <text:p>0,231291</text:p>
          </table:table-cell>
          <table:table-cell office:value-type="float" office:value="0.231302">
            <text:p>0,231302</text:p>
          </table:table-cell>
          <table:table-cell office:value-type="float" office:value="0.231291">
            <text:p>0,231291</text:p>
          </table:table-cell>
          <table:table-cell/>
        </table:table-row>
        <table:table-row table:style-name="ro1">
          <table:table-cell office:value-type="float" office:value="0.253866">
            <text:p>0,253866</text:p>
          </table:table-cell>
          <table:table-cell office:value-type="float" office:value="0.245729">
            <text:p>0,245729</text:p>
          </table:table-cell>
          <table:table-cell office:value-type="float" office:value="0.245742">
            <text:p>0,245742</text:p>
          </table:table-cell>
          <table:table-cell office:value-type="float" office:value="0.245729">
            <text:p>0,245729</text:p>
          </table:table-cell>
          <table:table-cell/>
        </table:table-row>
        <table:table-row table:style-name="ro1">
          <table:table-cell office:value-type="float" office:value="0.269733">
            <text:p>0,269733</text:p>
          </table:table-cell>
          <table:table-cell office:value-type="float" office:value="0.25998">
            <text:p>0,25998</text:p>
          </table:table-cell>
          <table:table-cell office:value-type="float" office:value="0.259993">
            <text:p>0,259993</text:p>
          </table:table-cell>
          <table:table-cell office:value-type="float" office:value="0.25998">
            <text:p>0,25998</text:p>
          </table:table-cell>
          <table:table-cell/>
        </table:table-row>
        <table:table-row table:style-name="ro1">
          <table:table-cell office:value-type="float" office:value="0.285599">
            <text:p>0,285599</text:p>
          </table:table-cell>
          <table:table-cell office:value-type="float" office:value="0.274031">
            <text:p>0,274031</text:p>
          </table:table-cell>
          <table:table-cell office:value-type="float" office:value="0.274044">
            <text:p>0,274044</text:p>
          </table:table-cell>
          <table:table-cell office:value-type="float" office:value="0.274031">
            <text:p>0,274031</text:p>
          </table:table-cell>
          <table:table-cell/>
        </table:table-row>
        <table:table-row table:style-name="ro1">
          <table:table-cell office:value-type="float" office:value="0.301466">
            <text:p>0,301466</text:p>
          </table:table-cell>
          <table:table-cell office:value-type="float" office:value="0.287871">
            <text:p>0,287871</text:p>
          </table:table-cell>
          <table:table-cell office:value-type="float" office:value="0.287885">
            <text:p>0,287885</text:p>
          </table:table-cell>
          <table:table-cell office:value-type="float" office:value="0.287871">
            <text:p>0,287871</text:p>
          </table:table-cell>
          <table:table-cell/>
        </table:table-row>
        <table:table-row table:style-name="ro1">
          <table:table-cell office:value-type="float" office:value="0.317333">
            <text:p>0,317333</text:p>
          </table:table-cell>
          <table:table-cell office:value-type="float" office:value="0.301489">
            <text:p>0,301489</text:p>
          </table:table-cell>
          <table:table-cell office:value-type="float" office:value="0.301503">
            <text:p>0,301503</text:p>
          </table:table-cell>
          <table:table-cell office:value-type="float" office:value="0.301489">
            <text:p>0,301489</text:p>
          </table:table-cell>
          <table:table-cell/>
        </table:table-row>
        <table:table-row table:style-name="ro1">
          <table:table-cell office:value-type="float" office:value="0.333199">
            <text:p>0,333199</text:p>
          </table:table-cell>
          <table:table-cell office:value-type="float" office:value="0.314874">
            <text:p>0,314874</text:p>
          </table:table-cell>
          <table:table-cell office:value-type="float" office:value="0.314889">
            <text:p>0,314889</text:p>
          </table:table-cell>
          <table:table-cell office:value-type="float" office:value="0.314874">
            <text:p>0,314874</text:p>
          </table:table-cell>
          <table:table-cell/>
        </table:table-row>
        <table:table-row table:style-name="ro1">
          <table:table-cell office:value-type="float" office:value="0.349066">
            <text:p>0,349066</text:p>
          </table:table-cell>
          <table:table-cell office:value-type="float" office:value="0.328015">
            <text:p>0,328015</text:p>
          </table:table-cell>
          <table:table-cell office:value-type="float" office:value="0.328031">
            <text:p>0,328031</text:p>
          </table:table-cell>
          <table:table-cell office:value-type="float" office:value="0.328015">
            <text:p>0,328015</text:p>
          </table:table-cell>
          <table:table-cell/>
        </table:table-row>
        <table:table-row table:style-name="ro1">
          <table:table-cell office:value-type="float" office:value="0.364932">
            <text:p>0,364932</text:p>
          </table:table-cell>
          <table:table-cell office:value-type="float" office:value="0.340901">
            <text:p>0,340901</text:p>
          </table:table-cell>
          <table:table-cell office:value-type="float" office:value="0.340918">
            <text:p>0,340918</text:p>
          </table:table-cell>
          <table:table-cell office:value-type="float" office:value="0.340901">
            <text:p>0,340901</text:p>
          </table:table-cell>
          <table:table-cell/>
        </table:table-row>
        <table:table-row table:style-name="ro1">
          <table:table-cell office:value-type="float" office:value="0.380799">
            <text:p>0,380799</text:p>
          </table:table-cell>
          <table:table-cell office:value-type="float" office:value="0.353522">
            <text:p>0,353522</text:p>
          </table:table-cell>
          <table:table-cell office:value-type="float" office:value="0.353539">
            <text:p>0,353539</text:p>
          </table:table-cell>
          <table:table-cell office:value-type="float" office:value="0.353522">
            <text:p>0,353522</text:p>
          </table:table-cell>
          <table:table-cell/>
        </table:table-row>
        <table:table-row table:style-name="ro1">
          <table:table-cell office:value-type="float" office:value="0.396666">
            <text:p>0,396666</text:p>
          </table:table-cell>
          <table:table-cell office:value-type="float" office:value="0.365866">
            <text:p>0,365866</text:p>
          </table:table-cell>
          <table:table-cell office:value-type="float" office:value="0.365884">
            <text:p>0,365884</text:p>
          </table:table-cell>
          <table:table-cell office:value-type="float" office:value="0.365866">
            <text:p>0,365866</text:p>
          </table:table-cell>
          <table:table-cell/>
        </table:table-row>
        <table:table-row table:style-name="ro1">
          <table:table-cell office:value-type="float" office:value="0.412532">
            <text:p>0,412532</text:p>
          </table:table-cell>
          <table:table-cell office:value-type="float" office:value="0.377924">
            <text:p>0,377924</text:p>
          </table:table-cell>
          <table:table-cell office:value-type="float" office:value="0.377943">
            <text:p>0,377943</text:p>
          </table:table-cell>
          <table:table-cell office:value-type="float" office:value="0.377924">
            <text:p>0,377924</text:p>
          </table:table-cell>
          <table:table-cell/>
        </table:table-row>
        <table:table-row table:style-name="ro1">
          <table:table-cell office:value-type="float" office:value="0.428399">
            <text:p>0,428399</text:p>
          </table:table-cell>
          <table:table-cell office:value-type="float" office:value="0.389685">
            <text:p>0,389685</text:p>
          </table:table-cell>
          <table:table-cell office:value-type="float" office:value="0.389705">
            <text:p>0,389705</text:p>
          </table:table-cell>
          <table:table-cell office:value-type="float" office:value="0.389685">
            <text:p>0,389685</text:p>
          </table:table-cell>
          <table:table-cell/>
        </table:table-row>
        <table:table-row table:style-name="ro1">
          <table:table-cell office:value-type="float" office:value="0.444266">
            <text:p>0,444266</text:p>
          </table:table-cell>
          <table:table-cell office:value-type="float" office:value="0.401139">
            <text:p>0,401139</text:p>
          </table:table-cell>
          <table:table-cell office:value-type="float" office:value="0.401159">
            <text:p>0,401159</text:p>
          </table:table-cell>
          <table:table-cell office:value-type="float" office:value="0.401139">
            <text:p>0,401139</text:p>
          </table:table-cell>
          <table:table-cell/>
        </table:table-row>
        <table:table-row table:style-name="ro1">
          <table:table-cell office:value-type="float" office:value="0.460132">
            <text:p>0,460132</text:p>
          </table:table-cell>
          <table:table-cell office:value-type="float" office:value="0.412276">
            <text:p>0,412276</text:p>
          </table:table-cell>
          <table:table-cell office:value-type="float" office:value="0.412296">
            <text:p>0,412296</text:p>
          </table:table-cell>
          <table:table-cell office:value-type="float" office:value="0.412276">
            <text:p>0,412276</text:p>
          </table:table-cell>
          <table:table-cell/>
        </table:table-row>
        <table:table-row table:style-name="ro1">
          <table:table-cell office:value-type="float" office:value="0.475999">
            <text:p>0,475999</text:p>
          </table:table-cell>
          <table:table-cell office:value-type="float" office:value="0.423085">
            <text:p>0,423085</text:p>
          </table:table-cell>
          <table:table-cell office:value-type="float" office:value="0.423106">
            <text:p>0,423106</text:p>
          </table:table-cell>
          <table:table-cell office:value-type="float" office:value="0.423085">
            <text:p>0,423085</text:p>
          </table:table-cell>
          <table:table-cell/>
        </table:table-row>
        <table:table-row table:style-name="ro1">
          <table:table-cell office:value-type="float" office:value="0.491866">
            <text:p>0,491866</text:p>
          </table:table-cell>
          <table:table-cell office:value-type="float" office:value="0.433557">
            <text:p>0,433557</text:p>
          </table:table-cell>
          <table:table-cell office:value-type="float" office:value="0.433578">
            <text:p>0,433578</text:p>
          </table:table-cell>
          <table:table-cell office:value-type="float" office:value="0.433557">
            <text:p>0,433557</text:p>
          </table:table-cell>
          <table:table-cell/>
        </table:table-row>
        <table:table-row table:style-name="ro1">
          <table:table-cell office:value-type="float" office:value="0.507732">
            <text:p>0,507732</text:p>
          </table:table-cell>
          <table:table-cell office:value-type="float" office:value="0.443681">
            <text:p>0,443681</text:p>
          </table:table-cell>
          <table:table-cell office:value-type="float" office:value="0.443703">
            <text:p>0,443703</text:p>
          </table:table-cell>
          <table:table-cell office:value-type="float" office:value="0.443681">
            <text:p>0,443681</text:p>
          </table:table-cell>
          <table:table-cell/>
        </table:table-row>
        <table:table-row table:style-name="ro1">
          <table:table-cell office:value-type="float" office:value="0.523599">
            <text:p>0,523599</text:p>
          </table:table-cell>
          <table:table-cell office:value-type="float" office:value="0.45345">
            <text:p>0,45345</text:p>
          </table:table-cell>
          <table:table-cell office:value-type="float" office:value="0.453472">
            <text:p>0,453472</text:p>
          </table:table-cell>
          <table:table-cell office:value-type="float" office:value="0.45345">
            <text:p>0,45345</text:p>
          </table:table-cell>
          <table:table-cell/>
        </table:table-row>
        <table:table-row table:style-name="ro1">
          <table:table-cell office:value-type="float" office:value="0.539465">
            <text:p>0,539465</text:p>
          </table:table-cell>
          <table:table-cell office:value-type="float" office:value="0.462852">
            <text:p>0,462852</text:p>
          </table:table-cell>
          <table:table-cell office:value-type="float" office:value="0.462875">
            <text:p>0,462875</text:p>
          </table:table-cell>
          <table:table-cell office:value-type="float" office:value="0.462852">
            <text:p>0,462852</text:p>
          </table:table-cell>
          <table:table-cell/>
        </table:table-row>
        <table:table-row table:style-name="ro1">
          <table:table-cell office:value-type="float" office:value="0.555332">
            <text:p>0,555332</text:p>
          </table:table-cell>
          <table:table-cell office:value-type="float" office:value="0.47188">
            <text:p>0,47188</text:p>
          </table:table-cell>
          <table:table-cell office:value-type="float" office:value="0.471903">
            <text:p>0,471903</text:p>
          </table:table-cell>
          <table:table-cell office:value-type="float" office:value="0.47188">
            <text:p>0,47188</text:p>
          </table:table-cell>
          <table:table-cell/>
        </table:table-row>
        <table:table-row table:style-name="ro1">
          <table:table-cell office:value-type="float" office:value="0.571199">
            <text:p>0,571199</text:p>
          </table:table-cell>
          <table:table-cell office:value-type="float" office:value="0.480523">
            <text:p>0,480523</text:p>
          </table:table-cell>
          <table:table-cell office:value-type="float" office:value="0.480547">
            <text:p>0,480547</text:p>
          </table:table-cell>
          <table:table-cell office:value-type="float" office:value="0.480523">
            <text:p>0,480523</text:p>
          </table:table-cell>
          <table:table-cell/>
        </table:table-row>
        <table:table-row table:style-name="ro1">
          <table:table-cell office:value-type="float" office:value="0.587065">
            <text:p>0,587065</text:p>
          </table:table-cell>
          <table:table-cell office:value-type="float" office:value="0.488773">
            <text:p>0,488773</text:p>
          </table:table-cell>
          <table:table-cell office:value-type="float" office:value="0.488797">
            <text:p>0,488797</text:p>
          </table:table-cell>
          <table:table-cell office:value-type="float" office:value="0.488773">
            <text:p>0,488773</text:p>
          </table:table-cell>
          <table:table-cell/>
        </table:table-row>
        <table:table-row table:style-name="ro1">
          <table:table-cell office:value-type="float" office:value="0.602932">
            <text:p>0,602932</text:p>
          </table:table-cell>
          <table:table-cell office:value-type="float" office:value="0.496621">
            <text:p>0,496621</text:p>
          </table:table-cell>
          <table:table-cell office:value-type="float" office:value="0.496645">
            <text:p>0,496645</text:p>
          </table:table-cell>
          <table:table-cell office:value-type="float" office:value="0.496621">
            <text:p>0,496621</text:p>
          </table:table-cell>
          <table:table-cell/>
        </table:table-row>
        <table:table-row table:style-name="ro1">
          <table:table-cell office:value-type="float" office:value="0.618799">
            <text:p>0,618799</text:p>
          </table:table-cell>
          <table:table-cell office:value-type="float" office:value="0.504058">
            <text:p>0,504058</text:p>
          </table:table-cell>
          <table:table-cell office:value-type="float" office:value="0.504083">
            <text:p>0,504083</text:p>
          </table:table-cell>
          <table:table-cell office:value-type="float" office:value="0.504058">
            <text:p>0,504058</text:p>
          </table:table-cell>
          <table:table-cell/>
        </table:table-row>
        <table:table-row table:style-name="ro1">
          <table:table-cell office:value-type="float" office:value="0.634665">
            <text:p>0,634665</text:p>
          </table:table-cell>
          <table:table-cell office:value-type="float" office:value="0.511077">
            <text:p>0,511077</text:p>
          </table:table-cell>
          <table:table-cell office:value-type="float" office:value="0.511102">
            <text:p>0,511102</text:p>
          </table:table-cell>
          <table:table-cell office:value-type="float" office:value="0.511077">
            <text:p>0,511077</text:p>
          </table:table-cell>
          <table:table-cell/>
        </table:table-row>
        <table:table-row table:style-name="ro1">
          <table:table-cell office:value-type="float" office:value="0.650532">
            <text:p>0,650532</text:p>
          </table:table-cell>
          <table:table-cell office:value-type="float" office:value="0.517668">
            <text:p>0,517668</text:p>
          </table:table-cell>
          <table:table-cell office:value-type="float" office:value="0.517694">
            <text:p>0,517694</text:p>
          </table:table-cell>
          <table:table-cell office:value-type="float" office:value="0.517668">
            <text:p>0,517668</text:p>
          </table:table-cell>
          <table:table-cell/>
        </table:table-row>
        <table:table-row table:style-name="ro1">
          <table:table-cell office:value-type="float" office:value="0.666398">
            <text:p>0,666398</text:p>
          </table:table-cell>
          <table:table-cell office:value-type="float" office:value="0.523825">
            <text:p>0,523825</text:p>
          </table:table-cell>
          <table:table-cell office:value-type="float" office:value="0.52385">
            <text:p>0,52385</text:p>
          </table:table-cell>
          <table:table-cell office:value-type="float" office:value="0.523825">
            <text:p>0,523825</text:p>
          </table:table-cell>
          <table:table-cell/>
        </table:table-row>
        <table:table-row table:style-name="ro1">
          <table:table-cell office:value-type="float" office:value="0.682265">
            <text:p>0,682265</text:p>
          </table:table-cell>
          <table:table-cell office:value-type="float" office:value="0.529538">
            <text:p>0,529538</text:p>
          </table:table-cell>
          <table:table-cell office:value-type="float" office:value="0.529564">
            <text:p>0,529564</text:p>
          </table:table-cell>
          <table:table-cell office:value-type="float" office:value="0.529538">
            <text:p>0,529538</text:p>
          </table:table-cell>
          <table:table-cell/>
        </table:table-row>
        <table:table-row table:style-name="ro1">
          <table:table-cell office:value-type="float" office:value="0.698132">
            <text:p>0,698132</text:p>
          </table:table-cell>
          <table:table-cell office:value-type="float" office:value="0.5348">
            <text:p>0,5348</text:p>
          </table:table-cell>
          <table:table-cell office:value-type="float" office:value="0.534826">
            <text:p>0,534826</text:p>
          </table:table-cell>
          <table:table-cell office:value-type="float" office:value="0.5348">
            <text:p>0,5348</text:p>
          </table:table-cell>
          <table:table-cell/>
        </table:table-row>
        <table:table-row table:style-name="ro1">
          <table:table-cell office:value-type="float" office:value="0.713998">
            <text:p>0,713998</text:p>
          </table:table-cell>
          <table:table-cell office:value-type="float" office:value="0.539604">
            <text:p>0,539604</text:p>
          </table:table-cell>
          <table:table-cell office:value-type="float" office:value="0.53963">
            <text:p>0,53963</text:p>
          </table:table-cell>
          <table:table-cell office:value-type="float" office:value="0.539604">
            <text:p>0,539604</text:p>
          </table:table-cell>
          <table:table-cell/>
        </table:table-row>
        <table:table-row table:style-name="ro1">
          <table:table-cell office:value-type="float" office:value="0.729865">
            <text:p>0,729865</text:p>
          </table:table-cell>
          <table:table-cell office:value-type="float" office:value="0.543942">
            <text:p>0,543942</text:p>
          </table:table-cell>
          <table:table-cell office:value-type="float" office:value="0.543969">
            <text:p>0,543969</text:p>
          </table:table-cell>
          <table:table-cell office:value-type="float" office:value="0.543942">
            <text:p>0,543942</text:p>
          </table:table-cell>
          <table:table-cell/>
        </table:table-row>
        <table:table-row table:style-name="ro1">
          <table:table-cell office:value-type="float" office:value="0.745732">
            <text:p>0,745732</text:p>
          </table:table-cell>
          <table:table-cell office:value-type="float" office:value="0.547808">
            <text:p>0,547808</text:p>
          </table:table-cell>
          <table:table-cell office:value-type="float" office:value="0.547835">
            <text:p>0,547835</text:p>
          </table:table-cell>
          <table:table-cell office:value-type="float" office:value="0.547808">
            <text:p>0,547808</text:p>
          </table:table-cell>
          <table:table-cell/>
        </table:table-row>
        <table:table-row table:style-name="ro1">
          <table:table-cell office:value-type="float" office:value="0.761598">
            <text:p>0,761598</text:p>
          </table:table-cell>
          <table:table-cell office:value-type="float" office:value="0.551195">
            <text:p>0,551195</text:p>
          </table:table-cell>
          <table:table-cell office:value-type="float" office:value="0.551222">
            <text:p>0,551222</text:p>
          </table:table-cell>
          <table:table-cell office:value-type="float" office:value="0.551195">
            <text:p>0,551195</text:p>
          </table:table-cell>
          <table:table-cell/>
        </table:table-row>
        <table:table-row table:style-name="ro1">
          <table:table-cell office:value-type="float" office:value="0.777465">
            <text:p>0,777465</text:p>
          </table:table-cell>
          <table:table-cell office:value-type="float" office:value="0.554095">
            <text:p>0,554095</text:p>
          </table:table-cell>
          <table:table-cell office:value-type="float" office:value="0.554122">
            <text:p>0,554122</text:p>
          </table:table-cell>
          <table:table-cell office:value-type="float" office:value="0.554095">
            <text:p>0,554095</text:p>
          </table:table-cell>
          <table:table-cell/>
        </table:table-row>
        <table:table-row table:style-name="ro1">
          <table:table-cell office:value-type="float" office:value="0.793331">
            <text:p>0,793331</text:p>
          </table:table-cell>
          <table:table-cell office:value-type="float" office:value="0.556502">
            <text:p>0,556502</text:p>
          </table:table-cell>
          <table:table-cell office:value-type="float" office:value="0.556529">
            <text:p>0,556529</text:p>
          </table:table-cell>
          <table:table-cell office:value-type="float" office:value="0.556502">
            <text:p>0,556502</text:p>
          </table:table-cell>
          <table:table-cell/>
        </table:table-row>
        <table:table-row table:style-name="ro1">
          <table:table-cell office:value-type="float" office:value="0.809198">
            <text:p>0,809198</text:p>
          </table:table-cell>
          <table:table-cell office:value-type="float" office:value="0.558411">
            <text:p>0,558411</text:p>
          </table:table-cell>
          <table:table-cell office:value-type="float" office:value="0.558438">
            <text:p>0,558438</text:p>
          </table:table-cell>
          <table:table-cell office:value-type="float" office:value="0.558411">
            <text:p>0,558411</text:p>
          </table:table-cell>
          <table:table-cell/>
        </table:table-row>
        <table:table-row table:style-name="ro1">
          <table:table-cell office:value-type="float" office:value="0.825065">
            <text:p>0,825065</text:p>
          </table:table-cell>
          <table:table-cell office:value-type="float" office:value="0.559814">
            <text:p>0,559814</text:p>
          </table:table-cell>
          <table:table-cell office:value-type="float" office:value="0.559842">
            <text:p>0,559842</text:p>
          </table:table-cell>
          <table:table-cell office:value-type="float" office:value="0.559814">
            <text:p>0,559814</text:p>
          </table:table-cell>
          <table:table-cell/>
        </table:table-row>
        <table:table-row table:style-name="ro1">
          <table:table-cell office:value-type="float" office:value="0.840931">
            <text:p>0,840931</text:p>
          </table:table-cell>
          <table:table-cell office:value-type="float" office:value="0.560707">
            <text:p>0,560707</text:p>
          </table:table-cell>
          <table:table-cell office:value-type="float" office:value="0.560734">
            <text:p>0,560734</text:p>
          </table:table-cell>
          <table:table-cell office:value-type="float" office:value="0.560707">
            <text:p>0,560707</text:p>
          </table:table-cell>
          <table:table-cell/>
        </table:table-row>
        <table:table-row table:style-name="ro1">
          <table:table-cell office:value-type="float" office:value="0.856798">
            <text:p>0,856798</text:p>
          </table:table-cell>
          <table:table-cell office:value-type="float" office:value="0.561083">
            <text:p>0,561083</text:p>
          </table:table-cell>
          <table:table-cell office:value-type="float" office:value="0.561111">
            <text:p>0,561111</text:p>
          </table:table-cell>
          <table:table-cell office:value-type="float" office:value="0.561083">
            <text:p>0,561083</text:p>
          </table:table-cell>
          <table:table-cell/>
        </table:table-row>
        <table:table-row table:style-name="ro1">
          <table:table-cell office:value-type="float" office:value="0.872665">
            <text:p>0,872665</text:p>
          </table:table-cell>
          <table:table-cell office:value-type="float" office:value="0.560938">
            <text:p>0,560938</text:p>
          </table:table-cell>
          <table:table-cell office:value-type="float" office:value="0.560965">
            <text:p>0,560965</text:p>
          </table:table-cell>
          <table:table-cell office:value-type="float" office:value="0.560938">
            <text:p>0,560938</text:p>
          </table:table-cell>
          <table:table-cell/>
        </table:table-row>
        <table:table-row table:style-name="ro1">
          <table:table-cell office:value-type="float" office:value="0.888531">
            <text:p>0,888531</text:p>
          </table:table-cell>
          <table:table-cell office:value-type="float" office:value="0.560266">
            <text:p>0,560266</text:p>
          </table:table-cell>
          <table:table-cell office:value-type="float" office:value="0.560293">
            <text:p>0,560293</text:p>
          </table:table-cell>
          <table:table-cell office:value-type="float" office:value="0.560266">
            <text:p>0,560266</text:p>
          </table:table-cell>
          <table:table-cell/>
        </table:table-row>
        <table:table-row table:style-name="ro1">
          <table:table-cell office:value-type="float" office:value="0.904398">
            <text:p>0,904398</text:p>
          </table:table-cell>
          <table:table-cell office:value-type="float" office:value="0.559062">
            <text:p>0,559062</text:p>
          </table:table-cell>
          <table:table-cell office:value-type="float" office:value="0.559089">
            <text:p>0,559089</text:p>
          </table:table-cell>
          <table:table-cell office:value-type="float" office:value="0.559062">
            <text:p>0,559062</text:p>
          </table:table-cell>
          <table:table-cell/>
        </table:table-row>
        <table:table-row table:style-name="ro1">
          <table:table-cell office:value-type="float" office:value="0.920265">
            <text:p>0,920265</text:p>
          </table:table-cell>
          <table:table-cell office:value-type="float" office:value="0.557321">
            <text:p>0,557321</text:p>
          </table:table-cell>
          <table:table-cell office:value-type="float" office:value="0.557348">
            <text:p>0,557348</text:p>
          </table:table-cell>
          <table:table-cell office:value-type="float" office:value="0.557321">
            <text:p>0,557321</text:p>
          </table:table-cell>
          <table:table-cell/>
        </table:table-row>
        <table:table-row table:style-name="ro1">
          <table:table-cell office:value-type="float" office:value="0.936131">
            <text:p>0,936131</text:p>
          </table:table-cell>
          <table:table-cell office:value-type="float" office:value="0.55504">
            <text:p>0,55504</text:p>
          </table:table-cell>
          <table:table-cell office:value-type="float" office:value="0.555067">
            <text:p>0,555067</text:p>
          </table:table-cell>
          <table:table-cell office:value-type="float" office:value="0.55504">
            <text:p>0,55504</text:p>
          </table:table-cell>
          <table:table-cell/>
        </table:table-row>
        <table:table-row table:style-name="ro1">
          <table:table-cell office:value-type="float" office:value="0.951998">
            <text:p>0,951998</text:p>
          </table:table-cell>
          <table:table-cell office:value-type="float" office:value="0.552213">
            <text:p>0,552213</text:p>
          </table:table-cell>
          <table:table-cell office:value-type="float" office:value="0.55224">
            <text:p>0,55224</text:p>
          </table:table-cell>
          <table:table-cell office:value-type="float" office:value="0.552213">
            <text:p>0,552213</text:p>
          </table:table-cell>
          <table:table-cell/>
        </table:table-row>
        <table:table-row table:style-name="ro1">
          <table:table-cell office:value-type="float" office:value="0.967864">
            <text:p>0,967864</text:p>
          </table:table-cell>
          <table:table-cell office:value-type="float" office:value="0.548837">
            <text:p>0,548837</text:p>
          </table:table-cell>
          <table:table-cell office:value-type="float" office:value="0.548864">
            <text:p>0,548864</text:p>
          </table:table-cell>
          <table:table-cell office:value-type="float" office:value="0.548837">
            <text:p>0,548837</text:p>
          </table:table-cell>
          <table:table-cell/>
        </table:table-row>
        <table:table-row table:style-name="ro1">
          <table:table-cell office:value-type="float" office:value="0.983731">
            <text:p>0,983731</text:p>
          </table:table-cell>
          <table:table-cell office:value-type="float" office:value="0.544908">
            <text:p>0,544908</text:p>
          </table:table-cell>
          <table:table-cell office:value-type="float" office:value="0.544935">
            <text:p>0,544935</text:p>
          </table:table-cell>
          <table:table-cell office:value-type="float" office:value="0.544908">
            <text:p>0,544908</text:p>
          </table:table-cell>
          <table:table-cell/>
        </table:table-row>
        <table:table-row table:style-name="ro1">
          <table:table-cell office:value-type="float" office:value="0.999598">
            <text:p>0,999598</text:p>
          </table:table-cell>
          <table:table-cell office:value-type="float" office:value="0.540423">
            <text:p>0,540423</text:p>
          </table:table-cell>
          <table:table-cell office:value-type="float" office:value="0.54045">
            <text:p>0,54045</text:p>
          </table:table-cell>
          <table:table-cell office:value-type="float" office:value="0.540423">
            <text:p>0,540423</text:p>
          </table:table-cell>
          <table:table-cell/>
        </table:table-row>
        <table:table-row table:style-name="ro1">
          <table:table-cell office:value-type="float" office:value="1.01546">
            <text:p>1,01546</text:p>
          </table:table-cell>
          <table:table-cell office:value-type="float" office:value="0.535379">
            <text:p>0,535379</text:p>
          </table:table-cell>
          <table:table-cell office:value-type="float" office:value="0.535405">
            <text:p>0,535405</text:p>
          </table:table-cell>
          <table:table-cell office:value-type="float" office:value="0.535379">
            <text:p>0,535379</text:p>
          </table:table-cell>
          <table:table-cell/>
        </table:table-row>
        <table:table-row table:style-name="ro1">
          <table:table-cell office:value-type="float" office:value="1.03133">
            <text:p>1,03133</text:p>
          </table:table-cell>
          <table:table-cell office:value-type="float" office:value="0.529771">
            <text:p>0,529771</text:p>
          </table:table-cell>
          <table:table-cell office:value-type="float" office:value="0.529797">
            <text:p>0,529797</text:p>
          </table:table-cell>
          <table:table-cell office:value-type="float" office:value="0.529771">
            <text:p>0,529771</text:p>
          </table:table-cell>
          <table:table-cell/>
        </table:table-row>
        <table:table-row table:style-name="ro1">
          <table:table-cell office:value-type="float" office:value="1.0472">
            <text:p>1,0472</text:p>
          </table:table-cell>
          <table:table-cell office:value-type="float" office:value="0.523599">
            <text:p>0,523599</text:p>
          </table:table-cell>
          <table:table-cell office:value-type="float" office:value="0.523624">
            <text:p>0,523624</text:p>
          </table:table-cell>
          <table:table-cell office:value-type="float" office:value="0.523599">
            <text:p>0,523599</text:p>
          </table:table-cell>
          <table:table-cell/>
        </table:table-row>
        <table:table-row table:style-name="ro1">
          <table:table-cell office:value-type="float" office:value="1.06306">
            <text:p>1,06306</text:p>
          </table:table-cell>
          <table:table-cell office:value-type="float" office:value="0.516858">
            <text:p>0,516858</text:p>
          </table:table-cell>
          <table:table-cell office:value-type="float" office:value="0.516883">
            <text:p>0,516883</text:p>
          </table:table-cell>
          <table:table-cell office:value-type="float" office:value="0.516858">
            <text:p>0,516858</text:p>
          </table:table-cell>
          <table:table-cell/>
        </table:table-row>
        <table:table-row table:style-name="ro1">
          <table:table-cell office:value-type="float" office:value="1.07893">
            <text:p>1,07893</text:p>
          </table:table-cell>
          <table:table-cell office:value-type="float" office:value="0.509548">
            <text:p>0,509548</text:p>
          </table:table-cell>
          <table:table-cell office:value-type="float" office:value="0.509573">
            <text:p>0,509573</text:p>
          </table:table-cell>
          <table:table-cell office:value-type="float" office:value="0.509548">
            <text:p>0,509548</text:p>
          </table:table-cell>
          <table:table-cell/>
        </table:table-row>
        <table:table-row table:style-name="ro1">
          <table:table-cell office:value-type="float" office:value="1.0948">
            <text:p>1,0948</text:p>
          </table:table-cell>
          <table:table-cell office:value-type="float" office:value="0.501665">
            <text:p>0,501665</text:p>
          </table:table-cell>
          <table:table-cell office:value-type="float" office:value="0.50169">
            <text:p>0,50169</text:p>
          </table:table-cell>
          <table:table-cell office:value-type="float" office:value="0.501665">
            <text:p>0,501665</text:p>
          </table:table-cell>
          <table:table-cell/>
        </table:table-row>
        <table:table-row table:style-name="ro1">
          <table:table-cell office:value-type="float" office:value="1.11066">
            <text:p>1,11066</text:p>
          </table:table-cell>
          <table:table-cell office:value-type="float" office:value="0.493209">
            <text:p>0,493209</text:p>
          </table:table-cell>
          <table:table-cell office:value-type="float" office:value="0.493233">
            <text:p>0,493233</text:p>
          </table:table-cell>
          <table:table-cell office:value-type="float" office:value="0.493209">
            <text:p>0,493209</text:p>
          </table:table-cell>
          <table:table-cell/>
        </table:table-row>
        <table:table-row table:style-name="ro1">
          <table:table-cell office:value-type="float" office:value="1.12653">
            <text:p>1,12653</text:p>
          </table:table-cell>
          <table:table-cell office:value-type="float" office:value="0.484177">
            <text:p>0,484177</text:p>
          </table:table-cell>
          <table:table-cell office:value-type="float" office:value="0.484201">
            <text:p>0,484201</text:p>
          </table:table-cell>
          <table:table-cell office:value-type="float" office:value="0.484177">
            <text:p>0,484177</text:p>
          </table:table-cell>
          <table:table-cell/>
        </table:table-row>
        <table:table-row table:style-name="ro1">
          <table:table-cell office:value-type="float" office:value="1.1424">
            <text:p>1,1424</text:p>
          </table:table-cell>
          <table:table-cell office:value-type="float" office:value="0.474569">
            <text:p>0,474569</text:p>
          </table:table-cell>
          <table:table-cell office:value-type="float" office:value="0.474592">
            <text:p>0,474592</text:p>
          </table:table-cell>
          <table:table-cell office:value-type="float" office:value="0.474569">
            <text:p>0,474569</text:p>
          </table:table-cell>
          <table:table-cell/>
        </table:table-row>
        <table:table-row table:style-name="ro1">
          <table:table-cell office:value-type="float" office:value="1.15826">
            <text:p>1,15826</text:p>
          </table:table-cell>
          <table:table-cell office:value-type="float" office:value="0.464383">
            <text:p>0,464383</text:p>
          </table:table-cell>
          <table:table-cell office:value-type="float" office:value="0.464406">
            <text:p>0,464406</text:p>
          </table:table-cell>
          <table:table-cell office:value-type="float" office:value="0.464383">
            <text:p>0,464383</text:p>
          </table:table-cell>
          <table:table-cell/>
        </table:table-row>
        <table:table-row table:style-name="ro1">
          <table:table-cell office:value-type="float" office:value="1.17413">
            <text:p>1,17413</text:p>
          </table:table-cell>
          <table:table-cell office:value-type="float" office:value="0.45362">
            <text:p>0,45362</text:p>
          </table:table-cell>
          <table:table-cell office:value-type="float" office:value="0.453642">
            <text:p>0,453642</text:p>
          </table:table-cell>
          <table:table-cell office:value-type="float" office:value="0.45362">
            <text:p>0,45362</text:p>
          </table:table-cell>
          <table:table-cell/>
        </table:table-row>
        <table:table-row table:style-name="ro1">
          <table:table-cell office:value-type="float" office:value="1.19">
            <text:p>1,19</text:p>
          </table:table-cell>
          <table:table-cell office:value-type="float" office:value="0.442277">
            <text:p>0,442277</text:p>
          </table:table-cell>
          <table:table-cell office:value-type="float" office:value="0.442299">
            <text:p>0,442299</text:p>
          </table:table-cell>
          <table:table-cell office:value-type="float" office:value="0.442277">
            <text:p>0,442277</text:p>
          </table:table-cell>
          <table:table-cell/>
        </table:table-row>
        <table:table-row table:style-name="ro1">
          <table:table-cell office:value-type="float" office:value="1.20586">
            <text:p>1,20586</text:p>
          </table:table-cell>
          <table:table-cell office:value-type="float" office:value="0.430356">
            <text:p>0,430356</text:p>
          </table:table-cell>
          <table:table-cell office:value-type="float" office:value="0.430377">
            <text:p>0,430377</text:p>
          </table:table-cell>
          <table:table-cell office:value-type="float" office:value="0.430356">
            <text:p>0,430356</text:p>
          </table:table-cell>
          <table:table-cell/>
        </table:table-row>
        <table:table-row table:style-name="ro1">
          <table:table-cell office:value-type="float" office:value="1.22173">
            <text:p>1,22173</text:p>
          </table:table-cell>
          <table:table-cell office:value-type="float" office:value="0.417856">
            <text:p>0,417856</text:p>
          </table:table-cell>
          <table:table-cell office:value-type="float" office:value="0.417877">
            <text:p>0,417877</text:p>
          </table:table-cell>
          <table:table-cell office:value-type="float" office:value="0.417856">
            <text:p>0,417856</text:p>
          </table:table-cell>
          <table:table-cell/>
        </table:table-row>
        <table:table-row table:style-name="ro1">
          <table:table-cell office:value-type="float" office:value="1.2376">
            <text:p>1,2376</text:p>
          </table:table-cell>
          <table:table-cell office:value-type="float" office:value="0.404778">
            <text:p>0,404778</text:p>
          </table:table-cell>
          <table:table-cell office:value-type="float" office:value="0.404798">
            <text:p>0,404798</text:p>
          </table:table-cell>
          <table:table-cell office:value-type="float" office:value="0.404778">
            <text:p>0,404778</text:p>
          </table:table-cell>
          <table:table-cell/>
        </table:table-row>
        <table:table-row table:style-name="ro1">
          <table:table-cell office:value-type="float" office:value="1.25346">
            <text:p>1,25346</text:p>
          </table:table-cell>
          <table:table-cell office:value-type="float" office:value="0.391123">
            <text:p>0,391123</text:p>
          </table:table-cell>
          <table:table-cell office:value-type="float" office:value="0.391141">
            <text:p>0,391141</text:p>
          </table:table-cell>
          <table:table-cell office:value-type="float" office:value="0.391123">
            <text:p>0,391123</text:p>
          </table:table-cell>
          <table:table-cell/>
        </table:table-row>
        <table:table-row table:style-name="ro1">
          <table:table-cell office:value-type="float" office:value="1.26933">
            <text:p>1,26933</text:p>
          </table:table-cell>
          <table:table-cell office:value-type="float" office:value="0.37689">
            <text:p>0,37689</text:p>
          </table:table-cell>
          <table:table-cell office:value-type="float" office:value="0.376908">
            <text:p>0,376908</text:p>
          </table:table-cell>
          <table:table-cell office:value-type="float" office:value="0.37689">
            <text:p>0,37689</text:p>
          </table:table-cell>
          <table:table-cell/>
        </table:table-row>
        <table:table-row table:style-name="ro1">
          <table:table-cell office:value-type="float" office:value="1.2852">
            <text:p>1,2852</text:p>
          </table:table-cell>
          <table:table-cell office:value-type="float" office:value="0.362082">
            <text:p>0,362082</text:p>
          </table:table-cell>
          <table:table-cell office:value-type="float" office:value="0.362099">
            <text:p>0,362099</text:p>
          </table:table-cell>
          <table:table-cell office:value-type="float" office:value="0.362082">
            <text:p>0,362082</text:p>
          </table:table-cell>
          <table:table-cell/>
        </table:table-row>
        <table:table-row table:style-name="ro1">
          <table:table-cell office:value-type="float" office:value="1.30106">
            <text:p>1,30106</text:p>
          </table:table-cell>
          <table:table-cell office:value-type="float" office:value="0.346699">
            <text:p>0,346699</text:p>
          </table:table-cell>
          <table:table-cell office:value-type="float" office:value="0.346716">
            <text:p>0,346716</text:p>
          </table:table-cell>
          <table:table-cell office:value-type="float" office:value="0.346699">
            <text:p>0,346699</text:p>
          </table:table-cell>
          <table:table-cell/>
        </table:table-row>
        <table:table-row table:style-name="ro1">
          <table:table-cell office:value-type="float" office:value="1.31693">
            <text:p>1,31693</text:p>
          </table:table-cell>
          <table:table-cell office:value-type="float" office:value="0.330744">
            <text:p>0,330744</text:p>
          </table:table-cell>
          <table:table-cell office:value-type="float" office:value="0.33076">
            <text:p>0,33076</text:p>
          </table:table-cell>
          <table:table-cell office:value-type="float" office:value="0.330744">
            <text:p>0,330744</text:p>
          </table:table-cell>
          <table:table-cell/>
        </table:table-row>
        <table:table-row table:style-name="ro1">
          <table:table-cell office:value-type="float" office:value="1.3328">
            <text:p>1,3328</text:p>
          </table:table-cell>
          <table:table-cell office:value-type="float" office:value="0.314219">
            <text:p>0,314219</text:p>
          </table:table-cell>
          <table:table-cell office:value-type="float" office:value="0.314234">
            <text:p>0,314234</text:p>
          </table:table-cell>
          <table:table-cell office:value-type="float" office:value="0.314219">
            <text:p>0,314219</text:p>
          </table:table-cell>
          <table:table-cell/>
        </table:table-row>
        <table:table-row table:style-name="ro1">
          <table:table-cell office:value-type="float" office:value="1.34866">
            <text:p>1,34866</text:p>
          </table:table-cell>
          <table:table-cell office:value-type="float" office:value="0.297125">
            <text:p>0,297125</text:p>
          </table:table-cell>
          <table:table-cell office:value-type="float" office:value="0.297139">
            <text:p>0,297139</text:p>
          </table:table-cell>
          <table:table-cell office:value-type="float" office:value="0.297125">
            <text:p>0,297125</text:p>
          </table:table-cell>
          <table:table-cell/>
        </table:table-row>
        <table:table-row table:style-name="ro1">
          <table:table-cell office:value-type="float" office:value="1.36453">
            <text:p>1,36453</text:p>
          </table:table-cell>
          <table:table-cell office:value-type="float" office:value="0.279465">
            <text:p>0,279465</text:p>
          </table:table-cell>
          <table:table-cell office:value-type="float" office:value="0.279478">
            <text:p>0,279478</text:p>
          </table:table-cell>
          <table:table-cell office:value-type="float" office:value="0.279465">
            <text:p>0,279465</text:p>
          </table:table-cell>
          <table:table-cell/>
        </table:table-row>
        <table:table-row table:style-name="ro1">
          <table:table-cell office:value-type="float" office:value="1.3804">
            <text:p>1,3804</text:p>
          </table:table-cell>
          <table:table-cell office:value-type="float" office:value="0.261242">
            <text:p>0,261242</text:p>
          </table:table-cell>
          <table:table-cell office:value-type="float" office:value="0.261254">
            <text:p>0,261254</text:p>
          </table:table-cell>
          <table:table-cell office:value-type="float" office:value="0.261242">
            <text:p>0,261242</text:p>
          </table:table-cell>
          <table:table-cell/>
        </table:table-row>
        <table:table-row table:style-name="ro1">
          <table:table-cell office:value-type="float" office:value="1.39626">
            <text:p>1,39626</text:p>
          </table:table-cell>
          <table:table-cell office:value-type="float" office:value="0.242459">
            <text:p>0,242459</text:p>
          </table:table-cell>
          <table:table-cell office:value-type="float" office:value="0.24247">
            <text:p>0,24247</text:p>
          </table:table-cell>
          <table:table-cell office:value-type="float" office:value="0.242459">
            <text:p>0,242459</text:p>
          </table:table-cell>
          <table:table-cell/>
        </table:table-row>
        <table:table-row table:style-name="ro1">
          <table:table-cell office:value-type="float" office:value="1.41213">
            <text:p>1,41213</text:p>
          </table:table-cell>
          <table:table-cell office:value-type="float" office:value="0.223119">
            <text:p>0,223119</text:p>
          </table:table-cell>
          <table:table-cell office:value-type="float" office:value="0.223129">
            <text:p>0,223129</text:p>
          </table:table-cell>
          <table:table-cell office:value-type="float" office:value="0.223119">
            <text:p>0,223119</text:p>
          </table:table-cell>
          <table:table-cell/>
        </table:table-row>
        <table:table-row table:style-name="ro1">
          <table:table-cell office:value-type="float" office:value="1.428">
            <text:p>1,428</text:p>
          </table:table-cell>
          <table:table-cell office:value-type="float" office:value="0.203225">
            <text:p>0,203225</text:p>
          </table:table-cell>
          <table:table-cell office:value-type="float" office:value="0.203235">
            <text:p>0,203235</text:p>
          </table:table-cell>
          <table:table-cell office:value-type="float" office:value="0.203225">
            <text:p>0,203225</text:p>
          </table:table-cell>
          <table:table-cell/>
        </table:table-row>
        <table:table-row table:style-name="ro1">
          <table:table-cell office:value-type="float" office:value="1.44386">
            <text:p>1,44386</text:p>
          </table:table-cell>
          <table:table-cell office:value-type="float" office:value="0.182782">
            <text:p>0,182782</text:p>
          </table:table-cell>
          <table:table-cell office:value-type="float" office:value="0.182791">
            <text:p>0,182791</text:p>
          </table:table-cell>
          <table:table-cell office:value-type="float" office:value="0.182782">
            <text:p>0,182782</text:p>
          </table:table-cell>
          <table:table-cell/>
        </table:table-row>
        <table:table-row table:style-name="ro1">
          <table:table-cell office:value-type="float" office:value="1.45973">
            <text:p>1,45973</text:p>
          </table:table-cell>
          <table:table-cell office:value-type="float" office:value="0.161794">
            <text:p>0,161794</text:p>
          </table:table-cell>
          <table:table-cell office:value-type="float" office:value="0.161802">
            <text:p>0,161802</text:p>
          </table:table-cell>
          <table:table-cell office:value-type="float" office:value="0.161794">
            <text:p>0,161794</text:p>
          </table:table-cell>
          <table:table-cell/>
        </table:table-row>
        <table:table-row table:style-name="ro1">
          <table:table-cell office:value-type="float" office:value="1.4756">
            <text:p>1,4756</text:p>
          </table:table-cell>
          <table:table-cell office:value-type="float" office:value="0.140264">
            <text:p>0,140264</text:p>
          </table:table-cell>
          <table:table-cell office:value-type="float" office:value="0.140271">
            <text:p>0,140271</text:p>
          </table:table-cell>
          <table:table-cell office:value-type="float" office:value="0.140264">
            <text:p>0,140264</text:p>
          </table:table-cell>
          <table:table-cell/>
        </table:table-row>
        <table:table-row table:style-name="ro1">
          <table:table-cell office:value-type="float" office:value="1.49146">
            <text:p>1,49146</text:p>
          </table:table-cell>
          <table:table-cell office:value-type="float" office:value="0.118198">
            <text:p>0,118198</text:p>
          </table:table-cell>
          <table:table-cell office:value-type="float" office:value="0.118204">
            <text:p>0,118204</text:p>
          </table:table-cell>
          <table:table-cell office:value-type="float" office:value="0.118198">
            <text:p>0,118198</text:p>
          </table:table-cell>
          <table:table-cell/>
        </table:table-row>
        <table:table-row table:style-name="ro1">
          <table:table-cell office:value-type="float" office:value="1.50733">
            <text:p>1,50733</text:p>
          </table:table-cell>
          <table:table-cell office:value-type="float" office:value="0.0956008">
            <text:p>0,0956008</text:p>
          </table:table-cell>
          <table:table-cell office:value-type="float" office:value="0.0956053">
            <text:p>0,0956053</text:p>
          </table:table-cell>
          <table:table-cell office:value-type="float" office:value="0.0956008">
            <text:p>0,0956008</text:p>
          </table:table-cell>
          <table:table-cell/>
        </table:table-row>
        <table:table-row table:style-name="ro1">
          <table:table-cell office:value-type="float" office:value="1.5232">
            <text:p>1,5232</text:p>
          </table:table-cell>
          <table:table-cell office:value-type="float" office:value="0.0724766">
            <text:p>0,0724766</text:p>
          </table:table-cell>
          <table:table-cell office:value-type="float" office:value="0.07248">
            <text:p>0,07248</text:p>
          </table:table-cell>
          <table:table-cell office:value-type="float" office:value="0.0724766">
            <text:p>0,0724766</text:p>
          </table:table-cell>
          <table:table-cell/>
        </table:table-row>
        <table:table-row table:style-name="ro1">
          <table:table-cell office:value-type="float" office:value="1.53906">
            <text:p>1,53906</text:p>
          </table:table-cell>
          <table:table-cell office:value-type="float" office:value="0.0488313">
            <text:p>0,0488313</text:p>
          </table:table-cell>
          <table:table-cell office:value-type="float" office:value="0.0488336">
            <text:p>0,0488336</text:p>
          </table:table-cell>
          <table:table-cell office:value-type="float" office:value="0.0488313">
            <text:p>0,0488313</text:p>
          </table:table-cell>
          <table:table-cell/>
        </table:table-row>
        <table:table-row table:style-name="ro1">
          <table:table-cell office:value-type="float" office:value="1.55493">
            <text:p>1,55493</text:p>
          </table:table-cell>
          <table:table-cell office:value-type="float" office:value="0.0246705">
            <text:p>0,0246705</text:p>
          </table:table-cell>
          <table:table-cell office:value-type="float" office:value="0.0246716">
            <text:p>0,0246716</text:p>
          </table:table-cell>
          <table:table-cell office:value-type="float" office:value="0.0246705">
            <text:p>0,0246705</text:p>
          </table:table-cell>
          <table:table-cell/>
        </table:table-row>
        <table:table-row table:style-name="ro1">
          <table:table-cell office:value-type="float" office:value="1.5708">
            <text:p>1,5708</text:p>
          </table:table-cell>
          <table:table-cell table:style-name="ce1" office:value-type="float" office:value="9.61835E-017">
            <text:p>9,62E-017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.06.2016</text:date>, <text:time>11:22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3:31:06.01</meta:creation-date>
    <dc:date>2016-06-20T11:22:31.95</dc:date>
    <meta:editing-duration>PT44M15S</meta:editing-duration>
    <meta:editing-cycles>2</meta:editing-cycles>
    <meta:generator>OpenOffice/4.1.2$Win32 OpenOffice.org_project/412m3$Build-9782</meta:generator>
    <meta:document-statistic meta:table-count="3" meta:cell-count="15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6" chart:maximum="-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2cm" svg:height="16.423cm" xlink:href=".." xlink:type="simple" chart:class="chart:scatter" chart:style-name="ch1">
        <chart:title svg:x="13.191cm" svg:y="0.464cm" chart:style-name="ch2">
          <text:p>Wykres błędu</text:p>
        </chart:title>
        <chart:legend chart:legend-position="end" svg:x="26.183cm" svg:y="7.637cm" style:legend-expansion="high" chart:style-name="ch3"/>
        <chart:plot-area chart:style-name="ch4" table:cell-range-address="bledy.A2:bledy.A1526 bledy.B1:bledy.C1000" chart:data-source-has-labels="both" svg:x="1.622cm" svg:y="2.227cm" svg:width="23.393cm" svg:height="12.86cm">
          <chartooo:coordinate-region svg:x="1.768cm" svg:y="2.439cm" svg:width="23.1cm" svg:height="12.436cm"/>
          <chart:axis chart:dimension="x" chart:name="primary-x" chart:style-name="ch5" chartooo:axis-type="auto">
            <chart:title svg:x="12.652cm" svg:y="15.416cm" chart:style-name="ch6">
              <text:p>log10(h)</text:p>
            </chart:title>
            <chart:categories table:cell-range-address="bledy.A2:bledy.A1526"/>
          </chart:axis>
          <chart:axis chart:dimension="y" chart:name="primary-y" chart:style-name="ch7">
            <chart:title svg:x="0.451cm" svg:y="9.548cm" chart:style-name="ch8">
              <text:p>log10(blad)</text:p>
            </chart:title>
            <chart:grid chart:style-name="ch9" chart:class="major"/>
          </chart:axis>
          <chart:series chart:style-name="ch10" chart:values-cell-range-address="bledy.B2:bledy.B1000" chart:label-cell-address="bledy.B1:bledy.B1" chart:class="chart:scatter">
            <chart:domain table:cell-range-address="bledy.A2:bledy.A1000"/>
            <chart:data-point chart:repeated="999"/>
          </chart:series>
          <chart:series chart:style-name="ch11" chart:values-cell-range-address="bledy.C2:bledy.C1000" chart:label-cell-address="bledy.C1:bledy.C1" chart:class="chart:scatter">
            <chart:data-point chart:repeated="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10(kon)</text:p>
                <draw:g>
                  <svg:desc>bledy.B1:bledy.B1</svg:desc>
                </draw:g>
              </table:table-cell>
              <table:table-cell office:value-type="string">
                <text:p>log10(num)</text:p>
                <draw:g>
                  <svg:desc>bledy.C1:bledy.C1</svg:desc>
                </draw:g>
              </table:table-cell>
            </table:table-row>
          </table:table-header-rows>
          <table:table-rows>
            <table:table-row>
              <table:table-cell office:value-type="float" office:value="-1.7995153">
                <text:p>-</text:p>
                <draw:g>
                  <svg:desc>bledy.A2:bledy.A1526</svg:desc>
                </draw:g>
              </table:table-cell>
              <table:table-cell office:value-type="float" office:value="-1.7995153">
                <text:p>-1.7995153</text:p>
                <draw:g>
                  <svg:desc>bledy.A2:bledy.A1000</svg:desc>
                </draw:g>
              </table:table-cell>
              <table:table-cell office:value-type="float" office:value="-4.561126">
                <text:p>-4.561126</text:p>
                <draw:g>
                  <svg:desc>bledy.B2:bledy.B1000</svg:desc>
                </draw:g>
              </table:table-cell>
              <table:table-cell office:value-type="float" office:value="-9.3062997">
                <text:p>-9.3062997</text:p>
                <draw:g>
                  <svg:desc>bledy.C2:bledy.C1000</svg:desc>
                </draw:g>
              </table:table-cell>
            </table:table-row>
            <table:table-row>
              <table:table-cell office:value-type="float" office:value="-1.9770664">
                <text:p>-</text:p>
              </table:table-cell>
              <table:table-cell office:value-type="float" office:value="-1.9770664">
                <text:p>-1.9770664</text:p>
              </table:table-cell>
              <table:table-cell office:value-type="float" office:value="-4.9162201">
                <text:p>-4.9162201</text:p>
              </table:table-cell>
              <table:table-cell office:value-type="float" office:value="-10.017133">
                <text:p>-10.017133</text:p>
              </table:table-cell>
            </table:table-row>
            <table:table-row>
              <table:table-cell office:value-type="float" office:value="-2.1027332">
                <text:p>-</text:p>
              </table:table-cell>
              <table:table-cell office:value-type="float" office:value="-2.1027332">
                <text:p>-2.1027332</text:p>
              </table:table-cell>
              <table:table-cell office:value-type="float" office:value="-5.167553">
                <text:p>-5.167553</text:p>
              </table:table-cell>
              <table:table-cell office:value-type="float" office:value="-10.519887">
                <text:p>-10.519887</text:p>
              </table:table-cell>
            </table:table-row>
            <table:table-row>
              <table:table-cell office:value-type="float" office:value="-2.2000795">
                <text:p>-</text:p>
              </table:table-cell>
              <table:table-cell office:value-type="float" office:value="-2.2000795">
                <text:p>-2.2000795</text:p>
              </table:table-cell>
              <table:table-cell office:value-type="float" office:value="-5.3622462">
                <text:p>-5.3622462</text:p>
              </table:table-cell>
              <table:table-cell office:value-type="float" office:value="-10.916232">
                <text:p>-10.916232</text:p>
              </table:table-cell>
            </table:table-row>
            <table:table-row>
              <table:table-cell office:value-type="float" office:value="-2.2795513">
                <text:p>-</text:p>
              </table:table-cell>
              <table:table-cell office:value-type="float" office:value="-2.2795513">
                <text:p>-2.2795513</text:p>
              </table:table-cell>
              <table:table-cell office:value-type="float" office:value="-5.5211907">
                <text:p>-5.5211907</text:p>
              </table:table-cell>
              <table:table-cell office:value-type="float" office:value="-11.25068">
                <text:p>-11.25068</text:p>
              </table:table-cell>
            </table:table-row>
            <table:table-row>
              <table:table-cell office:value-type="float" office:value="-2.3467055">
                <text:p>-</text:p>
              </table:table-cell>
              <table:table-cell office:value-type="float" office:value="-2.3467055">
                <text:p>-2.3467055</text:p>
              </table:table-cell>
              <table:table-cell office:value-type="float" office:value="-5.6555001">
                <text:p>-5.6555001</text:p>
              </table:table-cell>
              <table:table-cell office:value-type="float" office:value="-11.602832">
                <text:p>-11.602832</text:p>
              </table:table-cell>
            </table:table-row>
            <table:table-row>
              <table:table-cell office:value-type="float" office:value="-2.404853">
                <text:p>-</text:p>
              </table:table-cell>
              <table:table-cell office:value-type="float" office:value="-2.404853">
                <text:p>-2.404853</text:p>
              </table:table-cell>
              <table:table-cell office:value-type="float" office:value="-5.7717957">
                <text:p>-5.7717957</text:p>
              </table:table-cell>
              <table:table-cell office:value-type="float" office:value="-11.777515">
                <text:p>-11.777515</text:p>
              </table:table-cell>
            </table:table-row>
            <table:table-row>
              <table:table-cell office:value-type="float" office:value="-2.4561265">
                <text:p>-</text:p>
              </table:table-cell>
              <table:table-cell office:value-type="float" office:value="-2.4561265">
                <text:p>-2.4561265</text:p>
              </table:table-cell>
              <table:table-cell office:value-type="float" office:value="-5.874343">
                <text:p>-5.874343</text:p>
              </table:table-cell>
              <table:table-cell office:value-type="float" office:value="-12.278628">
                <text:p>-12.278628</text:p>
              </table:table-cell>
            </table:table-row>
            <table:table-row>
              <table:table-cell office:value-type="float" office:value="-2.5019807">
                <text:p>-</text:p>
              </table:table-cell>
              <table:table-cell office:value-type="float" office:value="-2.5019807">
                <text:p>-2.5019807</text:p>
              </table:table-cell>
              <table:table-cell office:value-type="float" office:value="-5.966052">
                <text:p>-5.966052</text:p>
              </table:table-cell>
              <table:table-cell office:value-type="float" office:value="-11.66411">
                <text:p>-11.66411</text:p>
              </table:table-cell>
            </table:table-row>
            <table:table-row>
              <table:table-cell office:value-type="float" office:value="-2.5434525">
                <text:p>-</text:p>
              </table:table-cell>
              <table:table-cell office:value-type="float" office:value="-2.5434525">
                <text:p>-2.5434525</text:p>
              </table:table-cell>
              <table:table-cell office:value-type="float" office:value="-6.0489955">
                <text:p>-6.0489955</text:p>
              </table:table-cell>
              <table:table-cell office:value-type="float" office:value="-11.854806">
                <text:p>-11.854806</text:p>
              </table:table-cell>
            </table:table-row>
            <table:table-row>
              <table:table-cell office:value-type="float" office:value="-2.5813069">
                <text:p>-</text:p>
              </table:table-cell>
              <table:table-cell office:value-type="float" office:value="-2.5813069">
                <text:p>-2.5813069</text:p>
              </table:table-cell>
              <table:table-cell office:value-type="float" office:value="-6.1247052">
                <text:p>-6.1247052</text:p>
              </table:table-cell>
              <table:table-cell office:value-type="float" office:value="-12.002815">
                <text:p>-12.002815</text:p>
              </table:table-cell>
            </table:table-row>
            <table:table-row>
              <table:table-cell office:value-type="float" office:value="-2.6161248">
                <text:p>-</text:p>
              </table:table-cell>
              <table:table-cell office:value-type="float" office:value="-2.6161248">
                <text:p>-2.6161248</text:p>
              </table:table-cell>
              <table:table-cell office:value-type="float" office:value="-6.1943391">
                <text:p>-6.1943391</text:p>
              </table:table-cell>
              <table:table-cell office:value-type="float" office:value="-11.660741">
                <text:p>-11.660741</text:p>
              </table:table-cell>
            </table:table-row>
            <table:table-row>
              <table:table-cell office:value-type="float" office:value="-2.6483573">
                <text:p>-</text:p>
              </table:table-cell>
              <table:table-cell office:value-type="float" office:value="-2.6483573">
                <text:p>-2.6483573</text:p>
              </table:table-cell>
              <table:table-cell office:value-type="float" office:value="-6.2588028">
                <text:p>-6.2588028</text:p>
              </table:table-cell>
              <table:table-cell office:value-type="float" office:value="-11.570469">
                <text:p>-11.570469</text:p>
              </table:table-cell>
            </table:table-row>
            <table:table-row>
              <table:table-cell office:value-type="float" office:value="-2.6783619">
                <text:p>-</text:p>
              </table:table-cell>
              <table:table-cell office:value-type="float" office:value="-2.6783619">
                <text:p>-2.6783619</text:p>
              </table:table-cell>
              <table:table-cell office:value-type="float" office:value="-6.3188127">
                <text:p>-6.3188127</text:p>
              </table:table-cell>
              <table:table-cell office:value-type="float" office:value="-11.639838">
                <text:p>-11.639838</text:p>
              </table:table-cell>
            </table:table-row>
            <table:table-row>
              <table:table-cell office:value-type="float" office:value="-2.7064269">
                <text:p>-</text:p>
              </table:table-cell>
              <table:table-cell office:value-type="float" office:value="-2.7064269">
                <text:p>-2.7064269</text:p>
              </table:table-cell>
              <table:table-cell office:value-type="float" office:value="-6.3749453">
                <text:p>-6.3749453</text:p>
              </table:table-cell>
              <table:table-cell office:value-type="float" office:value="-11.765493">
                <text:p>-11.765493</text:p>
              </table:table-cell>
            </table:table-row>
            <table:table-row>
              <table:table-cell office:value-type="float" office:value="-2.7327878">
                <text:p>-</text:p>
              </table:table-cell>
              <table:table-cell office:value-type="float" office:value="-2.7327878">
                <text:p>-2.7327878</text:p>
              </table:table-cell>
              <table:table-cell office:value-type="float" office:value="-6.4276613">
                <text:p>-6.4276613</text:p>
              </table:table-cell>
              <table:table-cell office:value-type="float" office:value="-11.390018">
                <text:p>-11.390018</text:p>
              </table:table-cell>
            </table:table-row>
            <table:table-row>
              <table:table-cell office:value-type="float" office:value="-2.7576398">
                <text:p>-</text:p>
              </table:table-cell>
              <table:table-cell office:value-type="float" office:value="-2.7576398">
                <text:p>-2.7576398</text:p>
              </table:table-cell>
              <table:table-cell office:value-type="float" office:value="-6.4773716">
                <text:p>-6.4773716</text:p>
              </table:table-cell>
              <table:table-cell office:value-type="float" office:value="-11.488375">
                <text:p>-11.488375</text:p>
              </table:table-cell>
            </table:table-row>
            <table:table-row>
              <table:table-cell office:value-type="float" office:value="-2.7811463">
                <text:p>-</text:p>
              </table:table-cell>
              <table:table-cell office:value-type="float" office:value="-2.7811463">
                <text:p>-2.7811463</text:p>
              </table:table-cell>
              <table:table-cell office:value-type="float" office:value="-6.5243811">
                <text:p>-6.5243811</text:p>
              </table:table-cell>
              <table:table-cell office:value-type="float" office:value="-11.433321">
                <text:p>-11.433321</text:p>
              </table:table-cell>
            </table:table-row>
            <table:table-row>
              <table:table-cell office:value-type="float" office:value="-2.8034456">
                <text:p>-</text:p>
              </table:table-cell>
              <table:table-cell office:value-type="float" office:value="-2.8034456">
                <text:p>-2.8034456</text:p>
              </table:table-cell>
              <table:table-cell office:value-type="float" office:value="-6.5689811">
                <text:p>-6.5689811</text:p>
              </table:table-cell>
              <table:table-cell office:value-type="float" office:value="-11.433897">
                <text:p>-11.433897</text:p>
              </table:table-cell>
            </table:table-row>
            <table:table-row>
              <table:table-cell office:value-type="float" office:value="-2.8246556">
                <text:p>-</text:p>
              </table:table-cell>
              <table:table-cell office:value-type="float" office:value="-2.8246556">
                <text:p>-2.8246556</text:p>
              </table:table-cell>
              <table:table-cell office:value-type="float" office:value="-6.6113974">
                <text:p>-6.6113974</text:p>
              </table:table-cell>
              <table:table-cell office:value-type="float" office:value="-11.34838">
                <text:p>-11.34838</text:p>
              </table:table-cell>
            </table:table-row>
            <table:table-row>
              <table:table-cell office:value-type="float" office:value="-2.8448778">
                <text:p>-</text:p>
              </table:table-cell>
              <table:table-cell office:value-type="float" office:value="-2.8448778">
                <text:p>-2.8448778</text:p>
              </table:table-cell>
              <table:table-cell office:value-type="float" office:value="-6.6518357">
                <text:p>-6.6518357</text:p>
              </table:table-cell>
              <table:table-cell office:value-type="float" office:value="-11.2743">
                <text:p>-11.2743</text:p>
              </table:table-cell>
            </table:table-row>
            <table:table-row>
              <table:table-cell office:value-type="float" office:value="-2.8642002">
                <text:p>-</text:p>
              </table:table-cell>
              <table:table-cell office:value-type="float" office:value="-2.8642002">
                <text:p>-2.8642002</text:p>
              </table:table-cell>
              <table:table-cell office:value-type="float" office:value="-6.6904691">
                <text:p>-6.6904691</text:p>
              </table:table-cell>
              <table:table-cell office:value-type="float" office:value="-11.252521">
                <text:p>-11.252521</text:p>
              </table:table-cell>
            </table:table-row>
            <table:table-row>
              <table:table-cell office:value-type="float" office:value="-2.8826993">
                <text:p>-</text:p>
              </table:table-cell>
              <table:table-cell office:value-type="float" office:value="-2.8826993">
                <text:p>-2.8826993</text:p>
              </table:table-cell>
              <table:table-cell office:value-type="float" office:value="-6.7274948">
                <text:p>-6.7274948</text:p>
              </table:table-cell>
              <table:table-cell office:value-type="float" office:value="-11.499562">
                <text:p>-11.499562</text:p>
              </table:table-cell>
            </table:table-row>
            <table:table-row>
              <table:table-cell office:value-type="float" office:value="-2.9004426">
                <text:p>-</text:p>
              </table:table-cell>
              <table:table-cell office:value-type="float" office:value="-2.9004426">
                <text:p>-2.9004426</text:p>
              </table:table-cell>
              <table:table-cell office:value-type="float" office:value="-6.7629553">
                <text:p>-6.7629553</text:p>
              </table:table-cell>
              <table:table-cell office:value-type="float" office:value="-11.098647">
                <text:p>-11.098647</text:p>
              </table:table-cell>
            </table:table-row>
            <table:table-row>
              <table:table-cell office:value-type="float" office:value="-2.9174893">
                <text:p>-</text:p>
              </table:table-cell>
              <table:table-cell office:value-type="float" office:value="-2.9174893">
                <text:p>-2.9174893</text:p>
              </table:table-cell>
              <table:table-cell office:value-type="float" office:value="-6.7970505">
                <text:p>-6.7970505</text:p>
              </table:table-cell>
              <table:table-cell office:value-type="float" office:value="-11.659573">
                <text:p>-11.659573</text:p>
              </table:table-cell>
            </table:table-row>
            <table:table-row>
              <table:table-cell office:value-type="float" office:value="-2.9338921">
                <text:p>-</text:p>
              </table:table-cell>
              <table:table-cell office:value-type="float" office:value="-2.9338921">
                <text:p>-2.9338921</text:p>
              </table:table-cell>
              <table:table-cell office:value-type="float" office:value="-6.8298772">
                <text:p>-6.8298772</text:p>
              </table:table-cell>
              <table:table-cell office:value-type="float" office:value="-11.235225">
                <text:p>-11.235225</text:p>
              </table:table-cell>
            </table:table-row>
            <table:table-row>
              <table:table-cell office:value-type="float" office:value="-2.9496978">
                <text:p>-</text:p>
              </table:table-cell>
              <table:table-cell office:value-type="float" office:value="-2.9496978">
                <text:p>-2.9496978</text:p>
              </table:table-cell>
              <table:table-cell office:value-type="float" office:value="-6.8614848">
                <text:p>-6.8614848</text:p>
              </table:table-cell>
              <table:table-cell office:value-type="float" office:value="-11.494263">
                <text:p>-11.494263</text:p>
              </table:table-cell>
            </table:table-row>
            <table:table-row>
              <table:table-cell office:value-type="float" office:value="-2.9649485">
                <text:p>-</text:p>
              </table:table-cell>
              <table:table-cell office:value-type="float" office:value="-2.9649485">
                <text:p>-2.9649485</text:p>
              </table:table-cell>
              <table:table-cell office:value-type="float" office:value="-6.8919654">
                <text:p>-6.8919654</text:p>
              </table:table-cell>
              <table:table-cell office:value-type="float" office:value="-12.623973">
                <text:p>-12.623973</text:p>
              </table:table-cell>
            </table:table-row>
            <table:table-row>
              <table:table-cell office:value-type="float" office:value="-2.9796818">
                <text:p>-</text:p>
              </table:table-cell>
              <table:table-cell office:value-type="float" office:value="-2.9796818">
                <text:p>-2.9796818</text:p>
              </table:table-cell>
              <table:table-cell office:value-type="float" office:value="-6.9214107">
                <text:p>-6.9214107</text:p>
              </table:table-cell>
              <table:table-cell office:value-type="float" office:value="-11.082393">
                <text:p>-11.082393</text:p>
              </table:table-cell>
            </table:table-row>
            <table:table-row>
              <table:table-cell office:value-type="float" office:value="-2.9939315">
                <text:p>-</text:p>
              </table:table-cell>
              <table:table-cell office:value-type="float" office:value="-2.9939315">
                <text:p>-2.9939315</text:p>
              </table:table-cell>
              <table:table-cell office:value-type="float" office:value="-6.9499739">
                <text:p>-6.9499739</text:p>
              </table:table-cell>
              <table:table-cell office:value-type="float" office:value="-11.734665">
                <text:p>-11.734665</text:p>
              </table:table-cell>
            </table:table-row>
            <table:table-row>
              <table:table-cell office:value-type="float" office:value="-3.0077286">
                <text:p>-</text:p>
              </table:table-cell>
              <table:table-cell office:value-type="float" office:value="-3.0077286">
                <text:p>-3.0077286</text:p>
              </table:table-cell>
              <table:table-cell office:value-type="float" office:value="-6.9775321">
                <text:p>-6.9775321</text:p>
              </table:table-cell>
              <table:table-cell office:value-type="float" office:value="-11.429623">
                <text:p>-11.429623</text:p>
              </table:table-cell>
            </table:table-row>
            <table:table-row>
              <table:table-cell office:value-type="float" office:value="-3.0211008">
                <text:p>-</text:p>
              </table:table-cell>
              <table:table-cell office:value-type="float" office:value="-3.0211008">
                <text:p>-3.0211008</text:p>
              </table:table-cell>
              <table:table-cell office:value-type="float" office:value="-7.0043243">
                <text:p>-7.0043243</text:p>
              </table:table-cell>
              <table:table-cell office:value-type="float" office:value="-10.755614">
                <text:p>-10.755614</text:p>
              </table:table-cell>
            </table:table-row>
            <table:table-row>
              <table:table-cell office:value-type="float" office:value="-3.0340735">
                <text:p>-</text:p>
              </table:table-cell>
              <table:table-cell office:value-type="float" office:value="-3.0340735">
                <text:p>-3.0340735</text:p>
              </table:table-cell>
              <table:table-cell office:value-type="float" office:value="-7.0301531">
                <text:p>-7.0301531</text:p>
              </table:table-cell>
              <table:table-cell office:value-type="float" office:value="-11.04112">
                <text:p>-11.04112</text:p>
              </table:table-cell>
            </table:table-row>
            <table:table-row>
              <table:table-cell office:value-type="float" office:value="-3.0466699">
                <text:p>-</text:p>
              </table:table-cell>
              <table:table-cell office:value-type="float" office:value="-3.0466699">
                <text:p>-3.0466699</text:p>
              </table:table-cell>
              <table:table-cell office:value-type="float" office:value="-7.0554493">
                <text:p>-7.0554493</text:p>
              </table:table-cell>
              <table:table-cell office:value-type="float" office:value="-11.24366">
                <text:p>-11.24366</text:p>
              </table:table-cell>
            </table:table-row>
            <table:table-row>
              <table:table-cell office:value-type="float" office:value="-3.1558696">
                <text:p>-</text:p>
              </table:table-cell>
              <table:table-cell office:value-type="float" office:value="-3.1558696">
                <text:p>-3.1558696</text:p>
              </table:table-cell>
              <table:table-cell office:value-type="float" office:value="-7.2736979">
                <text:p>-7.2736979</text:p>
              </table:table-cell>
              <table:table-cell office:value-type="float" office:value="-10.665858">
                <text:p>-10.665858</text:p>
              </table:table-cell>
            </table:table-row>
            <table:table-row>
              <table:table-cell office:value-type="float" office:value="-3.2430549">
                <text:p>-</text:p>
              </table:table-cell>
              <table:table-cell office:value-type="float" office:value="-3.2430549">
                <text:p>-3.2430549</text:p>
              </table:table-cell>
              <table:table-cell office:value-type="float" office:value="-7.447889">
                <text:p>-7.447889</text:p>
              </table:table-cell>
              <table:table-cell office:value-type="float" office:value="-10.231045">
                <text:p>-10.231045</text:p>
              </table:table-cell>
            </table:table-row>
            <table:table-row>
              <table:table-cell office:value-type="float" office:value="-3.3156298">
                <text:p>-</text:p>
              </table:table-cell>
              <table:table-cell office:value-type="float" office:value="-3.3156298">
                <text:p>-3.3156298</text:p>
              </table:table-cell>
              <table:table-cell office:value-type="float" office:value="-7.5919224">
                <text:p>-7.5919224</text:p>
              </table:table-cell>
              <table:table-cell office:value-type="float" office:value="-10.264684">
                <text:p>-10.264684</text:p>
              </table:table-cell>
            </table:table-row>
            <table:table-row>
              <table:table-cell office:value-type="float" office:value="-3.3777956">
                <text:p>-</text:p>
              </table:table-cell>
              <table:table-cell office:value-type="float" office:value="-3.3777956">
                <text:p>-3.3777956</text:p>
              </table:table-cell>
              <table:table-cell office:value-type="float" office:value="-7.7162677">
                <text:p>-7.7162677</text:p>
              </table:table-cell>
              <table:table-cell office:value-type="float" office:value="-10.407219">
                <text:p>-10.407219</text:p>
              </table:table-cell>
            </table:table-row>
            <table:table-row>
              <table:table-cell office:value-type="float" office:value="-3.4321669">
                <text:p>-</text:p>
              </table:table-cell>
              <table:table-cell office:value-type="float" office:value="-3.4321669">
                <text:p>-3.4321669</text:p>
              </table:table-cell>
              <table:table-cell office:value-type="float" office:value="-7.8242237">
                <text:p>-7.8242237</text:p>
              </table:table-cell>
              <table:table-cell office:value-type="float" office:value="-10.172699">
                <text:p>-10.172699</text:p>
              </table:table-cell>
            </table:table-row>
            <table:table-row>
              <table:table-cell office:value-type="float" office:value="-3.4804823">
                <text:p>-</text:p>
              </table:table-cell>
              <table:table-cell office:value-type="float" office:value="-3.4804823">
                <text:p>-3.4804823</text:p>
              </table:table-cell>
              <table:table-cell office:value-type="float" office:value="-7.9245549">
                <text:p>-7.9245549</text:p>
              </table:table-cell>
              <table:table-cell office:value-type="float" office:value="-10.488305">
                <text:p>-10.488305</text:p>
              </table:table-cell>
            </table:table-row>
            <table:table-row>
              <table:table-cell office:value-type="float" office:value="-3.5239567">
                <text:p>-</text:p>
              </table:table-cell>
              <table:table-cell office:value-type="float" office:value="-3.5239567">
                <text:p>-3.5239567</text:p>
              </table:table-cell>
              <table:table-cell office:value-type="float" office:value="-8.0059677">
                <text:p>-8.0059677</text:p>
              </table:table-cell>
              <table:table-cell office:value-type="float" office:value="-9.9958348">
                <text:p>-9.9958348</text:p>
              </table:table-cell>
            </table:table-row>
            <table:table-row>
              <table:table-cell office:value-type="float" office:value="-3.5634724">
                <text:p>-</text:p>
              </table:table-cell>
              <table:table-cell office:value-type="float" office:value="-3.5634724">
                <text:p>-3.5634724</text:p>
              </table:table-cell>
              <table:table-cell office:value-type="float" office:value="-8.0902797">
                <text:p>-8.0902797</text:p>
              </table:table-cell>
              <table:table-cell office:value-type="float" office:value="-9.8878238">
                <text:p>-9.8878238</text:p>
              </table:table-cell>
            </table:table-row>
            <table:table-row>
              <table:table-cell office:value-type="float" office:value="-3.5996906">
                <text:p>-</text:p>
              </table:table-cell>
              <table:table-cell office:value-type="float" office:value="-3.5996906">
                <text:p>-3.5996906</text:p>
              </table:table-cell>
              <table:table-cell office:value-type="float" office:value="-8.1690562">
                <text:p>-8.1690562</text:p>
              </table:table-cell>
              <table:table-cell office:value-type="float" office:value="-10.762413">
                <text:p>-10.762413</text:p>
              </table:table-cell>
            </table:table-row>
            <table:table-row>
              <table:table-cell office:value-type="float" office:value="-3.6331196">
                <text:p>-</text:p>
              </table:table-cell>
              <table:table-cell office:value-type="float" office:value="-3.6331196">
                <text:p>-3.6331196</text:p>
              </table:table-cell>
              <table:table-cell office:value-type="float" office:value="-8.2172138">
                <text:p>-8.2172138</text:p>
              </table:table-cell>
              <table:table-cell office:value-type="float" office:value="-9.857263">
                <text:p>-9.857263</text:p>
              </table:table-cell>
            </table:table-row>
            <table:table-row>
              <table:table-cell office:value-type="float" office:value="-3.6641582">
                <text:p>-</text:p>
              </table:table-cell>
              <table:table-cell office:value-type="float" office:value="-3.6641582">
                <text:p>-3.6641582</text:p>
              </table:table-cell>
              <table:table-cell office:value-type="float" office:value="-8.3124389">
                <text:p>-8.3124389</text:p>
              </table:table-cell>
              <table:table-cell office:value-type="float" office:value="-10.257157">
                <text:p>-10.257157</text:p>
              </table:table-cell>
            </table:table-row>
            <table:table-row>
              <table:table-cell office:value-type="float" office:value="-3.6931258">
                <text:p>-</text:p>
              </table:table-cell>
              <table:table-cell office:value-type="float" office:value="-3.6931258">
                <text:p>-3.6931258</text:p>
              </table:table-cell>
              <table:table-cell office:value-type="float" office:value="-8.3735493">
                <text:p>-8.3735493</text:p>
              </table:table-cell>
              <table:table-cell office:value-type="float" office:value="-10.811516">
                <text:p>-10.811516</text:p>
              </table:table-cell>
            </table:table-row>
            <table:table-row>
              <table:table-cell office:value-type="float" office:value="-3.7202814">
                <text:p>-</text:p>
              </table:table-cell>
              <table:table-cell office:value-type="float" office:value="-3.7202814">
                <text:p>-3.7202814</text:p>
              </table:table-cell>
              <table:table-cell office:value-type="float" office:value="-8.4344124">
                <text:p>-8.4344124</text:p>
              </table:table-cell>
              <table:table-cell office:value-type="float" office:value="-9.728982">
                <text:p>-9.728982</text:p>
              </table:table-cell>
            </table:table-row>
            <table:table-row>
              <table:table-cell office:value-type="float" office:value="-3.7458385">
                <text:p>-</text:p>
              </table:table-cell>
              <table:table-cell office:value-type="float" office:value="-3.7458385">
                <text:p>-3.7458385</text:p>
              </table:table-cell>
              <table:table-cell office:value-type="float" office:value="-8.4973915">
                <text:p>-8.4973915</text:p>
              </table:table-cell>
              <table:table-cell office:value-type="float" office:value="-9.4822623">
                <text:p>-9.4822623</text:p>
              </table:table-cell>
            </table:table-row>
            <table:table-row>
              <table:table-cell office:value-type="float" office:value="-3.7699749">
                <text:p>-</text:p>
              </table:table-cell>
              <table:table-cell office:value-type="float" office:value="-3.7699749">
                <text:p>-3.7699749</text:p>
              </table:table-cell>
              <table:table-cell office:value-type="float" office:value="-8.5223763">
                <text:p>-8.5223763</text:p>
              </table:table-cell>
              <table:table-cell office:value-type="float" office:value="-9.3649186">
                <text:p>-9.3649186</text:p>
              </table:table-cell>
            </table:table-row>
            <table:table-row>
              <table:table-cell office:value-type="float" office:value="-3.7928402">
                <text:p>-</text:p>
              </table:table-cell>
              <table:table-cell office:value-type="float" office:value="-3.7928402">
                <text:p>-3.7928402</text:p>
              </table:table-cell>
              <table:table-cell office:value-type="float" office:value="-8.5643984">
                <text:p>-8.5643984</text:p>
              </table:table-cell>
              <table:table-cell office:value-type="float" office:value="-9.2193191">
                <text:p>-9.2193191</text:p>
              </table:table-cell>
            </table:table-row>
            <table:table-row>
              <table:table-cell office:value-type="float" office:value="-3.8145616">
                <text:p>-</text:p>
              </table:table-cell>
              <table:table-cell office:value-type="float" office:value="-3.8145616">
                <text:p>-3.8145616</text:p>
              </table:table-cell>
              <table:table-cell office:value-type="float" office:value="-8.6566243">
                <text:p>-8.6566243</text:p>
              </table:table-cell>
              <table:table-cell office:value-type="float" office:value="-9.8561139">
                <text:p>-9.8561139</text:p>
              </table:table-cell>
            </table:table-row>
            <table:table-row>
              <table:table-cell office:value-type="float" office:value="-3.8352482">
                <text:p>-</text:p>
              </table:table-cell>
              <table:table-cell office:value-type="float" office:value="-3.8352482">
                <text:p>-3.8352482</text:p>
              </table:table-cell>
              <table:table-cell office:value-type="float" office:value="-8.6326088">
                <text:p>-8.6326088</text:p>
              </table:table-cell>
              <table:table-cell office:value-type="float" office:value="-9.3658603">
                <text:p>-9.3658603</text:p>
              </table:table-cell>
            </table:table-row>
            <table:table-row>
              <table:table-cell office:value-type="float" office:value="-3.854994">
                <text:p>-</text:p>
              </table:table-cell>
              <table:table-cell office:value-type="float" office:value="-3.854994">
                <text:p>-3.854994</text:p>
              </table:table-cell>
              <table:table-cell office:value-type="float" office:value="-8.602583">
                <text:p>-8.602583</text:p>
              </table:table-cell>
              <table:table-cell office:value-type="float" office:value="-9.0945629">
                <text:p>-9.0945629</text:p>
              </table:table-cell>
            </table:table-row>
            <table:table-row>
              <table:table-cell office:value-type="float" office:value="-3.873881">
                <text:p>-</text:p>
              </table:table-cell>
              <table:table-cell office:value-type="float" office:value="-3.873881">
                <text:p>-3.873881</text:p>
              </table:table-cell>
              <table:table-cell office:value-type="float" office:value="-8.7125104">
                <text:p>-8.7125104</text:p>
              </table:table-cell>
              <table:table-cell office:value-type="float" office:value="-9.4572403">
                <text:p>-9.4572403</text:p>
              </table:table-cell>
            </table:table-row>
            <table:table-row>
              <table:table-cell office:value-type="float" office:value="-3.8919808">
                <text:p>-</text:p>
              </table:table-cell>
              <table:table-cell office:value-type="float" office:value="-3.8919808">
                <text:p>-3.8919808</text:p>
              </table:table-cell>
              <table:table-cell office:value-type="float" office:value="-8.5989285">
                <text:p>-8.5989285</text:p>
              </table:table-cell>
              <table:table-cell office:value-type="float" office:value="-9.2298689">
                <text:p>-9.2298689</text:p>
              </table:table-cell>
            </table:table-row>
            <table:table-row>
              <table:table-cell office:value-type="float" office:value="-3.9093562">
                <text:p>-</text:p>
              </table:table-cell>
              <table:table-cell office:value-type="float" office:value="-3.9093562">
                <text:p>-3.9093562</text:p>
              </table:table-cell>
              <table:table-cell office:value-type="float" office:value="-8.9777805">
                <text:p>-8.9777805</text:p>
              </table:table-cell>
              <table:table-cell office:value-type="float" office:value="-9.7071055">
                <text:p>-9.7071055</text:p>
              </table:table-cell>
            </table:table-row>
            <table:table-row>
              <table:table-cell office:value-type="float" office:value="-3.9260632">
                <text:p>-</text:p>
              </table:table-cell>
              <table:table-cell office:value-type="float" office:value="-3.9260632">
                <text:p>-3.9260632</text:p>
              </table:table-cell>
              <table:table-cell office:value-type="float" office:value="-8.6532729">
                <text:p>-8.6532729</text:p>
              </table:table-cell>
              <table:table-cell office:value-type="float" office:value="-9.0989661">
                <text:p>-9.0989661</text:p>
              </table:table-cell>
            </table:table-row>
            <table:table-row>
              <table:table-cell office:value-type="float" office:value="-3.9421512">
                <text:p>-</text:p>
              </table:table-cell>
              <table:table-cell office:value-type="float" office:value="-3.9421512">
                <text:p>-3.9421512</text:p>
              </table:table-cell>
              <table:table-cell office:value-type="float" office:value="-8.7483749">
                <text:p>-8.7483749</text:p>
              </table:table-cell>
              <table:table-cell office:value-type="float" office:value="-8.9423966">
                <text:p>-8.9423966</text:p>
              </table:table-cell>
            </table:table-row>
            <table:table-row>
              <table:table-cell office:value-type="float" office:value="-3.9576645">
                <text:p>-</text:p>
              </table:table-cell>
              <table:table-cell office:value-type="float" office:value="-3.9576645">
                <text:p>-3.9576645</text:p>
              </table:table-cell>
              <table:table-cell office:value-type="float" office:value="-8.8975365">
                <text:p>-8.8975365</text:p>
              </table:table-cell>
              <table:table-cell office:value-type="float" office:value="-9.0194643">
                <text:p>-9.0194643</text:p>
              </table:table-cell>
            </table:table-row>
            <table:table-row>
              <table:table-cell office:value-type="float" office:value="-3.9726427">
                <text:p>-</text:p>
              </table:table-cell>
              <table:table-cell office:value-type="float" office:value="-3.9726427">
                <text:p>-3.9726427</text:p>
              </table:table-cell>
              <table:table-cell office:value-type="float" office:value="-9.1475235">
                <text:p>-9.1475235</text:p>
              </table:table-cell>
              <table:table-cell office:value-type="float" office:value="-9.5361387">
                <text:p>-9.5361387</text:p>
              </table:table-cell>
            </table:table-row>
            <table:table-row>
              <table:table-cell office:value-type="float" office:value="-3.9871215">
                <text:p>-</text:p>
              </table:table-cell>
              <table:table-cell office:value-type="float" office:value="-3.9871215">
                <text:p>-3.9871215</text:p>
              </table:table-cell>
              <table:table-cell office:value-type="float" office:value="-9.0429003">
                <text:p>-9.0429003</text:p>
              </table:table-cell>
              <table:table-cell office:value-type="float" office:value="-9.3063359">
                <text:p>-9.3063359</text:p>
              </table:table-cell>
            </table:table-row>
            <table:table-row>
              <table:table-cell office:value-type="float" office:value="-4.0011331">
                <text:p>-</text:p>
              </table:table-cell>
              <table:table-cell office:value-type="float" office:value="-4.0011331">
                <text:p>-4.0011331</text:p>
              </table:table-cell>
              <table:table-cell office:value-type="float" office:value="-9.1043658">
                <text:p>-9.1043658</text:p>
              </table:table-cell>
              <table:table-cell office:value-type="float" office:value="-8.7567678">
                <text:p>-8.7567678</text:p>
              </table:table-cell>
            </table:table-row>
            <table:table-row>
              <table:table-cell office:value-type="float" office:value="-4.0147068">
                <text:p>-</text:p>
              </table:table-cell>
              <table:table-cell office:value-type="float" office:value="-4.0147068">
                <text:p>-4.0147068</text:p>
              </table:table-cell>
              <table:table-cell office:value-type="float" office:value="-9.4409449">
                <text:p>-9.4409449</text:p>
              </table:table-cell>
              <table:table-cell office:value-type="float" office:value="-9.6348439">
                <text:p>-9.6348439</text:p>
              </table:table-cell>
            </table:table-row>
            <table:table-row>
              <table:table-cell office:value-type="float" office:value="-4.027869">
                <text:p>-</text:p>
              </table:table-cell>
              <table:table-cell office:value-type="float" office:value="-4.027869">
                <text:p>-4.027869</text:p>
              </table:table-cell>
              <table:table-cell office:value-type="float" office:value="-8.7046487">
                <text:p>-8.7046487</text:p>
              </table:table-cell>
              <table:table-cell office:value-type="float" office:value="-9.0390571">
                <text:p>-9.0390571</text:p>
              </table:table-cell>
            </table:table-row>
            <table:table-row>
              <table:table-cell office:value-type="float" office:value="-4.040644">
                <text:p>-</text:p>
              </table:table-cell>
              <table:table-cell office:value-type="float" office:value="-4.040644">
                <text:p>-4.040644</text:p>
              </table:table-cell>
              <table:table-cell office:value-type="float" office:value="-8.6157329">
                <text:p>-8.6157329</text:p>
              </table:table-cell>
              <table:table-cell office:value-type="float" office:value="-8.970287">
                <text:p>-8.970287</text:p>
              </table:table-cell>
            </table:table-row>
            <table:table-row>
              <table:table-cell office:value-type="float" office:value="-4.053054">
                <text:p>-</text:p>
              </table:table-cell>
              <table:table-cell office:value-type="float" office:value="-4.053054">
                <text:p>-4.053054</text:p>
              </table:table-cell>
              <table:table-cell office:value-type="float" office:value="-9.6887464">
                <text:p>-9.6887464</text:p>
              </table:table-cell>
              <table:table-cell office:value-type="float" office:value="-9.225946">
                <text:p>-9.225946</text:p>
              </table:table-cell>
            </table:table-row>
            <table:table-row>
              <table:table-cell office:value-type="float" office:value="-4.0651192">
                <text:p>-</text:p>
              </table:table-cell>
              <table:table-cell office:value-type="float" office:value="-4.0651192">
                <text:p>-4.0651192</text:p>
              </table:table-cell>
              <table:table-cell office:value-type="float" office:value="-9.1525374">
                <text:p>-9.1525374</text:p>
              </table:table-cell>
              <table:table-cell office:value-type="float" office:value="-8.5924136">
                <text:p>-8.5924136</text:p>
              </table:table-cell>
            </table:table-row>
            <table:table-row>
              <table:table-cell office:value-type="float" office:value="-4.0768582">
                <text:p>-</text:p>
              </table:table-cell>
              <table:table-cell office:value-type="float" office:value="-4.0768582">
                <text:p>-4.0768582</text:p>
              </table:table-cell>
              <table:table-cell office:value-type="float" office:value="-9.8884678">
                <text:p>-9.8884678</text:p>
              </table:table-cell>
              <table:table-cell office:value-type="float" office:value="-8.8542165">
                <text:p>-8.8542165</text:p>
              </table:table-cell>
            </table:table-row>
            <table:table-row>
              <table:table-cell office:value-type="float" office:value="-4.0882883">
                <text:p>-</text:p>
              </table:table-cell>
              <table:table-cell office:value-type="float" office:value="-4.0882883">
                <text:p>-4.0882883</text:p>
              </table:table-cell>
              <table:table-cell office:value-type="float" office:value="-8.9978678">
                <text:p>-8.9978678</text:p>
              </table:table-cell>
              <table:table-cell office:value-type="float" office:value="-8.6145549">
                <text:p>-8.6145549</text:p>
              </table:table-cell>
            </table:table-row>
            <table:table-row>
              <table:table-cell office:value-type="float" office:value="-4.0994252">
                <text:p>-</text:p>
              </table:table-cell>
              <table:table-cell office:value-type="float" office:value="-4.0994252">
                <text:p>-4.0994252</text:p>
              </table:table-cell>
              <table:table-cell office:value-type="float" office:value="-9.1833955">
                <text:p>-9.1833955</text:p>
              </table:table-cell>
              <table:table-cell office:value-type="float" office:value="-8.70257">
                <text:p>-8.70257</text:p>
              </table:table-cell>
            </table:table-row>
            <table:table-row>
              <table:table-cell office:value-type="float" office:value="-4.1102837">
                <text:p>-</text:p>
              </table:table-cell>
              <table:table-cell office:value-type="float" office:value="-4.1102837">
                <text:p>-4.1102837</text:p>
              </table:table-cell>
              <table:table-cell office:value-type="float" office:value="-8.8209811">
                <text:p>-8.8209811</text:p>
              </table:table-cell>
              <table:table-cell office:value-type="float" office:value="-8.7532901">
                <text:p>-8.7532901</text:p>
              </table:table-cell>
            </table:table-row>
            <table:table-row>
              <table:table-cell office:value-type="float" office:value="-4.1208773">
                <text:p>-</text:p>
              </table:table-cell>
              <table:table-cell office:value-type="float" office:value="-4.1208773">
                <text:p>-4.1208773</text:p>
              </table:table-cell>
              <table:table-cell office:value-type="float" office:value="-8.9574065">
                <text:p>-8.9574065</text:p>
              </table:table-cell>
              <table:table-cell office:value-type="float" office:value="-8.8505506">
                <text:p>-8.8505506</text:p>
              </table:table-cell>
            </table:table-row>
            <table:table-row>
              <table:table-cell office:value-type="float" office:value="-4.1312186">
                <text:p>-</text:p>
              </table:table-cell>
              <table:table-cell office:value-type="float" office:value="-4.1312186">
                <text:p>-4.1312186</text:p>
              </table:table-cell>
              <table:table-cell office:value-type="float" office:value="-9.318691">
                <text:p>-9.318691</text:p>
              </table:table-cell>
              <table:table-cell office:value-type="float" office:value="-10.785512">
                <text:p>-10.785512</text:p>
              </table:table-cell>
            </table:table-row>
            <table:table-row>
              <table:table-cell office:value-type="float" office:value="-4.1413194">
                <text:p>-</text:p>
              </table:table-cell>
              <table:table-cell office:value-type="float" office:value="-4.1413194">
                <text:p>-4.1413194</text:p>
              </table:table-cell>
              <table:table-cell office:value-type="float" office:value="-9.8411619">
                <text:p>-9.8411619</text:p>
              </table:table-cell>
              <table:table-cell office:value-type="float" office:value="-8.6012178">
                <text:p>-8.6012178</text:p>
              </table:table-cell>
            </table:table-row>
            <table:table-row>
              <table:table-cell office:value-type="float" office:value="-4.1511906">
                <text:p>-</text:p>
              </table:table-cell>
              <table:table-cell office:value-type="float" office:value="-4.1511906">
                <text:p>-4.1511906</text:p>
              </table:table-cell>
              <table:table-cell office:value-type="float" office:value="-8.405792">
                <text:p>-8.405792</text:p>
              </table:table-cell>
              <table:table-cell office:value-type="float" office:value="-8.9924312">
                <text:p>-8.9924312</text:p>
              </table:table-cell>
            </table:table-row>
            <table:table-row>
              <table:table-cell office:value-type="float" office:value="-4.1608424">
                <text:p>-</text:p>
              </table:table-cell>
              <table:table-cell office:value-type="float" office:value="-4.1608424">
                <text:p>-4.1608424</text:p>
              </table:table-cell>
              <table:table-cell office:value-type="float" office:value="-8.4161493">
                <text:p>-8.4161493</text:p>
              </table:table-cell>
              <table:table-cell office:value-type="float" office:value="-8.5991476">
                <text:p>-8.5991476</text:p>
              </table:table-cell>
            </table:table-row>
            <table:table-row>
              <table:table-cell office:value-type="float" office:value="-4.1702844">
                <text:p>-</text:p>
              </table:table-cell>
              <table:table-cell office:value-type="float" office:value="-4.1702844">
                <text:p>-4.1702844</text:p>
              </table:table-cell>
              <table:table-cell office:value-type="float" office:value="-8.9830939">
                <text:p>-8.9830939</text:p>
              </table:table-cell>
              <table:table-cell office:value-type="float" office:value="-8.5070461">
                <text:p>-8.5070461</text:p>
              </table:table-cell>
            </table:table-row>
            <table:table-row>
              <table:table-cell office:value-type="float" office:value="-4.1795255">
                <text:p>-</text:p>
              </table:table-cell>
              <table:table-cell office:value-type="float" office:value="-4.1795255">
                <text:p>-4.1795255</text:p>
              </table:table-cell>
              <table:table-cell office:value-type="float" office:value="-9.2015227">
                <text:p>-9.2015227</text:p>
              </table:table-cell>
              <table:table-cell office:value-type="float" office:value="-9.7899803">
                <text:p>-9.7899803</text:p>
              </table:table-cell>
            </table:table-row>
            <table:table-row>
              <table:table-cell office:value-type="float" office:value="-4.188574">
                <text:p>-</text:p>
              </table:table-cell>
              <table:table-cell office:value-type="float" office:value="-4.188574">
                <text:p>-4.188574</text:p>
              </table:table-cell>
              <table:table-cell office:value-type="float" office:value="-8.7077553">
                <text:p>-8.7077553</text:p>
              </table:table-cell>
              <table:table-cell office:value-type="float" office:value="-8.5649239">
                <text:p>-8.5649239</text:p>
              </table:table-cell>
            </table:table-row>
            <table:table-row>
              <table:table-cell office:value-type="float" office:value="-4.1974378">
                <text:p>-</text:p>
              </table:table-cell>
              <table:table-cell office:value-type="float" office:value="-4.1974378">
                <text:p>-4.1974378</text:p>
              </table:table-cell>
              <table:table-cell office:value-type="float" office:value="-8.7111005">
                <text:p>-8.7111005</text:p>
              </table:table-cell>
              <table:table-cell office:value-type="float" office:value="-8.868431">
                <text:p>-8.868431</text:p>
              </table:table-cell>
            </table:table-row>
            <table:table-row>
              <table:table-cell office:value-type="float" office:value="-4.2061243">
                <text:p>-</text:p>
              </table:table-cell>
              <table:table-cell office:value-type="float" office:value="-4.2061243">
                <text:p>-4.2061243</text:p>
              </table:table-cell>
              <table:table-cell office:value-type="float" office:value="-9.5572728">
                <text:p>-9.5572728</text:p>
              </table:table-cell>
              <table:table-cell office:value-type="float" office:value="-9.150818">
                <text:p>-9.150818</text:p>
              </table:table-cell>
            </table:table-row>
            <table:table-row>
              <table:table-cell office:value-type="float" office:value="-4.2146405">
                <text:p>-</text:p>
              </table:table-cell>
              <table:table-cell office:value-type="float" office:value="-4.2146405">
                <text:p>-4.2146405</text:p>
              </table:table-cell>
              <table:table-cell office:value-type="float" office:value="-8.382306">
                <text:p>-8.382306</text:p>
              </table:table-cell>
              <table:table-cell office:value-type="float" office:value="-8.8116793">
                <text:p>-8.8116793</text:p>
              </table:table-cell>
            </table:table-row>
            <table:table-row>
              <table:table-cell office:value-type="float" office:value="-4.2229929">
                <text:p>-</text:p>
              </table:table-cell>
              <table:table-cell office:value-type="float" office:value="-4.2229929">
                <text:p>-4.2229929</text:p>
              </table:table-cell>
              <table:table-cell office:value-type="float" office:value="-9.0692357">
                <text:p>-9.0692357</text:p>
              </table:table-cell>
              <table:table-cell office:value-type="float" office:value="-8.6602265">
                <text:p>-8.6602265</text:p>
              </table:table-cell>
            </table:table-row>
            <table:table-row>
              <table:table-cell office:value-type="float" office:value="-4.2311877">
                <text:p>-</text:p>
              </table:table-cell>
              <table:table-cell office:value-type="float" office:value="-4.2311877">
                <text:p>-4.2311877</text:p>
              </table:table-cell>
              <table:table-cell office:value-type="float" office:value="-8.3663158">
                <text:p>-8.3663158</text:p>
              </table:table-cell>
              <table:table-cell office:value-type="float" office:value="-8.490822">
                <text:p>-8.490822</text:p>
              </table:table-cell>
            </table:table-row>
            <table:table-row>
              <table:table-cell office:value-type="float" office:value="-4.2392307">
                <text:p>-</text:p>
              </table:table-cell>
              <table:table-cell office:value-type="float" office:value="-4.2392307">
                <text:p>-4.2392307</text:p>
              </table:table-cell>
              <table:table-cell office:value-type="float" office:value="-8.7413701">
                <text:p>-8.7413701</text:p>
              </table:table-cell>
              <table:table-cell office:value-type="float" office:value="-8.4316255">
                <text:p>-8.4316255</text:p>
              </table:table-cell>
            </table:table-row>
            <table:table-row>
              <table:table-cell office:value-type="float" office:value="-4.2471275">
                <text:p>-</text:p>
              </table:table-cell>
              <table:table-cell office:value-type="float" office:value="-4.2471275">
                <text:p>-4.2471275</text:p>
              </table:table-cell>
              <table:table-cell office:value-type="float" office:value="-9.5162547">
                <text:p>-9.5162547</text:p>
              </table:table-cell>
              <table:table-cell office:value-type="float" office:value="-9.0307434">
                <text:p>-9.0307434</text:p>
              </table:table-cell>
            </table:table-row>
            <table:table-row>
              <table:table-cell office:value-type="float" office:value="-4.2548832">
                <text:p>-</text:p>
              </table:table-cell>
              <table:table-cell office:value-type="float" office:value="-4.2548832">
                <text:p>-4.2548832</text:p>
              </table:table-cell>
              <table:table-cell office:value-type="float" office:value="-9.3546402">
                <text:p>-9.3546402</text:p>
              </table:table-cell>
              <table:table-cell office:value-type="float" office:value="-8.9479429">
                <text:p>-8.9479429</text:p>
              </table:table-cell>
            </table:table-row>
            <table:table-row>
              <table:table-cell office:value-type="float" office:value="-4.2625029">
                <text:p>-</text:p>
              </table:table-cell>
              <table:table-cell office:value-type="float" office:value="-4.2625029">
                <text:p>-4.2625029</text:p>
              </table:table-cell>
              <table:table-cell office:value-type="float" office:value="-8.3931042">
                <text:p>-8.3931042</text:p>
              </table:table-cell>
              <table:table-cell office:value-type="float" office:value="-8.9081422">
                <text:p>-8.9081422</text:p>
              </table:table-cell>
            </table:table-row>
            <table:table-row>
              <table:table-cell office:value-type="float" office:value="-4.2699911">
                <text:p>-</text:p>
              </table:table-cell>
              <table:table-cell office:value-type="float" office:value="-4.2699911">
                <text:p>-4.2699911</text:p>
              </table:table-cell>
              <table:table-cell office:value-type="float" office:value="-8.9028752">
                <text:p>-8.9028752</text:p>
              </table:table-cell>
              <table:table-cell office:value-type="float" office:value="-8.6882604">
                <text:p>-8.6882604</text:p>
              </table:table-cell>
            </table:table-row>
            <table:table-row>
              <table:table-cell office:value-type="float" office:value="-4.2773525">
                <text:p>-</text:p>
              </table:table-cell>
              <table:table-cell office:value-type="float" office:value="-4.2773525">
                <text:p>-4.2773525</text:p>
              </table:table-cell>
              <table:table-cell office:value-type="float" office:value="-8.896372">
                <text:p>-8.896372</text:p>
              </table:table-cell>
              <table:table-cell office:value-type="float" office:value="-8.5891114">
                <text:p>-8.5891114</text:p>
              </table:table-cell>
            </table:table-row>
            <table:table-row>
              <table:table-cell office:value-type="float" office:value="-4.2845911">
                <text:p>-</text:p>
              </table:table-cell>
              <table:table-cell office:value-type="float" office:value="-4.2845911">
                <text:p>-4.2845911</text:p>
              </table:table-cell>
              <table:table-cell office:value-type="float" office:value="-9.0390764">
                <text:p>-9.0390764</text:p>
              </table:table-cell>
              <table:table-cell office:value-type="float" office:value="-8.4643546">
                <text:p>-8.4643546</text:p>
              </table:table-cell>
            </table:table-row>
            <table:table-row>
              <table:table-cell office:value-type="float" office:value="-4.2917111">
                <text:p>-</text:p>
              </table:table-cell>
              <table:table-cell office:value-type="float" office:value="-4.2917111">
                <text:p>-4.2917111</text:p>
              </table:table-cell>
              <table:table-cell office:value-type="float" office:value="-8.2687708">
                <text:p>-8.2687708</text:p>
              </table:table-cell>
              <table:table-cell office:value-type="float" office:value="-8.4464308">
                <text:p>-8.4464308</text:p>
              </table:table-cell>
            </table:table-row>
            <table:table-row>
              <table:table-cell office:value-type="float" office:value="-4.2987162">
                <text:p>-</text:p>
              </table:table-cell>
              <table:table-cell office:value-type="float" office:value="-4.2987162">
                <text:p>-4.2987162</text:p>
              </table:table-cell>
              <table:table-cell office:value-type="float" office:value="-8.5408501">
                <text:p>-8.5408501</text:p>
              </table:table-cell>
              <table:table-cell office:value-type="float" office:value="-8.1633073">
                <text:p>-8.1633073</text:p>
              </table:table-cell>
            </table:table-row>
            <table:table-row>
              <table:table-cell office:value-type="float" office:value="-4.3056102">
                <text:p>-</text:p>
              </table:table-cell>
              <table:table-cell office:value-type="float" office:value="-4.3056102">
                <text:p>-4.3056102</text:p>
              </table:table-cell>
              <table:table-cell office:value-type="float" office:value="-8.4981574">
                <text:p>-8.4981574</text:p>
              </table:table-cell>
              <table:table-cell office:value-type="float" office:value="-9.2029285">
                <text:p>-9.2029285</text:p>
              </table:table-cell>
            </table:table-row>
            <table:table-row>
              <table:table-cell office:value-type="float" office:value="-4.3123964">
                <text:p>-</text:p>
              </table:table-cell>
              <table:table-cell office:value-type="float" office:value="-4.3123964">
                <text:p>-4.3123964</text:p>
              </table:table-cell>
              <table:table-cell office:value-type="float" office:value="-8.3285143">
                <text:p>-8.3285143</text:p>
              </table:table-cell>
              <table:table-cell office:value-type="float" office:value="-8.4380869">
                <text:p>-8.4380869</text:p>
              </table:table-cell>
            </table:table-row>
            <table:table-row>
              <table:table-cell office:value-type="float" office:value="-4.3190782">
                <text:p>-</text:p>
              </table:table-cell>
              <table:table-cell office:value-type="float" office:value="-4.3190782">
                <text:p>-4.3190782</text:p>
              </table:table-cell>
              <table:table-cell office:value-type="float" office:value="-8.2134666">
                <text:p>-8.2134666</text:p>
              </table:table-cell>
              <table:table-cell office:value-type="float" office:value="-8.8598958">
                <text:p>-8.8598958</text:p>
              </table:table-cell>
            </table:table-row>
            <table:table-row>
              <table:table-cell office:value-type="float" office:value="-4.3256587">
                <text:p>-</text:p>
              </table:table-cell>
              <table:table-cell office:value-type="float" office:value="-4.3256587">
                <text:p>-4.3256587</text:p>
              </table:table-cell>
              <table:table-cell office:value-type="float" office:value="-8.9620743">
                <text:p>-8.9620743</text:p>
              </table:table-cell>
              <table:table-cell office:value-type="float" office:value="-8.2157363">
                <text:p>-8.2157363</text:p>
              </table:table-cell>
            </table:table-row>
            <table:table-row>
              <table:table-cell office:value-type="float" office:value="-4.332141">
                <text:p>-</text:p>
              </table:table-cell>
              <table:table-cell office:value-type="float" office:value="-4.332141">
                <text:p>-4.332141</text:p>
              </table:table-cell>
              <table:table-cell office:value-type="float" office:value="-8.1864518">
                <text:p>-8.1864518</text:p>
              </table:table-cell>
              <table:table-cell office:value-type="float" office:value="-8.3383334">
                <text:p>-8.3383334</text:p>
              </table:table-cell>
            </table:table-row>
            <table:table-row>
              <table:table-cell office:value-type="float" office:value="-4.338528">
                <text:p>-</text:p>
              </table:table-cell>
              <table:table-cell office:value-type="float" office:value="-4.338528">
                <text:p>-4.338528</text:p>
              </table:table-cell>
              <table:table-cell office:value-type="float" office:value="-8.2583622">
                <text:p>-8.2583622</text:p>
              </table:table-cell>
              <table:table-cell office:value-type="float" office:value="-8.3223789">
                <text:p>-8.3223789</text:p>
              </table:table-cell>
            </table:table-row>
            <table:table-row>
              <table:table-cell office:value-type="float" office:value="-4.3448224">
                <text:p>-</text:p>
              </table:table-cell>
              <table:table-cell office:value-type="float" office:value="-4.3448224">
                <text:p>-4.3448224</text:p>
              </table:table-cell>
              <table:table-cell office:value-type="float" office:value="-8.1986817">
                <text:p>-8.1986817</text:p>
              </table:table-cell>
              <table:table-cell office:value-type="float" office:value="-8.7371657">
                <text:p>-8.7371657</text:p>
              </table:table-cell>
            </table:table-row>
            <table:table-row>
              <table:table-cell office:value-type="float" office:value="-4.3510269">
                <text:p>-</text:p>
              </table:table-cell>
              <table:table-cell office:value-type="float" office:value="-4.3510269">
                <text:p>-4.3510269</text:p>
              </table:table-cell>
              <table:table-cell office:value-type="float" office:value="-8.4951074">
                <text:p>-8.4951074</text:p>
              </table:table-cell>
              <table:table-cell office:value-type="float" office:value="-8.6869211">
                <text:p>-8.6869211</text:p>
              </table:table-cell>
            </table:table-row>
            <table:table-row>
              <table:table-cell office:value-type="float" office:value="-4.357144">
                <text:p>-</text:p>
              </table:table-cell>
              <table:table-cell office:value-type="float" office:value="-4.357144">
                <text:p>-4.357144</text:p>
              </table:table-cell>
              <table:table-cell office:value-type="float" office:value="-8.3363483">
                <text:p>-8.3363483</text:p>
              </table:table-cell>
              <table:table-cell office:value-type="float" office:value="-8.4720529">
                <text:p>-8.4720529</text:p>
              </table:table-cell>
            </table:table-row>
            <table:table-row>
              <table:table-cell office:value-type="float" office:value="-4.3631762">
                <text:p>-</text:p>
              </table:table-cell>
              <table:table-cell office:value-type="float" office:value="-4.3631762">
                <text:p>-4.3631762</text:p>
              </table:table-cell>
              <table:table-cell office:value-type="float" office:value="-10.430649">
                <text:p>-10.430649</text:p>
              </table:table-cell>
              <table:table-cell office:value-type="float" office:value="-8.4137553">
                <text:p>-8.4137553</text:p>
              </table:table-cell>
            </table:table-row>
            <table:table-row>
              <table:table-cell office:value-type="float" office:value="-4.3691256">
                <text:p>-</text:p>
              </table:table-cell>
              <table:table-cell office:value-type="float" office:value="-4.3691256">
                <text:p>-4.3691256</text:p>
              </table:table-cell>
              <table:table-cell office:value-type="float" office:value="-8.0282041">
                <text:p>-8.0282041</text:p>
              </table:table-cell>
              <table:table-cell office:value-type="float" office:value="-8.0954881">
                <text:p>-8.0954881</text:p>
              </table:table-cell>
            </table:table-row>
            <table:table-row>
              <table:table-cell office:value-type="float" office:value="-4.3749947">
                <text:p>-</text:p>
              </table:table-cell>
              <table:table-cell office:value-type="float" office:value="-4.3749947">
                <text:p>-4.3749947</text:p>
              </table:table-cell>
              <table:table-cell office:value-type="float" office:value="-8.5819836">
                <text:p>-8.5819836</text:p>
              </table:table-cell>
              <table:table-cell office:value-type="float" office:value="-8.1278087">
                <text:p>-8.1278087</text:p>
              </table:table-cell>
            </table:table-row>
            <table:table-row>
              <table:table-cell office:value-type="float" office:value="-4.3807856">
                <text:p>-</text:p>
              </table:table-cell>
              <table:table-cell office:value-type="float" office:value="-4.3807856">
                <text:p>-4.3807856</text:p>
              </table:table-cell>
              <table:table-cell office:value-type="float" office:value="-8.3849607">
                <text:p>-8.3849607</text:p>
              </table:table-cell>
              <table:table-cell office:value-type="float" office:value="-8.0018325">
                <text:p>-8.0018325</text:p>
              </table:table-cell>
            </table:table-row>
            <table:table-row>
              <table:table-cell office:value-type="float" office:value="-4.3865002">
                <text:p>-</text:p>
              </table:table-cell>
              <table:table-cell office:value-type="float" office:value="-4.3865002">
                <text:p>-4.3865002</text:p>
              </table:table-cell>
              <table:table-cell office:value-type="float" office:value="-8.083134">
                <text:p>-8.083134</text:p>
              </table:table-cell>
              <table:table-cell office:value-type="float" office:value="-10.377573">
                <text:p>-10.377573</text:p>
              </table:table-cell>
            </table:table-row>
            <table:table-row>
              <table:table-cell office:value-type="float" office:value="-4.3921406">
                <text:p>-</text:p>
              </table:table-cell>
              <table:table-cell office:value-type="float" office:value="-4.3921406">
                <text:p>-4.3921406</text:p>
              </table:table-cell>
              <table:table-cell office:value-type="float" office:value="-8.2840333">
                <text:p>-8.2840333</text:p>
              </table:table-cell>
              <table:table-cell office:value-type="float" office:value="-8.2091328">
                <text:p>-8.2091328</text:p>
              </table:table-cell>
            </table:table-row>
            <table:table-row>
              <table:table-cell office:value-type="float" office:value="-4.3977087">
                <text:p>-</text:p>
              </table:table-cell>
              <table:table-cell office:value-type="float" office:value="-4.3977087">
                <text:p>-4.3977087</text:p>
              </table:table-cell>
              <table:table-cell office:value-type="float" office:value="-8.1484887">
                <text:p>-8.1484887</text:p>
              </table:table-cell>
              <table:table-cell office:value-type="float" office:value="-8.7293769">
                <text:p>-8.7293769</text:p>
              </table:table-cell>
            </table:table-row>
            <table:table-row>
              <table:table-cell office:value-type="float" office:value="-4.4032063">
                <text:p>-</text:p>
              </table:table-cell>
              <table:table-cell office:value-type="float" office:value="-4.4032063">
                <text:p>-4.4032063</text:p>
              </table:table-cell>
              <table:table-cell office:value-type="float" office:value="-8.1867537">
                <text:p>-8.1867537</text:p>
              </table:table-cell>
              <table:table-cell office:value-type="float" office:value="-8.1987024">
                <text:p>-8.1987024</text:p>
              </table:table-cell>
            </table:table-row>
            <table:table-row>
              <table:table-cell office:value-type="float" office:value="-4.4086352">
                <text:p>-</text:p>
              </table:table-cell>
              <table:table-cell office:value-type="float" office:value="-4.4086352">
                <text:p>-4.4086352</text:p>
              </table:table-cell>
              <table:table-cell office:value-type="float" office:value="-8.2440221">
                <text:p>-8.2440221</text:p>
              </table:table-cell>
              <table:table-cell office:value-type="float" office:value="-8.0482295">
                <text:p>-8.0482295</text:p>
              </table:table-cell>
            </table:table-row>
            <table:table-row>
              <table:table-cell office:value-type="float" office:value="-4.4139971">
                <text:p>-</text:p>
              </table:table-cell>
              <table:table-cell office:value-type="float" office:value="-4.4139971">
                <text:p>-4.4139971</text:p>
              </table:table-cell>
              <table:table-cell office:value-type="float" office:value="-8.2682705">
                <text:p>-8.2682705</text:p>
              </table:table-cell>
              <table:table-cell office:value-type="float" office:value="-8.2183852">
                <text:p>-8.2183852</text:p>
              </table:table-cell>
            </table:table-row>
            <table:table-row>
              <table:table-cell office:value-type="float" office:value="-4.4192935">
                <text:p>-</text:p>
              </table:table-cell>
              <table:table-cell office:value-type="float" office:value="-4.4192935">
                <text:p>-4.4192935</text:p>
              </table:table-cell>
              <table:table-cell office:value-type="float" office:value="-8.165003">
                <text:p>-8.165003</text:p>
              </table:table-cell>
              <table:table-cell office:value-type="float" office:value="-8.4641494">
                <text:p>-8.4641494</text:p>
              </table:table-cell>
            </table:table-row>
            <table:table-row>
              <table:table-cell office:value-type="float" office:value="-4.4245262">
                <text:p>-</text:p>
              </table:table-cell>
              <table:table-cell office:value-type="float" office:value="-4.4245262">
                <text:p>-4.4245262</text:p>
              </table:table-cell>
              <table:table-cell office:value-type="float" office:value="-8.7037583">
                <text:p>-8.7037583</text:p>
              </table:table-cell>
              <table:table-cell office:value-type="float" office:value="-8.2326656">
                <text:p>-8.2326656</text:p>
              </table:table-cell>
            </table:table-row>
            <table:table-row>
              <table:table-cell office:value-type="float" office:value="-4.4296966">
                <text:p>-</text:p>
              </table:table-cell>
              <table:table-cell office:value-type="float" office:value="-4.4296966">
                <text:p>-4.4296966</text:p>
              </table:table-cell>
              <table:table-cell office:value-type="float" office:value="-9.0381327">
                <text:p>-9.0381327</text:p>
              </table:table-cell>
              <table:table-cell office:value-type="float" office:value="-8.1876274">
                <text:p>-8.1876274</text:p>
              </table:table-cell>
            </table:table-row>
            <table:table-row>
              <table:table-cell office:value-type="float" office:value="-4.4348061">
                <text:p>-</text:p>
              </table:table-cell>
              <table:table-cell office:value-type="float" office:value="-4.4348061">
                <text:p>-4.4348061</text:p>
              </table:table-cell>
              <table:table-cell office:value-type="float" office:value="-9.2349095">
                <text:p>-9.2349095</text:p>
              </table:table-cell>
              <table:table-cell office:value-type="float" office:value="-8.5306733">
                <text:p>-8.5306733</text:p>
              </table:table-cell>
            </table:table-row>
            <table:table-row>
              <table:table-cell office:value-type="float" office:value="-4.4398562">
                <text:p>-</text:p>
              </table:table-cell>
              <table:table-cell office:value-type="float" office:value="-4.4398562">
                <text:p>-4.4398562</text:p>
              </table:table-cell>
              <table:table-cell office:value-type="float" office:value="-8.6375942">
                <text:p>-8.6375942</text:p>
              </table:table-cell>
              <table:table-cell office:value-type="float" office:value="-8.3260693">
                <text:p>-8.3260693</text:p>
              </table:table-cell>
            </table:table-row>
            <table:table-row>
              <table:table-cell office:value-type="float" office:value="-4.4448483">
                <text:p>-</text:p>
              </table:table-cell>
              <table:table-cell office:value-type="float" office:value="-4.4448483">
                <text:p>-4.4448483</text:p>
              </table:table-cell>
              <table:table-cell office:value-type="float" office:value="-7.8232712">
                <text:p>-7.8232712</text:p>
              </table:table-cell>
              <table:table-cell office:value-type="float" office:value="-7.9959214">
                <text:p>-7.9959214</text:p>
              </table:table-cell>
            </table:table-row>
            <table:table-row>
              <table:table-cell office:value-type="float" office:value="-4.4497836">
                <text:p>-</text:p>
              </table:table-cell>
              <table:table-cell office:value-type="float" office:value="-4.4497836">
                <text:p>-4.4497836</text:p>
              </table:table-cell>
              <table:table-cell office:value-type="float" office:value="-8.2745061">
                <text:p>-8.2745061</text:p>
              </table:table-cell>
              <table:table-cell office:value-type="float" office:value="-8.7273631">
                <text:p>-8.7273631</text:p>
              </table:table-cell>
            </table:table-row>
            <table:table-row>
              <table:table-cell office:value-type="float" office:value="-4.4546635">
                <text:p>-</text:p>
              </table:table-cell>
              <table:table-cell office:value-type="float" office:value="-4.4546635">
                <text:p>-4.4546635</text:p>
              </table:table-cell>
              <table:table-cell office:value-type="float" office:value="-8.6762799">
                <text:p>-8.6762799</text:p>
              </table:table-cell>
              <table:table-cell office:value-type="float" office:value="-7.9387623">
                <text:p>-7.9387623</text:p>
              </table:table-cell>
            </table:table-row>
            <table:table-row>
              <table:table-cell office:value-type="float" office:value="-4.4594891">
                <text:p>-</text:p>
              </table:table-cell>
              <table:table-cell office:value-type="float" office:value="-4.4594891">
                <text:p>-4.4594891</text:p>
              </table:table-cell>
              <table:table-cell office:value-type="float" office:value="-7.937962">
                <text:p>-7.937962</text:p>
              </table:table-cell>
              <table:table-cell office:value-type="float" office:value="-7.9117184">
                <text:p>-7.9117184</text:p>
              </table:table-cell>
            </table:table-row>
            <table:table-row>
              <table:table-cell office:value-type="float" office:value="-4.4642617">
                <text:p>-</text:p>
              </table:table-cell>
              <table:table-cell office:value-type="float" office:value="-4.4642617">
                <text:p>-4.4642617</text:p>
              </table:table-cell>
              <table:table-cell office:value-type="float" office:value="-8.0638959">
                <text:p>-8.0638959</text:p>
              </table:table-cell>
              <table:table-cell office:value-type="float" office:value="-7.9752428">
                <text:p>-7.9752428</text:p>
              </table:table-cell>
            </table:table-row>
            <table:table-row>
              <table:table-cell office:value-type="float" office:value="-4.4689825">
                <text:p>-</text:p>
              </table:table-cell>
              <table:table-cell office:value-type="float" office:value="-4.4689825">
                <text:p>-4.4689825</text:p>
              </table:table-cell>
              <table:table-cell office:value-type="float" office:value="-7.9334095">
                <text:p>-7.9334095</text:p>
              </table:table-cell>
              <table:table-cell office:value-type="float" office:value="-7.9098188">
                <text:p>-7.9098188</text:p>
              </table:table-cell>
            </table:table-row>
            <table:table-row>
              <table:table-cell office:value-type="float" office:value="-4.4736524">
                <text:p>-</text:p>
              </table:table-cell>
              <table:table-cell office:value-type="float" office:value="-4.4736524">
                <text:p>-4.4736524</text:p>
              </table:table-cell>
              <table:table-cell office:value-type="float" office:value="-7.9543754">
                <text:p>-7.9543754</text:p>
              </table:table-cell>
              <table:table-cell office:value-type="float" office:value="-8.3204961">
                <text:p>-8.3204961</text:p>
              </table:table-cell>
            </table:table-row>
            <table:table-row>
              <table:table-cell office:value-type="float" office:value="-4.4782727">
                <text:p>-</text:p>
              </table:table-cell>
              <table:table-cell office:value-type="float" office:value="-4.4782727">
                <text:p>-4.4782727</text:p>
              </table:table-cell>
              <table:table-cell office:value-type="float" office:value="-8.1212932">
                <text:p>-8.1212932</text:p>
              </table:table-cell>
              <table:table-cell office:value-type="float" office:value="-7.9506732">
                <text:p>-7.9506732</text:p>
              </table:table-cell>
            </table:table-row>
            <table:table-row>
              <table:table-cell office:value-type="float" office:value="-4.4828444">
                <text:p>-</text:p>
              </table:table-cell>
              <table:table-cell office:value-type="float" office:value="-4.4828444">
                <text:p>-4.4828444</text:p>
              </table:table-cell>
              <table:table-cell office:value-type="float" office:value="-9.6932722">
                <text:p>-9.6932722</text:p>
              </table:table-cell>
              <table:table-cell office:value-type="float" office:value="-8.2646814">
                <text:p>-8.2646814</text:p>
              </table:table-cell>
            </table:table-row>
            <table:table-row>
              <table:table-cell office:value-type="float" office:value="-4.4873684">
                <text:p>-</text:p>
              </table:table-cell>
              <table:table-cell office:value-type="float" office:value="-4.4873684">
                <text:p>-4.4873684</text:p>
              </table:table-cell>
              <table:table-cell office:value-type="float" office:value="-8.671603">
                <text:p>-8.671603</text:p>
              </table:table-cell>
              <table:table-cell office:value-type="float" office:value="-8.6719574">
                <text:p>-8.6719574</text:p>
              </table:table-cell>
            </table:table-row>
            <table:table-row>
              <table:table-cell office:value-type="float" office:value="-4.4918458">
                <text:p>-</text:p>
              </table:table-cell>
              <table:table-cell office:value-type="float" office:value="-4.4918458">
                <text:p>-4.4918458</text:p>
              </table:table-cell>
              <table:table-cell office:value-type="float" office:value="-8.2199349">
                <text:p>-8.2199349</text:p>
              </table:table-cell>
              <table:table-cell office:value-type="float" office:value="-8.0019753">
                <text:p>-8.0019753</text:p>
              </table:table-cell>
            </table:table-row>
            <table:table-row>
              <table:table-cell office:value-type="float" office:value="-4.4962775">
                <text:p>-</text:p>
              </table:table-cell>
              <table:table-cell office:value-type="float" office:value="-4.4962775">
                <text:p>-4.4962775</text:p>
              </table:table-cell>
              <table:table-cell office:value-type="float" office:value="-7.9550564">
                <text:p>-7.9550564</text:p>
              </table:table-cell>
              <table:table-cell office:value-type="float" office:value="-8.106725">
                <text:p>-8.106725</text:p>
              </table:table-cell>
            </table:table-row>
            <table:table-row>
              <table:table-cell office:value-type="float" office:value="-4.5006645">
                <text:p>-</text:p>
              </table:table-cell>
              <table:table-cell office:value-type="float" office:value="-4.5006645">
                <text:p>-4.5006645</text:p>
              </table:table-cell>
              <table:table-cell office:value-type="float" office:value="-7.9519068">
                <text:p>-7.9519068</text:p>
              </table:table-cell>
              <table:table-cell office:value-type="float" office:value="-9.4050921">
                <text:p>-9.4050921</text:p>
              </table:table-cell>
            </table:table-row>
            <table:table-row>
              <table:table-cell office:value-type="float" office:value="-4.5050075">
                <text:p>-</text:p>
              </table:table-cell>
              <table:table-cell office:value-type="float" office:value="-4.5050075">
                <text:p>-4.5050075</text:p>
              </table:table-cell>
              <table:table-cell office:value-type="float" office:value="-8.0541819">
                <text:p>-8.0541819</text:p>
              </table:table-cell>
              <table:table-cell office:value-type="float" office:value="-8.1152358">
                <text:p>-8.1152358</text:p>
              </table:table-cell>
            </table:table-row>
            <table:table-row>
              <table:table-cell office:value-type="float" office:value="-4.5093076">
                <text:p>-</text:p>
              </table:table-cell>
              <table:table-cell office:value-type="float" office:value="-4.5093076">
                <text:p>-4.5093076</text:p>
              </table:table-cell>
              <table:table-cell office:value-type="float" office:value="-9.0821256">
                <text:p>-9.0821256</text:p>
              </table:table-cell>
              <table:table-cell office:value-type="float" office:value="-8.1977575">
                <text:p>-8.1977575</text:p>
              </table:table-cell>
            </table:table-row>
            <table:table-row>
              <table:table-cell office:value-type="float" office:value="-4.5135655">
                <text:p>-</text:p>
              </table:table-cell>
              <table:table-cell office:value-type="float" office:value="-4.5135655">
                <text:p>-4.5135655</text:p>
              </table:table-cell>
              <table:table-cell office:value-type="float" office:value="-8.2599824">
                <text:p>-8.2599824</text:p>
              </table:table-cell>
              <table:table-cell office:value-type="float" office:value="-8.8030531">
                <text:p>-8.8030531</text:p>
              </table:table-cell>
            </table:table-row>
            <table:table-row>
              <table:table-cell office:value-type="float" office:value="-4.5177821">
                <text:p>-</text:p>
              </table:table-cell>
              <table:table-cell office:value-type="float" office:value="-4.5177821">
                <text:p>-4.5177821</text:p>
              </table:table-cell>
              <table:table-cell office:value-type="float" office:value="-9.4394667">
                <text:p>-9.4394667</text:p>
              </table:table-cell>
              <table:table-cell office:value-type="float" office:value="-7.9885124">
                <text:p>-7.9885124</text:p>
              </table:table-cell>
            </table:table-row>
            <table:table-row>
              <table:table-cell office:value-type="float" office:value="-4.5219581">
                <text:p>-</text:p>
              </table:table-cell>
              <table:table-cell office:value-type="float" office:value="-4.5219581">
                <text:p>-4.5219581</text:p>
              </table:table-cell>
              <table:table-cell office:value-type="float" office:value="-7.9019964">
                <text:p>-7.9019964</text:p>
              </table:table-cell>
              <table:table-cell office:value-type="float" office:value="-8.0870373">
                <text:p>-8.0870373</text:p>
              </table:table-cell>
            </table:table-row>
            <table:table-row>
              <table:table-cell office:value-type="float" office:value="-4.5260944">
                <text:p>-</text:p>
              </table:table-cell>
              <table:table-cell office:value-type="float" office:value="-4.5260944">
                <text:p>-4.5260944</text:p>
              </table:table-cell>
              <table:table-cell office:value-type="float" office:value="-8.4188239">
                <text:p>-8.4188239</text:p>
              </table:table-cell>
              <table:table-cell office:value-type="float" office:value="-7.8402138">
                <text:p>-7.8402138</text:p>
              </table:table-cell>
            </table:table-row>
            <table:table-row>
              <table:table-cell office:value-type="float" office:value="-4.5301916">
                <text:p>-</text:p>
              </table:table-cell>
              <table:table-cell office:value-type="float" office:value="-4.5301916">
                <text:p>-4.5301916</text:p>
              </table:table-cell>
              <table:table-cell office:value-type="float" office:value="-7.8883226">
                <text:p>-7.8883226</text:p>
              </table:table-cell>
              <table:table-cell office:value-type="float" office:value="-7.7758115">
                <text:p>-7.7758115</text:p>
              </table:table-cell>
            </table:table-row>
            <table:table-row>
              <table:table-cell office:value-type="float" office:value="-4.5342505">
                <text:p>-</text:p>
              </table:table-cell>
              <table:table-cell office:value-type="float" office:value="-4.5342505">
                <text:p>-4.5342505</text:p>
              </table:table-cell>
              <table:table-cell office:value-type="float" office:value="-9.5280162">
                <text:p>-9.5280162</text:p>
              </table:table-cell>
              <table:table-cell office:value-type="float" office:value="-9.2927222">
                <text:p>-9.2927222</text:p>
              </table:table-cell>
            </table:table-row>
            <table:table-row>
              <table:table-cell office:value-type="float" office:value="-4.5382719">
                <text:p>-</text:p>
              </table:table-cell>
              <table:table-cell office:value-type="float" office:value="-4.5382719">
                <text:p>-4.5382719</text:p>
              </table:table-cell>
              <table:table-cell office:value-type="float" office:value="-7.9310185">
                <text:p>-7.9310185</text:p>
              </table:table-cell>
              <table:table-cell office:value-type="float" office:value="-7.9444258">
                <text:p>-7.9444258</text:p>
              </table:table-cell>
            </table:table-row>
            <table:table-row>
              <table:table-cell office:value-type="float" office:value="-4.5422563">
                <text:p>-</text:p>
              </table:table-cell>
              <table:table-cell office:value-type="float" office:value="-4.5422563">
                <text:p>-4.5422563</text:p>
              </table:table-cell>
              <table:table-cell office:value-type="float" office:value="-8.0105324">
                <text:p>-8.0105324</text:p>
              </table:table-cell>
              <table:table-cell office:value-type="float" office:value="-8.1092861">
                <text:p>-8.1092861</text:p>
              </table:table-cell>
            </table:table-row>
            <table:table-row>
              <table:table-cell office:value-type="float" office:value="-4.5462045">
                <text:p>-</text:p>
              </table:table-cell>
              <table:table-cell office:value-type="float" office:value="-4.5462045">
                <text:p>-4.5462045</text:p>
              </table:table-cell>
              <table:table-cell office:value-type="float" office:value="-7.8196253">
                <text:p>-7.8196253</text:p>
              </table:table-cell>
              <table:table-cell office:value-type="float" office:value="-8.0826363">
                <text:p>-8.0826363</text:p>
              </table:table-cell>
            </table:table-row>
            <table:table-row>
              <table:table-cell office:value-type="float" office:value="-4.5501172">
                <text:p>-</text:p>
              </table:table-cell>
              <table:table-cell office:value-type="float" office:value="-4.5501172">
                <text:p>-4.5501172</text:p>
              </table:table-cell>
              <table:table-cell office:value-type="float" office:value="-8.0141099">
                <text:p>-8.0141099</text:p>
              </table:table-cell>
              <table:table-cell office:value-type="float" office:value="-8.3206528">
                <text:p>-8.3206528</text:p>
              </table:table-cell>
            </table:table-row>
            <table:table-row>
              <table:table-cell office:value-type="float" office:value="-4.5539949">
                <text:p>-</text:p>
              </table:table-cell>
              <table:table-cell office:value-type="float" office:value="-4.5539949">
                <text:p>-4.5539949</text:p>
              </table:table-cell>
              <table:table-cell office:value-type="float" office:value="-7.9014111">
                <text:p>-7.9014111</text:p>
              </table:table-cell>
              <table:table-cell office:value-type="float" office:value="-7.9239819">
                <text:p>-7.9239819</text:p>
              </table:table-cell>
            </table:table-row>
            <table:table-row>
              <table:table-cell office:value-type="float" office:value="-4.5578383">
                <text:p>-</text:p>
              </table:table-cell>
              <table:table-cell office:value-type="float" office:value="-4.5578383">
                <text:p>-4.5578383</text:p>
              </table:table-cell>
              <table:table-cell office:value-type="float" office:value="-7.9995911">
                <text:p>-7.9995911</text:p>
              </table:table-cell>
              <table:table-cell office:value-type="float" office:value="-8.0093123">
                <text:p>-8.0093123</text:p>
              </table:table-cell>
            </table:table-row>
            <table:table-row>
              <table:table-cell office:value-type="float" office:value="-4.561648">
                <text:p>-</text:p>
              </table:table-cell>
              <table:table-cell office:value-type="float" office:value="-4.561648">
                <text:p>-4.561648</text:p>
              </table:table-cell>
              <table:table-cell office:value-type="float" office:value="-7.7841664">
                <text:p>-7.7841664</text:p>
              </table:table-cell>
              <table:table-cell office:value-type="float" office:value="-8.2966557">
                <text:p>-8.2966557</text:p>
              </table:table-cell>
            </table:table-row>
            <table:table-row>
              <table:table-cell office:value-type="float" office:value="-4.5654246">
                <text:p>-</text:p>
              </table:table-cell>
              <table:table-cell office:value-type="float" office:value="-4.5654246">
                <text:p>-4.5654246</text:p>
              </table:table-cell>
              <table:table-cell office:value-type="float" office:value="-8.1548181">
                <text:p>-8.1548181</text:p>
              </table:table-cell>
              <table:table-cell office:value-type="float" office:value="-7.9702956">
                <text:p>-7.9702956</text:p>
              </table:table-cell>
            </table:table-row>
            <table:table-row>
              <table:table-cell office:value-type="float" office:value="-4.5691686">
                <text:p>-</text:p>
              </table:table-cell>
              <table:table-cell office:value-type="float" office:value="-4.5691686">
                <text:p>-4.5691686</text:p>
              </table:table-cell>
              <table:table-cell office:value-type="float" office:value="-8.05649">
                <text:p>-8.05649</text:p>
              </table:table-cell>
              <table:table-cell office:value-type="float" office:value="-8.1525115">
                <text:p>-8.1525115</text:p>
              </table:table-cell>
            </table:table-row>
            <table:table-row>
              <table:table-cell office:value-type="float" office:value="-4.5728806">
                <text:p>-</text:p>
              </table:table-cell>
              <table:table-cell office:value-type="float" office:value="-4.5728806">
                <text:p>-4.5728806</text:p>
              </table:table-cell>
              <table:table-cell office:value-type="float" office:value="-7.9175698">
                <text:p>-7.9175698</text:p>
              </table:table-cell>
              <table:table-cell office:value-type="float" office:value="-7.825821">
                <text:p>-7.825821</text:p>
              </table:table-cell>
            </table:table-row>
            <table:table-row>
              <table:table-cell office:value-type="float" office:value="-4.5765611">
                <text:p>-</text:p>
              </table:table-cell>
              <table:table-cell office:value-type="float" office:value="-4.5765611">
                <text:p>-4.5765611</text:p>
              </table:table-cell>
              <table:table-cell office:value-type="float" office:value="-9.3929353">
                <text:p>-9.3929353</text:p>
              </table:table-cell>
              <table:table-cell office:value-type="float" office:value="-8.10656">
                <text:p>-8.10656</text:p>
              </table:table-cell>
            </table:table-row>
            <table:table-row>
              <table:table-cell office:value-type="float" office:value="-4.5802108">
                <text:p>-</text:p>
              </table:table-cell>
              <table:table-cell office:value-type="float" office:value="-4.5802108">
                <text:p>-4.5802108</text:p>
              </table:table-cell>
              <table:table-cell office:value-type="float" office:value="-8.5010926">
                <text:p>-8.5010926</text:p>
              </table:table-cell>
              <table:table-cell office:value-type="float" office:value="-7.934624">
                <text:p>-7.934624</text:p>
              </table:table-cell>
            </table:table-row>
            <table:table-row>
              <table:table-cell office:value-type="float" office:value="-4.58383">
                <text:p>-</text:p>
              </table:table-cell>
              <table:table-cell office:value-type="float" office:value="-4.58383">
                <text:p>-4.58383</text:p>
              </table:table-cell>
              <table:table-cell office:value-type="float" office:value="-8.3122192">
                <text:p>-8.3122192</text:p>
              </table:table-cell>
              <table:table-cell office:value-type="float" office:value="-8.0832612">
                <text:p>-8.0832612</text:p>
              </table:table-cell>
            </table:table-row>
            <table:table-row>
              <table:table-cell office:value-type="float" office:value="-4.5874193">
                <text:p>-</text:p>
              </table:table-cell>
              <table:table-cell office:value-type="float" office:value="-4.5874193">
                <text:p>-4.5874193</text:p>
              </table:table-cell>
              <table:table-cell office:value-type="float" office:value="-7.987263">
                <text:p>-7.987263</text:p>
              </table:table-cell>
              <table:table-cell office:value-type="float" office:value="-9.7662568">
                <text:p>-9.7662568</text:p>
              </table:table-cell>
            </table:table-row>
            <table:table-row>
              <table:table-cell office:value-type="float" office:value="-4.5909791">
                <text:p>-</text:p>
              </table:table-cell>
              <table:table-cell office:value-type="float" office:value="-4.5909791">
                <text:p>-4.5909791</text:p>
              </table:table-cell>
              <table:table-cell office:value-type="float" office:value="-8.0428224">
                <text:p>-8.0428224</text:p>
              </table:table-cell>
              <table:table-cell office:value-type="float" office:value="-7.7283623">
                <text:p>-7.7283623</text:p>
              </table:table-cell>
            </table:table-row>
            <table:table-row>
              <table:table-cell office:value-type="float" office:value="-4.5945101">
                <text:p>-</text:p>
              </table:table-cell>
              <table:table-cell office:value-type="float" office:value="-4.5945101">
                <text:p>-4.5945101</text:p>
              </table:table-cell>
              <table:table-cell office:value-type="float" office:value="-7.5177534">
                <text:p>-7.5177534</text:p>
              </table:table-cell>
              <table:table-cell office:value-type="float" office:value="-7.9836568">
                <text:p>-7.9836568</text:p>
              </table:table-cell>
            </table:table-row>
            <table:table-row>
              <table:table-cell office:value-type="float" office:value="-4.5980125">
                <text:p>-</text:p>
              </table:table-cell>
              <table:table-cell office:value-type="float" office:value="-4.5980125">
                <text:p>-4.5980125</text:p>
              </table:table-cell>
              <table:table-cell office:value-type="float" office:value="-8.0879954">
                <text:p>-8.0879954</text:p>
              </table:table-cell>
              <table:table-cell office:value-type="float" office:value="-8.1579442">
                <text:p>-8.1579442</text:p>
              </table:table-cell>
            </table:table-row>
            <table:table-row>
              <table:table-cell office:value-type="float" office:value="-4.6014869">
                <text:p>-</text:p>
              </table:table-cell>
              <table:table-cell office:value-type="float" office:value="-4.6014869">
                <text:p>-4.6014869</text:p>
              </table:table-cell>
              <table:table-cell office:value-type="float" office:value="-7.9383538">
                <text:p>-7.9383538</text:p>
              </table:table-cell>
              <table:table-cell office:value-type="float" office:value="-7.6829516">
                <text:p>-7.6829516</text:p>
              </table:table-cell>
            </table:table-row>
            <table:table-row>
              <table:table-cell office:value-type="float" office:value="-4.6049338">
                <text:p>-</text:p>
              </table:table-cell>
              <table:table-cell office:value-type="float" office:value="-4.6049338">
                <text:p>-4.6049338</text:p>
              </table:table-cell>
              <table:table-cell office:value-type="float" office:value="-8.067917">
                <text:p>-8.067917</text:p>
              </table:table-cell>
              <table:table-cell office:value-type="float" office:value="-7.6552204">
                <text:p>-7.6552204</text:p>
              </table:table-cell>
            </table:table-row>
            <table:table-row>
              <table:table-cell office:value-type="float" office:value="-4.6083535">
                <text:p>-</text:p>
              </table:table-cell>
              <table:table-cell office:value-type="float" office:value="-4.6083535">
                <text:p>-4.6083535</text:p>
              </table:table-cell>
              <table:table-cell office:value-type="float" office:value="-7.616586">
                <text:p>-7.616586</text:p>
              </table:table-cell>
              <table:table-cell office:value-type="float" office:value="-7.5967178">
                <text:p>-7.5967178</text:p>
              </table:table-cell>
            </table:table-row>
            <table:table-row>
              <table:table-cell office:value-type="float" office:value="-4.6117465">
                <text:p>-</text:p>
              </table:table-cell>
              <table:table-cell office:value-type="float" office:value="-4.6117465">
                <text:p>-4.6117465</text:p>
              </table:table-cell>
              <table:table-cell office:value-type="float" office:value="-8.2219667">
                <text:p>-8.2219667</text:p>
              </table:table-cell>
              <table:table-cell office:value-type="float" office:value="-8.7523344">
                <text:p>-8.7523344</text:p>
              </table:table-cell>
            </table:table-row>
            <table:table-row>
              <table:table-cell office:value-type="float" office:value="-4.6151132">
                <text:p>-</text:p>
              </table:table-cell>
              <table:table-cell office:value-type="float" office:value="-4.6151132">
                <text:p>-4.6151132</text:p>
              </table:table-cell>
              <table:table-cell office:value-type="float" office:value="-8.2592325">
                <text:p>-8.2592325</text:p>
              </table:table-cell>
              <table:table-cell office:value-type="float" office:value="-7.5540542">
                <text:p>-7.5540542</text:p>
              </table:table-cell>
            </table:table-row>
            <table:table-row>
              <table:table-cell office:value-type="float" office:value="-4.618454">
                <text:p>-</text:p>
              </table:table-cell>
              <table:table-cell office:value-type="float" office:value="-4.618454">
                <text:p>-4.618454</text:p>
              </table:table-cell>
              <table:table-cell office:value-type="float" office:value="-7.75525">
                <text:p>-7.75525</text:p>
              </table:table-cell>
              <table:table-cell office:value-type="float" office:value="-7.7742127">
                <text:p>-7.7742127</text:p>
              </table:table-cell>
            </table:table-row>
            <table:table-row>
              <table:table-cell office:value-type="float" office:value="-4.6217693">
                <text:p>-</text:p>
              </table:table-cell>
              <table:table-cell office:value-type="float" office:value="-4.6217693">
                <text:p>-4.6217693</text:p>
              </table:table-cell>
              <table:table-cell office:value-type="float" office:value="-7.7859333">
                <text:p>-7.7859333</text:p>
              </table:table-cell>
              <table:table-cell office:value-type="float" office:value="-7.5624479">
                <text:p>-7.5624479</text:p>
              </table:table-cell>
            </table:table-row>
            <table:table-row>
              <table:table-cell office:value-type="float" office:value="-4.6250595">
                <text:p>-</text:p>
              </table:table-cell>
              <table:table-cell office:value-type="float" office:value="-4.6250595">
                <text:p>-4.6250595</text:p>
              </table:table-cell>
              <table:table-cell office:value-type="float" office:value="-8.4993315">
                <text:p>-8.4993315</text:p>
              </table:table-cell>
              <table:table-cell office:value-type="float" office:value="-8.2193789">
                <text:p>-8.2193789</text:p>
              </table:table-cell>
            </table:table-row>
            <table:table-row>
              <table:table-cell office:value-type="float" office:value="-4.6283249">
                <text:p>-</text:p>
              </table:table-cell>
              <table:table-cell office:value-type="float" office:value="-4.6283249">
                <text:p>-4.6283249</text:p>
              </table:table-cell>
              <table:table-cell office:value-type="float" office:value="-7.8573943">
                <text:p>-7.8573943</text:p>
              </table:table-cell>
              <table:table-cell office:value-type="float" office:value="-7.9720629">
                <text:p>-7.9720629</text:p>
              </table:table-cell>
            </table:table-row>
            <table:table-row>
              <table:table-cell office:value-type="float" office:value="-4.631566">
                <text:p>-</text:p>
              </table:table-cell>
              <table:table-cell office:value-type="float" office:value="-4.631566">
                <text:p>-4.631566</text:p>
              </table:table-cell>
              <table:table-cell office:value-type="float" office:value="-9.316546">
                <text:p>-9.316546</text:p>
              </table:table-cell>
              <table:table-cell office:value-type="float" office:value="-8.111621">
                <text:p>-8.111621</text:p>
              </table:table-cell>
            </table:table-row>
            <table:table-row>
              <table:table-cell office:value-type="float" office:value="-4.634783">
                <text:p>-</text:p>
              </table:table-cell>
              <table:table-cell office:value-type="float" office:value="-4.634783">
                <text:p>-4.634783</text:p>
              </table:table-cell>
              <table:table-cell office:value-type="float" office:value="-8.0568656">
                <text:p>-8.0568656</text:p>
              </table:table-cell>
              <table:table-cell office:value-type="float" office:value="-9.2433522">
                <text:p>-9.2433522</text:p>
              </table:table-cell>
            </table:table-row>
            <table:table-row>
              <table:table-cell office:value-type="float" office:value="-4.6379764">
                <text:p>-</text:p>
              </table:table-cell>
              <table:table-cell office:value-type="float" office:value="-4.6379764">
                <text:p>-4.6379764</text:p>
              </table:table-cell>
              <table:table-cell office:value-type="float" office:value="-7.6432877">
                <text:p>-7.6432877</text:p>
              </table:table-cell>
              <table:table-cell office:value-type="float" office:value="-7.8788493">
                <text:p>-7.8788493</text:p>
              </table:table-cell>
            </table:table-row>
            <table:table-row>
              <table:table-cell office:value-type="float" office:value="-4.6411465">
                <text:p>-</text:p>
              </table:table-cell>
              <table:table-cell office:value-type="float" office:value="-4.6411465">
                <text:p>-4.6411465</text:p>
              </table:table-cell>
              <table:table-cell office:value-type="float" office:value="-7.6350317">
                <text:p>-7.6350317</text:p>
              </table:table-cell>
              <table:table-cell office:value-type="float" office:value="-7.7085806">
                <text:p>-7.7085806</text:p>
              </table:table-cell>
            </table:table-row>
            <table:table-row>
              <table:table-cell office:value-type="float" office:value="-4.6442936">
                <text:p>-</text:p>
              </table:table-cell>
              <table:table-cell office:value-type="float" office:value="-4.6442936">
                <text:p>-4.6442936</text:p>
              </table:table-cell>
              <table:table-cell office:value-type="float" office:value="-7.8620165">
                <text:p>-7.8620165</text:p>
              </table:table-cell>
              <table:table-cell office:value-type="float" office:value="-8.0364324">
                <text:p>-8.0364324</text:p>
              </table:table-cell>
            </table:table-row>
            <table:table-row>
              <table:table-cell office:value-type="float" office:value="-4.6474181">
                <text:p>-</text:p>
              </table:table-cell>
              <table:table-cell office:value-type="float" office:value="-4.6474181">
                <text:p>-4.6474181</text:p>
              </table:table-cell>
              <table:table-cell office:value-type="float" office:value="-8.252022">
                <text:p>-8.252022</text:p>
              </table:table-cell>
              <table:table-cell office:value-type="float" office:value="-8.2128889">
                <text:p>-8.2128889</text:p>
              </table:table-cell>
            </table:table-row>
            <table:table-row>
              <table:table-cell office:value-type="float" office:value="-4.6505203">
                <text:p>-</text:p>
              </table:table-cell>
              <table:table-cell office:value-type="float" office:value="-4.6505203">
                <text:p>-4.6505203</text:p>
              </table:table-cell>
              <table:table-cell office:value-type="float" office:value="-8.6403826">
                <text:p>-8.6403826</text:p>
              </table:table-cell>
              <table:table-cell office:value-type="float" office:value="-8.0234322">
                <text:p>-8.0234322</text:p>
              </table:table-cell>
            </table:table-row>
            <table:table-row>
              <table:table-cell office:value-type="float" office:value="-4.6536004">
                <text:p>-</text:p>
              </table:table-cell>
              <table:table-cell office:value-type="float" office:value="-4.6536004">
                <text:p>-4.6536004</text:p>
              </table:table-cell>
              <table:table-cell office:value-type="float" office:value="-7.8311912">
                <text:p>-7.8311912</text:p>
              </table:table-cell>
              <table:table-cell office:value-type="float" office:value="-7.7558137">
                <text:p>-7.7558137</text:p>
              </table:table-cell>
            </table:table-row>
            <table:table-row>
              <table:table-cell office:value-type="float" office:value="-4.6566589">
                <text:p>-</text:p>
              </table:table-cell>
              <table:table-cell office:value-type="float" office:value="-4.6566589">
                <text:p>-4.6566589</text:p>
              </table:table-cell>
              <table:table-cell office:value-type="float" office:value="-7.7892177">
                <text:p>-7.7892177</text:p>
              </table:table-cell>
              <table:table-cell office:value-type="float" office:value="-8.0694383">
                <text:p>-8.0694383</text:p>
              </table:table-cell>
            </table:table-row>
            <table:table-row>
              <table:table-cell office:value-type="float" office:value="-4.659696">
                <text:p>-</text:p>
              </table:table-cell>
              <table:table-cell office:value-type="float" office:value="-4.659696">
                <text:p>-4.659696</text:p>
              </table:table-cell>
              <table:table-cell office:value-type="float" office:value="-7.8572293">
                <text:p>-7.8572293</text:p>
              </table:table-cell>
              <table:table-cell office:value-type="float" office:value="-8.4697379">
                <text:p>-8.4697379</text:p>
              </table:table-cell>
            </table:table-row>
            <table:table-row>
              <table:table-cell office:value-type="float" office:value="-4.662712">
                <text:p>-</text:p>
              </table:table-cell>
              <table:table-cell office:value-type="float" office:value="-4.662712">
                <text:p>-4.662712</text:p>
              </table:table-cell>
              <table:table-cell office:value-type="float" office:value="-7.6497343">
                <text:p>-7.6497343</text:p>
              </table:table-cell>
              <table:table-cell office:value-type="float" office:value="-7.681146">
                <text:p>-7.681146</text:p>
              </table:table-cell>
            </table:table-row>
            <table:table-row>
              <table:table-cell office:value-type="float" office:value="-4.6657072">
                <text:p>-</text:p>
              </table:table-cell>
              <table:table-cell office:value-type="float" office:value="-4.6657072">
                <text:p>-4.6657072</text:p>
              </table:table-cell>
              <table:table-cell office:value-type="float" office:value="-7.6712533">
                <text:p>-7.6712533</text:p>
              </table:table-cell>
              <table:table-cell office:value-type="float" office:value="-8.1591366">
                <text:p>-8.1591366</text:p>
              </table:table-cell>
            </table:table-row>
            <table:table-row>
              <table:table-cell office:value-type="float" office:value="-4.6686818">
                <text:p>-</text:p>
              </table:table-cell>
              <table:table-cell office:value-type="float" office:value="-4.6686818">
                <text:p>-4.6686818</text:p>
              </table:table-cell>
              <table:table-cell office:value-type="float" office:value="-8.7502959">
                <text:p>-8.7502959</text:p>
              </table:table-cell>
              <table:table-cell office:value-type="float" office:value="-7.486554">
                <text:p>-7.486554</text:p>
              </table:table-cell>
            </table:table-row>
            <table:table-row>
              <table:table-cell office:value-type="float" office:value="-4.6716363">
                <text:p>-</text:p>
              </table:table-cell>
              <table:table-cell office:value-type="float" office:value="-4.6716363">
                <text:p>-4.6716363</text:p>
              </table:table-cell>
              <table:table-cell office:value-type="float" office:value="-7.7280768">
                <text:p>-7.7280768</text:p>
              </table:table-cell>
              <table:table-cell office:value-type="float" office:value="-7.6741845">
                <text:p>-7.6741845</text:p>
              </table:table-cell>
            </table:table-row>
            <table:table-row>
              <table:table-cell office:value-type="float" office:value="-4.6745707">
                <text:p>-</text:p>
              </table:table-cell>
              <table:table-cell office:value-type="float" office:value="-4.6745707">
                <text:p>-4.6745707</text:p>
              </table:table-cell>
              <table:table-cell office:value-type="float" office:value="-8.0098515">
                <text:p>-8.0098515</text:p>
              </table:table-cell>
              <table:table-cell office:value-type="float" office:value="-7.4721448">
                <text:p>-7.4721448</text:p>
              </table:table-cell>
            </table:table-row>
            <table:table-row>
              <table:table-cell office:value-type="float" office:value="-4.6774855">
                <text:p>-</text:p>
              </table:table-cell>
              <table:table-cell office:value-type="float" office:value="-4.6774855">
                <text:p>-4.6774855</text:p>
              </table:table-cell>
              <table:table-cell office:value-type="float" office:value="-9.0182776">
                <text:p>-9.0182776</text:p>
              </table:table-cell>
              <table:table-cell office:value-type="float" office:value="-7.43636">
                <text:p>-7.43636</text:p>
              </table:table-cell>
            </table:table-row>
            <table:table-row>
              <table:table-cell office:value-type="float" office:value="-4.6803809">
                <text:p>-</text:p>
              </table:table-cell>
              <table:table-cell office:value-type="float" office:value="-4.6803809">
                <text:p>-4.6803809</text:p>
              </table:table-cell>
              <table:table-cell office:value-type="float" office:value="-7.5585502">
                <text:p>-7.5585502</text:p>
              </table:table-cell>
              <table:table-cell office:value-type="float" office:value="-7.8925683">
                <text:p>-7.8925683</text:p>
              </table:table-cell>
            </table:table-row>
            <table:table-row>
              <table:table-cell office:value-type="float" office:value="-4.683257">
                <text:p>-</text:p>
              </table:table-cell>
              <table:table-cell office:value-type="float" office:value="-4.683257">
                <text:p>-4.683257</text:p>
              </table:table-cell>
              <table:table-cell office:value-type="float" office:value="-7.4300149">
                <text:p>-7.4300149</text:p>
              </table:table-cell>
              <table:table-cell office:value-type="float" office:value="-7.4027241">
                <text:p>-7.4027241</text:p>
              </table:table-cell>
            </table:table-row>
            <table:table-row>
              <table:table-cell office:value-type="float" office:value="-4.6861143">
                <text:p>-</text:p>
              </table:table-cell>
              <table:table-cell office:value-type="float" office:value="-4.6861143">
                <text:p>-4.6861143</text:p>
              </table:table-cell>
              <table:table-cell office:value-type="float" office:value="-8.0114339">
                <text:p>-8.0114339</text:p>
              </table:table-cell>
              <table:table-cell office:value-type="float" office:value="-7.8081113">
                <text:p>-7.8081113</text:p>
              </table:table-cell>
            </table:table-row>
            <table:table-row>
              <table:table-cell office:value-type="float" office:value="-4.6889528">
                <text:p>-</text:p>
              </table:table-cell>
              <table:table-cell office:value-type="float" office:value="-4.6889528">
                <text:p>-4.6889528</text:p>
              </table:table-cell>
              <table:table-cell office:value-type="float" office:value="-7.6022134">
                <text:p>-7.6022134</text:p>
              </table:table-cell>
              <table:table-cell office:value-type="float" office:value="-7.7637858">
                <text:p>-7.7637858</text:p>
              </table:table-cell>
            </table:table-row>
            <table:table-row>
              <table:table-cell office:value-type="float" office:value="-4.691773">
                <text:p>-</text:p>
              </table:table-cell>
              <table:table-cell office:value-type="float" office:value="-4.691773">
                <text:p>-4.691773</text:p>
              </table:table-cell>
              <table:table-cell office:value-type="float" office:value="-7.7826466">
                <text:p>-7.7826466</text:p>
              </table:table-cell>
              <table:table-cell office:value-type="float" office:value="-7.407637">
                <text:p>-7.407637</text:p>
              </table:table-cell>
            </table:table-row>
            <table:table-row>
              <table:table-cell office:value-type="float" office:value="-4.6945749">
                <text:p>-</text:p>
              </table:table-cell>
              <table:table-cell office:value-type="float" office:value="-4.6945749">
                <text:p>-4.6945749</text:p>
              </table:table-cell>
              <table:table-cell office:value-type="float" office:value="-7.6073455">
                <text:p>-7.6073455</text:p>
              </table:table-cell>
              <table:table-cell office:value-type="float" office:value="-7.7879589">
                <text:p>-7.7879589</text:p>
              </table:table-cell>
            </table:table-row>
            <table:table-row>
              <table:table-cell office:value-type="float" office:value="-4.6973589">
                <text:p>-</text:p>
              </table:table-cell>
              <table:table-cell office:value-type="float" office:value="-4.6973589">
                <text:p>-4.6973589</text:p>
              </table:table-cell>
              <table:table-cell office:value-type="float" office:value="-7.8661529">
                <text:p>-7.8661529</text:p>
              </table:table-cell>
              <table:table-cell office:value-type="float" office:value="-7.7486192">
                <text:p>-7.7486192</text:p>
              </table:table-cell>
            </table:table-row>
            <table:table-row>
              <table:table-cell office:value-type="float" office:value="-4.7001252">
                <text:p>-</text:p>
              </table:table-cell>
              <table:table-cell office:value-type="float" office:value="-4.7001252">
                <text:p>-4.7001252</text:p>
              </table:table-cell>
              <table:table-cell office:value-type="float" office:value="-7.4165788">
                <text:p>-7.4165788</text:p>
              </table:table-cell>
              <table:table-cell office:value-type="float" office:value="-7.6338383">
                <text:p>-7.6338383</text:p>
              </table:table-cell>
            </table:table-row>
            <table:table-row>
              <table:table-cell office:value-type="float" office:value="-4.7028739">
                <text:p>-</text:p>
              </table:table-cell>
              <table:table-cell office:value-type="float" office:value="-4.7028739">
                <text:p>-4.7028739</text:p>
              </table:table-cell>
              <table:table-cell office:value-type="float" office:value="-7.9089828">
                <text:p>-7.9089828</text:p>
              </table:table-cell>
              <table:table-cell office:value-type="float" office:value="-7.4350179">
                <text:p>-7.4350179</text:p>
              </table:table-cell>
            </table:table-row>
            <table:table-row>
              <table:table-cell office:value-type="float" office:value="-4.7056054">
                <text:p>-</text:p>
              </table:table-cell>
              <table:table-cell office:value-type="float" office:value="-4.7056054">
                <text:p>-4.7056054</text:p>
              </table:table-cell>
              <table:table-cell office:value-type="float" office:value="-7.7278533">
                <text:p>-7.7278533</text:p>
              </table:table-cell>
              <table:table-cell office:value-type="float" office:value="-7.8741662">
                <text:p>-7.8741662</text:p>
              </table:table-cell>
            </table:table-row>
            <table:table-row>
              <table:table-cell office:value-type="float" office:value="-4.7083198">
                <text:p>-</text:p>
              </table:table-cell>
              <table:table-cell office:value-type="float" office:value="-4.7083198">
                <text:p>-4.7083198</text:p>
              </table:table-cell>
              <table:table-cell office:value-type="float" office:value="-8.1889466">
                <text:p>-8.1889466</text:p>
              </table:table-cell>
              <table:table-cell office:value-type="float" office:value="-7.4943318">
                <text:p>-7.4943318</text:p>
              </table:table-cell>
            </table:table-row>
            <table:table-row>
              <table:table-cell office:value-type="float" office:value="-4.7110173">
                <text:p>-</text:p>
              </table:table-cell>
              <table:table-cell office:value-type="float" office:value="-4.7110173">
                <text:p>-4.7110173</text:p>
              </table:table-cell>
              <table:table-cell office:value-type="float" office:value="-8.1049729">
                <text:p>-8.1049729</text:p>
              </table:table-cell>
              <table:table-cell office:value-type="float" office:value="-7.6571879">
                <text:p>-7.6571879</text:p>
              </table:table-cell>
            </table:table-row>
            <table:table-row>
              <table:table-cell office:value-type="float" office:value="-4.7136981">
                <text:p>-</text:p>
              </table:table-cell>
              <table:table-cell office:value-type="float" office:value="-4.7136981">
                <text:p>-4.7136981</text:p>
              </table:table-cell>
              <table:table-cell office:value-type="float" office:value="-7.6509428">
                <text:p>-7.6509428</text:p>
              </table:table-cell>
              <table:table-cell office:value-type="float" office:value="-8.4513569">
                <text:p>-8.4513569</text:p>
              </table:table-cell>
            </table:table-row>
            <table:table-row>
              <table:table-cell office:value-type="float" office:value="-4.7163626">
                <text:p>-</text:p>
              </table:table-cell>
              <table:table-cell office:value-type="float" office:value="-4.7163626">
                <text:p>-4.7163626</text:p>
              </table:table-cell>
              <table:table-cell office:value-type="float" office:value="-7.7870634">
                <text:p>-7.7870634</text:p>
              </table:table-cell>
              <table:table-cell office:value-type="float" office:value="-7.4995352">
                <text:p>-7.4995352</text:p>
              </table:table-cell>
            </table:table-row>
            <table:table-row>
              <table:table-cell office:value-type="float" office:value="-4.7190107">
                <text:p>-</text:p>
              </table:table-cell>
              <table:table-cell office:value-type="float" office:value="-4.7190107">
                <text:p>-4.7190107</text:p>
              </table:table-cell>
              <table:table-cell office:value-type="float" office:value="-7.5375945">
                <text:p>-7.5375945</text:p>
              </table:table-cell>
              <table:table-cell office:value-type="float" office:value="-8.128494">
                <text:p>-8.128494</text:p>
              </table:table-cell>
            </table:table-row>
            <table:table-row>
              <table:table-cell office:value-type="float" office:value="-4.7216429">
                <text:p>-</text:p>
              </table:table-cell>
              <table:table-cell office:value-type="float" office:value="-4.7216429">
                <text:p>-4.7216429</text:p>
              </table:table-cell>
              <table:table-cell office:value-type="float" office:value="-7.7917194">
                <text:p>-7.7917194</text:p>
              </table:table-cell>
              <table:table-cell office:value-type="float" office:value="-7.4926433">
                <text:p>-7.4926433</text:p>
              </table:table-cell>
            </table:table-row>
            <table:table-row>
              <table:table-cell office:value-type="float" office:value="-4.7242591">
                <text:p>-</text:p>
              </table:table-cell>
              <table:table-cell office:value-type="float" office:value="-4.7242591">
                <text:p>-4.7242591</text:p>
              </table:table-cell>
              <table:table-cell office:value-type="float" office:value="-8.0476562">
                <text:p>-8.0476562</text:p>
              </table:table-cell>
              <table:table-cell office:value-type="float" office:value="-7.5100126">
                <text:p>-7.5100126</text:p>
              </table:table-cell>
            </table:table-row>
            <table:table-row>
              <table:table-cell office:value-type="float" office:value="-4.7268598">
                <text:p>-</text:p>
              </table:table-cell>
              <table:table-cell office:value-type="float" office:value="-4.7268598">
                <text:p>-4.7268598</text:p>
              </table:table-cell>
              <table:table-cell office:value-type="float" office:value="-7.703468">
                <text:p>-7.703468</text:p>
              </table:table-cell>
              <table:table-cell office:value-type="float" office:value="-8.3712418">
                <text:p>-8.3712418</text:p>
              </table:table-cell>
            </table:table-row>
            <table:table-row>
              <table:table-cell office:value-type="float" office:value="-4.7294449">
                <text:p>-</text:p>
              </table:table-cell>
              <table:table-cell office:value-type="float" office:value="-4.7294449">
                <text:p>-4.7294449</text:p>
              </table:table-cell>
              <table:table-cell office:value-type="float" office:value="-7.639638">
                <text:p>-7.639638</text:p>
              </table:table-cell>
              <table:table-cell office:value-type="float" office:value="-8.3430684">
                <text:p>-8.3430684</text:p>
              </table:table-cell>
            </table:table-row>
            <table:table-row>
              <table:table-cell office:value-type="float" office:value="-4.7320147">
                <text:p>-</text:p>
              </table:table-cell>
              <table:table-cell office:value-type="float" office:value="-4.7320147">
                <text:p>-4.7320147</text:p>
              </table:table-cell>
              <table:table-cell office:value-type="float" office:value="-7.9534165">
                <text:p>-7.9534165</text:p>
              </table:table-cell>
              <table:table-cell office:value-type="float" office:value="-7.6839675">
                <text:p>-7.6839675</text:p>
              </table:table-cell>
            </table:table-row>
            <table:table-row>
              <table:table-cell office:value-type="float" office:value="-4.7345694">
                <text:p>-</text:p>
              </table:table-cell>
              <table:table-cell office:value-type="float" office:value="-4.7345694">
                <text:p>-4.7345694</text:p>
              </table:table-cell>
              <table:table-cell office:value-type="float" office:value="-7.8395231">
                <text:p>-7.8395231</text:p>
              </table:table-cell>
              <table:table-cell office:value-type="float" office:value="-7.8629742">
                <text:p>-7.8629742</text:p>
              </table:table-cell>
            </table:table-row>
            <table:table-row>
              <table:table-cell office:value-type="float" office:value="-4.7371092">
                <text:p>-</text:p>
              </table:table-cell>
              <table:table-cell office:value-type="float" office:value="-4.7371092">
                <text:p>-4.7371092</text:p>
              </table:table-cell>
              <table:table-cell office:value-type="float" office:value="-8.3407821">
                <text:p>-8.3407821</text:p>
              </table:table-cell>
              <table:table-cell office:value-type="float" office:value="-7.5955322">
                <text:p>-7.5955322</text:p>
              </table:table-cell>
            </table:table-row>
            <table:table-row>
              <table:table-cell office:value-type="float" office:value="-4.7396342">
                <text:p>-</text:p>
              </table:table-cell>
              <table:table-cell office:value-type="float" office:value="-4.7396342">
                <text:p>-4.7396342</text:p>
              </table:table-cell>
              <table:table-cell office:value-type="float" office:value="-7.7195843">
                <text:p>-7.7195843</text:p>
              </table:table-cell>
              <table:table-cell office:value-type="float" office:value="-7.4944585">
                <text:p>-7.4944585</text:p>
              </table:table-cell>
            </table:table-row>
            <table:table-row>
              <table:table-cell office:value-type="float" office:value="-4.7421446">
                <text:p>-</text:p>
              </table:table-cell>
              <table:table-cell office:value-type="float" office:value="-4.7421446">
                <text:p>-4.7421446</text:p>
              </table:table-cell>
              <table:table-cell office:value-type="float" office:value="-7.2453025">
                <text:p>-7.2453025</text:p>
              </table:table-cell>
              <table:table-cell office:value-type="float" office:value="-7.2738813">
                <text:p>-7.2738813</text:p>
              </table:table-cell>
            </table:table-row>
            <table:table-row>
              <table:table-cell office:value-type="float" office:value="-4.7446406">
                <text:p>-</text:p>
              </table:table-cell>
              <table:table-cell office:value-type="float" office:value="-4.7446406">
                <text:p>-4.7446406</text:p>
              </table:table-cell>
              <table:table-cell office:value-type="float" office:value="-9.047618">
                <text:p>-9.047618</text:p>
              </table:table-cell>
              <table:table-cell office:value-type="float" office:value="-7.2435868">
                <text:p>-7.2435868</text:p>
              </table:table-cell>
            </table:table-row>
            <table:table-row>
              <table:table-cell office:value-type="float" office:value="-4.7471223">
                <text:p>-</text:p>
              </table:table-cell>
              <table:table-cell office:value-type="float" office:value="-4.7471223">
                <text:p>-4.7471223</text:p>
              </table:table-cell>
              <table:table-cell office:value-type="float" office:value="-7.8240555">
                <text:p>-7.8240555</text:p>
              </table:table-cell>
              <table:table-cell office:value-type="float" office:value="-7.2267561">
                <text:p>-7.2267561</text:p>
              </table:table-cell>
            </table:table-row>
            <table:table-row>
              <table:table-cell office:value-type="float" office:value="-4.7495899">
                <text:p>-</text:p>
              </table:table-cell>
              <table:table-cell office:value-type="float" office:value="-4.7495899">
                <text:p>-4.7495899</text:p>
              </table:table-cell>
              <table:table-cell office:value-type="float" office:value="-7.9103107">
                <text:p>-7.9103107</text:p>
              </table:table-cell>
              <table:table-cell office:value-type="float" office:value="-7.7756829">
                <text:p>-7.7756829</text:p>
              </table:table-cell>
            </table:table-row>
            <table:table-row>
              <table:table-cell office:value-type="float" office:value="-4.7520436">
                <text:p>-</text:p>
              </table:table-cell>
              <table:table-cell office:value-type="float" office:value="-4.7520436">
                <text:p>-4.7520436</text:p>
              </table:table-cell>
              <table:table-cell office:value-type="float" office:value="-7.5585964">
                <text:p>-7.5585964</text:p>
              </table:table-cell>
              <table:table-cell office:value-type="float" office:value="-7.2884455">
                <text:p>-7.2884455</text:p>
              </table:table-cell>
            </table:table-row>
            <table:table-row>
              <table:table-cell office:value-type="float" office:value="-4.7544835">
                <text:p>-</text:p>
              </table:table-cell>
              <table:table-cell office:value-type="float" office:value="-4.7544835">
                <text:p>-4.7544835</text:p>
              </table:table-cell>
              <table:table-cell office:value-type="float" office:value="-8.0953723">
                <text:p>-8.0953723</text:p>
              </table:table-cell>
              <table:table-cell office:value-type="float" office:value="-7.8906316">
                <text:p>-7.8906316</text:p>
              </table:table-cell>
            </table:table-row>
            <table:table-row>
              <table:table-cell office:value-type="float" office:value="-4.7569097">
                <text:p>-</text:p>
              </table:table-cell>
              <table:table-cell office:value-type="float" office:value="-4.7569097">
                <text:p>-4.7569097</text:p>
              </table:table-cell>
              <table:table-cell office:value-type="float" office:value="-7.3376792">
                <text:p>-7.3376792</text:p>
              </table:table-cell>
              <table:table-cell office:value-type="float" office:value="-7.4418504">
                <text:p>-7.4418504</text:p>
              </table:table-cell>
            </table:table-row>
            <table:table-row>
              <table:table-cell office:value-type="float" office:value="-4.7593225">
                <text:p>-</text:p>
              </table:table-cell>
              <table:table-cell office:value-type="float" office:value="-4.7593225">
                <text:p>-4.7593225</text:p>
              </table:table-cell>
              <table:table-cell office:value-type="float" office:value="-7.377272">
                <text:p>-7.377272</text:p>
              </table:table-cell>
              <table:table-cell office:value-type="float" office:value="-8.050901">
                <text:p>-8.050901</text:p>
              </table:table-cell>
            </table:table-row>
            <table:table-row>
              <table:table-cell office:value-type="float" office:value="-4.761722">
                <text:p>-</text:p>
              </table:table-cell>
              <table:table-cell office:value-type="float" office:value="-4.761722">
                <text:p>-4.761722</text:p>
              </table:table-cell>
              <table:table-cell office:value-type="float" office:value="-7.3625381">
                <text:p>-7.3625381</text:p>
              </table:table-cell>
              <table:table-cell office:value-type="float" office:value="-7.5635137">
                <text:p>-7.5635137</text:p>
              </table:table-cell>
            </table:table-row>
            <table:table-row>
              <table:table-cell office:value-type="float" office:value="-4.7641082">
                <text:p>-</text:p>
              </table:table-cell>
              <table:table-cell office:value-type="float" office:value="-4.7641082">
                <text:p>-4.7641082</text:p>
              </table:table-cell>
              <table:table-cell office:value-type="float" office:value="-8.2486269">
                <text:p>-8.2486269</text:p>
              </table:table-cell>
              <table:table-cell office:value-type="float" office:value="-7.2996079">
                <text:p>-7.2996079</text:p>
              </table:table-cell>
            </table:table-row>
            <table:table-row>
              <table:table-cell office:value-type="float" office:value="-4.7664815">
                <text:p>-</text:p>
              </table:table-cell>
              <table:table-cell office:value-type="float" office:value="-4.7664815">
                <text:p>-4.7664815</text:p>
              </table:table-cell>
              <table:table-cell office:value-type="float" office:value="-7.2611627">
                <text:p>-7.2611627</text:p>
              </table:table-cell>
              <table:table-cell office:value-type="float" office:value="-7.7594375">
                <text:p>-7.7594375</text:p>
              </table:table-cell>
            </table:table-row>
            <table:table-row>
              <table:table-cell office:value-type="float" office:value="-4.7688418">
                <text:p>-</text:p>
              </table:table-cell>
              <table:table-cell office:value-type="float" office:value="-4.7688418">
                <text:p>-4.7688418</text:p>
              </table:table-cell>
              <table:table-cell office:value-type="float" office:value="-8.139107">
                <text:p>-8.139107</text:p>
              </table:table-cell>
              <table:table-cell office:value-type="float" office:value="-7.3469936">
                <text:p>-7.3469936</text:p>
              </table:table-cell>
            </table:table-row>
            <table:table-row>
              <table:table-cell office:value-type="float" office:value="-4.7711894">
                <text:p>-</text:p>
              </table:table-cell>
              <table:table-cell office:value-type="float" office:value="-4.7711894">
                <text:p>-4.7711894</text:p>
              </table:table-cell>
              <table:table-cell office:value-type="float" office:value="-7.3007667">
                <text:p>-7.3007667</text:p>
              </table:table-cell>
              <table:table-cell office:value-type="float" office:value="-8.4465707">
                <text:p>-8.4465707</text:p>
              </table:table-cell>
            </table:table-row>
            <table:table-row>
              <table:table-cell office:value-type="float" office:value="-4.7735243">
                <text:p>-</text:p>
              </table:table-cell>
              <table:table-cell office:value-type="float" office:value="-4.7735243">
                <text:p>-4.7735243</text:p>
              </table:table-cell>
              <table:table-cell office:value-type="float" office:value="-7.949308">
                <text:p>-7.949308</text:p>
              </table:table-cell>
              <table:table-cell office:value-type="float" office:value="-7.9463968">
                <text:p>-7.9463968</text:p>
              </table:table-cell>
            </table:table-row>
            <table:table-row>
              <table:table-cell office:value-type="float" office:value="-4.7758468">
                <text:p>-</text:p>
              </table:table-cell>
              <table:table-cell office:value-type="float" office:value="-4.7758468">
                <text:p>-4.7758468</text:p>
              </table:table-cell>
              <table:table-cell office:value-type="float" office:value="-7.9000009">
                <text:p>-7.9000009</text:p>
              </table:table-cell>
              <table:table-cell office:value-type="float" office:value="-7.2791133">
                <text:p>-7.2791133</text:p>
              </table:table-cell>
            </table:table-row>
            <table:table-row>
              <table:table-cell office:value-type="float" office:value="-4.7781569">
                <text:p>-</text:p>
              </table:table-cell>
              <table:table-cell office:value-type="float" office:value="-4.7781569">
                <text:p>-4.7781569</text:p>
              </table:table-cell>
              <table:table-cell office:value-type="float" office:value="-7.4890321">
                <text:p>-7.4890321</text:p>
              </table:table-cell>
              <table:table-cell office:value-type="float" office:value="-7.671028">
                <text:p>-7.671028</text:p>
              </table:table-cell>
            </table:table-row>
            <table:table-row>
              <table:table-cell office:value-type="float" office:value="-4.7804548">
                <text:p>-</text:p>
              </table:table-cell>
              <table:table-cell office:value-type="float" office:value="-4.7804548">
                <text:p>-4.7804548</text:p>
              </table:table-cell>
              <table:table-cell office:value-type="float" office:value="-8.1110692">
                <text:p>-8.1110692</text:p>
              </table:table-cell>
              <table:table-cell office:value-type="float" office:value="-7.3851379">
                <text:p>-7.3851379</text:p>
              </table:table-cell>
            </table:table-row>
            <table:table-row>
              <table:table-cell office:value-type="float" office:value="-4.7827405">
                <text:p>-</text:p>
              </table:table-cell>
              <table:table-cell office:value-type="float" office:value="-4.7827405">
                <text:p>-4.7827405</text:p>
              </table:table-cell>
              <table:table-cell office:value-type="float" office:value="-7.3507234">
                <text:p>-7.3507234</text:p>
              </table:table-cell>
              <table:table-cell office:value-type="float" office:value="-7.3126649">
                <text:p>-7.3126649</text:p>
              </table:table-cell>
            </table:table-row>
            <table:table-row>
              <table:table-cell office:value-type="float" office:value="-4.7850144">
                <text:p>-</text:p>
              </table:table-cell>
              <table:table-cell office:value-type="float" office:value="-4.7850144">
                <text:p>-4.7850144</text:p>
              </table:table-cell>
              <table:table-cell office:value-type="float" office:value="-7.4459305">
                <text:p>-7.4459305</text:p>
              </table:table-cell>
              <table:table-cell office:value-type="float" office:value="-7.3966115">
                <text:p>-7.3966115</text:p>
              </table:table-cell>
            </table:table-row>
            <table:table-row>
              <table:table-cell office:value-type="float" office:value="-4.7872763">
                <text:p>-</text:p>
              </table:table-cell>
              <table:table-cell office:value-type="float" office:value="-4.7872763">
                <text:p>-4.7872763</text:p>
              </table:table-cell>
              <table:table-cell office:value-type="float" office:value="-7.3115631">
                <text:p>-7.3115631</text:p>
              </table:table-cell>
              <table:table-cell office:value-type="float" office:value="-7.3209124">
                <text:p>-7.3209124</text:p>
              </table:table-cell>
            </table:table-row>
            <table:table-row>
              <table:table-cell office:value-type="float" office:value="-4.7895266">
                <text:p>-</text:p>
              </table:table-cell>
              <table:table-cell office:value-type="float" office:value="-4.7895266">
                <text:p>-4.7895266</text:p>
              </table:table-cell>
              <table:table-cell office:value-type="float" office:value="-7.3063698">
                <text:p>-7.3063698</text:p>
              </table:table-cell>
              <table:table-cell office:value-type="float" office:value="-7.5875443">
                <text:p>-7.5875443</text:p>
              </table:table-cell>
            </table:table-row>
            <table:table-row>
              <table:table-cell office:value-type="float" office:value="-4.7917653">
                <text:p>-</text:p>
              </table:table-cell>
              <table:table-cell office:value-type="float" office:value="-4.7917653">
                <text:p>-4.7917653</text:p>
              </table:table-cell>
              <table:table-cell office:value-type="float" office:value="-7.8525036">
                <text:p>-7.8525036</text:p>
              </table:table-cell>
              <table:table-cell office:value-type="float" office:value="-7.9064712">
                <text:p>-7.9064712</text:p>
              </table:table-cell>
            </table:table-row>
            <table:table-row>
              <table:table-cell office:value-type="float" office:value="-4.7939924">
                <text:p>-</text:p>
              </table:table-cell>
              <table:table-cell office:value-type="float" office:value="-4.7939924">
                <text:p>-4.7939924</text:p>
              </table:table-cell>
              <table:table-cell office:value-type="float" office:value="-8.2011285">
                <text:p>-8.2011285</text:p>
              </table:table-cell>
              <table:table-cell office:value-type="float" office:value="-7.4608194">
                <text:p>-7.4608194</text:p>
              </table:table-cell>
            </table:table-row>
            <table:table-row>
              <table:table-cell office:value-type="float" office:value="-4.7962083">
                <text:p>-</text:p>
              </table:table-cell>
              <table:table-cell office:value-type="float" office:value="-4.7962083">
                <text:p>-4.7962083</text:p>
              </table:table-cell>
              <table:table-cell office:value-type="float" office:value="-7.7847863">
                <text:p>-7.7847863</text:p>
              </table:table-cell>
              <table:table-cell office:value-type="float" office:value="-7.972684">
                <text:p>-7.972684</text:p>
              </table:table-cell>
            </table:table-row>
            <table:table-row>
              <table:table-cell office:value-type="float" office:value="-4.7984128">
                <text:p>-</text:p>
              </table:table-cell>
              <table:table-cell office:value-type="float" office:value="-4.7984128">
                <text:p>-4.7984128</text:p>
              </table:table-cell>
              <table:table-cell office:value-type="float" office:value="-7.9609846">
                <text:p>-7.9609846</text:p>
              </table:table-cell>
              <table:table-cell office:value-type="float" office:value="-7.6447508">
                <text:p>-7.6447508</text:p>
              </table:table-cell>
            </table:table-row>
            <table:table-row>
              <table:table-cell office:value-type="float" office:value="-4.8006063">
                <text:p>-</text:p>
              </table:table-cell>
              <table:table-cell office:value-type="float" office:value="-4.8006063">
                <text:p>-4.8006063</text:p>
              </table:table-cell>
              <table:table-cell office:value-type="float" office:value="-7.5115061">
                <text:p>-7.5115061</text:p>
              </table:table-cell>
              <table:table-cell office:value-type="float" office:value="-7.7531113">
                <text:p>-7.7531113</text:p>
              </table:table-cell>
            </table:table-row>
            <table:table-row>
              <table:table-cell office:value-type="float" office:value="-4.8027887">
                <text:p>-</text:p>
              </table:table-cell>
              <table:table-cell office:value-type="float" office:value="-4.8027887">
                <text:p>-4.8027887</text:p>
              </table:table-cell>
              <table:table-cell office:value-type="float" office:value="-9.1445044">
                <text:p>-9.1445044</text:p>
              </table:table-cell>
              <table:table-cell office:value-type="float" office:value="-7.3847624">
                <text:p>-7.3847624</text:p>
              </table:table-cell>
            </table:table-row>
            <table:table-row>
              <table:table-cell office:value-type="float" office:value="-4.8049602">
                <text:p>-</text:p>
              </table:table-cell>
              <table:table-cell office:value-type="float" office:value="-4.8049602">
                <text:p>-4.8049602</text:p>
              </table:table-cell>
              <table:table-cell office:value-type="float" office:value="-7.8480891">
                <text:p>-7.8480891</text:p>
              </table:table-cell>
              <table:table-cell office:value-type="float" office:value="-8.0262468">
                <text:p>-8.0262468</text:p>
              </table:table-cell>
            </table:table-row>
            <table:table-row>
              <table:table-cell office:value-type="float" office:value="-4.8071209">
                <text:p>-</text:p>
              </table:table-cell>
              <table:table-cell office:value-type="float" office:value="-4.8071209">
                <text:p>-4.8071209</text:p>
              </table:table-cell>
              <table:table-cell office:value-type="float" office:value="-7.7452957">
                <text:p>-7.7452957</text:p>
              </table:table-cell>
              <table:table-cell office:value-type="float" office:value="-7.6569426">
                <text:p>-7.6569426</text:p>
              </table:table-cell>
            </table:table-row>
            <table:table-row>
              <table:table-cell office:value-type="float" office:value="-4.8092709">
                <text:p>-</text:p>
              </table:table-cell>
              <table:table-cell office:value-type="float" office:value="-4.8092709">
                <text:p>-4.8092709</text:p>
              </table:table-cell>
              <table:table-cell office:value-type="float" office:value="-8.3109527">
                <text:p>-8.3109527</text:p>
              </table:table-cell>
              <table:table-cell office:value-type="float" office:value="-7.3782111">
                <text:p>-7.3782111</text:p>
              </table:table-cell>
            </table:table-row>
            <table:table-row>
              <table:table-cell office:value-type="float" office:value="-4.8114103">
                <text:p>-</text:p>
              </table:table-cell>
              <table:table-cell office:value-type="float" office:value="-4.8114103">
                <text:p>-4.8114103</text:p>
              </table:table-cell>
              <table:table-cell office:value-type="float" office:value="-7.4834171">
                <text:p>-7.4834171</text:p>
              </table:table-cell>
              <table:table-cell office:value-type="float" office:value="-8.0555782">
                <text:p>-8.0555782</text:p>
              </table:table-cell>
            </table:table-row>
            <table:table-row>
              <table:table-cell office:value-type="float" office:value="-4.8135392">
                <text:p>-</text:p>
              </table:table-cell>
              <table:table-cell office:value-type="float" office:value="-4.8135392">
                <text:p>-4.8135392</text:p>
              </table:table-cell>
              <table:table-cell office:value-type="float" office:value="-7.4851465">
                <text:p>-7.4851465</text:p>
              </table:table-cell>
              <table:table-cell office:value-type="float" office:value="-7.6866706">
                <text:p>-7.6866706</text:p>
              </table:table-cell>
            </table:table-row>
            <table:table-row>
              <table:table-cell office:value-type="float" office:value="-4.8156577">
                <text:p>-</text:p>
              </table:table-cell>
              <table:table-cell office:value-type="float" office:value="-4.8156577">
                <text:p>-4.8156577</text:p>
              </table:table-cell>
              <table:table-cell office:value-type="float" office:value="-7.5417279">
                <text:p>-7.5417279</text:p>
              </table:table-cell>
              <table:table-cell office:value-type="float" office:value="-7.6337656">
                <text:p>-7.6337656</text:p>
              </table:table-cell>
            </table:table-row>
            <table:table-row>
              <table:table-cell office:value-type="float" office:value="-4.817766">
                <text:p>-</text:p>
              </table:table-cell>
              <table:table-cell office:value-type="float" office:value="-4.817766">
                <text:p>-4.817766</text:p>
              </table:table-cell>
              <table:table-cell office:value-type="float" office:value="-7.8941781">
                <text:p>-7.8941781</text:p>
              </table:table-cell>
              <table:table-cell office:value-type="float" office:value="-8.4342272">
                <text:p>-8.4342272</text:p>
              </table:table-cell>
            </table:table-row>
            <table:table-row>
              <table:table-cell office:value-type="float" office:value="-4.819864">
                <text:p>-</text:p>
              </table:table-cell>
              <table:table-cell office:value-type="float" office:value="-4.819864">
                <text:p>-4.819864</text:p>
              </table:table-cell>
              <table:table-cell office:value-type="float" office:value="-7.3741585">
                <text:p>-7.3741585</text:p>
              </table:table-cell>
              <table:table-cell office:value-type="float" office:value="-7.217314">
                <text:p>-7.217314</text:p>
              </table:table-cell>
            </table:table-row>
            <table:table-row>
              <table:table-cell office:value-type="float" office:value="-4.821952">
                <text:p>-</text:p>
              </table:table-cell>
              <table:table-cell office:value-type="float" office:value="-4.821952">
                <text:p>-4.821952</text:p>
              </table:table-cell>
              <table:table-cell office:value-type="float" office:value="-7.754787">
                <text:p>-7.754787</text:p>
              </table:table-cell>
              <table:table-cell office:value-type="float" office:value="-8.1043727">
                <text:p>-8.1043727</text:p>
              </table:table-cell>
            </table:table-row>
            <table:table-row>
              <table:table-cell office:value-type="float" office:value="-4.82403">
                <text:p>-</text:p>
              </table:table-cell>
              <table:table-cell office:value-type="float" office:value="-4.82403">
                <text:p>-4.82403</text:p>
              </table:table-cell>
              <table:table-cell office:value-type="float" office:value="-7.4787353">
                <text:p>-7.4787353</text:p>
              </table:table-cell>
              <table:table-cell office:value-type="float" office:value="-7.1243433">
                <text:p>-7.1243433</text:p>
              </table:table-cell>
            </table:table-row>
            <table:table-row>
              <table:table-cell office:value-type="float" office:value="-4.8260981">
                <text:p>-</text:p>
              </table:table-cell>
              <table:table-cell office:value-type="float" office:value="-4.8260981">
                <text:p>-4.8260981</text:p>
              </table:table-cell>
              <table:table-cell office:value-type="float" office:value="-7.2791237">
                <text:p>-7.2791237</text:p>
              </table:table-cell>
              <table:table-cell office:value-type="float" office:value="-7.8286512">
                <text:p>-7.8286512</text:p>
              </table:table-cell>
            </table:table-row>
            <table:table-row>
              <table:table-cell office:value-type="float" office:value="-4.8281564">
                <text:p>-</text:p>
              </table:table-cell>
              <table:table-cell office:value-type="float" office:value="-4.8281564">
                <text:p>-4.8281564</text:p>
              </table:table-cell>
              <table:table-cell office:value-type="float" office:value="-7.1607349">
                <text:p>-7.1607349</text:p>
              </table:table-cell>
              <table:table-cell office:value-type="float" office:value="-8.3295573">
                <text:p>-8.3295573</text:p>
              </table:table-cell>
            </table:table-row>
            <table:table-row>
              <table:table-cell office:value-type="float" office:value="-4.830205">
                <text:p>-</text:p>
              </table:table-cell>
              <table:table-cell office:value-type="float" office:value="-4.830205">
                <text:p>-4.830205</text:p>
              </table:table-cell>
              <table:table-cell office:value-type="float" office:value="-7.3934379">
                <text:p>-7.3934379</text:p>
              </table:table-cell>
              <table:table-cell office:value-type="float" office:value="-7.5557408">
                <text:p>-7.5557408</text:p>
              </table:table-cell>
            </table:table-row>
            <table:table-row>
              <table:table-cell office:value-type="float" office:value="-4.8322439">
                <text:p>-</text:p>
              </table:table-cell>
              <table:table-cell office:value-type="float" office:value="-4.8322439">
                <text:p>-4.8322439</text:p>
              </table:table-cell>
              <table:table-cell office:value-type="float" office:value="-7.1040882">
                <text:p>-7.1040882</text:p>
              </table:table-cell>
              <table:table-cell office:value-type="float" office:value="-7.2417559">
                <text:p>-7.2417559</text:p>
              </table:table-cell>
            </table:table-row>
            <table:table-row>
              <table:table-cell office:value-type="float" office:value="-4.8342734">
                <text:p>-</text:p>
              </table:table-cell>
              <table:table-cell office:value-type="float" office:value="-4.8342734">
                <text:p>-4.8342734</text:p>
              </table:table-cell>
              <table:table-cell office:value-type="float" office:value="-7.7302732">
                <text:p>-7.7302732</text:p>
              </table:table-cell>
              <table:table-cell office:value-type="float" office:value="-7.0887992">
                <text:p>-7.0887992</text:p>
              </table:table-cell>
            </table:table-row>
            <table:table-row>
              <table:table-cell office:value-type="float" office:value="-4.8362934">
                <text:p>-</text:p>
              </table:table-cell>
              <table:table-cell office:value-type="float" office:value="-4.8362934">
                <text:p>-4.8362934</text:p>
              </table:table-cell>
              <table:table-cell office:value-type="float" office:value="-7.5641561">
                <text:p>-7.5641561</text:p>
              </table:table-cell>
              <table:table-cell office:value-type="float" office:value="-7.2676875">
                <text:p>-7.2676875</text:p>
              </table:table-cell>
            </table:table-row>
            <table:table-row>
              <table:table-cell office:value-type="float" office:value="-4.838304">
                <text:p>-</text:p>
              </table:table-cell>
              <table:table-cell office:value-type="float" office:value="-4.838304">
                <text:p>-4.838304</text:p>
              </table:table-cell>
              <table:table-cell office:value-type="float" office:value="-7.5732639">
                <text:p>-7.5732639</text:p>
              </table:table-cell>
              <table:table-cell office:value-type="float" office:value="-8.719189">
                <text:p>-8.719189</text:p>
              </table:table-cell>
            </table:table-row>
            <table:table-row>
              <table:table-cell office:value-type="float" office:value="-4.8403054">
                <text:p>-</text:p>
              </table:table-cell>
              <table:table-cell office:value-type="float" office:value="-4.8403054">
                <text:p>-4.8403054</text:p>
              </table:table-cell>
              <table:table-cell office:value-type="float" office:value="-7.2761041">
                <text:p>-7.2761041</text:p>
              </table:table-cell>
              <table:table-cell office:value-type="float" office:value="-7.4213612">
                <text:p>-7.4213612</text:p>
              </table:table-cell>
            </table:table-row>
            <table:table-row>
              <table:table-cell office:value-type="float" office:value="-4.8422976">
                <text:p>-</text:p>
              </table:table-cell>
              <table:table-cell office:value-type="float" office:value="-4.8422976">
                <text:p>-4.8422976</text:p>
              </table:table-cell>
              <table:table-cell office:value-type="float" office:value="-7.1256598">
                <text:p>-7.1256598</text:p>
              </table:table-cell>
              <table:table-cell office:value-type="float" office:value="-7.1848456">
                <text:p>-7.1848456</text:p>
              </table:table-cell>
            </table:table-row>
            <table:table-row>
              <table:table-cell office:value-type="float" office:value="-4.8442807">
                <text:p>-</text:p>
              </table:table-cell>
              <table:table-cell office:value-type="float" office:value="-4.8442807">
                <text:p>-4.8442807</text:p>
              </table:table-cell>
              <table:table-cell office:value-type="float" office:value="-8.0194888">
                <text:p>-8.0194888</text:p>
              </table:table-cell>
              <table:table-cell office:value-type="float" office:value="-7.2327519">
                <text:p>-7.2327519</text:p>
              </table:table-cell>
            </table:table-row>
            <table:table-row>
              <table:table-cell office:value-type="float" office:value="-4.8462548">
                <text:p>-</text:p>
              </table:table-cell>
              <table:table-cell office:value-type="float" office:value="-4.8462548">
                <text:p>-4.8462548</text:p>
              </table:table-cell>
              <table:table-cell office:value-type="float" office:value="-7.5238151">
                <text:p>-7.5238151</text:p>
              </table:table-cell>
              <table:table-cell office:value-type="float" office:value="-7.7103612">
                <text:p>-7.7103612</text:p>
              </table:table-cell>
            </table:table-row>
            <table:table-row>
              <table:table-cell office:value-type="float" office:value="-4.8482199">
                <text:p>-</text:p>
              </table:table-cell>
              <table:table-cell office:value-type="float" office:value="-4.8482199">
                <text:p>-4.8482199</text:p>
              </table:table-cell>
              <table:table-cell office:value-type="float" office:value="-8.0943812">
                <text:p>-8.0943812</text:p>
              </table:table-cell>
              <table:table-cell office:value-type="float" office:value="-8.4347235">
                <text:p>-8.4347235</text:p>
              </table:table-cell>
            </table:table-row>
            <table:table-row>
              <table:table-cell office:value-type="float" office:value="-4.8501762">
                <text:p>-</text:p>
              </table:table-cell>
              <table:table-cell office:value-type="float" office:value="-4.8501762">
                <text:p>-4.8501762</text:p>
              </table:table-cell>
              <table:table-cell office:value-type="float" office:value="-7.4748631">
                <text:p>-7.4748631</text:p>
              </table:table-cell>
              <table:table-cell office:value-type="float" office:value="-7.2434322">
                <text:p>-7.2434322</text:p>
              </table:table-cell>
            </table:table-row>
            <table:table-row>
              <table:table-cell office:value-type="float" office:value="-4.8521238">
                <text:p>-</text:p>
              </table:table-cell>
              <table:table-cell office:value-type="float" office:value="-4.8521238">
                <text:p>-4.8521238</text:p>
              </table:table-cell>
              <table:table-cell office:value-type="float" office:value="-9.2865382">
                <text:p>-9.2865382</text:p>
              </table:table-cell>
              <table:table-cell office:value-type="float" office:value="-7.6713623">
                <text:p>-7.6713623</text:p>
              </table:table-cell>
            </table:table-row>
            <table:table-row>
              <table:table-cell office:value-type="float" office:value="-4.8540626">
                <text:p>-</text:p>
              </table:table-cell>
              <table:table-cell office:value-type="float" office:value="-4.8540626">
                <text:p>-4.8540626</text:p>
              </table:table-cell>
              <table:table-cell office:value-type="float" office:value="-7.2738406">
                <text:p>-7.2738406</text:p>
              </table:table-cell>
              <table:table-cell office:value-type="float" office:value="-7.1465493">
                <text:p>-7.1465493</text:p>
              </table:table-cell>
            </table:table-row>
            <table:table-row>
              <table:table-cell office:value-type="float" office:value="-4.8559928">
                <text:p>-</text:p>
              </table:table-cell>
              <table:table-cell office:value-type="float" office:value="-4.8559928">
                <text:p>-4.8559928</text:p>
              </table:table-cell>
              <table:table-cell office:value-type="float" office:value="-7.484039">
                <text:p>-7.484039</text:p>
              </table:table-cell>
              <table:table-cell office:value-type="float" office:value="-7.1806882">
                <text:p>-7.1806882</text:p>
              </table:table-cell>
            </table:table-row>
            <table:table-row>
              <table:table-cell office:value-type="float" office:value="-4.8579145">
                <text:p>-</text:p>
              </table:table-cell>
              <table:table-cell office:value-type="float" office:value="-4.8579145">
                <text:p>-4.8579145</text:p>
              </table:table-cell>
              <table:table-cell office:value-type="float" office:value="-7.2468514">
                <text:p>-7.2468514</text:p>
              </table:table-cell>
              <table:table-cell office:value-type="float" office:value="-7.1973518">
                <text:p>-7.1973518</text:p>
              </table:table-cell>
            </table:table-row>
            <table:table-row>
              <table:table-cell office:value-type="float" office:value="-4.8598277">
                <text:p>-</text:p>
              </table:table-cell>
              <table:table-cell office:value-type="float" office:value="-4.8598277">
                <text:p>-4.8598277</text:p>
              </table:table-cell>
              <table:table-cell office:value-type="float" office:value="-7.8668006">
                <text:p>-7.8668006</text:p>
              </table:table-cell>
              <table:table-cell office:value-type="float" office:value="-7.2497935">
                <text:p>-7.2497935</text:p>
              </table:table-cell>
            </table:table-row>
            <table:table-row>
              <table:table-cell office:value-type="float" office:value="-4.8617325">
                <text:p>-</text:p>
              </table:table-cell>
              <table:table-cell office:value-type="float" office:value="-4.8617325">
                <text:p>-4.8617325</text:p>
              </table:table-cell>
              <table:table-cell office:value-type="float" office:value="-7.8235285">
                <text:p>-7.8235285</text:p>
              </table:table-cell>
              <table:table-cell office:value-type="float" office:value="-7.2540283">
                <text:p>-7.2540283</text:p>
              </table:table-cell>
            </table:table-row>
            <table:table-row>
              <table:table-cell office:value-type="float" office:value="-4.863629">
                <text:p>-</text:p>
              </table:table-cell>
              <table:table-cell office:value-type="float" office:value="-4.863629">
                <text:p>-4.863629</text:p>
              </table:table-cell>
              <table:table-cell office:value-type="float" office:value="-7.2888504">
                <text:p>-7.2888504</text:p>
              </table:table-cell>
              <table:table-cell office:value-type="float" office:value="-8.1877083">
                <text:p>-8.1877083</text:p>
              </table:table-cell>
            </table:table-row>
            <table:table-row>
              <table:table-cell office:value-type="float" office:value="-4.8655173">
                <text:p>-</text:p>
              </table:table-cell>
              <table:table-cell office:value-type="float" office:value="-4.8655173">
                <text:p>-4.8655173</text:p>
              </table:table-cell>
              <table:table-cell office:value-type="float" office:value="-7.7328997">
                <text:p>-7.7328997</text:p>
              </table:table-cell>
              <table:table-cell office:value-type="float" office:value="-7.4132605">
                <text:p>-7.4132605</text:p>
              </table:table-cell>
            </table:table-row>
            <table:table-row>
              <table:table-cell office:value-type="float" office:value="-4.8673974">
                <text:p>-</text:p>
              </table:table-cell>
              <table:table-cell office:value-type="float" office:value="-4.8673974">
                <text:p>-4.8673974</text:p>
              </table:table-cell>
              <table:table-cell office:value-type="float" office:value="-7.5674935">
                <text:p>-7.5674935</text:p>
              </table:table-cell>
              <table:table-cell office:value-type="float" office:value="-8.4320331">
                <text:p>-8.4320331</text:p>
              </table:table-cell>
            </table:table-row>
            <table:table-row>
              <table:table-cell office:value-type="float" office:value="-4.8692693">
                <text:p>-</text:p>
              </table:table-cell>
              <table:table-cell office:value-type="float" office:value="-4.8692693">
                <text:p>-4.8692693</text:p>
              </table:table-cell>
              <table:table-cell office:value-type="float" office:value="-7.4110064">
                <text:p>-7.4110064</text:p>
              </table:table-cell>
              <table:table-cell office:value-type="float" office:value="-7.1547887">
                <text:p>-7.1547887</text:p>
              </table:table-cell>
            </table:table-row>
            <table:table-row>
              <table:table-cell office:value-type="float" office:value="-4.8711333">
                <text:p>-</text:p>
              </table:table-cell>
              <table:table-cell office:value-type="float" office:value="-4.8711333">
                <text:p>-4.8711333</text:p>
              </table:table-cell>
              <table:table-cell office:value-type="float" office:value="-7.5219188">
                <text:p>-7.5219188</text:p>
              </table:table-cell>
              <table:table-cell office:value-type="float" office:value="-7.4501859">
                <text:p>-7.4501859</text:p>
              </table:table-cell>
            </table:table-row>
            <table:table-row>
              <table:table-cell office:value-type="float" office:value="-4.8729893">
                <text:p>-</text:p>
              </table:table-cell>
              <table:table-cell office:value-type="float" office:value="-4.8729893">
                <text:p>-4.8729893</text:p>
              </table:table-cell>
              <table:table-cell office:value-type="float" office:value="-7.2242763">
                <text:p>-7.2242763</text:p>
              </table:table-cell>
              <table:table-cell office:value-type="float" office:value="-7.6166975">
                <text:p>-7.6166975</text:p>
              </table:table-cell>
            </table:table-row>
            <table:table-row>
              <table:table-cell office:value-type="float" office:value="-4.8748374">
                <text:p>-</text:p>
              </table:table-cell>
              <table:table-cell office:value-type="float" office:value="-4.8748374">
                <text:p>-4.8748374</text:p>
              </table:table-cell>
              <table:table-cell office:value-type="float" office:value="-7.8949253">
                <text:p>-7.8949253</text:p>
              </table:table-cell>
              <table:table-cell office:value-type="float" office:value="-8.5468987">
                <text:p>-8.5468987</text:p>
              </table:table-cell>
            </table:table-row>
            <table:table-row>
              <table:table-cell office:value-type="float" office:value="-4.8766776">
                <text:p>-</text:p>
              </table:table-cell>
              <table:table-cell office:value-type="float" office:value="-4.8766776">
                <text:p>-4.8766776</text:p>
              </table:table-cell>
              <table:table-cell office:value-type="float" office:value="-7.357426">
                <text:p>-7.357426</text:p>
              </table:table-cell>
              <table:table-cell office:value-type="float" office:value="-7.3633968">
                <text:p>-7.3633968</text:p>
              </table:table-cell>
            </table:table-row>
            <table:table-row>
              <table:table-cell office:value-type="float" office:value="-4.8785101">
                <text:p>-</text:p>
              </table:table-cell>
              <table:table-cell office:value-type="float" office:value="-4.8785101">
                <text:p>-4.8785101</text:p>
              </table:table-cell>
              <table:table-cell office:value-type="float" office:value="-9.7576496">
                <text:p>-9.7576496</text:p>
              </table:table-cell>
              <table:table-cell office:value-type="float" office:value="-7.6480096">
                <text:p>-7.6480096</text:p>
              </table:table-cell>
            </table:table-row>
            <table:table-row>
              <table:table-cell office:value-type="float" office:value="-4.8803349">
                <text:p>-</text:p>
              </table:table-cell>
              <table:table-cell office:value-type="float" office:value="-4.8803349">
                <text:p>-4.8803349</text:p>
              </table:table-cell>
              <table:table-cell office:value-type="float" office:value="-7.6300146">
                <text:p>-7.6300146</text:p>
              </table:table-cell>
              <table:table-cell office:value-type="float" office:value="-7.2655601">
                <text:p>-7.2655601</text:p>
              </table:table-cell>
            </table:table-row>
            <table:table-row>
              <table:table-cell office:value-type="float" office:value="-4.882152">
                <text:p>-</text:p>
              </table:table-cell>
              <table:table-cell office:value-type="float" office:value="-4.882152">
                <text:p>-4.882152</text:p>
              </table:table-cell>
              <table:table-cell office:value-type="float" office:value="-7.8199532">
                <text:p>-7.8199532</text:p>
              </table:table-cell>
              <table:table-cell office:value-type="float" office:value="-7.331534">
                <text:p>-7.331534</text:p>
              </table:table-cell>
            </table:table-row>
            <table:table-row>
              <table:table-cell office:value-type="float" office:value="-4.8839616">
                <text:p>-</text:p>
              </table:table-cell>
              <table:table-cell office:value-type="float" office:value="-4.8839616">
                <text:p>-4.8839616</text:p>
              </table:table-cell>
              <table:table-cell office:value-type="float" office:value="-7.545648">
                <text:p>-7.545648</text:p>
              </table:table-cell>
              <table:table-cell office:value-type="float" office:value="-7.3230305">
                <text:p>-7.3230305</text:p>
              </table:table-cell>
            </table:table-row>
            <table:table-row>
              <table:table-cell office:value-type="float" office:value="-4.8857637">
                <text:p>-</text:p>
              </table:table-cell>
              <table:table-cell office:value-type="float" office:value="-4.8857637">
                <text:p>-4.8857637</text:p>
              </table:table-cell>
              <table:table-cell office:value-type="float" office:value="-7.4930073">
                <text:p>-7.4930073</text:p>
              </table:table-cell>
              <table:table-cell office:value-type="float" office:value="-7.224901">
                <text:p>-7.224901</text:p>
              </table:table-cell>
            </table:table-row>
            <table:table-row>
              <table:table-cell office:value-type="float" office:value="-4.8875583">
                <text:p>-</text:p>
              </table:table-cell>
              <table:table-cell office:value-type="float" office:value="-4.8875583">
                <text:p>-4.8875583</text:p>
              </table:table-cell>
              <table:table-cell office:value-type="float" office:value="-7.2746808">
                <text:p>-7.2746808</text:p>
              </table:table-cell>
              <table:table-cell office:value-type="float" office:value="-7.8860846">
                <text:p>-7.8860846</text:p>
              </table:table-cell>
            </table:table-row>
            <table:table-row>
              <table:table-cell office:value-type="float" office:value="-4.8893455">
                <text:p>-</text:p>
              </table:table-cell>
              <table:table-cell office:value-type="float" office:value="-4.8893455">
                <text:p>-4.8893455</text:p>
              </table:table-cell>
              <table:table-cell office:value-type="float" office:value="-7.655369">
                <text:p>-7.655369</text:p>
              </table:table-cell>
              <table:table-cell office:value-type="float" office:value="-7.1954843">
                <text:p>-7.1954843</text:p>
              </table:table-cell>
            </table:table-row>
            <table:table-row>
              <table:table-cell office:value-type="float" office:value="-4.8911254">
                <text:p>-</text:p>
              </table:table-cell>
              <table:table-cell office:value-type="float" office:value="-4.8911254">
                <text:p>-4.8911254</text:p>
              </table:table-cell>
              <table:table-cell office:value-type="float" office:value="-7.5542976">
                <text:p>-7.5542976</text:p>
              </table:table-cell>
              <table:table-cell office:value-type="float" office:value="-10.404344">
                <text:p>-10.404344</text:p>
              </table:table-cell>
            </table:table-row>
            <table:table-row>
              <table:table-cell office:value-type="float" office:value="-4.8928981">
                <text:p>-</text:p>
              </table:table-cell>
              <table:table-cell office:value-type="float" office:value="-4.8928981">
                <text:p>-4.8928981</text:p>
              </table:table-cell>
              <table:table-cell office:value-type="float" office:value="-7.2165797">
                <text:p>-7.2165797</text:p>
              </table:table-cell>
              <table:table-cell office:value-type="float" office:value="-6.959084">
                <text:p>-6.959084</text:p>
              </table:table-cell>
            </table:table-row>
            <table:table-row>
              <table:table-cell office:value-type="float" office:value="-4.8946635">
                <text:p>-</text:p>
              </table:table-cell>
              <table:table-cell office:value-type="float" office:value="-4.8946635">
                <text:p>-4.8946635</text:p>
              </table:table-cell>
              <table:table-cell office:value-type="float" office:value="-7.276121">
                <text:p>-7.276121</text:p>
              </table:table-cell>
              <table:table-cell office:value-type="float" office:value="-7.7138713">
                <text:p>-7.7138713</text:p>
              </table:table-cell>
            </table:table-row>
            <table:table-row>
              <table:table-cell office:value-type="float" office:value="-4.8964218">
                <text:p>-</text:p>
              </table:table-cell>
              <table:table-cell office:value-type="float" office:value="-4.8964218">
                <text:p>-4.8964218</text:p>
              </table:table-cell>
              <table:table-cell office:value-type="float" office:value="-7.1839592">
                <text:p>-7.1839592</text:p>
              </table:table-cell>
              <table:table-cell office:value-type="float" office:value="-6.9596522">
                <text:p>-6.9596522</text:p>
              </table:table-cell>
            </table:table-row>
            <table:table-row>
              <table:table-cell office:value-type="float" office:value="-4.898173">
                <text:p>-</text:p>
              </table:table-cell>
              <table:table-cell office:value-type="float" office:value="-4.898173">
                <text:p>-4.898173</text:p>
              </table:table-cell>
              <table:table-cell office:value-type="float" office:value="-6.9310027">
                <text:p>-6.9310027</text:p>
              </table:table-cell>
              <table:table-cell office:value-type="float" office:value="-7.6605842">
                <text:p>-7.6605842</text:p>
              </table:table-cell>
            </table:table-row>
            <table:table-row>
              <table:table-cell office:value-type="float" office:value="-4.8999172">
                <text:p>-</text:p>
              </table:table-cell>
              <table:table-cell office:value-type="float" office:value="-4.8999172">
                <text:p>-4.8999172</text:p>
              </table:table-cell>
              <table:table-cell office:value-type="float" office:value="-7.3327435">
                <text:p>-7.3327435</text:p>
              </table:table-cell>
              <table:table-cell office:value-type="float" office:value="-7.0562806">
                <text:p>-7.0562806</text:p>
              </table:table-cell>
            </table:table-row>
            <table:table-row>
              <table:table-cell office:value-type="float" office:value="-4.9016544">
                <text:p>-</text:p>
              </table:table-cell>
              <table:table-cell office:value-type="float" office:value="-4.9016544">
                <text:p>-4.9016544</text:p>
              </table:table-cell>
              <table:table-cell office:value-type="float" office:value="-7.6291649">
                <text:p>-7.6291649</text:p>
              </table:table-cell>
              <table:table-cell office:value-type="float" office:value="-7.2251269">
                <text:p>-7.2251269</text:p>
              </table:table-cell>
            </table:table-row>
            <table:table-row>
              <table:table-cell office:value-type="float" office:value="-4.9033847">
                <text:p>-</text:p>
              </table:table-cell>
              <table:table-cell office:value-type="float" office:value="-4.9033847">
                <text:p>-4.9033847</text:p>
              </table:table-cell>
              <table:table-cell office:value-type="float" office:value="-7.0505502">
                <text:p>-7.0505502</text:p>
              </table:table-cell>
              <table:table-cell office:value-type="float" office:value="-7.1617675">
                <text:p>-7.1617675</text:p>
              </table:table-cell>
            </table:table-row>
            <table:table-row>
              <table:table-cell office:value-type="float" office:value="-4.9051081">
                <text:p>-</text:p>
              </table:table-cell>
              <table:table-cell office:value-type="float" office:value="-4.9051081">
                <text:p>-4.9051081</text:p>
              </table:table-cell>
              <table:table-cell office:value-type="float" office:value="-7.0952747">
                <text:p>-7.0952747</text:p>
              </table:table-cell>
              <table:table-cell office:value-type="float" office:value="-7.2384777">
                <text:p>-7.2384777</text:p>
              </table:table-cell>
            </table:table-row>
            <table:table-row>
              <table:table-cell office:value-type="float" office:value="-4.9068247">
                <text:p>-</text:p>
              </table:table-cell>
              <table:table-cell office:value-type="float" office:value="-4.9068247">
                <text:p>-4.9068247</text:p>
              </table:table-cell>
              <table:table-cell office:value-type="float" office:value="-7.2317499">
                <text:p>-7.2317499</text:p>
              </table:table-cell>
              <table:table-cell office:value-type="float" office:value="-7.0467531">
                <text:p>-7.0467531</text:p>
              </table:table-cell>
            </table:table-row>
            <table:table-row>
              <table:table-cell office:value-type="float" office:value="-4.9085345">
                <text:p>-</text:p>
              </table:table-cell>
              <table:table-cell office:value-type="float" office:value="-4.9085345">
                <text:p>-4.9085345</text:p>
              </table:table-cell>
              <table:table-cell office:value-type="float" office:value="-6.9751073">
                <text:p>-6.9751073</text:p>
              </table:table-cell>
              <table:table-cell office:value-type="float" office:value="-7.2341172">
                <text:p>-7.2341172</text:p>
              </table:table-cell>
            </table:table-row>
            <table:table-row>
              <table:table-cell office:value-type="float" office:value="-4.9102376">
                <text:p>-</text:p>
              </table:table-cell>
              <table:table-cell office:value-type="float" office:value="-4.9102376">
                <text:p>-4.9102376</text:p>
              </table:table-cell>
              <table:table-cell office:value-type="float" office:value="-7.7820365">
                <text:p>-7.7820365</text:p>
              </table:table-cell>
              <table:table-cell office:value-type="float" office:value="-8.2954234">
                <text:p>-8.2954234</text:p>
              </table:table-cell>
            </table:table-row>
            <table:table-row>
              <table:table-cell office:value-type="float" office:value="-4.9119341">
                <text:p>-</text:p>
              </table:table-cell>
              <table:table-cell office:value-type="float" office:value="-4.9119341">
                <text:p>-4.9119341</text:p>
              </table:table-cell>
              <table:table-cell office:value-type="float" office:value="-7.3510444">
                <text:p>-7.3510444</text:p>
              </table:table-cell>
              <table:table-cell office:value-type="float" office:value="-7.1357755">
                <text:p>-7.1357755</text:p>
              </table:table-cell>
            </table:table-row>
            <table:table-row>
              <table:table-cell office:value-type="float" office:value="-4.913624">
                <text:p>-</text:p>
              </table:table-cell>
              <table:table-cell office:value-type="float" office:value="-4.913624">
                <text:p>-4.913624</text:p>
              </table:table-cell>
              <table:table-cell office:value-type="float" office:value="-7.6259627">
                <text:p>-7.6259627</text:p>
              </table:table-cell>
              <table:table-cell office:value-type="float" office:value="-7.4572021">
                <text:p>-7.4572021</text:p>
              </table:table-cell>
            </table:table-row>
            <table:table-row>
              <table:table-cell office:value-type="float" office:value="-4.9153073">
                <text:p>-</text:p>
              </table:table-cell>
              <table:table-cell office:value-type="float" office:value="-4.9153073">
                <text:p>-4.9153073</text:p>
              </table:table-cell>
              <table:table-cell office:value-type="float" office:value="-7.0394383">
                <text:p>-7.0394383</text:p>
              </table:table-cell>
              <table:table-cell office:value-type="float" office:value="-7.5982177">
                <text:p>-7.5982177</text:p>
              </table:table-cell>
            </table:table-row>
            <table:table-row>
              <table:table-cell office:value-type="float" office:value="-4.9169841">
                <text:p>-</text:p>
              </table:table-cell>
              <table:table-cell office:value-type="float" office:value="-4.9169841">
                <text:p>-4.9169841</text:p>
              </table:table-cell>
              <table:table-cell office:value-type="float" office:value="-7.788592">
                <text:p>-7.788592</text:p>
              </table:table-cell>
              <table:table-cell office:value-type="float" office:value="-7.0113367">
                <text:p>-7.0113367</text:p>
              </table:table-cell>
            </table:table-row>
            <table:table-row>
              <table:table-cell office:value-type="float" office:value="-4.9186545">
                <text:p>-</text:p>
              </table:table-cell>
              <table:table-cell office:value-type="float" office:value="-4.9186545">
                <text:p>-4.9186545</text:p>
              </table:table-cell>
              <table:table-cell office:value-type="float" office:value="-7.1913978">
                <text:p>-7.1913978</text:p>
              </table:table-cell>
              <table:table-cell office:value-type="float" office:value="-7.1585646">
                <text:p>-7.1585646</text:p>
              </table:table-cell>
            </table:table-row>
            <table:table-row>
              <table:table-cell office:value-type="float" office:value="-4.9203185">
                <text:p>-</text:p>
              </table:table-cell>
              <table:table-cell office:value-type="float" office:value="-4.9203185">
                <text:p>-4.9203185</text:p>
              </table:table-cell>
              <table:table-cell office:value-type="float" office:value="-7.4056884">
                <text:p>-7.4056884</text:p>
              </table:table-cell>
              <table:table-cell office:value-type="float" office:value="-7.0629472">
                <text:p>-7.0629472</text:p>
              </table:table-cell>
            </table:table-row>
            <table:table-row>
              <table:table-cell office:value-type="float" office:value="-4.9219761">
                <text:p>-</text:p>
              </table:table-cell>
              <table:table-cell office:value-type="float" office:value="-4.9219761">
                <text:p>-4.9219761</text:p>
              </table:table-cell>
              <table:table-cell office:value-type="float" office:value="-7.9871348">
                <text:p>-7.9871348</text:p>
              </table:table-cell>
              <table:table-cell office:value-type="float" office:value="-7.0908473">
                <text:p>-7.0908473</text:p>
              </table:table-cell>
            </table:table-row>
            <table:table-row>
              <table:table-cell office:value-type="float" office:value="-4.9236275">
                <text:p>-</text:p>
              </table:table-cell>
              <table:table-cell office:value-type="float" office:value="-4.9236275">
                <text:p>-4.9236275</text:p>
              </table:table-cell>
              <table:table-cell office:value-type="float" office:value="-7.0569109">
                <text:p>-7.0569109</text:p>
              </table:table-cell>
              <table:table-cell office:value-type="float" office:value="-7.2386653">
                <text:p>-7.2386653</text:p>
              </table:table-cell>
            </table:table-row>
            <table:table-row>
              <table:table-cell office:value-type="float" office:value="-4.9252725">
                <text:p>-</text:p>
              </table:table-cell>
              <table:table-cell office:value-type="float" office:value="-4.9252725">
                <text:p>-4.9252725</text:p>
              </table:table-cell>
              <table:table-cell office:value-type="float" office:value="-7.2884734">
                <text:p>-7.2884734</text:p>
              </table:table-cell>
              <table:table-cell office:value-type="float" office:value="-6.9657555">
                <text:p>-6.9657555</text:p>
              </table:table-cell>
            </table:table-row>
            <table:table-row>
              <table:table-cell office:value-type="float" office:value="-4.9269114">
                <text:p>-</text:p>
              </table:table-cell>
              <table:table-cell office:value-type="float" office:value="-4.9269114">
                <text:p>-4.9269114</text:p>
              </table:table-cell>
              <table:table-cell office:value-type="float" office:value="-7.027529">
                <text:p>-7.027529</text:p>
              </table:table-cell>
              <table:table-cell office:value-type="float" office:value="-7.1256086">
                <text:p>-7.1256086</text:p>
              </table:table-cell>
            </table:table-row>
            <table:table-row>
              <table:table-cell office:value-type="float" office:value="-4.9285441">
                <text:p>-</text:p>
              </table:table-cell>
              <table:table-cell office:value-type="float" office:value="-4.9285441">
                <text:p>-4.9285441</text:p>
              </table:table-cell>
              <table:table-cell office:value-type="float" office:value="-7.2391332">
                <text:p>-7.2391332</text:p>
              </table:table-cell>
              <table:table-cell office:value-type="float" office:value="-7.4609699">
                <text:p>-7.4609699</text:p>
              </table:table-cell>
            </table:table-row>
            <table:table-row>
              <table:table-cell office:value-type="float" office:value="-4.9301707">
                <text:p>-</text:p>
              </table:table-cell>
              <table:table-cell office:value-type="float" office:value="-4.9301707">
                <text:p>-4.9301707</text:p>
              </table:table-cell>
              <table:table-cell office:value-type="float" office:value="-7.6341406">
                <text:p>-7.6341406</text:p>
              </table:table-cell>
              <table:table-cell office:value-type="float" office:value="-7.1896523">
                <text:p>-7.1896523</text:p>
              </table:table-cell>
            </table:table-row>
            <table:table-row>
              <table:table-cell office:value-type="float" office:value="-4.9317912">
                <text:p>-</text:p>
              </table:table-cell>
              <table:table-cell office:value-type="float" office:value="-4.9317912">
                <text:p>-4.9317912</text:p>
              </table:table-cell>
              <table:table-cell office:value-type="float" office:value="-6.9773156">
                <text:p>-6.9773156</text:p>
              </table:table-cell>
              <table:table-cell office:value-type="float" office:value="-7.0561674">
                <text:p>-7.0561674</text:p>
              </table:table-cell>
            </table:table-row>
            <table:table-row>
              <table:table-cell office:value-type="float" office:value="-4.9334057">
                <text:p>-</text:p>
              </table:table-cell>
              <table:table-cell office:value-type="float" office:value="-4.9334057">
                <text:p>-4.9334057</text:p>
              </table:table-cell>
              <table:table-cell office:value-type="float" office:value="-7.1683922">
                <text:p>-7.1683922</text:p>
              </table:table-cell>
              <table:table-cell office:value-type="float" office:value="-7.3229616">
                <text:p>-7.3229616</text:p>
              </table:table-cell>
            </table:table-row>
            <table:table-row>
              <table:table-cell office:value-type="float" office:value="-4.9350142">
                <text:p>-</text:p>
              </table:table-cell>
              <table:table-cell office:value-type="float" office:value="-4.9350142">
                <text:p>-4.9350142</text:p>
              </table:table-cell>
              <table:table-cell office:value-type="float" office:value="-7.3472113">
                <text:p>-7.3472113</text:p>
              </table:table-cell>
              <table:table-cell office:value-type="float" office:value="-7.0290851">
                <text:p>-7.0290851</text:p>
              </table:table-cell>
            </table:table-row>
            <table:table-row>
              <table:table-cell office:value-type="float" office:value="-4.9366168">
                <text:p>-</text:p>
              </table:table-cell>
              <table:table-cell office:value-type="float" office:value="-4.9366168">
                <text:p>-4.9366168</text:p>
              </table:table-cell>
              <table:table-cell office:value-type="float" office:value="-6.9934663">
                <text:p>-6.9934663</text:p>
              </table:table-cell>
              <table:table-cell office:value-type="float" office:value="-8.411824">
                <text:p>-8.411824</text:p>
              </table:table-cell>
            </table:table-row>
            <table:table-row>
              <table:table-cell office:value-type="float" office:value="-4.9382134">
                <text:p>-</text:p>
              </table:table-cell>
              <table:table-cell office:value-type="float" office:value="-4.9382134">
                <text:p>-4.9382134</text:p>
              </table:table-cell>
              <table:table-cell office:value-type="float" office:value="-7.088112">
                <text:p>-7.088112</text:p>
              </table:table-cell>
              <table:table-cell office:value-type="float" office:value="-7.2570908">
                <text:p>-7.2570908</text:p>
              </table:table-cell>
            </table:table-row>
            <table:table-row>
              <table:table-cell office:value-type="float" office:value="-4.9398043">
                <text:p>-</text:p>
              </table:table-cell>
              <table:table-cell office:value-type="float" office:value="-4.9398043">
                <text:p>-4.9398043</text:p>
              </table:table-cell>
              <table:table-cell office:value-type="float" office:value="-7.1250711">
                <text:p>-7.1250711</text:p>
              </table:table-cell>
              <table:table-cell office:value-type="float" office:value="-8.8765111">
                <text:p>-8.8765111</text:p>
              </table:table-cell>
            </table:table-row>
            <table:table-row>
              <table:table-cell office:value-type="float" office:value="-4.9413893">
                <text:p>-</text:p>
              </table:table-cell>
              <table:table-cell office:value-type="float" office:value="-4.9413893">
                <text:p>-4.9413893</text:p>
              </table:table-cell>
              <table:table-cell office:value-type="float" office:value="-7.4442957">
                <text:p>-7.4442957</text:p>
              </table:table-cell>
              <table:table-cell office:value-type="float" office:value="-7.4467403">
                <text:p>-7.4467403</text:p>
              </table:table-cell>
            </table:table-row>
            <table:table-row>
              <table:table-cell office:value-type="float" office:value="-4.9429686">
                <text:p>-</text:p>
              </table:table-cell>
              <table:table-cell office:value-type="float" office:value="-4.9429686">
                <text:p>-4.9429686</text:p>
              </table:table-cell>
              <table:table-cell office:value-type="float" office:value="-7.3907243">
                <text:p>-7.3907243</text:p>
              </table:table-cell>
              <table:table-cell office:value-type="float" office:value="-7.041135">
                <text:p>-7.041135</text:p>
              </table:table-cell>
            </table:table-row>
            <table:table-row>
              <table:table-cell office:value-type="float" office:value="-4.9445421">
                <text:p>-</text:p>
              </table:table-cell>
              <table:table-cell office:value-type="float" office:value="-4.9445421">
                <text:p>-4.9445421</text:p>
              </table:table-cell>
              <table:table-cell office:value-type="float" office:value="-7.1530919">
                <text:p>-7.1530919</text:p>
              </table:table-cell>
              <table:table-cell office:value-type="float" office:value="-7.2686828">
                <text:p>-7.2686828</text:p>
              </table:table-cell>
            </table:table-row>
            <table:table-row>
              <table:table-cell office:value-type="float" office:value="-4.94611">
                <text:p>-</text:p>
              </table:table-cell>
              <table:table-cell office:value-type="float" office:value="-4.94611">
                <text:p>-4.94611</text:p>
              </table:table-cell>
              <table:table-cell office:value-type="float" office:value="-7.0581362">
                <text:p>-7.0581362</text:p>
              </table:table-cell>
              <table:table-cell office:value-type="float" office:value="-7.4663374">
                <text:p>-7.4663374</text:p>
              </table:table-cell>
            </table:table-row>
            <table:table-row>
              <table:table-cell office:value-type="float" office:value="-4.9476722">
                <text:p>-</text:p>
              </table:table-cell>
              <table:table-cell office:value-type="float" office:value="-4.9476722">
                <text:p>-4.9476722</text:p>
              </table:table-cell>
              <table:table-cell office:value-type="float" office:value="-7.2839275">
                <text:p>-7.2839275</text:p>
              </table:table-cell>
              <table:table-cell office:value-type="float" office:value="-9.7470634">
                <text:p>-9.7470634</text:p>
              </table:table-cell>
            </table:table-row>
            <table:table-row>
              <table:table-cell office:value-type="float" office:value="-4.9492288">
                <text:p>-</text:p>
              </table:table-cell>
              <table:table-cell office:value-type="float" office:value="-4.9492288">
                <text:p>-4.9492288</text:p>
              </table:table-cell>
              <table:table-cell office:value-type="float" office:value="-7.1826712">
                <text:p>-7.1826712</text:p>
              </table:table-cell>
              <table:table-cell office:value-type="float" office:value="-7.1497996">
                <text:p>-7.1497996</text:p>
              </table:table-cell>
            </table:table-row>
            <table:table-row>
              <table:table-cell office:value-type="float" office:value="-4.9507799">
                <text:p>-</text:p>
              </table:table-cell>
              <table:table-cell office:value-type="float" office:value="-4.9507799">
                <text:p>-4.9507799</text:p>
              </table:table-cell>
              <table:table-cell office:value-type="float" office:value="-7.3761633">
                <text:p>-7.3761633</text:p>
              </table:table-cell>
              <table:table-cell office:value-type="float" office:value="-7.6351834">
                <text:p>-7.6351834</text:p>
              </table:table-cell>
            </table:table-row>
            <table:table-row>
              <table:table-cell office:value-type="float" office:value="-4.9523254">
                <text:p>-</text:p>
              </table:table-cell>
              <table:table-cell office:value-type="float" office:value="-4.9523254">
                <text:p>-4.9523254</text:p>
              </table:table-cell>
              <table:table-cell office:value-type="float" office:value="-7.2706507">
                <text:p>-7.2706507</text:p>
              </table:table-cell>
              <table:table-cell office:value-type="float" office:value="-7.0572212">
                <text:p>-7.0572212</text:p>
              </table:table-cell>
            </table:table-row>
            <table:table-row>
              <table:table-cell office:value-type="float" office:value="-4.9538655">
                <text:p>-</text:p>
              </table:table-cell>
              <table:table-cell office:value-type="float" office:value="-4.9538655">
                <text:p>-4.9538655</text:p>
              </table:table-cell>
              <table:table-cell office:value-type="float" office:value="-7.1034953">
                <text:p>-7.1034953</text:p>
              </table:table-cell>
              <table:table-cell office:value-type="float" office:value="-8.4869795">
                <text:p>-8.4869795</text:p>
              </table:table-cell>
            </table:table-row>
            <table:table-row>
              <table:table-cell office:value-type="float" office:value="-4.9554001">
                <text:p>-</text:p>
              </table:table-cell>
              <table:table-cell office:value-type="float" office:value="-4.9554001">
                <text:p>-4.9554001</text:p>
              </table:table-cell>
              <table:table-cell office:value-type="float" office:value="-7.225156">
                <text:p>-7.225156</text:p>
              </table:table-cell>
              <table:table-cell office:value-type="float" office:value="-7.0450788">
                <text:p>-7.0450788</text:p>
              </table:table-cell>
            </table:table-row>
            <table:table-row>
              <table:table-cell office:value-type="float" office:value="-4.9569293">
                <text:p>-</text:p>
              </table:table-cell>
              <table:table-cell office:value-type="float" office:value="-4.9569293">
                <text:p>-4.9569293</text:p>
              </table:table-cell>
              <table:table-cell office:value-type="float" office:value="-7.217556">
                <text:p>-7.217556</text:p>
              </table:table-cell>
              <table:table-cell office:value-type="float" office:value="-7.239043">
                <text:p>-7.239043</text:p>
              </table:table-cell>
            </table:table-row>
            <table:table-row>
              <table:table-cell office:value-type="float" office:value="-4.9584532">
                <text:p>-</text:p>
              </table:table-cell>
              <table:table-cell office:value-type="float" office:value="-4.9584532">
                <text:p>-4.9584532</text:p>
              </table:table-cell>
              <table:table-cell office:value-type="float" office:value="-7.4532812">
                <text:p>-7.4532812</text:p>
              </table:table-cell>
              <table:table-cell office:value-type="float" office:value="-7.4359686">
                <text:p>-7.4359686</text:p>
              </table:table-cell>
            </table:table-row>
            <table:table-row>
              <table:table-cell office:value-type="float" office:value="-4.9599717">
                <text:p>-</text:p>
              </table:table-cell>
              <table:table-cell office:value-type="float" office:value="-4.9599717">
                <text:p>-4.9599717</text:p>
              </table:table-cell>
              <table:table-cell office:value-type="float" office:value="-7.1916853">
                <text:p>-7.1916853</text:p>
              </table:table-cell>
              <table:table-cell office:value-type="float" office:value="-7.3259536">
                <text:p>-7.3259536</text:p>
              </table:table-cell>
            </table:table-row>
            <table:table-row>
              <table:table-cell office:value-type="float" office:value="-4.961485">
                <text:p>-</text:p>
              </table:table-cell>
              <table:table-cell office:value-type="float" office:value="-4.961485">
                <text:p>-4.961485</text:p>
              </table:table-cell>
              <table:table-cell office:value-type="float" office:value="-7.1842829">
                <text:p>-7.1842829</text:p>
              </table:table-cell>
              <table:table-cell office:value-type="float" office:value="-7.2126174">
                <text:p>-7.2126174</text:p>
              </table:table-cell>
            </table:table-row>
            <table:table-row>
              <table:table-cell office:value-type="float" office:value="-4.9629929">
                <text:p>-</text:p>
              </table:table-cell>
              <table:table-cell office:value-type="float" office:value="-4.9629929">
                <text:p>-4.9629929</text:p>
              </table:table-cell>
              <table:table-cell office:value-type="float" office:value="-7.2154995">
                <text:p>-7.2154995</text:p>
              </table:table-cell>
              <table:table-cell office:value-type="float" office:value="-8.7880159">
                <text:p>-8.7880159</text:p>
              </table:table-cell>
            </table:table-row>
            <table:table-row>
              <table:table-cell office:value-type="float" office:value="-4.9644957">
                <text:p>-</text:p>
              </table:table-cell>
              <table:table-cell office:value-type="float" office:value="-4.9644957">
                <text:p>-4.9644957</text:p>
              </table:table-cell>
              <table:table-cell office:value-type="float" office:value="-7.148844">
                <text:p>-7.148844</text:p>
              </table:table-cell>
              <table:table-cell office:value-type="float" office:value="-7.3181953">
                <text:p>-7.3181953</text:p>
              </table:table-cell>
            </table:table-row>
            <table:table-row>
              <table:table-cell office:value-type="float" office:value="-4.9659933">
                <text:p>-</text:p>
              </table:table-cell>
              <table:table-cell office:value-type="float" office:value="-4.9659933">
                <text:p>-4.9659933</text:p>
              </table:table-cell>
              <table:table-cell office:value-type="float" office:value="-7.4350207">
                <text:p>-7.4350207</text:p>
              </table:table-cell>
              <table:table-cell office:value-type="float" office:value="-7.8448608">
                <text:p>-7.8448608</text:p>
              </table:table-cell>
            </table:table-row>
            <table:table-row>
              <table:table-cell office:value-type="float" office:value="-4.9674857">
                <text:p>-</text:p>
              </table:table-cell>
              <table:table-cell office:value-type="float" office:value="-4.9674857">
                <text:p>-4.9674857</text:p>
              </table:table-cell>
              <table:table-cell office:value-type="float" office:value="-7.608856">
                <text:p>-7.608856</text:p>
              </table:table-cell>
              <table:table-cell office:value-type="float" office:value="-7.1166071">
                <text:p>-7.1166071</text:p>
              </table:table-cell>
            </table:table-row>
            <table:table-row>
              <table:table-cell office:value-type="float" office:value="-4.968973">
                <text:p>-</text:p>
              </table:table-cell>
              <table:table-cell office:value-type="float" office:value="-4.968973">
                <text:p>-4.968973</text:p>
              </table:table-cell>
              <table:table-cell office:value-type="float" office:value="-6.8434999">
                <text:p>-6.8434999</text:p>
              </table:table-cell>
              <table:table-cell office:value-type="float" office:value="-7.0685539">
                <text:p>-7.0685539</text:p>
              </table:table-cell>
            </table:table-row>
            <table:table-row>
              <table:table-cell office:value-type="float" office:value="-4.9704553">
                <text:p>-</text:p>
              </table:table-cell>
              <table:table-cell office:value-type="float" office:value="-4.9704553">
                <text:p>-4.9704553</text:p>
              </table:table-cell>
              <table:table-cell office:value-type="float" office:value="-6.7556574">
                <text:p>-6.7556574</text:p>
              </table:table-cell>
              <table:table-cell office:value-type="float" office:value="-7.3533304">
                <text:p>-7.3533304</text:p>
              </table:table-cell>
            </table:table-row>
            <table:table-row>
              <table:table-cell office:value-type="float" office:value="-4.9719325">
                <text:p>-</text:p>
              </table:table-cell>
              <table:table-cell office:value-type="float" office:value="-4.9719325">
                <text:p>-4.9719325</text:p>
              </table:table-cell>
              <table:table-cell office:value-type="float" office:value="-7.3833312">
                <text:p>-7.3833312</text:p>
              </table:table-cell>
              <table:table-cell office:value-type="float" office:value="-7.1402043">
                <text:p>-7.1402043</text:p>
              </table:table-cell>
            </table:table-row>
            <table:table-row>
              <table:table-cell office:value-type="float" office:value="-4.9734047">
                <text:p>-</text:p>
              </table:table-cell>
              <table:table-cell office:value-type="float" office:value="-4.9734047">
                <text:p>-4.9734047</text:p>
              </table:table-cell>
              <table:table-cell office:value-type="float" office:value="-6.9487582">
                <text:p>-6.9487582</text:p>
              </table:table-cell>
              <table:table-cell office:value-type="float" office:value="-6.790569">
                <text:p>-6.790569</text:p>
              </table:table-cell>
            </table:table-row>
            <table:table-row>
              <table:table-cell office:value-type="float" office:value="-4.9748719">
                <text:p>-</text:p>
              </table:table-cell>
              <table:table-cell office:value-type="float" office:value="-4.9748719">
                <text:p>-4.9748719</text:p>
              </table:table-cell>
              <table:table-cell office:value-type="float" office:value="-7.005644">
                <text:p>-7.005644</text:p>
              </table:table-cell>
              <table:table-cell office:value-type="float" office:value="-7.0824072">
                <text:p>-7.0824072</text:p>
              </table:table-cell>
            </table:table-row>
            <table:table-row>
              <table:table-cell office:value-type="float" office:value="-4.9763342">
                <text:p>-</text:p>
              </table:table-cell>
              <table:table-cell office:value-type="float" office:value="-4.9763342">
                <text:p>-4.9763342</text:p>
              </table:table-cell>
              <table:table-cell office:value-type="float" office:value="-7.1705872">
                <text:p>-7.1705872</text:p>
              </table:table-cell>
              <table:table-cell office:value-type="float" office:value="-6.8783104">
                <text:p>-6.8783104</text:p>
              </table:table-cell>
            </table:table-row>
            <table:table-row>
              <table:table-cell office:value-type="float" office:value="-4.9777916">
                <text:p>-</text:p>
              </table:table-cell>
              <table:table-cell office:value-type="float" office:value="-4.9777916">
                <text:p>-4.9777916</text:p>
              </table:table-cell>
              <table:table-cell office:value-type="float" office:value="-6.8424149">
                <text:p>-6.8424149</text:p>
              </table:table-cell>
              <table:table-cell office:value-type="float" office:value="-7.4670993">
                <text:p>-7.4670993</text:p>
              </table:table-cell>
            </table:table-row>
            <table:table-row>
              <table:table-cell office:value-type="float" office:value="-4.9792441">
                <text:p>-</text:p>
              </table:table-cell>
              <table:table-cell office:value-type="float" office:value="-4.9792441">
                <text:p>-4.9792441</text:p>
              </table:table-cell>
              <table:table-cell office:value-type="float" office:value="-7.9582597">
                <text:p>-7.9582597</text:p>
              </table:table-cell>
              <table:table-cell office:value-type="float" office:value="-7.1720046">
                <text:p>-7.1720046</text:p>
              </table:table-cell>
            </table:table-row>
            <table:table-row>
              <table:table-cell office:value-type="float" office:value="-4.9806917">
                <text:p>-</text:p>
              </table:table-cell>
              <table:table-cell office:value-type="float" office:value="-4.9806917">
                <text:p>-4.9806917</text:p>
              </table:table-cell>
              <table:table-cell office:value-type="float" office:value="-6.9415075">
                <text:p>-6.9415075</text:p>
              </table:table-cell>
              <table:table-cell office:value-type="float" office:value="-7.5214739">
                <text:p>-7.5214739</text:p>
              </table:table-cell>
            </table:table-row>
            <table:table-row>
              <table:table-cell office:value-type="float" office:value="-4.9821346">
                <text:p>-</text:p>
              </table:table-cell>
              <table:table-cell office:value-type="float" office:value="-4.9821346">
                <text:p>-4.9821346</text:p>
              </table:table-cell>
              <table:table-cell office:value-type="float" office:value="-6.7776044">
                <text:p>-6.7776044</text:p>
              </table:table-cell>
              <table:table-cell office:value-type="float" office:value="-7.1182819">
                <text:p>-7.1182819</text:p>
              </table:table-cell>
            </table:table-row>
            <table:table-row>
              <table:table-cell office:value-type="float" office:value="-4.9835726">
                <text:p>-</text:p>
              </table:table-cell>
              <table:table-cell office:value-type="float" office:value="-4.9835726">
                <text:p>-4.9835726</text:p>
              </table:table-cell>
              <table:table-cell office:value-type="float" office:value="-6.9572022">
                <text:p>-6.9572022</text:p>
              </table:table-cell>
              <table:table-cell office:value-type="float" office:value="-6.8727532">
                <text:p>-6.8727532</text:p>
              </table:table-cell>
            </table:table-row>
            <table:table-row>
              <table:table-cell office:value-type="float" office:value="-4.985006">
                <text:p>-</text:p>
              </table:table-cell>
              <table:table-cell office:value-type="float" office:value="-4.985006">
                <text:p>-4.985006</text:p>
              </table:table-cell>
              <table:table-cell office:value-type="float" office:value="-7.4478225">
                <text:p>-7.4478225</text:p>
              </table:table-cell>
              <table:table-cell office:value-type="float" office:value="-8.078973">
                <text:p>-8.078973</text:p>
              </table:table-cell>
            </table:table-row>
            <table:table-row>
              <table:table-cell office:value-type="float" office:value="-4.9864346">
                <text:p>-</text:p>
              </table:table-cell>
              <table:table-cell office:value-type="float" office:value="-4.9864346">
                <text:p>-4.9864346</text:p>
              </table:table-cell>
              <table:table-cell office:value-type="float" office:value="-7.1301493">
                <text:p>-7.1301493</text:p>
              </table:table-cell>
              <table:table-cell office:value-type="float" office:value="-7.094098">
                <text:p>-7.094098</text:p>
              </table:table-cell>
            </table:table-row>
            <table:table-row>
              <table:table-cell office:value-type="float" office:value="-4.9878585">
                <text:p>-</text:p>
              </table:table-cell>
              <table:table-cell office:value-type="float" office:value="-4.9878585">
                <text:p>-4.9878585</text:p>
              </table:table-cell>
              <table:table-cell office:value-type="float" office:value="-7.042738">
                <text:p>-7.042738</text:p>
              </table:table-cell>
              <table:table-cell office:value-type="float" office:value="-8.0627376">
                <text:p>-8.0627376</text:p>
              </table:table-cell>
            </table:table-row>
            <table:table-row>
              <table:table-cell office:value-type="float" office:value="-4.9892778">
                <text:p>-</text:p>
              </table:table-cell>
              <table:table-cell office:value-type="float" office:value="-4.9892778">
                <text:p>-4.9892778</text:p>
              </table:table-cell>
              <table:table-cell office:value-type="float" office:value="-6.8872583">
                <text:p>-6.8872583</text:p>
              </table:table-cell>
              <table:table-cell office:value-type="float" office:value="-6.929127">
                <text:p>-6.929127</text:p>
              </table:table-cell>
            </table:table-row>
            <table:table-row>
              <table:table-cell office:value-type="float" office:value="-4.9906924">
                <text:p>-</text:p>
              </table:table-cell>
              <table:table-cell office:value-type="float" office:value="-4.9906924">
                <text:p>-4.9906924</text:p>
              </table:table-cell>
              <table:table-cell office:value-type="float" office:value="-7.0852351">
                <text:p>-7.0852351</text:p>
              </table:table-cell>
              <table:table-cell office:value-type="float" office:value="-7.3547532">
                <text:p>-7.3547532</text:p>
              </table:table-cell>
            </table:table-row>
            <table:table-row>
              <table:table-cell office:value-type="float" office:value="-4.9921025">
                <text:p>-</text:p>
              </table:table-cell>
              <table:table-cell office:value-type="float" office:value="-4.9921025">
                <text:p>-4.9921025</text:p>
              </table:table-cell>
              <table:table-cell office:value-type="float" office:value="-6.8367635">
                <text:p>-6.8367635</text:p>
              </table:table-cell>
              <table:table-cell office:value-type="float" office:value="-6.9726773">
                <text:p>-6.9726773</text:p>
              </table:table-cell>
            </table:table-row>
            <table:table-row>
              <table:table-cell office:value-type="float" office:value="-4.993508">
                <text:p>-</text:p>
              </table:table-cell>
              <table:table-cell office:value-type="float" office:value="-4.993508">
                <text:p>-4.993508</text:p>
              </table:table-cell>
              <table:table-cell office:value-type="float" office:value="-7.3972825">
                <text:p>-7.3972825</text:p>
              </table:table-cell>
              <table:table-cell office:value-type="float" office:value="-7.4375074">
                <text:p>-7.4375074</text:p>
              </table:table-cell>
            </table:table-row>
            <table:table-row>
              <table:table-cell office:value-type="float" office:value="-4.9949089">
                <text:p>-</text:p>
              </table:table-cell>
              <table:table-cell office:value-type="float" office:value="-4.9949089">
                <text:p>-4.9949089</text:p>
              </table:table-cell>
              <table:table-cell office:value-type="float" office:value="-6.9116524">
                <text:p>-6.9116524</text:p>
              </table:table-cell>
              <table:table-cell office:value-type="float" office:value="-7.2512014">
                <text:p>-7.2512014</text:p>
              </table:table-cell>
            </table:table-row>
            <table:table-row>
              <table:table-cell office:value-type="float" office:value="-4.9963054">
                <text:p>-</text:p>
              </table:table-cell>
              <table:table-cell office:value-type="float" office:value="-4.9963054">
                <text:p>-4.9963054</text:p>
              </table:table-cell>
              <table:table-cell office:value-type="float" office:value="-6.9764183">
                <text:p>-6.9764183</text:p>
              </table:table-cell>
              <table:table-cell office:value-type="float" office:value="-6.8448344">
                <text:p>-6.8448344</text:p>
              </table:table-cell>
            </table:table-row>
            <table:table-row>
              <table:table-cell office:value-type="float" office:value="-4.9976974">
                <text:p>-</text:p>
              </table:table-cell>
              <table:table-cell office:value-type="float" office:value="-4.9976974">
                <text:p>-4.9976974</text:p>
              </table:table-cell>
              <table:table-cell office:value-type="float" office:value="-7.6152301">
                <text:p>-7.6152301</text:p>
              </table:table-cell>
              <table:table-cell office:value-type="float" office:value="-7.8511561">
                <text:p>-7.8511561</text:p>
              </table:table-cell>
            </table:table-row>
            <table:table-row>
              <table:table-cell office:value-type="float" office:value="-4.9990849">
                <text:p>-</text:p>
              </table:table-cell>
              <table:table-cell office:value-type="float" office:value="-4.9990849">
                <text:p>-4.9990849</text:p>
              </table:table-cell>
              <table:table-cell office:value-type="float" office:value="-7.0374453">
                <text:p>-7.0374453</text:p>
              </table:table-cell>
              <table:table-cell office:value-type="float" office:value="-6.8489933">
                <text:p>-6.8489933</text:p>
              </table:table-cell>
            </table:table-row>
            <table:table-row>
              <table:table-cell office:value-type="float" office:value="-5.000468">
                <text:p>-10</text:p>
              </table:table-cell>
              <table:table-cell office:value-type="float" office:value="-5.000468">
                <text:p>-5.000468</text:p>
              </table:table-cell>
              <table:table-cell office:value-type="float" office:value="-7.034534">
                <text:p>-7.034534</text:p>
              </table:table-cell>
              <table:table-cell office:value-type="float" office:value="-7.1631667">
                <text:p>-7.1631667</text:p>
              </table:table-cell>
            </table:table-row>
            <table:table-row>
              <table:table-cell office:value-type="float" office:value="-5.0018467">
                <text:p>-10</text:p>
              </table:table-cell>
              <table:table-cell office:value-type="float" office:value="-5.0018467">
                <text:p>-5.0018467</text:p>
              </table:table-cell>
              <table:table-cell office:value-type="float" office:value="-7.2143348">
                <text:p>-7.2143348</text:p>
              </table:table-cell>
              <table:table-cell office:value-type="float" office:value="-7.7346664">
                <text:p>-7.7346664</text:p>
              </table:table-cell>
            </table:table-row>
            <table:table-row>
              <table:table-cell office:value-type="float" office:value="-5.0032211">
                <text:p>-10</text:p>
              </table:table-cell>
              <table:table-cell office:value-type="float" office:value="-5.0032211">
                <text:p>-5.0032211</text:p>
              </table:table-cell>
              <table:table-cell office:value-type="float" office:value="-7.3187464">
                <text:p>-7.3187464</text:p>
              </table:table-cell>
              <table:table-cell office:value-type="float" office:value="-6.899484">
                <text:p>-6.899484</text:p>
              </table:table-cell>
            </table:table-row>
            <table:table-row>
              <table:table-cell office:value-type="float" office:value="-5.0045911">
                <text:p>-10</text:p>
              </table:table-cell>
              <table:table-cell office:value-type="float" office:value="-5.0045911">
                <text:p>-5.0045911</text:p>
              </table:table-cell>
              <table:table-cell office:value-type="float" office:value="-6.9880326">
                <text:p>-6.9880326</text:p>
              </table:table-cell>
              <table:table-cell office:value-type="float" office:value="-6.947476">
                <text:p>-6.947476</text:p>
              </table:table-cell>
            </table:table-row>
            <table:table-row>
              <table:table-cell office:value-type="float" office:value="-5.0059568">
                <text:p>-10</text:p>
              </table:table-cell>
              <table:table-cell office:value-type="float" office:value="-5.0059568">
                <text:p>-5.0059568</text:p>
              </table:table-cell>
              <table:table-cell office:value-type="float" office:value="-7.1445735">
                <text:p>-7.1445735</text:p>
              </table:table-cell>
              <table:table-cell office:value-type="float" office:value="-9.4656377">
                <text:p>-9.4656377</text:p>
              </table:table-cell>
            </table:table-row>
            <table:table-row>
              <table:table-cell office:value-type="float" office:value="-5.0073183">
                <text:p>-10</text:p>
              </table:table-cell>
              <table:table-cell office:value-type="float" office:value="-5.0073183">
                <text:p>-5.0073183</text:p>
              </table:table-cell>
              <table:table-cell office:value-type="float" office:value="-6.988215">
                <text:p>-6.988215</text:p>
              </table:table-cell>
              <table:table-cell office:value-type="float" office:value="-6.8466099">
                <text:p>-6.8466099</text:p>
              </table:table-cell>
            </table:table-row>
            <table:table-row>
              <table:table-cell office:value-type="float" office:value="-5.0086755">
                <text:p>-10</text:p>
              </table:table-cell>
              <table:table-cell office:value-type="float" office:value="-5.0086755">
                <text:p>-5.0086755</text:p>
              </table:table-cell>
              <table:table-cell office:value-type="float" office:value="-7.1502496">
                <text:p>-7.1502496</text:p>
              </table:table-cell>
              <table:table-cell office:value-type="float" office:value="-7.1696077">
                <text:p>-7.1696077</text:p>
              </table:table-cell>
            </table:table-row>
            <table:table-row>
              <table:table-cell office:value-type="float" office:value="-5.0100284">
                <text:p>-10</text:p>
              </table:table-cell>
              <table:table-cell office:value-type="float" office:value="-5.0100284">
                <text:p>-5.0100284</text:p>
              </table:table-cell>
              <table:table-cell office:value-type="float" office:value="-6.8586769">
                <text:p>-6.8586769</text:p>
              </table:table-cell>
              <table:table-cell office:value-type="float" office:value="-6.9731819">
                <text:p>-6.9731819</text:p>
              </table:table-cell>
            </table:table-row>
            <table:table-row>
              <table:table-cell office:value-type="float" office:value="-5.0113772">
                <text:p>-10</text:p>
              </table:table-cell>
              <table:table-cell office:value-type="float" office:value="-5.0113772">
                <text:p>-5.0113772</text:p>
              </table:table-cell>
              <table:table-cell office:value-type="float" office:value="-6.8559224">
                <text:p>-6.8559224</text:p>
              </table:table-cell>
              <table:table-cell office:value-type="float" office:value="-6.8698876">
                <text:p>-6.8698876</text:p>
              </table:table-cell>
            </table:table-row>
            <table:table-row>
              <table:table-cell office:value-type="float" office:value="-5.0127217">
                <text:p>-10</text:p>
              </table:table-cell>
              <table:table-cell office:value-type="float" office:value="-5.0127217">
                <text:p>-5.0127217</text:p>
              </table:table-cell>
              <table:table-cell office:value-type="float" office:value="-7.0477928">
                <text:p>-7.0477928</text:p>
              </table:table-cell>
              <table:table-cell office:value-type="float" office:value="-6.8778821">
                <text:p>-6.8778821</text:p>
              </table:table-cell>
            </table:table-row>
            <table:table-row>
              <table:table-cell office:value-type="float" office:value="-5.0140622">
                <text:p>-10</text:p>
              </table:table-cell>
              <table:table-cell office:value-type="float" office:value="-5.0140622">
                <text:p>-5.0140622</text:p>
              </table:table-cell>
              <table:table-cell office:value-type="float" office:value="-9.4580872">
                <text:p>-9.4580872</text:p>
              </table:table-cell>
              <table:table-cell office:value-type="float" office:value="-7.0012078">
                <text:p>-7.0012078</text:p>
              </table:table-cell>
            </table:table-row>
            <table:table-row>
              <table:table-cell office:value-type="float" office:value="-5.0153985">
                <text:p>-10</text:p>
              </table:table-cell>
              <table:table-cell office:value-type="float" office:value="-5.0153985">
                <text:p>-5.0153985</text:p>
              </table:table-cell>
              <table:table-cell office:value-type="float" office:value="-6.8453961">
                <text:p>-6.8453961</text:p>
              </table:table-cell>
              <table:table-cell office:value-type="float" office:value="-7.5262797">
                <text:p>-7.5262797</text:p>
              </table:table-cell>
            </table:table-row>
            <table:table-row>
              <table:table-cell office:value-type="float" office:value="-5.0167307">
                <text:p>-10</text:p>
              </table:table-cell>
              <table:table-cell office:value-type="float" office:value="-5.0167307">
                <text:p>-5.0167307</text:p>
              </table:table-cell>
              <table:table-cell office:value-type="float" office:value="-7.338815">
                <text:p>-7.338815</text:p>
              </table:table-cell>
              <table:table-cell office:value-type="float" office:value="-7.2040053">
                <text:p>-7.2040053</text:p>
              </table:table-cell>
            </table:table-row>
            <table:table-row>
              <table:table-cell office:value-type="float" office:value="-5.0180588">
                <text:p>-10</text:p>
              </table:table-cell>
              <table:table-cell office:value-type="float" office:value="-5.0180588">
                <text:p>-5.0180588</text:p>
              </table:table-cell>
              <table:table-cell office:value-type="float" office:value="-6.8966062">
                <text:p>-6.8966062</text:p>
              </table:table-cell>
              <table:table-cell office:value-type="float" office:value="-7.4039947">
                <text:p>-7.4039947</text:p>
              </table:table-cell>
            </table:table-row>
            <table:table-row>
              <table:table-cell office:value-type="float" office:value="-5.0193829">
                <text:p>-10</text:p>
              </table:table-cell>
              <table:table-cell office:value-type="float" office:value="-5.0193829">
                <text:p>-5.0193829</text:p>
              </table:table-cell>
              <table:table-cell office:value-type="float" office:value="-7.2922888">
                <text:p>-7.2922888</text:p>
              </table:table-cell>
              <table:table-cell office:value-type="float" office:value="-8.6977692">
                <text:p>-8.6977692</text:p>
              </table:table-cell>
            </table:table-row>
            <table:table-row>
              <table:table-cell office:value-type="float" office:value="-5.0207029">
                <text:p>-10</text:p>
              </table:table-cell>
              <table:table-cell office:value-type="float" office:value="-5.0207029">
                <text:p>-5.0207029</text:p>
              </table:table-cell>
              <table:table-cell office:value-type="float" office:value="-7.2644249">
                <text:p>-7.2644249</text:p>
              </table:table-cell>
              <table:table-cell office:value-type="float" office:value="-7.2134172">
                <text:p>-7.2134172</text:p>
              </table:table-cell>
            </table:table-row>
            <table:table-row>
              <table:table-cell office:value-type="float" office:value="-5.022019">
                <text:p>-10</text:p>
              </table:table-cell>
              <table:table-cell office:value-type="float" office:value="-5.022019">
                <text:p>-5.022019</text:p>
              </table:table-cell>
              <table:table-cell office:value-type="float" office:value="-7.1348201">
                <text:p>-7.1348201</text:p>
              </table:table-cell>
              <table:table-cell office:value-type="float" office:value="-8.2721929">
                <text:p>-8.2721929</text:p>
              </table:table-cell>
            </table:table-row>
            <table:table-row>
              <table:table-cell office:value-type="float" office:value="-5.023331">
                <text:p>-10</text:p>
              </table:table-cell>
              <table:table-cell office:value-type="float" office:value="-5.023331">
                <text:p>-5.023331</text:p>
              </table:table-cell>
              <table:table-cell office:value-type="float" office:value="-6.935835">
                <text:p>-6.935835</text:p>
              </table:table-cell>
              <table:table-cell office:value-type="float" office:value="-8.2171753">
                <text:p>-8.2171753</text:p>
              </table:table-cell>
            </table:table-row>
            <table:table-row>
              <table:table-cell office:value-type="float" office:value="-5.0246392">
                <text:p>-10</text:p>
              </table:table-cell>
              <table:table-cell office:value-type="float" office:value="-5.0246392">
                <text:p>-5.0246392</text:p>
              </table:table-cell>
              <table:table-cell office:value-type="float" office:value="-7.1926097">
                <text:p>-7.1926097</text:p>
              </table:table-cell>
              <table:table-cell office:value-type="float" office:value="-7.1625508">
                <text:p>-7.1625508</text:p>
              </table:table-cell>
            </table:table-row>
            <table:table-row>
              <table:table-cell office:value-type="float" office:value="-5.0259434">
                <text:p>-10</text:p>
              </table:table-cell>
              <table:table-cell office:value-type="float" office:value="-5.0259434">
                <text:p>-5.0259434</text:p>
              </table:table-cell>
              <table:table-cell office:value-type="float" office:value="-8.1477757">
                <text:p>-8.1477757</text:p>
              </table:table-cell>
              <table:table-cell office:value-type="float" office:value="-6.9099748">
                <text:p>-6.9099748</text:p>
              </table:table-cell>
            </table:table-row>
            <table:table-row>
              <table:table-cell office:value-type="float" office:value="-5.0272437">
                <text:p>-10</text:p>
              </table:table-cell>
              <table:table-cell office:value-type="float" office:value="-5.0272437">
                <text:p>-5.0272437</text:p>
              </table:table-cell>
              <table:table-cell office:value-type="float" office:value="-7.5744137">
                <text:p>-7.5744137</text:p>
              </table:table-cell>
              <table:table-cell office:value-type="float" office:value="-8.1456996">
                <text:p>-8.1456996</text:p>
              </table:table-cell>
            </table:table-row>
            <table:table-row>
              <table:table-cell office:value-type="float" office:value="-5.0285401">
                <text:p>-10</text:p>
              </table:table-cell>
              <table:table-cell office:value-type="float" office:value="-5.0285401">
                <text:p>-5.0285401</text:p>
              </table:table-cell>
              <table:table-cell office:value-type="float" office:value="-7.2361831">
                <text:p>-7.2361831</text:p>
              </table:table-cell>
              <table:table-cell office:value-type="float" office:value="-7.1197467">
                <text:p>-7.1197467</text:p>
              </table:table-cell>
            </table:table-row>
            <table:table-row>
              <table:table-cell office:value-type="float" office:value="-5.0298326">
                <text:p>-10</text:p>
              </table:table-cell>
              <table:table-cell office:value-type="float" office:value="-5.0298326">
                <text:p>-5.0298326</text:p>
              </table:table-cell>
              <table:table-cell office:value-type="float" office:value="-7.8753956">
                <text:p>-7.8753956</text:p>
              </table:table-cell>
              <table:table-cell office:value-type="float" office:value="-7.3401065">
                <text:p>-7.3401065</text:p>
              </table:table-cell>
            </table:table-row>
            <table:table-row>
              <table:table-cell office:value-type="float" office:value="-5.0311213">
                <text:p>-10</text:p>
              </table:table-cell>
              <table:table-cell office:value-type="float" office:value="-5.0311213">
                <text:p>-5.0311213</text:p>
              </table:table-cell>
              <table:table-cell office:value-type="float" office:value="-8.2853291">
                <text:p>-8.2853291</text:p>
              </table:table-cell>
              <table:table-cell office:value-type="float" office:value="-7.3377746">
                <text:p>-7.3377746</text:p>
              </table:table-cell>
            </table:table-row>
            <table:table-row>
              <table:table-cell office:value-type="float" office:value="-5.0324062">
                <text:p>-10</text:p>
              </table:table-cell>
              <table:table-cell office:value-type="float" office:value="-5.0324062">
                <text:p>-5.0324062</text:p>
              </table:table-cell>
              <table:table-cell office:value-type="float" office:value="-7.2577658">
                <text:p>-7.2577658</text:p>
              </table:table-cell>
              <table:table-cell office:value-type="float" office:value="-7.2047219">
                <text:p>-7.2047219</text:p>
              </table:table-cell>
            </table:table-row>
            <table:table-row>
              <table:table-cell office:value-type="float" office:value="-5.0336873">
                <text:p>-10</text:p>
              </table:table-cell>
              <table:table-cell office:value-type="float" office:value="-5.0336873">
                <text:p>-5.0336873</text:p>
              </table:table-cell>
              <table:table-cell office:value-type="float" office:value="-6.9722641">
                <text:p>-6.9722641</text:p>
              </table:table-cell>
              <table:table-cell office:value-type="float" office:value="-7.2195878">
                <text:p>-7.2195878</text:p>
              </table:table-cell>
            </table:table-row>
            <table:table-row>
              <table:table-cell office:value-type="float" office:value="-5.0349647">
                <text:p>-10</text:p>
              </table:table-cell>
              <table:table-cell office:value-type="float" office:value="-5.0349647">
                <text:p>-5.0349647</text:p>
              </table:table-cell>
              <table:table-cell office:value-type="float" office:value="-6.9669385">
                <text:p>-6.9669385</text:p>
              </table:table-cell>
              <table:table-cell office:value-type="float" office:value="-7.039871">
                <text:p>-7.039871</text:p>
              </table:table-cell>
            </table:table-row>
            <table:table-row>
              <table:table-cell office:value-type="float" office:value="-5.0362383">
                <text:p>-10</text:p>
              </table:table-cell>
              <table:table-cell office:value-type="float" office:value="-5.0362383">
                <text:p>-5.0362383</text:p>
              </table:table-cell>
              <table:table-cell office:value-type="float" office:value="-6.9095555">
                <text:p>-6.9095555</text:p>
              </table:table-cell>
              <table:table-cell office:value-type="float" office:value="-7.0295925">
                <text:p>-7.0295925</text:p>
              </table:table-cell>
            </table:table-row>
            <table:table-row>
              <table:table-cell office:value-type="float" office:value="-5.0375082">
                <text:p>-10</text:p>
              </table:table-cell>
              <table:table-cell office:value-type="float" office:value="-5.0375082">
                <text:p>-5.0375082</text:p>
              </table:table-cell>
              <table:table-cell office:value-type="float" office:value="-7.9545751">
                <text:p>-7.9545751</text:p>
              </table:table-cell>
              <table:table-cell office:value-type="float" office:value="-7.4860399">
                <text:p>-7.4860399</text:p>
              </table:table-cell>
            </table:table-row>
            <table:table-row>
              <table:table-cell office:value-type="float" office:value="-5.0387743">
                <text:p>-10</text:p>
              </table:table-cell>
              <table:table-cell office:value-type="float" office:value="-5.0387743">
                <text:p>-5.0387743</text:p>
              </table:table-cell>
              <table:table-cell office:value-type="float" office:value="-7.5007615">
                <text:p>-7.5007615</text:p>
              </table:table-cell>
              <table:table-cell office:value-type="float" office:value="-7.0483408">
                <text:p>-7.0483408</text:p>
              </table:table-cell>
            </table:table-row>
            <table:table-row>
              <table:table-cell office:value-type="float" office:value="-5.0400368">
                <text:p>-10</text:p>
              </table:table-cell>
              <table:table-cell office:value-type="float" office:value="-5.0400368">
                <text:p>-5.0400368</text:p>
              </table:table-cell>
              <table:table-cell office:value-type="float" office:value="-7.2241284">
                <text:p>-7.2241284</text:p>
              </table:table-cell>
              <table:table-cell office:value-type="float" office:value="-6.9635156">
                <text:p>-6.9635156</text:p>
              </table:table-cell>
            </table:table-row>
            <table:table-row>
              <table:table-cell office:value-type="float" office:value="-5.0412957">
                <text:p>-10</text:p>
              </table:table-cell>
              <table:table-cell office:value-type="float" office:value="-5.0412957">
                <text:p>-5.0412957</text:p>
              </table:table-cell>
              <table:table-cell office:value-type="float" office:value="-7.5481116">
                <text:p>-7.5481116</text:p>
              </table:table-cell>
              <table:table-cell office:value-type="float" office:value="-7.0280392">
                <text:p>-7.0280392</text:p>
              </table:table-cell>
            </table:table-row>
            <table:table-row>
              <table:table-cell office:value-type="float" office:value="-5.0425509">
                <text:p>-10</text:p>
              </table:table-cell>
              <table:table-cell office:value-type="float" office:value="-5.0425509">
                <text:p>-5.0425509</text:p>
              </table:table-cell>
              <table:table-cell office:value-type="float" office:value="-6.7072847">
                <text:p>-6.7072847</text:p>
              </table:table-cell>
              <table:table-cell office:value-type="float" office:value="-8.5041025">
                <text:p>-8.5041025</text:p>
              </table:table-cell>
            </table:table-row>
            <table:table-row>
              <table:table-cell office:value-type="float" office:value="-5.0438024">
                <text:p>-10</text:p>
              </table:table-cell>
              <table:table-cell office:value-type="float" office:value="-5.0438024">
                <text:p>-5.0438024</text:p>
              </table:table-cell>
              <table:table-cell office:value-type="float" office:value="-6.6585211">
                <text:p>-6.6585211</text:p>
              </table:table-cell>
              <table:table-cell office:value-type="float" office:value="-6.6282009">
                <text:p>-6.6282009</text:p>
              </table:table-cell>
            </table:table-row>
            <table:table-row>
              <table:table-cell office:value-type="float" office:value="-5.0450504">
                <text:p>-10</text:p>
              </table:table-cell>
              <table:table-cell office:value-type="float" office:value="-5.0450504">
                <text:p>-5.0450504</text:p>
              </table:table-cell>
              <table:table-cell office:value-type="float" office:value="-6.8336743">
                <text:p>-6.8336743</text:p>
              </table:table-cell>
              <table:table-cell office:value-type="float" office:value="-6.6751066">
                <text:p>-6.6751066</text:p>
              </table:table-cell>
            </table:table-row>
            <table:table-row>
              <table:table-cell office:value-type="float" office:value="-5.0462948">
                <text:p>-10</text:p>
              </table:table-cell>
              <table:table-cell office:value-type="float" office:value="-5.0462948">
                <text:p>-5.0462948</text:p>
              </table:table-cell>
              <table:table-cell office:value-type="float" office:value="-6.9439123">
                <text:p>-6.9439123</text:p>
              </table:table-cell>
              <table:table-cell office:value-type="float" office:value="-7.0089619">
                <text:p>-7.0089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103cm" svg:height="21.097cm" xlink:href=".." xlink:type="simple" chart:class="chart:scatter" chart:column-mapping="0 1 2" chart:style-name="ch1">
        <chart:title svg:x="18.595cm" svg:y="0.557cm" chart:style-name="ch2">
          <text:p>Wartosci</text:p>
        </chart:title>
        <chart:legend chart:legend-position="end" svg:x="32.229cm" svg:y="9.712cm" style:legend-expansion="high" chart:style-name="ch3"/>
        <chart:plot-area chart:style-name="ch4" table:cell-range-address="wartosci.A1:wartosci.D101" chart:data-source-has-labels="both" svg:x="1.232cm" svg:y="2.687cm" svg:width="34.88cm" svg:height="17.662cm">
          <chartooo:coordinate-region svg:x="1.959cm" svg:y="2.9cm" svg:width="33.913cm" svg:height="16.776cm"/>
          <chart:axis chart:dimension="x" chart:name="primary-x" chart:style-name="ch5" chartooo:axis-type="auto">
            <chart:title svg:x="18.549cm" svg:y="20.51cm" chart:style-name="ch6">
              <text:p>x</text:p>
            </chart:title>
            <chart:categories table:cell-range-address="wartosci.A2:wartosci.A10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rtosci.B2:wartosci.B101" chart:label-cell-address="wartosci.B1:wartosci.B1" chart:class="chart:scatter">
            <chart:domain table:cell-range-address="wartosci.A2:wartosci.A101"/>
            <chart:data-point chart:repeated="100"/>
          </chart:series>
          <chart:series chart:style-name="ch9" chart:values-cell-range-address="wartosci.C2:wartosci.C101" chart:label-cell-address="wartosci.C1:wartosci.C1" chart:class="chart:scatter">
            <chart:data-point chart:repeated="100"/>
          </chart:series>
          <chart:series chart:style-name="ch10" chart:values-cell-range-address="wartosci.D2:wartosci.D101" chart:label-cell-address="wartosci.D1:wartosci.D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ozwiązanie analityczne</text:p>
                <draw:g>
                  <svg:desc>wartosci.B1:wartosci.B1</svg:desc>
                </draw:g>
              </table:table-cell>
              <table:table-cell office:value-type="string">
                <text:p>3-punktowa metoda konwencjonalna</text:p>
                <draw:g>
                  <svg:desc>wartosci.C1:wartosci.C1</svg:desc>
                </draw:g>
              </table:table-cell>
              <table:table-cell office:value-type="string">
                <text:p>metoda numerowa</text:p>
                <draw:g>
                  <svg:desc>wartosci.D1:wartosc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wartosci.A2:wartosci.A101</svg:desc>
                </draw:g>
              </table:table-cell>
              <table:table-cell office:value-type="float" office:value="0">
                <text:p>0</text:p>
                <draw:g>
                  <svg:desc>wartosci.A2:wartosci.A101</svg:desc>
                </draw:g>
              </table:table-cell>
              <table:table-cell office:value-type="float" office:value="0">
                <text:p>0</text:p>
                <draw:g>
                  <svg:desc>wartosci.B2:wartosci.B101</svg:desc>
                </draw:g>
              </table:table-cell>
              <table:table-cell office:value-type="float" office:value="-0">
                <text:p>-0</text:p>
                <draw:g>
                  <svg:desc>wartosci.C2:wartosci.C101</svg:desc>
                </draw:g>
              </table:table-cell>
              <table:table-cell office:value-type="float" office:value="-0">
                <text:p>-0</text:p>
                <draw:g>
                  <svg:desc>wartosci.D2:wartosci.D101</svg:desc>
                </draw:g>
              </table:table-cell>
            </table:table-row>
            <table:table-row>
              <table:table-cell office:value-type="float" office:value="0.0158666">
                <text:p>0</text:p>
              </table:table-cell>
              <table:table-cell office:value-type="float" office:value="0.0158666">
                <text:p>0.0158666</text:p>
              </table:table-cell>
              <table:table-cell office:value-type="float" office:value="0.0158646">
                <text:p>0.0158646</text:p>
              </table:table-cell>
              <table:table-cell office:value-type="float" office:value="0.0158654">
                <text:p>0.0158654</text:p>
              </table:table-cell>
              <table:table-cell office:value-type="float" office:value="0.0158646">
                <text:p>0.0158646</text:p>
              </table:table-cell>
            </table:table-row>
            <table:table-row>
              <table:table-cell office:value-type="float" office:value="0.0317333">
                <text:p>0</text:p>
              </table:table-cell>
              <table:table-cell office:value-type="float" office:value="0.0317333">
                <text:p>0.0317333</text:p>
              </table:table-cell>
              <table:table-cell office:value-type="float" office:value="0.0317173">
                <text:p>0.0317173</text:p>
              </table:table-cell>
              <table:table-cell office:value-type="float" office:value="0.0317189">
                <text:p>0.0317189</text:p>
              </table:table-cell>
              <table:table-cell office:value-type="float" office:value="0.0317173">
                <text:p>0.0317173</text:p>
              </table:table-cell>
            </table:table-row>
            <table:table-row>
              <table:table-cell office:value-type="float" office:value="0.0475999">
                <text:p>0</text:p>
              </table:table-cell>
              <table:table-cell office:value-type="float" office:value="0.0475999">
                <text:p>0.0475999</text:p>
              </table:table-cell>
              <table:table-cell office:value-type="float" office:value="0.047546">
                <text:p>0.047546</text:p>
              </table:table-cell>
              <table:table-cell office:value-type="float" office:value="0.0475483">
                <text:p>0.0475483</text:p>
              </table:table-cell>
              <table:table-cell office:value-type="float" office:value="0.047546">
                <text:p>0.047546</text:p>
              </table:table-cell>
            </table:table-row>
            <table:table-row>
              <table:table-cell office:value-type="float" office:value="0.0634665">
                <text:p>0</text:p>
              </table:table-cell>
              <table:table-cell office:value-type="float" office:value="0.0634665">
                <text:p>0.0634665</text:p>
              </table:table-cell>
              <table:table-cell office:value-type="float" office:value="0.0633387">
                <text:p>0.0633387</text:p>
              </table:table-cell>
              <table:table-cell office:value-type="float" office:value="0.0633419">
                <text:p>0.0633419</text:p>
              </table:table-cell>
              <table:table-cell office:value-type="float" office:value="0.0633387">
                <text:p>0.0633387</text:p>
              </table:table-cell>
            </table:table-row>
            <table:table-row>
              <table:table-cell office:value-type="float" office:value="0.0793331">
                <text:p>0</text:p>
              </table:table-cell>
              <table:table-cell office:value-type="float" office:value="0.0793331">
                <text:p>0.0793331</text:p>
              </table:table-cell>
              <table:table-cell office:value-type="float" office:value="0.0790836">
                <text:p>0.0790836</text:p>
              </table:table-cell>
              <table:table-cell office:value-type="float" office:value="0.0790876">
                <text:p>0.0790876</text:p>
              </table:table-cell>
              <table:table-cell office:value-type="float" office:value="0.0790836">
                <text:p>0.0790836</text:p>
              </table:table-cell>
            </table:table-row>
            <table:table-row>
              <table:table-cell office:value-type="float" office:value="0.0951998">
                <text:p>0</text:p>
              </table:table-cell>
              <table:table-cell office:value-type="float" office:value="0.0951998">
                <text:p>0.0951998</text:p>
              </table:table-cell>
              <table:table-cell office:value-type="float" office:value="0.0947687">
                <text:p>0.0947687</text:p>
              </table:table-cell>
              <table:table-cell office:value-type="float" office:value="0.0947734">
                <text:p>0.0947734</text:p>
              </table:table-cell>
              <table:table-cell office:value-type="float" office:value="0.0947687">
                <text:p>0.0947687</text:p>
              </table:table-cell>
            </table:table-row>
            <table:table-row>
              <table:table-cell office:value-type="float" office:value="0.111066">
                <text:p>0</text:p>
              </table:table-cell>
              <table:table-cell office:value-type="float" office:value="0.111066">
                <text:p>0.111066</text:p>
              </table:table-cell>
              <table:table-cell office:value-type="float" office:value="0.110382">
                <text:p>0.110382</text:p>
              </table:table-cell>
              <table:table-cell office:value-type="float" office:value="0.110388">
                <text:p>0.110388</text:p>
              </table:table-cell>
              <table:table-cell office:value-type="float" office:value="0.110382">
                <text:p>0.110382</text:p>
              </table:table-cell>
            </table:table-row>
            <table:table-row>
              <table:table-cell office:value-type="float" office:value="0.126933">
                <text:p>0</text:p>
              </table:table-cell>
              <table:table-cell office:value-type="float" office:value="0.126933">
                <text:p>0.126933</text:p>
              </table:table-cell>
              <table:table-cell office:value-type="float" office:value="0.125912">
                <text:p>0.125912</text:p>
              </table:table-cell>
              <table:table-cell office:value-type="float" office:value="0.125918">
                <text:p>0.125918</text:p>
              </table:table-cell>
              <table:table-cell office:value-type="float" office:value="0.125912">
                <text:p>0.125912</text:p>
              </table:table-cell>
            </table:table-row>
            <table:table-row>
              <table:table-cell office:value-type="float" office:value="0.1428">
                <text:p>0</text:p>
              </table:table-cell>
              <table:table-cell office:value-type="float" office:value="0.1428">
                <text:p>0.1428</text:p>
              </table:table-cell>
              <table:table-cell office:value-type="float" office:value="0.141346">
                <text:p>0.141346</text:p>
              </table:table-cell>
              <table:table-cell office:value-type="float" office:value="0.141353">
                <text:p>0.141353</text:p>
              </table:table-cell>
              <table:table-cell office:value-type="float" office:value="0.141346">
                <text:p>0.141346</text:p>
              </table:table-cell>
            </table:table-row>
            <table:table-row>
              <table:table-cell office:value-type="float" office:value="0.158666">
                <text:p>0</text:p>
              </table:table-cell>
              <table:table-cell office:value-type="float" office:value="0.158666">
                <text:p>0.158666</text:p>
              </table:table-cell>
              <table:table-cell office:value-type="float" office:value="0.156673">
                <text:p>0.156673</text:p>
              </table:table-cell>
              <table:table-cell office:value-type="float" office:value="0.156681">
                <text:p>0.156681</text:p>
              </table:table-cell>
              <table:table-cell office:value-type="float" office:value="0.156673">
                <text:p>0.156673</text:p>
              </table:table-cell>
            </table:table-row>
            <table:table-row>
              <table:table-cell office:value-type="float" office:value="0.174533">
                <text:p>0</text:p>
              </table:table-cell>
              <table:table-cell office:value-type="float" office:value="0.174533">
                <text:p>0.174533</text:p>
              </table:table-cell>
              <table:table-cell office:value-type="float" office:value="0.171881">
                <text:p>0.171881</text:p>
              </table:table-cell>
              <table:table-cell office:value-type="float" office:value="0.17189">
                <text:p>0.17189</text:p>
              </table:table-cell>
              <table:table-cell office:value-type="float" office:value="0.171881">
                <text:p>0.171881</text:p>
              </table:table-cell>
            </table:table-row>
            <table:table-row>
              <table:table-cell office:value-type="float" office:value="0.1904">
                <text:p>0</text:p>
              </table:table-cell>
              <table:table-cell office:value-type="float" office:value="0.1904">
                <text:p>0.1904</text:p>
              </table:table-cell>
              <table:table-cell office:value-type="float" office:value="0.186959">
                <text:p>0.186959</text:p>
              </table:table-cell>
              <table:table-cell office:value-type="float" office:value="0.186968">
                <text:p>0.186968</text:p>
              </table:table-cell>
              <table:table-cell office:value-type="float" office:value="0.186959">
                <text:p>0.186959</text:p>
              </table:table-cell>
            </table:table-row>
            <table:table-row>
              <table:table-cell office:value-type="float" office:value="0.206266">
                <text:p>0</text:p>
              </table:table-cell>
              <table:table-cell office:value-type="float" office:value="0.206266">
                <text:p>0.206266</text:p>
              </table:table-cell>
              <table:table-cell office:value-type="float" office:value="0.201894">
                <text:p>0.201894</text:p>
              </table:table-cell>
              <table:table-cell office:value-type="float" office:value="0.201904">
                <text:p>0.201904</text:p>
              </table:table-cell>
              <table:table-cell office:value-type="float" office:value="0.201894">
                <text:p>0.201894</text:p>
              </table:table-cell>
            </table:table-row>
            <table:table-row>
              <table:table-cell office:value-type="float" office:value="0.222133">
                <text:p>0</text:p>
              </table:table-cell>
              <table:table-cell office:value-type="float" office:value="0.222133">
                <text:p>0.22213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686">
                <text:p>0.216686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float" office:value="0.237999">
                <text:p>0</text:p>
              </table:table-cell>
              <table:table-cell office:value-type="float" office:value="0.237999">
                <text:p>0.237999</text:p>
              </table:table-cell>
              <table:table-cell office:value-type="float" office:value="0.231291">
                <text:p>0.231291</text:p>
              </table:table-cell>
              <table:table-cell office:value-type="float" office:value="0.231302">
                <text:p>0.231302</text:p>
              </table:table-cell>
              <table:table-cell office:value-type="float" office:value="0.231291">
                <text:p>0.231291</text:p>
              </table:table-cell>
            </table:table-row>
            <table:table-row>
              <table:table-cell office:value-type="float" office:value="0.253866">
                <text:p>0</text:p>
              </table:table-cell>
              <table:table-cell office:value-type="float" office:value="0.253866">
                <text:p>0.253866</text:p>
              </table:table-cell>
              <table:table-cell office:value-type="float" office:value="0.245729">
                <text:p>0.245729</text:p>
              </table:table-cell>
              <table:table-cell office:value-type="float" office:value="0.245742">
                <text:p>0.245742</text:p>
              </table:table-cell>
              <table:table-cell office:value-type="float" office:value="0.245729">
                <text:p>0.245729</text:p>
              </table:table-cell>
            </table:table-row>
            <table:table-row>
              <table:table-cell office:value-type="float" office:value="0.269733">
                <text:p>0</text:p>
              </table:table-cell>
              <table:table-cell office:value-type="float" office:value="0.269733">
                <text:p>0.269733</text:p>
              </table:table-cell>
              <table:table-cell office:value-type="float" office:value="0.25998">
                <text:p>0.25998</text:p>
              </table:table-cell>
              <table:table-cell office:value-type="float" office:value="0.259993">
                <text:p>0.259993</text:p>
              </table:table-cell>
              <table:table-cell office:value-type="float" office:value="0.25998">
                <text:p>0.25998</text:p>
              </table:table-cell>
            </table:table-row>
            <table:table-row>
              <table:table-cell office:value-type="float" office:value="0.285599">
                <text:p>0</text:p>
              </table:table-cell>
              <table:table-cell office:value-type="float" office:value="0.285599">
                <text:p>0.285599</text:p>
              </table:table-cell>
              <table:table-cell office:value-type="float" office:value="0.274031">
                <text:p>0.274031</text:p>
              </table:table-cell>
              <table:table-cell office:value-type="float" office:value="0.274044">
                <text:p>0.274044</text:p>
              </table:table-cell>
              <table:table-cell office:value-type="float" office:value="0.274031">
                <text:p>0.274031</text:p>
              </table:table-cell>
            </table:table-row>
            <table:table-row>
              <table:table-cell office:value-type="float" office:value="0.301466">
                <text:p>0</text:p>
              </table:table-cell>
              <table:table-cell office:value-type="float" office:value="0.301466">
                <text:p>0.301466</text:p>
              </table:table-cell>
              <table:table-cell office:value-type="float" office:value="0.287871">
                <text:p>0.287871</text:p>
              </table:table-cell>
              <table:table-cell office:value-type="float" office:value="0.287885">
                <text:p>0.287885</text:p>
              </table:table-cell>
              <table:table-cell office:value-type="float" office:value="0.287871">
                <text:p>0.287871</text:p>
              </table:table-cell>
            </table:table-row>
            <table:table-row>
              <table:table-cell office:value-type="float" office:value="0.317333">
                <text:p>0</text:p>
              </table:table-cell>
              <table:table-cell office:value-type="float" office:value="0.317333">
                <text:p>0.317333</text:p>
              </table:table-cell>
              <table:table-cell office:value-type="float" office:value="0.301489">
                <text:p>0.301489</text:p>
              </table:table-cell>
              <table:table-cell office:value-type="float" office:value="0.301503">
                <text:p>0.301503</text:p>
              </table:table-cell>
              <table:table-cell office:value-type="float" office:value="0.301489">
                <text:p>0.301489</text:p>
              </table:table-cell>
            </table:table-row>
            <table:table-row>
              <table:table-cell office:value-type="float" office:value="0.333199">
                <text:p>0</text:p>
              </table:table-cell>
              <table:table-cell office:value-type="float" office:value="0.333199">
                <text:p>0.333199</text:p>
              </table:table-cell>
              <table:table-cell office:value-type="float" office:value="0.314874">
                <text:p>0.314874</text:p>
              </table:table-cell>
              <table:table-cell office:value-type="float" office:value="0.314889">
                <text:p>0.314889</text:p>
              </table:table-cell>
              <table:table-cell office:value-type="float" office:value="0.314874">
                <text:p>0.314874</text:p>
              </table:table-cell>
            </table:table-row>
            <table:table-row>
              <table:table-cell office:value-type="float" office:value="0.349066">
                <text:p>0</text:p>
              </table:table-cell>
              <table:table-cell office:value-type="float" office:value="0.349066">
                <text:p>0.349066</text:p>
              </table:table-cell>
              <table:table-cell office:value-type="float" office:value="0.328015">
                <text:p>0.328015</text:p>
              </table:table-cell>
              <table:table-cell office:value-type="float" office:value="0.328031">
                <text:p>0.328031</text:p>
              </table:table-cell>
              <table:table-cell office:value-type="float" office:value="0.328015">
                <text:p>0.328015</text:p>
              </table:table-cell>
            </table:table-row>
            <table:table-row>
              <table:table-cell office:value-type="float" office:value="0.364932">
                <text:p>0</text:p>
              </table:table-cell>
              <table:table-cell office:value-type="float" office:value="0.364932">
                <text:p>0.364932</text:p>
              </table:table-cell>
              <table:table-cell office:value-type="float" office:value="0.340901">
                <text:p>0.340901</text:p>
              </table:table-cell>
              <table:table-cell office:value-type="float" office:value="0.340918">
                <text:p>0.340918</text:p>
              </table:table-cell>
              <table:table-cell office:value-type="float" office:value="0.340901">
                <text:p>0.340901</text:p>
              </table:table-cell>
            </table:table-row>
            <table:table-row>
              <table:table-cell office:value-type="float" office:value="0.380799">
                <text:p>0</text:p>
              </table:table-cell>
              <table:table-cell office:value-type="float" office:value="0.380799">
                <text:p>0.380799</text:p>
              </table:table-cell>
              <table:table-cell office:value-type="float" office:value="0.353522">
                <text:p>0.353522</text:p>
              </table:table-cell>
              <table:table-cell office:value-type="float" office:value="0.353539">
                <text:p>0.353539</text:p>
              </table:table-cell>
              <table:table-cell office:value-type="float" office:value="0.353522">
                <text:p>0.353522</text:p>
              </table:table-cell>
            </table:table-row>
            <table:table-row>
              <table:table-cell office:value-type="float" office:value="0.396666">
                <text:p>0</text:p>
              </table:table-cell>
              <table:table-cell office:value-type="float" office:value="0.396666">
                <text:p>0.396666</text:p>
              </table:table-cell>
              <table:table-cell office:value-type="float" office:value="0.365866">
                <text:p>0.365866</text:p>
              </table:table-cell>
              <table:table-cell office:value-type="float" office:value="0.365884">
                <text:p>0.365884</text:p>
              </table:table-cell>
              <table:table-cell office:value-type="float" office:value="0.365866">
                <text:p>0.365866</text:p>
              </table:table-cell>
            </table:table-row>
            <table:table-row>
              <table:table-cell office:value-type="float" office:value="0.412532">
                <text:p>0</text:p>
              </table:table-cell>
              <table:table-cell office:value-type="float" office:value="0.412532">
                <text:p>0.412532</text:p>
              </table:table-cell>
              <table:table-cell office:value-type="float" office:value="0.377924">
                <text:p>0.377924</text:p>
              </table:table-cell>
              <table:table-cell office:value-type="float" office:value="0.377943">
                <text:p>0.377943</text:p>
              </table:table-cell>
              <table:table-cell office:value-type="float" office:value="0.377924">
                <text:p>0.377924</text:p>
              </table:table-cell>
            </table:table-row>
            <table:table-row>
              <table:table-cell office:value-type="float" office:value="0.428399">
                <text:p>0</text:p>
              </table:table-cell>
              <table:table-cell office:value-type="float" office:value="0.428399">
                <text:p>0.428399</text:p>
              </table:table-cell>
              <table:table-cell office:value-type="float" office:value="0.389685">
                <text:p>0.389685</text:p>
              </table:table-cell>
              <table:table-cell office:value-type="float" office:value="0.389705">
                <text:p>0.389705</text:p>
              </table:table-cell>
              <table:table-cell office:value-type="float" office:value="0.389685">
                <text:p>0.389685</text:p>
              </table:table-cell>
            </table:table-row>
            <table:table-row>
              <table:table-cell office:value-type="float" office:value="0.444266">
                <text:p>0</text:p>
              </table:table-cell>
              <table:table-cell office:value-type="float" office:value="0.444266">
                <text:p>0.444266</text:p>
              </table:table-cell>
              <table:table-cell office:value-type="float" office:value="0.401139">
                <text:p>0.401139</text:p>
              </table:table-cell>
              <table:table-cell office:value-type="float" office:value="0.401159">
                <text:p>0.401159</text:p>
              </table:table-cell>
              <table:table-cell office:value-type="float" office:value="0.401139">
                <text:p>0.401139</text:p>
              </table:table-cell>
            </table:table-row>
            <table:table-row>
              <table:table-cell office:value-type="float" office:value="0.460132">
                <text:p>0</text:p>
              </table:table-cell>
              <table:table-cell office:value-type="float" office:value="0.460132">
                <text:p>0.460132</text:p>
              </table:table-cell>
              <table:table-cell office:value-type="float" office:value="0.412276">
                <text:p>0.412276</text:p>
              </table:table-cell>
              <table:table-cell office:value-type="float" office:value="0.412296">
                <text:p>0.412296</text:p>
              </table:table-cell>
              <table:table-cell office:value-type="float" office:value="0.412276">
                <text:p>0.412276</text:p>
              </table:table-cell>
            </table:table-row>
            <table:table-row>
              <table:table-cell office:value-type="float" office:value="0.475999">
                <text:p>0</text:p>
              </table:table-cell>
              <table:table-cell office:value-type="float" office:value="0.475999">
                <text:p>0.475999</text:p>
              </table:table-cell>
              <table:table-cell office:value-type="float" office:value="0.423085">
                <text:p>0.423085</text:p>
              </table:table-cell>
              <table:table-cell office:value-type="float" office:value="0.423106">
                <text:p>0.423106</text:p>
              </table:table-cell>
              <table:table-cell office:value-type="float" office:value="0.423085">
                <text:p>0.423085</text:p>
              </table:table-cell>
            </table:table-row>
            <table:table-row>
              <table:table-cell office:value-type="float" office:value="0.491866">
                <text:p>0</text:p>
              </table:table-cell>
              <table:table-cell office:value-type="float" office:value="0.491866">
                <text:p>0.491866</text:p>
              </table:table-cell>
              <table:table-cell office:value-type="float" office:value="0.433557">
                <text:p>0.433557</text:p>
              </table:table-cell>
              <table:table-cell office:value-type="float" office:value="0.433578">
                <text:p>0.433578</text:p>
              </table:table-cell>
              <table:table-cell office:value-type="float" office:value="0.433557">
                <text:p>0.433557</text:p>
              </table:table-cell>
            </table:table-row>
            <table:table-row>
              <table:table-cell office:value-type="float" office:value="0.507732">
                <text:p>0</text:p>
              </table:table-cell>
              <table:table-cell office:value-type="float" office:value="0.507732">
                <text:p>0.507732</text:p>
              </table:table-cell>
              <table:table-cell office:value-type="float" office:value="0.443681">
                <text:p>0.443681</text:p>
              </table:table-cell>
              <table:table-cell office:value-type="float" office:value="0.443703">
                <text:p>0.443703</text:p>
              </table:table-cell>
              <table:table-cell office:value-type="float" office:value="0.443681">
                <text:p>0.443681</text:p>
              </table:table-cell>
            </table:table-row>
            <table:table-row>
              <table:table-cell office:value-type="float" office:value="0.523599">
                <text:p>0</text:p>
              </table:table-cell>
              <table:table-cell office:value-type="float" office:value="0.523599">
                <text:p>0.523599</text:p>
              </table:table-cell>
              <table:table-cell office:value-type="float" office:value="0.45345">
                <text:p>0.45345</text:p>
              </table:table-cell>
              <table:table-cell office:value-type="float" office:value="0.453472">
                <text:p>0.453472</text:p>
              </table:table-cell>
              <table:table-cell office:value-type="float" office:value="0.45345">
                <text:p>0.45345</text:p>
              </table:table-cell>
            </table:table-row>
            <table:table-row>
              <table:table-cell office:value-type="float" office:value="0.539465">
                <text:p>0</text:p>
              </table:table-cell>
              <table:table-cell office:value-type="float" office:value="0.539465">
                <text:p>0.539465</text:p>
              </table:table-cell>
              <table:table-cell office:value-type="float" office:value="0.462852">
                <text:p>0.462852</text:p>
              </table:table-cell>
              <table:table-cell office:value-type="float" office:value="0.462875">
                <text:p>0.462875</text:p>
              </table:table-cell>
              <table:table-cell office:value-type="float" office:value="0.462852">
                <text:p>0.462852</text:p>
              </table:table-cell>
            </table:table-row>
            <table:table-row>
              <table:table-cell office:value-type="float" office:value="0.555332">
                <text:p>0</text:p>
              </table:table-cell>
              <table:table-cell office:value-type="float" office:value="0.555332">
                <text:p>0.555332</text:p>
              </table:table-cell>
              <table:table-cell office:value-type="float" office:value="0.47188">
                <text:p>0.47188</text:p>
              </table:table-cell>
              <table:table-cell office:value-type="float" office:value="0.471903">
                <text:p>0.471903</text:p>
              </table:table-cell>
              <table:table-cell office:value-type="float" office:value="0.47188">
                <text:p>0.47188</text:p>
              </table:table-cell>
            </table:table-row>
            <table:table-row>
              <table:table-cell office:value-type="float" office:value="0.571199">
                <text:p>0</text:p>
              </table:table-cell>
              <table:table-cell office:value-type="float" office:value="0.571199">
                <text:p>0.571199</text:p>
              </table:table-cell>
              <table:table-cell office:value-type="float" office:value="0.480523">
                <text:p>0.480523</text:p>
              </table:table-cell>
              <table:table-cell office:value-type="float" office:value="0.480547">
                <text:p>0.480547</text:p>
              </table:table-cell>
              <table:table-cell office:value-type="float" office:value="0.480523">
                <text:p>0.480523</text:p>
              </table:table-cell>
            </table:table-row>
            <table:table-row>
              <table:table-cell office:value-type="float" office:value="0.587065">
                <text:p>0</text:p>
              </table:table-cell>
              <table:table-cell office:value-type="float" office:value="0.587065">
                <text:p>0.587065</text:p>
              </table:table-cell>
              <table:table-cell office:value-type="float" office:value="0.488773">
                <text:p>0.488773</text:p>
              </table:table-cell>
              <table:table-cell office:value-type="float" office:value="0.488797">
                <text:p>0.488797</text:p>
              </table:table-cell>
              <table:table-cell office:value-type="float" office:value="0.488773">
                <text:p>0.488773</text:p>
              </table:table-cell>
            </table:table-row>
            <table:table-row>
              <table:table-cell office:value-type="float" office:value="0.602932">
                <text:p>0</text:p>
              </table:table-cell>
              <table:table-cell office:value-type="float" office:value="0.602932">
                <text:p>0.602932</text:p>
              </table:table-cell>
              <table:table-cell office:value-type="float" office:value="0.496621">
                <text:p>0.496621</text:p>
              </table:table-cell>
              <table:table-cell office:value-type="float" office:value="0.496645">
                <text:p>0.496645</text:p>
              </table:table-cell>
              <table:table-cell office:value-type="float" office:value="0.496621">
                <text:p>0.496621</text:p>
              </table:table-cell>
            </table:table-row>
            <table:table-row>
              <table:table-cell office:value-type="float" office:value="0.618799">
                <text:p>0</text:p>
              </table:table-cell>
              <table:table-cell office:value-type="float" office:value="0.618799">
                <text:p>0.618799</text:p>
              </table:table-cell>
              <table:table-cell office:value-type="float" office:value="0.504058">
                <text:p>0.504058</text:p>
              </table:table-cell>
              <table:table-cell office:value-type="float" office:value="0.504083">
                <text:p>0.504083</text:p>
              </table:table-cell>
              <table:table-cell office:value-type="float" office:value="0.504058">
                <text:p>0.504058</text:p>
              </table:table-cell>
            </table:table-row>
            <table:table-row>
              <table:table-cell office:value-type="float" office:value="0.634665">
                <text:p>0</text:p>
              </table:table-cell>
              <table:table-cell office:value-type="float" office:value="0.634665">
                <text:p>0.634665</text:p>
              </table:table-cell>
              <table:table-cell office:value-type="float" office:value="0.511077">
                <text:p>0.511077</text:p>
              </table:table-cell>
              <table:table-cell office:value-type="float" office:value="0.511102">
                <text:p>0.511102</text:p>
              </table:table-cell>
              <table:table-cell office:value-type="float" office:value="0.511077">
                <text:p>0.511077</text:p>
              </table:table-cell>
            </table:table-row>
            <table:table-row>
              <table:table-cell office:value-type="float" office:value="0.650532">
                <text:p>0</text:p>
              </table:table-cell>
              <table:table-cell office:value-type="float" office:value="0.650532">
                <text:p>0.650532</text:p>
              </table:table-cell>
              <table:table-cell office:value-type="float" office:value="0.517668">
                <text:p>0.517668</text:p>
              </table:table-cell>
              <table:table-cell office:value-type="float" office:value="0.517694">
                <text:p>0.517694</text:p>
              </table:table-cell>
              <table:table-cell office:value-type="float" office:value="0.517668">
                <text:p>0.517668</text:p>
              </table:table-cell>
            </table:table-row>
            <table:table-row>
              <table:table-cell office:value-type="float" office:value="0.666398">
                <text:p>0</text:p>
              </table:table-cell>
              <table:table-cell office:value-type="float" office:value="0.666398">
                <text:p>0.666398</text:p>
              </table:table-cell>
              <table:table-cell office:value-type="float" office:value="0.523825">
                <text:p>0.523825</text:p>
              </table:table-cell>
              <table:table-cell office:value-type="float" office:value="0.52385">
                <text:p>0.52385</text:p>
              </table:table-cell>
              <table:table-cell office:value-type="float" office:value="0.523825">
                <text:p>0.523825</text:p>
              </table:table-cell>
            </table:table-row>
            <table:table-row>
              <table:table-cell office:value-type="float" office:value="0.682265">
                <text:p>0</text:p>
              </table:table-cell>
              <table:table-cell office:value-type="float" office:value="0.682265">
                <text:p>0.682265</text:p>
              </table:table-cell>
              <table:table-cell office:value-type="float" office:value="0.529538">
                <text:p>0.529538</text:p>
              </table:table-cell>
              <table:table-cell office:value-type="float" office:value="0.529564">
                <text:p>0.529564</text:p>
              </table:table-cell>
              <table:table-cell office:value-type="float" office:value="0.529538">
                <text:p>0.529538</text:p>
              </table:table-cell>
            </table:table-row>
            <table:table-row>
              <table:table-cell office:value-type="float" office:value="0.698132">
                <text:p>0</text:p>
              </table:table-cell>
              <table:table-cell office:value-type="float" office:value="0.698132">
                <text:p>0.698132</text:p>
              </table:table-cell>
              <table:table-cell office:value-type="float" office:value="0.5348">
                <text:p>0.5348</text:p>
              </table:table-cell>
              <table:table-cell office:value-type="float" office:value="0.534826">
                <text:p>0.534826</text:p>
              </table:table-cell>
              <table:table-cell office:value-type="float" office:value="0.5348">
                <text:p>0.5348</text:p>
              </table:table-cell>
            </table:table-row>
            <table:table-row>
              <table:table-cell office:value-type="float" office:value="0.713998">
                <text:p>0</text:p>
              </table:table-cell>
              <table:table-cell office:value-type="float" office:value="0.713998">
                <text:p>0.713998</text:p>
              </table:table-cell>
              <table:table-cell office:value-type="float" office:value="0.539604">
                <text:p>0.539604</text:p>
              </table:table-cell>
              <table:table-cell office:value-type="float" office:value="0.53963">
                <text:p>0.53963</text:p>
              </table:table-cell>
              <table:table-cell office:value-type="float" office:value="0.539604">
                <text:p>0.539604</text:p>
              </table:table-cell>
            </table:table-row>
            <table:table-row>
              <table:table-cell office:value-type="float" office:value="0.729865">
                <text:p>0</text:p>
              </table:table-cell>
              <table:table-cell office:value-type="float" office:value="0.729865">
                <text:p>0.729865</text:p>
              </table:table-cell>
              <table:table-cell office:value-type="float" office:value="0.543942">
                <text:p>0.543942</text:p>
              </table:table-cell>
              <table:table-cell office:value-type="float" office:value="0.543969">
                <text:p>0.543969</text:p>
              </table:table-cell>
              <table:table-cell office:value-type="float" office:value="0.543942">
                <text:p>0.543942</text:p>
              </table:table-cell>
            </table:table-row>
            <table:table-row>
              <table:table-cell office:value-type="float" office:value="0.745732">
                <text:p>0</text:p>
              </table:table-cell>
              <table:table-cell office:value-type="float" office:value="0.745732">
                <text:p>0.745732</text:p>
              </table:table-cell>
              <table:table-cell office:value-type="float" office:value="0.547808">
                <text:p>0.547808</text:p>
              </table:table-cell>
              <table:table-cell office:value-type="float" office:value="0.547835">
                <text:p>0.547835</text:p>
              </table:table-cell>
              <table:table-cell office:value-type="float" office:value="0.547808">
                <text:p>0.547808</text:p>
              </table:table-cell>
            </table:table-row>
            <table:table-row>
              <table:table-cell office:value-type="float" office:value="0.761598">
                <text:p>0</text:p>
              </table:table-cell>
              <table:table-cell office:value-type="float" office:value="0.761598">
                <text:p>0.761598</text:p>
              </table:table-cell>
              <table:table-cell office:value-type="float" office:value="0.551195">
                <text:p>0.551195</text:p>
              </table:table-cell>
              <table:table-cell office:value-type="float" office:value="0.551222">
                <text:p>0.551222</text:p>
              </table:table-cell>
              <table:table-cell office:value-type="float" office:value="0.551195">
                <text:p>0.551195</text:p>
              </table:table-cell>
            </table:table-row>
            <table:table-row>
              <table:table-cell office:value-type="float" office:value="0.777465">
                <text:p>0</text:p>
              </table:table-cell>
              <table:table-cell office:value-type="float" office:value="0.777465">
                <text:p>0.777465</text:p>
              </table:table-cell>
              <table:table-cell office:value-type="float" office:value="0.554095">
                <text:p>0.554095</text:p>
              </table:table-cell>
              <table:table-cell office:value-type="float" office:value="0.554122">
                <text:p>0.554122</text:p>
              </table:table-cell>
              <table:table-cell office:value-type="float" office:value="0.554095">
                <text:p>0.554095</text:p>
              </table:table-cell>
            </table:table-row>
            <table:table-row>
              <table:table-cell office:value-type="float" office:value="0.793331">
                <text:p>0</text:p>
              </table:table-cell>
              <table:table-cell office:value-type="float" office:value="0.793331">
                <text:p>0.793331</text:p>
              </table:table-cell>
              <table:table-cell office:value-type="float" office:value="0.556502">
                <text:p>0.556502</text:p>
              </table:table-cell>
              <table:table-cell office:value-type="float" office:value="0.556529">
                <text:p>0.556529</text:p>
              </table:table-cell>
              <table:table-cell office:value-type="float" office:value="0.556502">
                <text:p>0.556502</text:p>
              </table:table-cell>
            </table:table-row>
            <table:table-row>
              <table:table-cell office:value-type="float" office:value="0.809198">
                <text:p>0</text:p>
              </table:table-cell>
              <table:table-cell office:value-type="float" office:value="0.809198">
                <text:p>0.809198</text:p>
              </table:table-cell>
              <table:table-cell office:value-type="float" office:value="0.558411">
                <text:p>0.558411</text:p>
              </table:table-cell>
              <table:table-cell office:value-type="float" office:value="0.558438">
                <text:p>0.558438</text:p>
              </table:table-cell>
              <table:table-cell office:value-type="float" office:value="0.558411">
                <text:p>0.558411</text:p>
              </table:table-cell>
            </table:table-row>
            <table:table-row>
              <table:table-cell office:value-type="float" office:value="0.825065">
                <text:p>0</text:p>
              </table:table-cell>
              <table:table-cell office:value-type="float" office:value="0.825065">
                <text:p>0.825065</text:p>
              </table:table-cell>
              <table:table-cell office:value-type="float" office:value="0.559814">
                <text:p>0.559814</text:p>
              </table:table-cell>
              <table:table-cell office:value-type="float" office:value="0.559842">
                <text:p>0.559842</text:p>
              </table:table-cell>
              <table:table-cell office:value-type="float" office:value="0.559814">
                <text:p>0.559814</text:p>
              </table:table-cell>
            </table:table-row>
            <table:table-row>
              <table:table-cell office:value-type="float" office:value="0.840931">
                <text:p>0</text:p>
              </table:table-cell>
              <table:table-cell office:value-type="float" office:value="0.840931">
                <text:p>0.840931</text:p>
              </table:table-cell>
              <table:table-cell office:value-type="float" office:value="0.560707">
                <text:p>0.560707</text:p>
              </table:table-cell>
              <table:table-cell office:value-type="float" office:value="0.560734">
                <text:p>0.560734</text:p>
              </table:table-cell>
              <table:table-cell office:value-type="float" office:value="0.560707">
                <text:p>0.560707</text:p>
              </table:table-cell>
            </table:table-row>
            <table:table-row>
              <table:table-cell office:value-type="float" office:value="0.856798">
                <text:p>0</text:p>
              </table:table-cell>
              <table:table-cell office:value-type="float" office:value="0.856798">
                <text:p>0.856798</text:p>
              </table:table-cell>
              <table:table-cell office:value-type="float" office:value="0.561083">
                <text:p>0.561083</text:p>
              </table:table-cell>
              <table:table-cell office:value-type="float" office:value="0.561111">
                <text:p>0.561111</text:p>
              </table:table-cell>
              <table:table-cell office:value-type="float" office:value="0.561083">
                <text:p>0.561083</text:p>
              </table:table-cell>
            </table:table-row>
            <table:table-row>
              <table:table-cell office:value-type="float" office:value="0.872665">
                <text:p>0</text:p>
              </table:table-cell>
              <table:table-cell office:value-type="float" office:value="0.872665">
                <text:p>0.872665</text:p>
              </table:table-cell>
              <table:table-cell office:value-type="float" office:value="0.560938">
                <text:p>0.560938</text:p>
              </table:table-cell>
              <table:table-cell office:value-type="float" office:value="0.560965">
                <text:p>0.560965</text:p>
              </table:table-cell>
              <table:table-cell office:value-type="float" office:value="0.560938">
                <text:p>0.560938</text:p>
              </table:table-cell>
            </table:table-row>
            <table:table-row>
              <table:table-cell office:value-type="float" office:value="0.888531">
                <text:p>0</text:p>
              </table:table-cell>
              <table:table-cell office:value-type="float" office:value="0.888531">
                <text:p>0.888531</text:p>
              </table:table-cell>
              <table:table-cell office:value-type="float" office:value="0.560266">
                <text:p>0.560266</text:p>
              </table:table-cell>
              <table:table-cell office:value-type="float" office:value="0.560293">
                <text:p>0.560293</text:p>
              </table:table-cell>
              <table:table-cell office:value-type="float" office:value="0.560266">
                <text:p>0.560266</text:p>
              </table:table-cell>
            </table:table-row>
            <table:table-row>
              <table:table-cell office:value-type="float" office:value="0.904398">
                <text:p>0</text:p>
              </table:table-cell>
              <table:table-cell office:value-type="float" office:value="0.904398">
                <text:p>0.904398</text:p>
              </table:table-cell>
              <table:table-cell office:value-type="float" office:value="0.559062">
                <text:p>0.559062</text:p>
              </table:table-cell>
              <table:table-cell office:value-type="float" office:value="0.559089">
                <text:p>0.559089</text:p>
              </table:table-cell>
              <table:table-cell office:value-type="float" office:value="0.559062">
                <text:p>0.559062</text:p>
              </table:table-cell>
            </table:table-row>
            <table:table-row>
              <table:table-cell office:value-type="float" office:value="0.920265">
                <text:p>0</text:p>
              </table:table-cell>
              <table:table-cell office:value-type="float" office:value="0.920265">
                <text:p>0.920265</text:p>
              </table:table-cell>
              <table:table-cell office:value-type="float" office:value="0.557321">
                <text:p>0.557321</text:p>
              </table:table-cell>
              <table:table-cell office:value-type="float" office:value="0.557348">
                <text:p>0.557348</text:p>
              </table:table-cell>
              <table:table-cell office:value-type="float" office:value="0.557321">
                <text:p>0.557321</text:p>
              </table:table-cell>
            </table:table-row>
            <table:table-row>
              <table:table-cell office:value-type="float" office:value="0.936131">
                <text:p>0</text:p>
              </table:table-cell>
              <table:table-cell office:value-type="float" office:value="0.936131">
                <text:p>0.936131</text:p>
              </table:table-cell>
              <table:table-cell office:value-type="float" office:value="0.55504">
                <text:p>0.55504</text:p>
              </table:table-cell>
              <table:table-cell office:value-type="float" office:value="0.555067">
                <text:p>0.555067</text:p>
              </table:table-cell>
              <table:table-cell office:value-type="float" office:value="0.55504">
                <text:p>0.55504</text:p>
              </table:table-cell>
            </table:table-row>
            <table:table-row>
              <table:table-cell office:value-type="float" office:value="0.951998">
                <text:p>0</text:p>
              </table:table-cell>
              <table:table-cell office:value-type="float" office:value="0.951998">
                <text:p>0.951998</text:p>
              </table:table-cell>
              <table:table-cell office:value-type="float" office:value="0.552213">
                <text:p>0.552213</text:p>
              </table:table-cell>
              <table:table-cell office:value-type="float" office:value="0.55224">
                <text:p>0.55224</text:p>
              </table:table-cell>
              <table:table-cell office:value-type="float" office:value="0.552213">
                <text:p>0.552213</text:p>
              </table:table-cell>
            </table:table-row>
            <table:table-row>
              <table:table-cell office:value-type="float" office:value="0.967864">
                <text:p>0</text:p>
              </table:table-cell>
              <table:table-cell office:value-type="float" office:value="0.967864">
                <text:p>0.967864</text:p>
              </table:table-cell>
              <table:table-cell office:value-type="float" office:value="0.548837">
                <text:p>0.548837</text:p>
              </table:table-cell>
              <table:table-cell office:value-type="float" office:value="0.548864">
                <text:p>0.548864</text:p>
              </table:table-cell>
              <table:table-cell office:value-type="float" office:value="0.548837">
                <text:p>0.548837</text:p>
              </table:table-cell>
            </table:table-row>
            <table:table-row>
              <table:table-cell office:value-type="float" office:value="0.983731">
                <text:p>0</text:p>
              </table:table-cell>
              <table:table-cell office:value-type="float" office:value="0.983731">
                <text:p>0.983731</text:p>
              </table:table-cell>
              <table:table-cell office:value-type="float" office:value="0.544908">
                <text:p>0.544908</text:p>
              </table:table-cell>
              <table:table-cell office:value-type="float" office:value="0.544935">
                <text:p>0.544935</text:p>
              </table:table-cell>
              <table:table-cell office:value-type="float" office:value="0.544908">
                <text:p>0.544908</text:p>
              </table:table-cell>
            </table:table-row>
            <table:table-row>
              <table:table-cell office:value-type="float" office:value="0.999598">
                <text:p>0</text:p>
              </table:table-cell>
              <table:table-cell office:value-type="float" office:value="0.999598">
                <text:p>0.999598</text:p>
              </table:table-cell>
              <table:table-cell office:value-type="float" office:value="0.540423">
                <text:p>0.540423</text:p>
              </table:table-cell>
              <table:table-cell office:value-type="float" office:value="0.54045">
                <text:p>0.54045</text:p>
              </table:table-cell>
              <table:table-cell office:value-type="float" office:value="0.540423">
                <text:p>0.540423</text:p>
              </table:table-cell>
            </table:table-row>
            <table:table-row>
              <table:table-cell office:value-type="float" office:value="1.01546">
                <text:p/>
              </table:table-cell>
              <table:table-cell office:value-type="float" office:value="1.01546">
                <text:p>1.01546</text:p>
              </table:table-cell>
              <table:table-cell office:value-type="float" office:value="0.535379">
                <text:p>0.535379</text:p>
              </table:table-cell>
              <table:table-cell office:value-type="float" office:value="0.535405">
                <text:p>0.535405</text:p>
              </table:table-cell>
              <table:table-cell office:value-type="float" office:value="0.535379">
                <text:p>0.535379</text:p>
              </table:table-cell>
            </table:table-row>
            <table:table-row>
              <table:table-cell office:value-type="float" office:value="1.03133">
                <text:p/>
              </table:table-cell>
              <table:table-cell office:value-type="float" office:value="1.03133">
                <text:p>1.03133</text:p>
              </table:table-cell>
              <table:table-cell office:value-type="float" office:value="0.529771">
                <text:p>0.529771</text:p>
              </table:table-cell>
              <table:table-cell office:value-type="float" office:value="0.529797">
                <text:p>0.529797</text:p>
              </table:table-cell>
              <table:table-cell office:value-type="float" office:value="0.529771">
                <text:p>0.529771</text:p>
              </table:table-cell>
            </table:table-row>
            <table:table-row>
              <table:table-cell office:value-type="float" office:value="1.0472">
                <text:p/>
              </table:table-cell>
              <table:table-cell office:value-type="float" office:value="1.0472">
                <text:p>1.0472</text:p>
              </table:table-cell>
              <table:table-cell office:value-type="float" office:value="0.523599">
                <text:p>0.523599</text:p>
              </table:table-cell>
              <table:table-cell office:value-type="float" office:value="0.523624">
                <text:p>0.523624</text:p>
              </table:table-cell>
              <table:table-cell office:value-type="float" office:value="0.523599">
                <text:p>0.523599</text:p>
              </table:table-cell>
            </table:table-row>
            <table:table-row>
              <table:table-cell office:value-type="float" office:value="1.06306">
                <text:p/>
              </table:table-cell>
              <table:table-cell office:value-type="float" office:value="1.06306">
                <text:p>1.06306</text:p>
              </table:table-cell>
              <table:table-cell office:value-type="float" office:value="0.516858">
                <text:p>0.516858</text:p>
              </table:table-cell>
              <table:table-cell office:value-type="float" office:value="0.516883">
                <text:p>0.516883</text:p>
              </table:table-cell>
              <table:table-cell office:value-type="float" office:value="0.516858">
                <text:p>0.516858</text:p>
              </table:table-cell>
            </table:table-row>
            <table:table-row>
              <table:table-cell office:value-type="float" office:value="1.07893">
                <text:p/>
              </table:table-cell>
              <table:table-cell office:value-type="float" office:value="1.07893">
                <text:p>1.07893</text:p>
              </table:table-cell>
              <table:table-cell office:value-type="float" office:value="0.509548">
                <text:p>0.509548</text:p>
              </table:table-cell>
              <table:table-cell office:value-type="float" office:value="0.509573">
                <text:p>0.509573</text:p>
              </table:table-cell>
              <table:table-cell office:value-type="float" office:value="0.509548">
                <text:p>0.509548</text:p>
              </table:table-cell>
            </table:table-row>
            <table:table-row>
              <table:table-cell office:value-type="float" office:value="1.0948">
                <text:p/>
              </table:table-cell>
              <table:table-cell office:value-type="float" office:value="1.0948">
                <text:p>1.0948</text:p>
              </table:table-cell>
              <table:table-cell office:value-type="float" office:value="0.501665">
                <text:p>0.501665</text:p>
              </table:table-cell>
              <table:table-cell office:value-type="float" office:value="0.50169">
                <text:p>0.50169</text:p>
              </table:table-cell>
              <table:table-cell office:value-type="float" office:value="0.501665">
                <text:p>0.501665</text:p>
              </table:table-cell>
            </table:table-row>
            <table:table-row>
              <table:table-cell office:value-type="float" office:value="1.11066">
                <text:p/>
              </table:table-cell>
              <table:table-cell office:value-type="float" office:value="1.11066">
                <text:p>1.11066</text:p>
              </table:table-cell>
              <table:table-cell office:value-type="float" office:value="0.493209">
                <text:p>0.493209</text:p>
              </table:table-cell>
              <table:table-cell office:value-type="float" office:value="0.493233">
                <text:p>0.493233</text:p>
              </table:table-cell>
              <table:table-cell office:value-type="float" office:value="0.493209">
                <text:p>0.493209</text:p>
              </table:table-cell>
            </table:table-row>
            <table:table-row>
              <table:table-cell office:value-type="float" office:value="1.12653">
                <text:p/>
              </table:table-cell>
              <table:table-cell office:value-type="float" office:value="1.12653">
                <text:p>1.12653</text:p>
              </table:table-cell>
              <table:table-cell office:value-type="float" office:value="0.484177">
                <text:p>0.484177</text:p>
              </table:table-cell>
              <table:table-cell office:value-type="float" office:value="0.484201">
                <text:p>0.484201</text:p>
              </table:table-cell>
              <table:table-cell office:value-type="float" office:value="0.484177">
                <text:p>0.484177</text:p>
              </table:table-cell>
            </table:table-row>
            <table:table-row>
              <table:table-cell office:value-type="float" office:value="1.1424">
                <text:p/>
              </table:table-cell>
              <table:table-cell office:value-type="float" office:value="1.1424">
                <text:p>1.1424</text:p>
              </table:table-cell>
              <table:table-cell office:value-type="float" office:value="0.474569">
                <text:p>0.474569</text:p>
              </table:table-cell>
              <table:table-cell office:value-type="float" office:value="0.474592">
                <text:p>0.474592</text:p>
              </table:table-cell>
              <table:table-cell office:value-type="float" office:value="0.474569">
                <text:p>0.474569</text:p>
              </table:table-cell>
            </table:table-row>
            <table:table-row>
              <table:table-cell office:value-type="float" office:value="1.15826">
                <text:p/>
              </table:table-cell>
              <table:table-cell office:value-type="float" office:value="1.15826">
                <text:p>1.15826</text:p>
              </table:table-cell>
              <table:table-cell office:value-type="float" office:value="0.464383">
                <text:p>0.464383</text:p>
              </table:table-cell>
              <table:table-cell office:value-type="float" office:value="0.464406">
                <text:p>0.464406</text:p>
              </table:table-cell>
              <table:table-cell office:value-type="float" office:value="0.464383">
                <text:p>0.464383</text:p>
              </table:table-cell>
            </table:table-row>
            <table:table-row>
              <table:table-cell office:value-type="float" office:value="1.17413">
                <text:p/>
              </table:table-cell>
              <table:table-cell office:value-type="float" office:value="1.17413">
                <text:p>1.17413</text:p>
              </table:table-cell>
              <table:table-cell office:value-type="float" office:value="0.45362">
                <text:p>0.45362</text:p>
              </table:table-cell>
              <table:table-cell office:value-type="float" office:value="0.453642">
                <text:p>0.453642</text:p>
              </table:table-cell>
              <table:table-cell office:value-type="float" office:value="0.45362">
                <text:p>0.45362</text:p>
              </table:table-cell>
            </table:table-row>
            <table:table-row>
              <table:table-cell office:value-type="float" office:value="1.19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0.442277">
                <text:p>0.442277</text:p>
              </table:table-cell>
              <table:table-cell office:value-type="float" office:value="0.442299">
                <text:p>0.442299</text:p>
              </table:table-cell>
              <table:table-cell office:value-type="float" office:value="0.442277">
                <text:p>0.442277</text:p>
              </table:table-cell>
            </table:table-row>
            <table:table-row>
              <table:table-cell office:value-type="float" office:value="1.20586">
                <text:p/>
              </table:table-cell>
              <table:table-cell office:value-type="float" office:value="1.20586">
                <text:p>1.20586</text:p>
              </table:table-cell>
              <table:table-cell office:value-type="float" office:value="0.430356">
                <text:p>0.430356</text:p>
              </table:table-cell>
              <table:table-cell office:value-type="float" office:value="0.430377">
                <text:p>0.430377</text:p>
              </table:table-cell>
              <table:table-cell office:value-type="float" office:value="0.430356">
                <text:p>0.430356</text:p>
              </table:table-cell>
            </table:table-row>
            <table:table-row>
              <table:table-cell office:value-type="float" office:value="1.22173">
                <text:p/>
              </table:table-cell>
              <table:table-cell office:value-type="float" office:value="1.22173">
                <text:p>1.22173</text:p>
              </table:table-cell>
              <table:table-cell office:value-type="float" office:value="0.417856">
                <text:p>0.417856</text:p>
              </table:table-cell>
              <table:table-cell office:value-type="float" office:value="0.417877">
                <text:p>0.417877</text:p>
              </table:table-cell>
              <table:table-cell office:value-type="float" office:value="0.417856">
                <text:p>0.417856</text:p>
              </table:table-cell>
            </table:table-row>
            <table:table-row>
              <table:table-cell office:value-type="float" office:value="1.2376">
                <text:p/>
              </table:table-cell>
              <table:table-cell office:value-type="float" office:value="1.2376">
                <text:p>1.2376</text:p>
              </table:table-cell>
              <table:table-cell office:value-type="float" office:value="0.404778">
                <text:p>0.404778</text:p>
              </table:table-cell>
              <table:table-cell office:value-type="float" office:value="0.404798">
                <text:p>0.404798</text:p>
              </table:table-cell>
              <table:table-cell office:value-type="float" office:value="0.404778">
                <text:p>0.404778</text:p>
              </table:table-cell>
            </table:table-row>
            <table:table-row>
              <table:table-cell office:value-type="float" office:value="1.25346">
                <text:p/>
              </table:table-cell>
              <table:table-cell office:value-type="float" office:value="1.25346">
                <text:p>1.25346</text:p>
              </table:table-cell>
              <table:table-cell office:value-type="float" office:value="0.391123">
                <text:p>0.391123</text:p>
              </table:table-cell>
              <table:table-cell office:value-type="float" office:value="0.391141">
                <text:p>0.391141</text:p>
              </table:table-cell>
              <table:table-cell office:value-type="float" office:value="0.391123">
                <text:p>0.391123</text:p>
              </table:table-cell>
            </table:table-row>
            <table:table-row>
              <table:table-cell office:value-type="float" office:value="1.26933">
                <text:p/>
              </table:table-cell>
              <table:table-cell office:value-type="float" office:value="1.26933">
                <text:p>1.26933</text:p>
              </table:table-cell>
              <table:table-cell office:value-type="float" office:value="0.37689">
                <text:p>0.37689</text:p>
              </table:table-cell>
              <table:table-cell office:value-type="float" office:value="0.376908">
                <text:p>0.376908</text:p>
              </table:table-cell>
              <table:table-cell office:value-type="float" office:value="0.37689">
                <text:p>0.37689</text:p>
              </table:table-cell>
            </table:table-row>
            <table:table-row>
              <table:table-cell office:value-type="float" office:value="1.2852">
                <text:p/>
              </table:table-cell>
              <table:table-cell office:value-type="float" office:value="1.2852">
                <text:p>1.2852</text:p>
              </table:table-cell>
              <table:table-cell office:value-type="float" office:value="0.362082">
                <text:p>0.362082</text:p>
              </table:table-cell>
              <table:table-cell office:value-type="float" office:value="0.362099">
                <text:p>0.362099</text:p>
              </table:table-cell>
              <table:table-cell office:value-type="float" office:value="0.362082">
                <text:p>0.362082</text:p>
              </table:table-cell>
            </table:table-row>
            <table:table-row>
              <table:table-cell office:value-type="float" office:value="1.30106">
                <text:p/>
              </table:table-cell>
              <table:table-cell office:value-type="float" office:value="1.30106">
                <text:p>1.30106</text:p>
              </table:table-cell>
              <table:table-cell office:value-type="float" office:value="0.346699">
                <text:p>0.346699</text:p>
              </table:table-cell>
              <table:table-cell office:value-type="float" office:value="0.346716">
                <text:p>0.346716</text:p>
              </table:table-cell>
              <table:table-cell office:value-type="float" office:value="0.346699">
                <text:p>0.346699</text:p>
              </table:table-cell>
            </table:table-row>
            <table:table-row>
              <table:table-cell office:value-type="float" office:value="1.31693">
                <text:p/>
              </table:table-cell>
              <table:table-cell office:value-type="float" office:value="1.31693">
                <text:p>1.31693</text:p>
              </table:table-cell>
              <table:table-cell office:value-type="float" office:value="0.330744">
                <text:p>0.330744</text:p>
              </table:table-cell>
              <table:table-cell office:value-type="float" office:value="0.33076">
                <text:p>0.33076</text:p>
              </table:table-cell>
              <table:table-cell office:value-type="float" office:value="0.330744">
                <text:p>0.330744</text:p>
              </table:table-cell>
            </table:table-row>
            <table:table-row>
              <table:table-cell office:value-type="float" office:value="1.3328">
                <text:p/>
              </table:table-cell>
              <table:table-cell office:value-type="float" office:value="1.3328">
                <text:p>1.3328</text:p>
              </table:table-cell>
              <table:table-cell office:value-type="float" office:value="0.314219">
                <text:p>0.314219</text:p>
              </table:table-cell>
              <table:table-cell office:value-type="float" office:value="0.314234">
                <text:p>0.314234</text:p>
              </table:table-cell>
              <table:table-cell office:value-type="float" office:value="0.314219">
                <text:p>0.314219</text:p>
              </table:table-cell>
            </table:table-row>
            <table:table-row>
              <table:table-cell office:value-type="float" office:value="1.34866">
                <text:p/>
              </table:table-cell>
              <table:table-cell office:value-type="float" office:value="1.34866">
                <text:p>1.34866</text:p>
              </table:table-cell>
              <table:table-cell office:value-type="float" office:value="0.297125">
                <text:p>0.297125</text:p>
              </table:table-cell>
              <table:table-cell office:value-type="float" office:value="0.297139">
                <text:p>0.297139</text:p>
              </table:table-cell>
              <table:table-cell office:value-type="float" office:value="0.297125">
                <text:p>0.297125</text:p>
              </table:table-cell>
            </table:table-row>
            <table:table-row>
              <table:table-cell office:value-type="float" office:value="1.36453">
                <text:p/>
              </table:table-cell>
              <table:table-cell office:value-type="float" office:value="1.36453">
                <text:p>1.36453</text:p>
              </table:table-cell>
              <table:table-cell office:value-type="float" office:value="0.279465">
                <text:p>0.279465</text:p>
              </table:table-cell>
              <table:table-cell office:value-type="float" office:value="0.279478">
                <text:p>0.279478</text:p>
              </table:table-cell>
              <table:table-cell office:value-type="float" office:value="0.279465">
                <text:p>0.279465</text:p>
              </table:table-cell>
            </table:table-row>
            <table:table-row>
              <table:table-cell office:value-type="float" office:value="1.3804">
                <text:p/>
              </table:table-cell>
              <table:table-cell office:value-type="float" office:value="1.3804">
                <text:p>1.3804</text:p>
              </table:table-cell>
              <table:table-cell office:value-type="float" office:value="0.261242">
                <text:p>0.261242</text:p>
              </table:table-cell>
              <table:table-cell office:value-type="float" office:value="0.261254">
                <text:p>0.261254</text:p>
              </table:table-cell>
              <table:table-cell office:value-type="float" office:value="0.261242">
                <text:p>0.261242</text:p>
              </table:table-cell>
            </table:table-row>
            <table:table-row>
              <table:table-cell office:value-type="float" office:value="1.39626">
                <text:p/>
              </table:table-cell>
              <table:table-cell office:value-type="float" office:value="1.39626">
                <text:p>1.39626</text:p>
              </table:table-cell>
              <table:table-cell office:value-type="float" office:value="0.242459">
                <text:p>0.242459</text:p>
              </table:table-cell>
              <table:table-cell office:value-type="float" office:value="0.24247">
                <text:p>0.24247</text:p>
              </table:table-cell>
              <table:table-cell office:value-type="float" office:value="0.242459">
                <text:p>0.242459</text:p>
              </table:table-cell>
            </table:table-row>
            <table:table-row>
              <table:table-cell office:value-type="float" office:value="1.41213">
                <text:p/>
              </table:table-cell>
              <table:table-cell office:value-type="float" office:value="1.41213">
                <text:p>1.41213</text:p>
              </table:table-cell>
              <table:table-cell office:value-type="float" office:value="0.223119">
                <text:p>0.223119</text:p>
              </table:table-cell>
              <table:table-cell office:value-type="float" office:value="0.223129">
                <text:p>0.223129</text:p>
              </table:table-cell>
              <table:table-cell office:value-type="float" office:value="0.223119">
                <text:p>0.223119</text:p>
              </table:table-cell>
            </table:table-row>
            <table:table-row>
              <table:table-cell office:value-type="float" office:value="1.428">
                <text:p/>
              </table:table-cell>
              <table:table-cell office:value-type="float" office:value="1.428">
                <text:p>1.428</text:p>
              </table:table-cell>
              <table:table-cell office:value-type="float" office:value="0.203225">
                <text:p>0.203225</text:p>
              </table:table-cell>
              <table:table-cell office:value-type="float" office:value="0.203235">
                <text:p>0.203235</text:p>
              </table:table-cell>
              <table:table-cell office:value-type="float" office:value="0.203225">
                <text:p>0.203225</text:p>
              </table:table-cell>
            </table:table-row>
            <table:table-row>
              <table:table-cell office:value-type="float" office:value="1.44386">
                <text:p/>
              </table:table-cell>
              <table:table-cell office:value-type="float" office:value="1.44386">
                <text:p>1.44386</text:p>
              </table:table-cell>
              <table:table-cell office:value-type="float" office:value="0.182782">
                <text:p>0.182782</text:p>
              </table:table-cell>
              <table:table-cell office:value-type="float" office:value="0.182791">
                <text:p>0.182791</text:p>
              </table:table-cell>
              <table:table-cell office:value-type="float" office:value="0.182782">
                <text:p>0.182782</text:p>
              </table:table-cell>
            </table:table-row>
            <table:table-row>
              <table:table-cell office:value-type="float" office:value="1.45973">
                <text:p/>
              </table:table-cell>
              <table:table-cell office:value-type="float" office:value="1.45973">
                <text:p>1.45973</text:p>
              </table:table-cell>
              <table:table-cell office:value-type="float" office:value="0.161794">
                <text:p>0.161794</text:p>
              </table:table-cell>
              <table:table-cell office:value-type="float" office:value="0.161802">
                <text:p>0.161802</text:p>
              </table:table-cell>
              <table:table-cell office:value-type="float" office:value="0.161794">
                <text:p>0.161794</text:p>
              </table:table-cell>
            </table:table-row>
            <table:table-row>
              <table:table-cell office:value-type="float" office:value="1.4756">
                <text:p/>
              </table:table-cell>
              <table:table-cell office:value-type="float" office:value="1.4756">
                <text:p>1.4756</text:p>
              </table:table-cell>
              <table:table-cell office:value-type="float" office:value="0.140264">
                <text:p>0.140264</text:p>
              </table:table-cell>
              <table:table-cell office:value-type="float" office:value="0.140271">
                <text:p>0.140271</text:p>
              </table:table-cell>
              <table:table-cell office:value-type="float" office:value="0.140264">
                <text:p>0.140264</text:p>
              </table:table-cell>
            </table:table-row>
            <table:table-row>
              <table:table-cell office:value-type="float" office:value="1.49146">
                <text:p/>
              </table:table-cell>
              <table:table-cell office:value-type="float" office:value="1.49146">
                <text:p>1.49146</text:p>
              </table:table-cell>
              <table:table-cell office:value-type="float" office:value="0.118198">
                <text:p>0.118198</text:p>
              </table:table-cell>
              <table:table-cell office:value-type="float" office:value="0.118204">
                <text:p>0.118204</text:p>
              </table:table-cell>
              <table:table-cell office:value-type="float" office:value="0.118198">
                <text:p>0.118198</text:p>
              </table:table-cell>
            </table:table-row>
            <table:table-row>
              <table:table-cell office:value-type="float" office:value="1.50733">
                <text:p/>
              </table:table-cell>
              <table:table-cell office:value-type="float" office:value="1.50733">
                <text:p>1.50733</text:p>
              </table:table-cell>
              <table:table-cell office:value-type="float" office:value="0.0956008">
                <text:p>0.0956008</text:p>
              </table:table-cell>
              <table:table-cell office:value-type="float" office:value="0.0956053">
                <text:p>0.0956053</text:p>
              </table:table-cell>
              <table:table-cell office:value-type="float" office:value="0.0956008">
                <text:p>0.0956008</text:p>
              </table:table-cell>
            </table:table-row>
            <table:table-row>
              <table:table-cell office:value-type="float" office:value="1.5232">
                <text:p/>
              </table:table-cell>
              <table:table-cell office:value-type="float" office:value="1.5232">
                <text:p>1.5232</text:p>
              </table:table-cell>
              <table:table-cell office:value-type="float" office:value="0.0724766">
                <text:p>0.0724766</text:p>
              </table:table-cell>
              <table:table-cell office:value-type="float" office:value="0.07248">
                <text:p>0.07248</text:p>
              </table:table-cell>
              <table:table-cell office:value-type="float" office:value="0.0724766">
                <text:p>0.0724766</text:p>
              </table:table-cell>
            </table:table-row>
            <table:table-row>
              <table:table-cell office:value-type="float" office:value="1.53906">
                <text:p/>
              </table:table-cell>
              <table:table-cell office:value-type="float" office:value="1.53906">
                <text:p>1.53906</text:p>
              </table:table-cell>
              <table:table-cell office:value-type="float" office:value="0.0488313">
                <text:p>0.0488313</text:p>
              </table:table-cell>
              <table:table-cell office:value-type="float" office:value="0.0488336">
                <text:p>0.0488336</text:p>
              </table:table-cell>
              <table:table-cell office:value-type="float" office:value="0.0488313">
                <text:p>0.0488313</text:p>
              </table:table-cell>
            </table:table-row>
            <table:table-row>
              <table:table-cell office:value-type="float" office:value="1.55493">
                <text:p/>
              </table:table-cell>
              <table:table-cell office:value-type="float" office:value="1.55493">
                <text:p>1.55493</text:p>
              </table:table-cell>
              <table:table-cell office:value-type="float" office:value="0.0246705">
                <text:p>0.0246705</text:p>
              </table:table-cell>
              <table:table-cell office:value-type="float" office:value="0.0246716">
                <text:p>0.0246716</text:p>
              </table:table-cell>
              <table:table-cell office:value-type="float" office:value="0.0246705">
                <text:p>0.0246705</text:p>
              </table:table-cell>
            </table:table-row>
            <table:table-row>
              <table:table-cell office:value-type="float" office:value="1.5708">
                <text:p/>
              </table:table-cell>
              <table:table-cell office:value-type="float" office:value="1.5708">
                <text:p>1.5708</text:p>
              </table:table-cell>
              <table:table-cell office:value-type="float" office:value="9.61835E-017">
                <text:p>9.61835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